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84pt"/>
    </style:style>
    <style:style style:name="co2" style:family="table-column">
      <style:table-column-properties fo:break-before="auto" style:column-width="281.51pt"/>
    </style:style>
    <style:style style:name="co3" style:family="table-column">
      <style:table-column-properties fo:break-before="auto" style:column-width="73.36pt"/>
    </style:style>
    <style:style style:name="co4" style:family="table-column">
      <style:table-column-properties fo:break-before="auto" style:column-width="63.55pt"/>
    </style:style>
    <style:style style:name="co5" style:family="table-column">
      <style:table-column-properties fo:break-before="auto" style:column-width="79.0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015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010010001 1020431029</text:p>
          </table:table-cell>
          <table:table-cell office:value-type="string" calcext:value-type="string">
            <text:p><text:s text:c="3"/>Fabrica La Estrella S.R.L.</text:p>
          </table:table-cell>
          <table:table-cell office:value-type="float" office:value="1020431029" calcext:value-type="float">
            <text:p>1020431029</text:p>
          </table:table-cell>
          <table:table-cell office:value-type="string" calcext:value-type="string">
            <text:p><text:s/>DSALAZAR</text:p>
          </table:table-cell>
          <table:table-cell office:value-type="float" office:value="2459966" calcext:value-type="float">
            <text:p>2459966</text:p>
          </table:table-cell>
          <table:table-cell office:value-type="float" office:value="2850851" calcext:value-type="float">
            <text:p>2850851</text:p>
          </table:table-cell>
          <table:table-cell office:value-type="float" office:value="2460591" calcext:value-type="float">
            <text:p>2460591</text:p>
          </table:table-cell>
          <table:table-cell office:value-type="string" calcext:value-type="string">
            <text:p><text:s/>El Alto - La PazPercy Toledo cel 69720151 facturar clis�s separados <text:s text:c="29"/>ptoledo@laestrella.cc <text:s/>mbalboa@laestrella.cc La Paz</text:p>
          </table:table-cell>
        </table:table-row>
        <table:table-row table:style-name="ro1">
          <table:table-cell office:value-type="string" calcext:value-type="string">
            <text:p>010010002 2270781</text:p>
          </table:table-cell>
          <table:table-cell office:value-type="string" calcext:value-type="string">
            <text:p><text:s text:c="3"/>Incadex S.R.L.</text:p>
          </table:table-cell>
          <table:table-cell office:value-type="float" office:value="128153028" calcext:value-type="float">
            <text:p>128153028</text:p>
          </table:table-cell>
          <table:table-cell office:value-type="string" calcext:value-type="string">
            <text:p><text:s/>PAMELA</text:p>
          </table:table-cell>
          <table:table-cell office:value-type="float" office:value="2212117" calcext:value-type="float">
            <text:p>2212117</text:p>
          </table:table-cell>
          <table:table-cell office:value-type="float" office:value="2210594" calcext:value-type="float">
            <text:p>2210594</text:p>
          </table:table-cell>
          <table:table-cell office:value-type="float" office:value="2119070" calcext:value-type="float">
            <text:p>2119070</text:p>
          </table:table-cell>
          <table:table-cell office:value-type="string" calcext:value-type="string">
            <text:p><text:s/>La Paz <text:s text:c="9"/>David Perez <text:s/>71528694 Jaqueline Vaca 78982074 <text:s text:c="35"/>dperez@breick.com.bo - jvacal@breick.com.bo <text:s/>La Paz</text:p>
          </table:table-cell>
        </table:table-row>
        <table:table-row table:style-name="ro1">
          <table:table-cell office:value-type="string" calcext:value-type="string">
            <text:p>010010003 8410836</text:p>
          </table:table-cell>
          <table:table-cell office:value-type="string" calcext:value-type="string">
            <text:p><text:s text:c="3"/>Alexander Coffee Shop S.R.L.</text:p>
          </table:table-cell>
          <table:table-cell office:value-type="float" office:value="1006867025" calcext:value-type="float">
            <text:p>1006867025</text:p>
          </table:table-cell>
          <table:table-cell/>
          <table:table-cell office:value-type="float" office:value="2221259" calcext:value-type="float">
            <text:p>2221259</text:p>
          </table:table-cell>
          <table:table-cell table:number-columns-repeated="2" office:value-type="float" office:value="2115872" calcext:value-type="float">
            <text:p>2115872</text:p>
          </table:table-cell>
          <table:table-cell office:value-type="string" calcext:value-type="string">
            <text:p><text:s/>Calle Juan de Vargas 2370 Edwin Prado <text:s text:c="5"/>70122291 <text:s text:c="100"/>La Paz</text:p>
          </table:table-cell>
        </table:table-row>
        <table:table-row table:style-name="ro1">
          <table:table-cell office:value-type="string" calcext:value-type="string">
            <text:p>010010004 2818094</text:p>
          </table:table-cell>
          <table:table-cell office:value-type="string" calcext:value-type="string">
            <text:p><text:s text:c="3"/>Laboratorios Farmaceuticos Lafar S.A.</text:p>
          </table:table-cell>
          <table:table-cell office:value-type="float" office:value="1006889026" calcext:value-type="float">
            <text:p>1006889026</text:p>
          </table:table-cell>
          <table:table-cell office:value-type="string" calcext:value-type="string">
            <text:p><text:s/>DSALAZAR</text:p>
          </table:table-cell>
          <table:table-cell office:value-type="float" office:value="2833727" calcext:value-type="float">
            <text:p>2833727</text:p>
          </table:table-cell>
          <table:table-cell office:value-type="float" office:value="2835078" calcext:value-type="float">
            <text:p>2835078</text:p>
          </table:table-cell>
          <table:table-cell office:value-type="string" calcext:value-type="string">
            <text:p><text:s text:c="5"/>int 213</text:p>
          </table:table-cell>
          <table:table-cell office:value-type="string" calcext:value-type="string">
            <text:p><text:s/>El Alto - La PazJudith Fernandez Int 213 <text:s text:c="56"/>jfernandez@lafar.net <text:s text:c="24"/>Oficinas Calle Crespo (Sopocachi)</text:p>
          </table:table-cell>
        </table:table-row>
        <table:table-row table:style-name="ro1">
          <table:table-cell office:value-type="string" calcext:value-type="string">
            <text:p>010010005 3035883</text:p>
          </table:table-cell>
          <table:table-cell office:value-type="string" calcext:value-type="string">
            <text:p><text:s text:c="3"/>Industrias Venado S.A.</text:p>
          </table:table-cell>
          <table:table-cell office:value-type="float" office:value="1020539025" calcext:value-type="float">
            <text:p>1020539025</text:p>
          </table:table-cell>
          <table:table-cell/>
          <table:table-cell office:value-type="string" calcext:value-type="string">
            <text:p>228-0102</text:p>
          </table:table-cell>
          <table:table-cell/>
          <table:table-cell office:value-type="string" calcext:value-type="string">
            <text:p><text:s text:c="5"/>228-1485</text:p>
          </table:table-cell>
          <table:table-cell office:value-type="string" calcext:value-type="string">
            <text:p><text:s/>C. Teniente Oquendo 103 /Esq. Final calle Cobija <text:s text:c="28"/>Ing. Eduardo Rocha <text:s/>(Gerente Producci�n) <text:s text:c="40"/>venado@ceibo.entelnet.bo <text:s text:c="20"/>La Paz</text:p>
          </table:table-cell>
        </table:table-row>
        <table:table-row table:style-name="ro1">
          <table:table-cell office:value-type="string" calcext:value-type="string">
            <text:p>010010006 4961080</text:p>
          </table:table-cell>
          <table:table-cell office:value-type="string" calcext:value-type="string">
            <text:p><text:s text:c="3"/>Pexbol</text:p>
          </table:table-cell>
          <table:table-cell office:value-type="float" office:value="4961080" calcext:value-type="float">
            <text:p>4961080</text:p>
          </table:table-cell>
          <table:table-cell/>
          <table:table-cell office:value-type="string" calcext:value-type="string">
            <text:p>228-1178</text:p>
          </table:table-cell>
          <table:table-cell office:value-type="float" office:value="71521045" calcext:value-type="float">
            <text:p>71521045</text:p>
          </table:table-cell>
          <table:table-cell office:value-type="string" calcext:value-type="string">
            <text:p><text:s text:c="5"/>228-1179</text:p>
          </table:table-cell>
          <table:table-cell office:value-type="string" calcext:value-type="string">
            <text:p><text:s/>C. Yanacocha 1042 <text:s text:c="89"/>hmobcla@yahoo.com <text:s text:c="27"/>LA PAZ</text:p>
          </table:table-cell>
        </table:table-row>
        <table:table-row table:style-name="ro1">
          <table:table-cell office:value-type="string" calcext:value-type="string">
            <text:p>010010008 3241041</text:p>
          </table:table-cell>
          <table:table-cell office:value-type="string" calcext:value-type="string">
            <text:p><text:s text:c="3"/>Drogueria Inti S.A.</text:p>
          </table:table-cell>
          <table:table-cell office:value-type="float" office:value="1020521023" calcext:value-type="float">
            <text:p>1020521023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2176601 EA</text:p>
          </table:table-cell>
          <table:table-cell office:value-type="string" calcext:value-type="string">
            <text:p>2176600 LP</text:p>
          </table:table-cell>
          <table:table-cell office:value-type="float" office:value="2221981" calcext:value-type="float">
            <text:p>2221981</text:p>
          </table:table-cell>
          <table:table-cell office:value-type="string" calcext:value-type="string">
            <text:p><text:s/>El Alto - La Paz72041022 (OC) <text:s/>70637920 (LA) <text:s/>72580087 (AR) gilka Cortez <text:s text:c="24"/>orlando.cespedes@inti.com.bo <text:s text:c="16"/>Planta: Km 5 Carretera a Viacha - Zona Villaz�n</text:p>
          </table:table-cell>
        </table:table-row>
        <table:table-row table:style-name="ro1">
          <table:table-cell office:value-type="string" calcext:value-type="string">
            <text:p>010010009 3776310</text:p>
          </table:table-cell>
          <table:table-cell office:value-type="string" calcext:value-type="string">
            <text:p><text:s text:c="3"/>IADA S.R.L. - Jorge Andulce</text:p>
          </table:table-cell>
          <table:table-cell office:value-type="float" office:value="161924022" calcext:value-type="float">
            <text:p>161924022</text:p>
          </table:table-cell>
          <table:table-cell office:value-type="string" calcext:value-type="string">
            <text:p><text:s/>HVALDIVI</text:p>
          </table:table-cell>
          <table:table-cell office:value-type="float" office:value="2424051" calcext:value-type="float">
            <text:p>2424051</text:p>
          </table:table-cell>
          <table:table-cell office:value-type="float" office:value="69852019" calcext:value-type="float">
            <text:p>69852019</text:p>
          </table:table-cell>
          <table:table-cell office:value-type="float" office:value="2424051" calcext:value-type="float">
            <text:p>2424051</text:p>
          </table:table-cell>
          <table:table-cell office:value-type="string" calcext:value-type="string">
            <text:p><text:s/>La Paz <text:s text:c="9"/>Jorge Andulce Cel. 77277798 <text:s text:c="53"/>iadabolivia@yahoo.es <text:s text:c="24"/>frente colegio Bolivar</text:p>
          </table:table-cell>
        </table:table-row>
        <table:table-row table:style-name="ro1">
          <table:table-cell office:value-type="string" calcext:value-type="string">
            <text:p>010010010 79774</text:p>
          </table:table-cell>
          <table:table-cell office:value-type="string" calcext:value-type="string">
            <text:p><text:s text:c="3"/>Laboratorios Vita S.A.</text:p>
          </table:table-cell>
          <table:table-cell office:value-type="float" office:value="1020711029" calcext:value-type="float">
            <text:p>1020711029</text:p>
          </table:table-cell>
          <table:table-cell office:value-type="string" calcext:value-type="string">
            <text:p><text:s/>HVALDIVI</text:p>
          </table:table-cell>
          <table:table-cell office:value-type="float" office:value="2455770" calcext:value-type="float">
            <text:p>2455770</text:p>
          </table:table-cell>
          <table:table-cell/>
          <table:table-cell office:value-type="float" office:value="2455973" calcext:value-type="float">
            <text:p>2455973</text:p>
          </table:table-cell>
          <table:table-cell office:value-type="string" calcext:value-type="string">
            <text:p><text:s/>Av. Manco Kapac 494 <text:s text:c="6"/>Sergio Taboada Cel.72545450 <text:s text:c="53"/>sergio.taboada@vita.com.bo <text:s text:c="18"/>LA PAZ</text:p>
          </table:table-cell>
        </table:table-row>
        <table:table-row table:style-name="ro1">
          <table:table-cell office:value-type="string" calcext:value-type="string">
            <text:p>010010011 8979324</text:p>
          </table:table-cell>
          <table:table-cell office:value-type="string" calcext:value-type="string">
            <text:p><text:s text:c="3"/>Alimentos Energeticos Anil - Magal</text:p>
          </table:table-cell>
          <table:table-cell office:value-type="float" office:value="2538896017" calcext:value-type="float">
            <text:p>2538896017</text:p>
          </table:table-cell>
          <table:table-cell office:value-type="string" calcext:value-type="string">
            <text:p><text:s/>VJAHUIRA</text:p>
          </table:table-cell>
          <table:table-cell office:value-type="float" office:value="2783314" calcext:value-type="float">
            <text:p>2783314</text:p>
          </table:table-cell>
          <table:table-cell/>
          <table:table-cell office:value-type="float" office:value="2783314" calcext:value-type="float">
            <text:p>2783314</text:p>
          </table:table-cell>
          <table:table-cell office:value-type="string" calcext:value-type="string">
            <text:p><text:s/>Calle 10 - Obrajes <text:s text:c="7"/>Lina Ascarrunz 70617084 <text:s text:c="57"/>linaas69@hotmail.com <text:s text:c="24"/>LA PAZ</text:p>
          </table:table-cell>
        </table:table-row>
        <table:table-row table:style-name="ro1">
          <table:table-cell office:value-type="string" calcext:value-type="string">
            <text:p>010010012 9447300</text:p>
          </table:table-cell>
          <table:table-cell office:value-type="string" calcext:value-type="string">
            <text:p><text:s text:c="3"/>Casa Grande Apart Hotel S.R.L.</text:p>
          </table:table-cell>
          <table:table-cell office:value-type="float" office:value="1003219023" calcext:value-type="float">
            <text:p>1003219023</text:p>
          </table:table-cell>
          <table:table-cell/>
          <table:table-cell office:value-type="float" office:value="2795511" calcext:value-type="float">
            <text:p>2795511</text:p>
          </table:table-cell>
          <table:table-cell/>
          <table:table-cell office:value-type="float" office:value="2771044" calcext:value-type="float">
            <text:p>2771044</text:p>
          </table:table-cell>
          <table:table-cell office:value-type="string" calcext:value-type="string">
            <text:p><text:s/>Av. Ballivian esq. Calle 17 Nro. 1000 <text:s text:c="39"/>Anabela Campos almacen@casa-grande.com.bo <text:s text:c="39"/>info@casa-grande.com.bo <text:s text:c="21"/>La Paz</text:p>
          </table:table-cell>
        </table:table-row>
        <table:table-row table:style-name="ro1">
          <table:table-cell office:value-type="string" calcext:value-type="string">
            <text:p>010010013 2483661</text:p>
          </table:table-cell>
          <table:table-cell office:value-type="string" calcext:value-type="string">
            <text:p><text:s text:c="3"/>Manufacturas e imprenta Weinberg S.R.L.</text:p>
          </table:table-cell>
          <table:table-cell office:value-type="float" office:value="141747024" calcext:value-type="float">
            <text:p>141747024</text:p>
          </table:table-cell>
          <table:table-cell table:number-columns-repeated="4"/>
          <table:table-cell office:value-type="string" calcext:value-type="string">
            <text:p><text:s/>Calle Conchitas N� 550 <text:s text:c="3"/>Felix Vasquez <text:s text:c="67"/>weinberg@unete.com <text:s text:c="26"/>La Paz</text:p>
          </table:table-cell>
        </table:table-row>
        <table:table-row table:style-name="ro1">
          <table:table-cell office:value-type="string" calcext:value-type="string">
            <text:p>010010014 1489933</text:p>
          </table:table-cell>
          <table:table-cell office:value-type="string" calcext:value-type="string">
            <text:p><text:s text:c="3"/>Grupo Alcos S.A.</text:p>
          </table:table-cell>
          <table:table-cell office:value-type="float" office:value="1007045023" calcext:value-type="float">
            <text:p>1007045023</text:p>
          </table:table-cell>
          <table:table-cell office:value-type="string" calcext:value-type="string">
            <text:p><text:s/>HVALDIVI</text:p>
          </table:table-cell>
          <table:table-cell office:value-type="string" calcext:value-type="string">
            <text:p>2750075 int108</text:p>
          </table:table-cell>
          <table:table-cell office:value-type="float" office:value="72090189" calcext:value-type="float">
            <text:p>72090189</text:p>
          </table:table-cell>
          <table:table-cell/>
          <table:table-cell office:value-type="string" calcext:value-type="string">
            <text:p><text:s/>El Alto - La PazAdolfo Poma-William Alave 71568943 <text:s text:c="46"/>apoma@grupoalcos.com walave@grupoalcos.com <text:s text:c="2"/>La Paz</text:p>
          </table:table-cell>
        </table:table-row>
        <table:table-row table:style-name="ro1">
          <table:table-cell office:value-type="string" calcext:value-type="string">
            <text:p>010010015 9427112</text:p>
          </table:table-cell>
          <table:table-cell office:value-type="string" calcext:value-type="string">
            <text:p><text:s text:c="3"/>Irupana Andean Organic Food S.A.</text:p>
          </table:table-cell>
          <table:table-cell office:value-type="float" office:value="1020225029" calcext:value-type="float">
            <text:p>1020225029</text:p>
          </table:table-cell>
          <table:table-cell office:value-type="string" calcext:value-type="string">
            <text:p><text:s/>VJAHUIRA</text:p>
          </table:table-cell>
          <table:table-cell office:value-type="float" office:value="2815885" calcext:value-type="float">
            <text:p>2815885</text:p>
          </table:table-cell>
          <table:table-cell/>
          <table:table-cell office:value-type="float" office:value="2815884" calcext:value-type="float">
            <text:p>2815884</text:p>
          </table:table-cell>
          <table:table-cell office:value-type="string" calcext:value-type="string">
            <text:p><text:s/>El Alto <text:s text:c="8"/>Angela Rios 69806932 / Alvaro Aguilar <text:s text:c="43"/>arios@irupanabio.com <text:s text:c="24"/>El Alto</text:p>
          </table:table-cell>
        </table:table-row>
        <table:table-row table:style-name="ro1">
          <table:table-cell office:value-type="string" calcext:value-type="string">
            <text:p>010010017 230579010</text:p>
          </table:table-cell>
          <table:table-cell office:value-type="string" calcext:value-type="string">
            <text:p><text:s text:c="3"/>IPCA S.R.L. - Panaderia Leo Nothmann</text:p>
          </table:table-cell>
          <table:table-cell office:value-type="float" office:value="282896024" calcext:value-type="float">
            <text:p>282896024</text:p>
          </table:table-cell>
          <table:table-cell office:value-type="string" calcext:value-type="string">
            <text:p><text:s/>VJAHUIRA</text:p>
          </table:table-cell>
          <table:table-cell office:value-type="float" office:value="2481869" calcext:value-type="float">
            <text:p>2481869</text:p>
          </table:table-cell>
          <table:table-cell office:value-type="float" office:value="2495288" calcext:value-type="float">
            <text:p>2495288</text:p>
          </table:table-cell>
          <table:table-cell/>
          <table:table-cell office:value-type="string" calcext:value-type="string">
            <text:p><text:s/>La Paz <text:s text:c="9"/>p/entrega Erika Hernani Torrico Cel- 78870553 <text:s text:c="35"/>jhonny.weinberg@gmail.com/gerencia@panaderialLa Paz</text:p>
          </table:table-cell>
        </table:table-row>
        <table:table-row table:style-name="ro1">
          <table:table-cell office:value-type="string" calcext:value-type="string">
            <text:p>010010018 1485814</text:p>
          </table:table-cell>
          <table:table-cell office:value-type="string" calcext:value-type="string">
            <text:p><text:s text:c="3"/>Laboratorios Bago de Bolivia S.A.</text:p>
          </table:table-cell>
          <table:table-cell office:value-type="float" office:value="1485814" calcext:value-type="float">
            <text:p>1485814</text:p>
          </table:table-cell>
          <table:table-cell/>
          <table:table-cell office:value-type="float" office:value="2415118" calcext:value-type="float">
            <text:p>2415118</text:p>
          </table:table-cell>
          <table:table-cell table:number-columns-repeated="2"/>
          <table:table-cell office:value-type="string" calcext:value-type="string">
            <text:p><text:s/>Calle Bernabe Ledezma # 787 <text:s text:c="49"/>Soledad Jerez <text:s text:c="112"/>LA PAZ</text:p>
          </table:table-cell>
        </table:table-row>
        <table:table-row table:style-name="ro1">
          <table:table-cell office:value-type="string" calcext:value-type="string">
            <text:p>010010020 692786</text:p>
          </table:table-cell>
          <table:table-cell office:value-type="string" calcext:value-type="string">
            <text:p><text:s text:c="3"/>Industrias Alimenticias Fagal S.R.L.</text:p>
          </table:table-cell>
          <table:table-cell office:value-type="float" office:value="692786" calcext:value-type="float">
            <text:p>692786</text:p>
          </table:table-cell>
          <table:table-cell/>
          <table:table-cell office:value-type="string" calcext:value-type="string">
            <text:p>3-346-3237</text:p>
          </table:table-cell>
          <table:table-cell/>
          <table:table-cell office:value-type="string" calcext:value-type="string">
            <text:p><text:s text:c="5"/>3-346-1805</text:p>
          </table:table-cell>
          <table:table-cell office:value-type="string" calcext:value-type="string">
            <text:p><text:s/>PArque Industrial Mzna. 21-B <text:s text:c="11"/>fagal@cotas.com.bo <text:s text:c="26"/>Santa Cruz</text:p>
          </table:table-cell>
        </table:table-row>
        <table:table-row table:style-name="ro1">
          <table:table-cell office:value-type="string" calcext:value-type="string">
            <text:p>010010021 1020703023</text:p>
          </table:table-cell>
          <table:table-cell office:value-type="string" calcext:value-type="string">
            <text:p><text:s text:c="3"/>Empresa Nacional de Telecomunicaciones S.A. - Entel S.A.</text:p>
          </table:table-cell>
          <table:table-cell office:value-type="float" office:value="1020703023" calcext:value-type="float">
            <text:p>1020703023</text:p>
          </table:table-cell>
          <table:table-cell office:value-type="string" calcext:value-type="string">
            <text:p><text:s/>VJAHUIRA</text:p>
          </table:table-cell>
          <table:table-cell office:value-type="float" office:value="2122502" calcext:value-type="float">
            <text:p>2122502</text:p>
          </table:table-cell>
          <table:table-cell office:value-type="string" calcext:value-type="string">
            <text:p>2123678 in</text:p>
          </table:table-cell>
          <table:table-cell office:value-type="string" calcext:value-type="string">
            <text:p>t212</text:p>
          </table:table-cell>
          <table:table-cell office:value-type="string" calcext:value-type="string">
            <text:p><text:s/>C.Federico Suazo No. 1771 - Av.Panor�mica N�22 <text:s text:c="30"/>Gustavo Ferrufino (entrega material) Cel. 72550602 <text:s text:c="30"/>qbferrufino@entel.bo <text:s text:c="24"/>La Paz-El Alto</text:p>
          </table:table-cell>
        </table:table-row>
        <table:table-row table:style-name="ro1">
          <table:table-cell office:value-type="string" calcext:value-type="string">
            <text:p>010010022 392766</text:p>
          </table:table-cell>
          <table:table-cell office:value-type="string" calcext:value-type="string">
            <text:p><text:s text:c="3"/>Laboratorios Ifarbo Ltda.</text:p>
          </table:table-cell>
          <table:table-cell office:value-type="float" office:value="1020775026" calcext:value-type="float">
            <text:p>1020775026</text:p>
          </table:table-cell>
          <table:table-cell office:value-type="string" calcext:value-type="string">
            <text:p><text:s/>HVALDIVI</text:p>
          </table:table-cell>
          <table:table-cell office:value-type="float" office:value="4226001" calcext:value-type="float">
            <text:p>4226001</text:p>
          </table:table-cell>
          <table:table-cell table:number-columns-repeated="2" office:value-type="float" office:value="4255407" calcext:value-type="float">
            <text:p>4255407</text:p>
          </table:table-cell>
          <table:table-cell office:value-type="string" calcext:value-type="string">
            <text:p><text:s/>Cochabamba/La Paz <text:s text:c="8"/>Maria del Carmen Alvarez Cel.77971743 <text:s text:c="43"/>mcalvarez@ifarbo.com <text:s text:c="24"/>Planta Cbba: Km 6 Av. Blanco Galindo (hor.oficina)</text:p>
          </table:table-cell>
        </table:table-row>
        <table:table-row table:style-name="ro1">
          <table:table-cell office:value-type="string" calcext:value-type="string">
            <text:p>010010023 1843818</text:p>
          </table:table-cell>
          <table:table-cell office:value-type="string" calcext:value-type="string">
            <text:p><text:s text:c="3"/>Hermenca</text:p>
          </table:table-cell>
          <table:table-cell office:value-type="float" office:value="1843818" calcext:value-type="float">
            <text:p>1843818</text:p>
          </table:table-cell>
          <table:table-cell table:number-columns-repeated="4"/>
          <table:table-cell office:value-type="string" calcext:value-type="string">
            <text:p><text:s text:c="143"/>LA PAZ</text:p>
          </table:table-cell>
        </table:table-row>
        <table:table-row table:style-name="ro1">
          <table:table-cell office:value-type="string" calcext:value-type="string">
            <text:p>010010024 3094677</text:p>
          </table:table-cell>
          <table:table-cell office:value-type="string" calcext:value-type="string">
            <text:p><text:s text:c="3"/>Coronilla S.A.</text:p>
          </table:table-cell>
          <table:table-cell office:value-type="float" office:value="1021675028" calcext:value-type="float">
            <text:p>1021675028</text:p>
          </table:table-cell>
          <table:table-cell office:value-type="string" calcext:value-type="string">
            <text:p><text:s/>HVALDIVI</text:p>
          </table:table-cell>
          <table:table-cell office:value-type="string" calcext:value-type="string">
            <text:p>4717193-94-95</text:p>
          </table:table-cell>
          <table:table-cell office:value-type="float" office:value="4717194" calcext:value-type="float">
            <text:p>4717194</text:p>
          </table:table-cell>
          <table:table-cell office:value-type="float" office:value="4717196" calcext:value-type="float">
            <text:p>4717196</text:p>
          </table:table-cell>
          <table:table-cell office:value-type="string" calcext:value-type="string">
            <text:p><text:s/>Cochabamba <text:s text:c="5"/>Richard Uzieda cel.76967043/Ma.Eugenia Butron 79798798 <text:s text:c="26"/>cpelaez@coronilla.com/jgrafico@coronilla.com/Cochabamba</text:p>
          </table:table-cell>
        </table:table-row>
        <table:table-row table:style-name="ro1">
          <table:table-cell office:value-type="string" calcext:value-type="string">
            <text:p>010010025 7524560</text:p>
          </table:table-cell>
          <table:table-cell office:value-type="string" calcext:value-type="string">
            <text:p><text:s text:c="3"/>Libreria y Papeleria Olimpia S.R.L.</text:p>
          </table:table-cell>
          <table:table-cell office:value-type="float" office:value="1020267022" calcext:value-type="float">
            <text:p>1020267022</text:p>
          </table:table-cell>
          <table:table-cell office:value-type="string" calcext:value-type="string">
            <text:p><text:s/>DSALAZAR</text:p>
          </table:table-cell>
          <table:table-cell office:value-type="float" office:value="2807413" calcext:value-type="float">
            <text:p>2807413</text:p>
          </table:table-cell>
          <table:table-cell office:value-type="float" office:value="2408665" calcext:value-type="float">
            <text:p>2408665</text:p>
          </table:table-cell>
          <table:table-cell office:value-type="float" office:value="2408684" calcext:value-type="float">
            <text:p>2408684</text:p>
          </table:table-cell>
          <table:table-cell office:value-type="string" calcext:value-type="string">
            <text:p><text:s/>La Paz <text:s text:c="9"/>Margarita Canaviri 70533085 - Fabiana Teran 76753246 <text:s text:c="28"/>fabiana.teran@libreriaolimpia.com <text:s text:c="11"/>La Paz</text:p>
          </table:table-cell>
        </table:table-row>
        <table:table-row table:style-name="ro1">
          <table:table-cell office:value-type="string" calcext:value-type="string">
            <text:p>010010026 114748010</text:p>
          </table:table-cell>
          <table:table-cell office:value-type="string" calcext:value-type="string">
            <text:p><text:s text:c="3"/>Antonio Sara - Cafe La Oriental</text:p>
          </table:table-cell>
          <table:table-cell office:value-type="float" office:value="114748010" calcext:value-type="float">
            <text:p>114748010</text:p>
          </table:table-cell>
          <table:table-cell office:value-type="string" calcext:value-type="string">
            <text:p><text:s/>PAMELA</text:p>
          </table:table-cell>
          <table:table-cell office:value-type="float" office:value="2223297" calcext:value-type="float">
            <text:p>2223297</text:p>
          </table:table-cell>
          <table:table-cell office:value-type="float" office:value="77266706" calcext:value-type="float">
            <text:p>77266706</text:p>
          </table:table-cell>
          <table:table-cell/>
          <table:table-cell office:value-type="string" calcext:value-type="string">
            <text:p><text:s/>La Paz <text:s text:c="9"/>Antonio Sara <text:s text:c="68"/>antoniosara@cafelaoriental.com <text:s text:c="14"/>La Paz</text:p>
          </table:table-cell>
        </table:table-row>
        <table:table-row table:style-name="ro1">
          <table:table-cell office:value-type="string" calcext:value-type="string">
            <text:p>010010027 7323492</text:p>
          </table:table-cell>
          <table:table-cell office:value-type="string" calcext:value-type="string">
            <text:p><text:s text:c="3"/>Comrural XXI S.R.L.</text:p>
          </table:table-cell>
          <table:table-cell office:value-type="float" office:value="134683023" calcext:value-type="float">
            <text:p>134683023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2807228 (107)</text:p>
          </table:table-cell>
          <table:table-cell office:value-type="float" office:value="78892009" calcext:value-type="float">
            <text:p>78892009</text:p>
          </table:table-cell>
          <table:table-cell office:value-type="float" office:value="2807228" calcext:value-type="float">
            <text:p>2807228</text:p>
          </table:table-cell>
          <table:table-cell office:value-type="string" calcext:value-type="string">
            <text:p><text:s/>El Alto <text:s text:c="8"/>Maribel Cortez (logistica) <text:s text:c="54"/>mcortez@comrural.com.bo <text:s text:c="21"/>Zona Kenko Pucarani</text:p>
          </table:table-cell>
        </table:table-row>
        <table:table-row table:style-name="ro1">
          <table:table-cell office:value-type="string" calcext:value-type="string">
            <text:p>010010028 8625433</text:p>
          </table:table-cell>
          <table:table-cell office:value-type="string" calcext:value-type="string">
            <text:p><text:s text:c="3"/>Repsa</text:p>
          </table:table-cell>
          <table:table-cell office:value-type="float" office:value="8625433" calcext:value-type="float">
            <text:p>8625433</text:p>
          </table:table-cell>
          <table:table-cell table:number-columns-repeated="4"/>
          <table:table-cell office:value-type="string" calcext:value-type="string">
            <text:p><text:s text:c="143"/>LA PAZ</text:p>
          </table:table-cell>
        </table:table-row>
        <table:table-row table:style-name="ro1">
          <table:table-cell office:value-type="string" calcext:value-type="string">
            <text:p>010010029 1741861</text:p>
          </table:table-cell>
          <table:table-cell office:value-type="string" calcext:value-type="string">
            <text:p><text:s text:c="3"/>Industrias Venado S.A. - FACRULESA</text:p>
          </table:table-cell>
          <table:table-cell office:value-type="float" office:value="1020539025" calcext:value-type="float">
            <text:p>1020539025</text:p>
          </table:table-cell>
          <table:table-cell office:value-type="string" calcext:value-type="string">
            <text:p><text:s/>VJAHUIRA</text:p>
          </table:table-cell>
          <table:table-cell office:value-type="float" office:value="9232083" calcext:value-type="float">
            <text:p>9232083</text:p>
          </table:table-cell>
          <table:table-cell office:value-type="float" office:value="76849532" calcext:value-type="float">
            <text:p>76849532</text:p>
          </table:table-cell>
          <table:table-cell office:value-type="float" office:value="9232132" calcext:value-type="float">
            <text:p>9232132</text:p>
          </table:table-cell>
          <table:table-cell office:value-type="string" calcext:value-type="string">
            <text:p><text:s/>Planta Km 27 Carretera Norte a Warnes <text:s text:c="6"/>Mirian Rioja Cel.75637191 / Lourdes Daza Cel.6909609 <text:s text:c="28"/>josegonzales@grupovenado.com <text:s/>claudiaclaros@gSanta Cruz / Planta Warnes</text:p>
          </table:table-cell>
        </table:table-row>
        <table:table-row table:style-name="ro1">
          <table:table-cell office:value-type="string" calcext:value-type="string">
            <text:p>010010030 7864957</text:p>
          </table:table-cell>
          <table:table-cell office:value-type="string" calcext:value-type="string">
            <text:p><text:s text:c="3"/>Coinser</text:p>
          </table:table-cell>
          <table:table-cell office:value-type="float" office:value="1016779029" calcext:value-type="float">
            <text:p>1016779029</text:p>
          </table:table-cell>
          <table:table-cell/>
          <table:table-cell office:value-type="float" office:value="2286028" calcext:value-type="float">
            <text:p>2286028</text:p>
          </table:table-cell>
          <table:table-cell/>
          <table:table-cell office:value-type="float" office:value="2286106" calcext:value-type="float">
            <text:p>2286106</text:p>
          </table:table-cell>
          <table:table-cell office:value-type="string" calcext:value-type="string">
            <text:p><text:s/>Calle Cobija 124Carlos Crespo <text:s text:c="67"/>coinser@kolla.net <text:s text:c="27"/>LA PAZ</text:p>
          </table:table-cell>
        </table:table-row>
        <table:table-row table:style-name="ro1">
          <table:table-cell office:value-type="string" calcext:value-type="string">
            <text:p>010010031 10839143</text:p>
          </table:table-cell>
          <table:table-cell office:value-type="string" calcext:value-type="string">
            <text:p><text:s text:c="3"/>Productos Ecologicos Naturaleza S.A.</text:p>
          </table:table-cell>
          <table:table-cell office:value-type="float" office:value="1022065028" calcext:value-type="float">
            <text:p>1022065028</text:p>
          </table:table-cell>
          <table:table-cell office:value-type="string" calcext:value-type="string">
            <text:p><text:s/>HVALDIVI</text:p>
          </table:table-cell>
          <table:table-cell office:value-type="float" office:value="4460500" calcext:value-type="float">
            <text:p>4460500</text:p>
          </table:table-cell>
          <table:table-cell office:value-type="float" office:value="4460550" calcext:value-type="float">
            <text:p>4460550</text:p>
          </table:table-cell>
          <table:table-cell office:value-type="float" office:value="4460500" calcext:value-type="float">
            <text:p>4460500</text:p>
          </table:table-cell>
          <table:table-cell office:value-type="string" calcext:value-type="string">
            <text:p><text:s/>Av. Melchor Urquidi 2161 esq. Ciclovia (oficinas) <text:s/>Leticia Velasco Amblo <text:s/>Cel. 79955755 <text:s text:c="44"/>compras@frutte.bo <text:s text:c="27"/>Cochabamba</text:p>
          </table:table-cell>
        </table:table-row>
        <table:table-row table:style-name="ro1">
          <table:table-cell office:value-type="string" calcext:value-type="string">
            <text:p>010010032 9399160</text:p>
          </table:table-cell>
          <table:table-cell office:value-type="string" calcext:value-type="string">
            <text:p><text:s text:c="3"/>Marlene Cahuana</text:p>
          </table:table-cell>
          <table:table-cell office:value-type="float" office:value="9399160" calcext:value-type="float">
            <text:p>9399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3 7813309</text:p>
          </table:table-cell>
          <table:table-cell office:value-type="string" calcext:value-type="string">
            <text:p><text:s text:c="3"/>Preveer</text:p>
          </table:table-cell>
          <table:table-cell office:value-type="float" office:value="7813309" calcext:value-type="float">
            <text:p>7813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4 1215566</text:p>
          </table:table-cell>
          <table:table-cell office:value-type="string" calcext:value-type="string">
            <text:p><text:s text:c="3"/>Boutique Kaprichos</text:p>
          </table:table-cell>
          <table:table-cell office:value-type="float" office:value="1215566" calcext:value-type="float">
            <text:p>1215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5 9454179</text:p>
          </table:table-cell>
          <table:table-cell office:value-type="string" calcext:value-type="string">
            <text:p><text:s text:c="3"/>AES Comunicaci�n Bolivia S.A.</text:p>
          </table:table-cell>
          <table:table-cell office:value-type="float" office:value="9454179" calcext:value-type="float">
            <text:p>9454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6 3334210</text:p>
          </table:table-cell>
          <table:table-cell office:value-type="string" calcext:value-type="string">
            <text:p><text:s text:c="3"/>Soinca Ltda.</text:p>
          </table:table-cell>
          <table:table-cell office:value-type="float" office:value="1018093022" calcext:value-type="float">
            <text:p>1018093022</text:p>
          </table:table-cell>
          <table:table-cell/>
          <table:table-cell office:value-type="string" calcext:value-type="string">
            <text:p>221-5707</text:p>
          </table:table-cell>
          <table:table-cell table:number-columns-repeated="2"/>
          <table:table-cell office:value-type="string" calcext:value-type="string">
            <text:p><text:s/>Pasaje Santa Rosa s/n Lado Cascada <text:s text:c="122"/>soinca@ceibo.entelnet.bo <text:s text:c="20"/>LA PAZ</text:p>
          </table:table-cell>
        </table:table-row>
        <table:table-row table:style-name="ro1">
          <table:table-cell office:value-type="string" calcext:value-type="string">
            <text:p>010010037 8674434</text:p>
          </table:table-cell>
          <table:table-cell office:value-type="string" calcext:value-type="string">
            <text:p><text:s text:c="3"/>Scriba</text:p>
          </table:table-cell>
          <table:table-cell office:value-type="float" office:value="8674434" calcext:value-type="float">
            <text:p>8674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8 98949</text:p>
          </table:table-cell>
          <table:table-cell office:value-type="string" calcext:value-type="string">
            <text:p><text:s text:c="3"/>Claudio Vera Loza (NFR)</text:p>
          </table:table-cell>
          <table:table-cell office:value-type="float" office:value="98949" calcext:value-type="float">
            <text:p>98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39 9450041</text:p>
          </table:table-cell>
          <table:table-cell office:value-type="string" calcext:value-type="string">
            <text:p><text:s text:c="3"/>Nuevatel PCS de Bolivia</text:p>
          </table:table-cell>
          <table:table-cell office:value-type="float" office:value="9450041" calcext:value-type="float">
            <text:p>9450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40 2878771</text:p>
          </table:table-cell>
          <table:table-cell office:value-type="string" calcext:value-type="string">
            <text:p><text:s text:c="3"/>John William Velasco - Productos Carvet</text:p>
          </table:table-cell>
          <table:table-cell office:value-type="float" office:value="188405018" calcext:value-type="float">
            <text:p>188405018</text:p>
          </table:table-cell>
          <table:table-cell/>
          <table:table-cell office:value-type="float" office:value="2484077" calcext:value-type="float">
            <text:p>2484077</text:p>
          </table:table-cell>
          <table:table-cell table:number-columns-repeated="2"/>
          <table:table-cell office:value-type="string" calcext:value-type="string">
            <text:p><text:s/>Pioneros de Rotterdale 741 de la Clinica Brasil <text:s text:c="29"/>William Velasco cel. 76747763 <text:s text:c="96"/>La Paz</text:p>
          </table:table-cell>
        </table:table-row>
        <table:table-row table:style-name="ro1">
          <table:table-cell office:value-type="string" calcext:value-type="string">
            <text:p>010010046 5112869</text:p>
          </table:table-cell>
          <table:table-cell office:value-type="string" calcext:value-type="string">
            <text:p><text:s text:c="3"/>Esacruz</text:p>
          </table:table-cell>
          <table:table-cell office:value-type="float" office:value="5112869" calcext:value-type="float">
            <text:p>5112869</text:p>
          </table:table-cell>
          <table:table-cell table:number-columns-repeated="4"/>
          <table:table-cell office:value-type="string" calcext:value-type="string">
            <text:p><text:s text:c="143"/>LA PAZ</text:p>
          </table:table-cell>
        </table:table-row>
        <table:table-row table:style-name="ro1">
          <table:table-cell office:value-type="string" calcext:value-type="string">
            <text:p>010010047 2882299</text:p>
          </table:table-cell>
          <table:table-cell office:value-type="string" calcext:value-type="string">
            <text:p><text:s text:c="3"/>Inal Ltda.</text:p>
          </table:table-cell>
          <table:table-cell office:value-type="float" office:value="1020693021" calcext:value-type="float">
            <text:p>1020693021</text:p>
          </table:table-cell>
          <table:table-cell office:value-type="string" calcext:value-type="string">
            <text:p><text:s/>VJAHUIRA</text:p>
          </table:table-cell>
          <table:table-cell office:value-type="float" office:value="2852210" calcext:value-type="float">
            <text:p>2852210</text:p>
          </table:table-cell>
          <table:table-cell office:value-type="float" office:value="2852287" calcext:value-type="float">
            <text:p>2852287</text:p>
          </table:table-cell>
          <table:table-cell office:value-type="float" office:value="2852263" calcext:value-type="float">
            <text:p>2852263</text:p>
          </table:table-cell>
          <table:table-cell office:value-type="string" calcext:value-type="string">
            <text:p><text:s/>Carretera a Viacha Km 8 N� 605 <text:s text:c="46"/>Contacto comercial Rom�n Delgado 73039420 <text:s text:c="39"/>inal@entelnet.bo <text:s text:c="28"/>El Alto</text:p>
          </table:table-cell>
        </table:table-row>
        <table:table-row table:style-name="ro1">
          <table:table-cell office:value-type="string" calcext:value-type="string">
            <text:p>010010049 7046685</text:p>
          </table:table-cell>
          <table:table-cell office:value-type="string" calcext:value-type="string">
            <text:p><text:s text:c="3"/>El Ceibo Ltda.</text:p>
          </table:table-cell>
          <table:table-cell office:value-type="float" office:value="1020081029" calcext:value-type="float">
            <text:p>1020081029</text:p>
          </table:table-cell>
          <table:table-cell office:value-type="string" calcext:value-type="string">
            <text:p><text:s/>PAMELA</text:p>
          </table:table-cell>
          <table:table-cell office:value-type="float" office:value="2841078" calcext:value-type="float">
            <text:p>2841078</text:p>
          </table:table-cell>
          <table:table-cell/>
          <table:table-cell office:value-type="string" calcext:value-type="string">
            <text:p><text:s text:c="5"/>2840604 int102</text:p>
          </table:table-cell>
          <table:table-cell office:value-type="string" calcext:value-type="string">
            <text:p><text:s/>El Alto <text:s text:c="8"/>Angela Serna Int 102 desarrollo@elceibo.com/ <text:s text:c="36"/>produccion@elceibo.com <text:s/>hernanj_12@hotmail.coEl Alto</text:p>
          </table:table-cell>
        </table:table-row>
        <table:table-row table:style-name="ro1">
          <table:table-cell office:value-type="string" calcext:value-type="string">
            <text:p>010010050 8138389</text:p>
          </table:table-cell>
          <table:table-cell office:value-type="string" calcext:value-type="string">
            <text:p><text:s text:c="3"/>Grupo Empresarial Valencia S.R.L.</text:p>
          </table:table-cell>
          <table:table-cell office:value-type="float" office:value="1022269026" calcext:value-type="float">
            <text:p>1022269026</text:p>
          </table:table-cell>
          <table:table-cell office:value-type="string" calcext:value-type="string">
            <text:p><text:s/>HVALDIVI</text:p>
          </table:table-cell>
          <table:table-cell office:value-type="float" office:value="4265641" calcext:value-type="float">
            <text:p>4265641</text:p>
          </table:table-cell>
          <table:table-cell office:value-type="string" calcext:value-type="string">
            <text:p>int.101</text:p>
          </table:table-cell>
          <table:table-cell office:value-type="float" office:value="4260265" calcext:value-type="float">
            <text:p>4260265</text:p>
          </table:table-cell>
          <table:table-cell office:value-type="string" calcext:value-type="string">
            <text:p><text:s/>Cochabamba <text:s text:c="5"/>Milca Valencia <text:s/>Elizabeth Pinto cobro epinto@gruval.com <text:s text:c="25"/>mvalencia@gruval.com <text:s text:c="24"/>Cochabamba</text:p>
          </table:table-cell>
        </table:table-row>
        <table:table-row table:style-name="ro1">
          <table:table-cell office:value-type="string" calcext:value-type="string">
            <text:p>010010051 9532633</text:p>
          </table:table-cell>
          <table:table-cell office:value-type="string" calcext:value-type="string">
            <text:p><text:s text:c="3"/>Corinsa S.R.L.</text:p>
          </table:table-cell>
          <table:table-cell office:value-type="float" office:value="9532633" calcext:value-type="float">
            <text:p>9532633</text:p>
          </table:table-cell>
          <table:table-cell table:number-columns-repeated="4"/>
          <table:table-cell office:value-type="string" calcext:value-type="string">
            <text:p><text:s/>Calle Madrid N� 77 Zona Sud <text:s text:c="130"/>acerbol@nogal.oru.entelnet.bo <text:s text:c="15"/>Oruro</text:p>
          </table:table-cell>
        </table:table-row>
        <table:table-row table:style-name="ro1">
          <table:table-cell office:value-type="string" calcext:value-type="string">
            <text:p>010010052 9434186</text:p>
          </table:table-cell>
          <table:table-cell office:value-type="string" calcext:value-type="string">
            <text:p><text:s text:c="3"/>Janneth Carrillo</text:p>
          </table:table-cell>
          <table:table-cell office:value-type="float" office:value="9434186" calcext:value-type="float">
            <text:p>9434186</text:p>
          </table:table-cell>
          <table:table-cell/>
          <table:table-cell office:value-type="float" office:value="71909666" calcext:value-type="float">
            <text:p>71909666</text:p>
          </table:table-cell>
          <table:table-cell table:number-columns-repeated="2"/>
          <table:table-cell office:value-type="string" calcext:value-type="string">
            <text:p><text:s/>Puente Avaroa s/n FRENTE CANCHA DE FULBITO <text:s text:c="160"/>EL ALTO</text:p>
          </table:table-cell>
        </table:table-row>
        <table:table-row table:style-name="ro1">
          <table:table-cell office:value-type="string" calcext:value-type="string">
            <text:p>010010053 10364927</text:p>
          </table:table-cell>
          <table:table-cell office:value-type="string" calcext:value-type="string">
            <text:p><text:s text:c="3"/>Israel Quisberth</text:p>
          </table:table-cell>
          <table:table-cell office:value-type="float" office:value="10364927" calcext:value-type="float">
            <text:p>10364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54 5037905</text:p>
          </table:table-cell>
          <table:table-cell office:value-type="string" calcext:value-type="string">
            <text:p><text:s text:c="3"/>Imprenta Landivar</text:p>
          </table:table-cell>
          <table:table-cell office:value-type="float" office:value="5037905" calcext:value-type="float">
            <text:p>5037905</text:p>
          </table:table-cell>
          <table:table-cell/>
          <table:table-cell office:value-type="string" calcext:value-type="string">
            <text:p>3-336-7300</text:p>
          </table:table-cell>
          <table:table-cell table:number-columns-repeated="2"/>
          <table:table-cell office:value-type="string" calcext:value-type="string">
            <text:p><text:s/>AV. CANOTO ESQ. MONSENOR RIVERO FRENTE PLAZUELA <text:s text:c="110"/>implandivar@cotas.com.bo <text:s text:c="20"/>Santa Cruz</text:p>
          </table:table-cell>
        </table:table-row>
        <table:table-row table:style-name="ro1">
          <table:table-cell office:value-type="string" calcext:value-type="string">
            <text:p>010010055 8921750</text:p>
          </table:table-cell>
          <table:table-cell office:value-type="string" calcext:value-type="string">
            <text:p><text:s text:c="3"/>Incon</text:p>
          </table:table-cell>
          <table:table-cell office:value-type="float" office:value="8921750" calcext:value-type="float">
            <text:p>8921750</text:p>
          </table:table-cell>
          <table:table-cell/>
          <table:table-cell office:value-type="float" office:value="71570859" calcext:value-type="float">
            <text:p>71570859</text:p>
          </table:table-cell>
          <table:table-cell table:number-columns-repeated="2"/>
          <table:table-cell office:value-type="string" calcext:value-type="string">
            <text:p><text:s/>Av. Panamericana Rio Seco N� 2025 <text:s text:c="169"/>El Alto</text:p>
          </table:table-cell>
        </table:table-row>
        <table:table-row table:style-name="ro1">
          <table:table-cell office:value-type="string" calcext:value-type="string">
            <text:p>010010056 4268300</text:p>
          </table:table-cell>
          <table:table-cell office:value-type="string" calcext:value-type="string">
            <text:p><text:s text:c="3"/>Frigo - Heladeria y Confiteria Frigo</text:p>
          </table:table-cell>
          <table:table-cell office:value-type="float" office:value="1003037025" calcext:value-type="float">
            <text:p>1003037025</text:p>
          </table:table-cell>
          <table:table-cell office:value-type="string" calcext:value-type="string">
            <text:p><text:s/>PAMELA</text:p>
          </table:table-cell>
          <table:table-cell office:value-type="float" office:value="2220483" calcext:value-type="float">
            <text:p>2220483</text:p>
          </table:table-cell>
          <table:table-cell table:number-columns-repeated="2"/>
          <table:table-cell office:value-type="string" calcext:value-type="string">
            <text:p><text:s/>La Paz <text:s text:c="90"/>frigo@acelerate.com <text:s text:c="25"/>La Paz</text:p>
          </table:table-cell>
        </table:table-row>
        <table:table-row table:style-name="ro1">
          <table:table-cell office:value-type="string" calcext:value-type="string">
            <text:p>010010057 10902708</text:p>
          </table:table-cell>
          <table:table-cell office:value-type="string" calcext:value-type="string">
            <text:p><text:s text:c="3"/>Zulema Argandona</text:p>
          </table:table-cell>
          <table:table-cell office:value-type="float" office:value="10902708" calcext:value-type="float">
            <text:p>10902708</text:p>
          </table:table-cell>
          <table:table-cell/>
          <table:table-cell office:value-type="string" calcext:value-type="string">
            <text:p>2-217102</text:p>
          </table:table-cell>
          <table:table-cell table:number-columns-repeated="2"/>
          <table:table-cell office:value-type="string" calcext:value-type="string">
            <text:p><text:s text:c="17"/>2712904011 <text:s text:c="115"/>La Paz</text:p>
          </table:table-cell>
        </table:table-row>
        <table:table-row table:style-name="ro1">
          <table:table-cell office:value-type="string" calcext:value-type="string">
            <text:p>010010060 1845160</text:p>
          </table:table-cell>
          <table:table-cell office:value-type="string" calcext:value-type="string">
            <text:p><text:s text:c="3"/>Laboratorios Cofar S.A.</text:p>
          </table:table-cell>
          <table:table-cell office:value-type="float" office:value="1020603028" calcext:value-type="float">
            <text:p>1020603028</text:p>
          </table:table-cell>
          <table:table-cell/>
          <table:table-cell office:value-type="float" office:value="2220352" calcext:value-type="float">
            <text:p>2220352</text:p>
          </table:table-cell>
          <table:table-cell office:value-type="float" office:value="2221301" calcext:value-type="float">
            <text:p>2221301</text:p>
          </table:table-cell>
          <table:table-cell office:value-type="string" calcext:value-type="string">
            <text:p><text:s text:c="5"/>int 400 y 401</text:p>
          </table:table-cell>
          <table:table-cell office:value-type="string" calcext:value-type="string">
            <text:p><text:s/>Calle Victor Eduardo Nro. 2293 <text:s text:c="46"/>Karina Salazar int. 315 - Shirley Santiago int. 310 <text:s text:c="29"/>comercial@cofar.com.bo <text:s text:c="22"/>La Paz</text:p>
          </table:table-cell>
        </table:table-row>
        <table:table-row table:style-name="ro1">
          <table:table-cell office:value-type="string" calcext:value-type="string">
            <text:p>010010062 10778250</text:p>
          </table:table-cell>
          <table:table-cell office:value-type="string" calcext:value-type="string">
            <text:p><text:s text:c="3"/>Exportaciones Sayuba</text:p>
          </table:table-cell>
          <table:table-cell office:value-type="float" office:value="10778250" calcext:value-type="float">
            <text:p>10778250</text:p>
          </table:table-cell>
          <table:table-cell/>
          <table:table-cell office:value-type="string" calcext:value-type="string">
            <text:p>712-34170</text:p>
          </table:table-cell>
          <table:table-cell table:number-columns-repeated="2"/>
          <table:table-cell office:value-type="string" calcext:value-type="string">
            <text:p><text:s/>Ayacucho 378 <text:s text:c="84"/>sayuba@mixmail.com <text:s text:c="26"/>La Paz</text:p>
          </table:table-cell>
        </table:table-row>
        <table:table-row table:style-name="ro1">
          <table:table-cell office:value-type="string" calcext:value-type="string">
            <text:p>010010064 7907893</text:p>
          </table:table-cell>
          <table:table-cell office:value-type="string" calcext:value-type="string">
            <text:p><text:s text:c="3"/>Paniagua - Condimentos La Campi�a</text:p>
          </table:table-cell>
          <table:table-cell office:value-type="float" office:value="3099511016" calcext:value-type="float">
            <text:p>3099511016</text:p>
          </table:table-cell>
          <table:table-cell office:value-type="string" calcext:value-type="string">
            <text:p><text:s/>HVALDIVI</text:p>
          </table:table-cell>
          <table:table-cell office:value-type="float" office:value="4287736" calcext:value-type="float">
            <text:p>4287736</text:p>
          </table:table-cell>
          <table:table-cell table:number-columns-repeated="2"/>
          <table:table-cell office:value-type="string" calcext:value-type="string">
            <text:p><text:s/>Cochabamba <text:s text:c="5"/>Freddy Paniagua <text:s text:c="2"/>Cel. 72705461 / Sra. Albina de Paniagua <text:s text:c="68"/>SOS</text:p>
          </table:table-cell>
        </table:table-row>
        <table:table-row table:style-name="ro1">
          <table:table-cell office:value-type="string" calcext:value-type="string">
            <text:p>010010068 1008517021</text:p>
          </table:table-cell>
          <table:table-cell office:value-type="string" calcext:value-type="string">
            <text:p><text:s text:c="3"/>INIAF - CNPSH</text:p>
          </table:table-cell>
          <table:table-cell office:value-type="float" office:value="160944020" calcext:value-type="float">
            <text:p>160944020</text:p>
          </table:table-cell>
          <table:table-cell office:value-type="string" calcext:value-type="string">
            <text:p><text:s/>HVALDIVI</text:p>
          </table:table-cell>
          <table:table-cell office:value-type="float" office:value="4260918" calcext:value-type="float">
            <text:p>4260918</text:p>
          </table:table-cell>
          <table:table-cell office:value-type="float" office:value="4388186" calcext:value-type="float">
            <text:p>4388186</text:p>
          </table:table-cell>
          <table:table-cell office:value-type="float" office:value="4260918" calcext:value-type="float">
            <text:p>4260918</text:p>
          </table:table-cell>
          <table:table-cell office:value-type="string" calcext:value-type="string">
            <text:p><text:s/>Villa MantenegroJhovana Vargas <text:s text:c="66"/>jhovanavargas@yahoo.es <text:s text:c="22"/>Cochabamba</text:p>
          </table:table-cell>
        </table:table-row>
        <table:table-row table:style-name="ro1">
          <table:table-cell office:value-type="string" calcext:value-type="string">
            <text:p>010010070 135221028</text:p>
          </table:table-cell>
          <table:table-cell office:value-type="string" calcext:value-type="string">
            <text:p><text:s text:c="3"/>Paco &amp; Lopez Import Export Ltda.</text:p>
          </table:table-cell>
          <table:table-cell office:value-type="float" office:value="135221028" calcext:value-type="float">
            <text:p>135221028</text:p>
          </table:table-cell>
          <table:table-cell/>
          <table:table-cell office:value-type="string" calcext:value-type="string">
            <text:p>224-3424</text:p>
          </table:table-cell>
          <table:table-cell office:value-type="string" calcext:value-type="string">
            <text:p>247-2696</text:p>
          </table:table-cell>
          <table:table-cell/>
          <table:table-cell office:value-type="string" calcext:value-type="string">
            <text:p><text:s text:c="17"/>Malena <text:s text:c="119"/>La Paz</text:p>
          </table:table-cell>
        </table:table-row>
        <table:table-row table:style-name="ro1">
          <table:table-cell office:value-type="string" calcext:value-type="string">
            <text:p>010010072 464423010</text:p>
          </table:table-cell>
          <table:table-cell office:value-type="string" calcext:value-type="string">
            <text:p><text:s text:c="3"/>James Oatman - Chocolandia</text:p>
          </table:table-cell>
          <table:table-cell office:value-type="float" office:value="1018759029" calcext:value-type="float">
            <text:p>1018759029</text:p>
          </table:table-cell>
          <table:table-cell/>
          <table:table-cell office:value-type="float" office:value="2796064" calcext:value-type="float">
            <text:p>2796064</text:p>
          </table:table-cell>
          <table:table-cell office:value-type="float" office:value="2770774" calcext:value-type="float">
            <text:p>2770774</text:p>
          </table:table-cell>
          <table:table-cell office:value-type="float" office:value="2311715" calcext:value-type="float">
            <text:p>2311715</text:p>
          </table:table-cell>
          <table:table-cell office:value-type="string" calcext:value-type="string">
            <text:p><text:s/>Av. Montenegro esq. calle 21 <text:s text:c="48"/>Karina Kautsch - Jim Oatman <text:s text:c="53"/>karinakautsch@chocolandia.net <text:s text:c="15"/>La Paz</text:p>
          </table:table-cell>
        </table:table-row>
        <table:table-row table:style-name="ro1">
          <table:table-cell office:value-type="string" calcext:value-type="string">
            <text:p>010010075 100</text:p>
          </table:table-cell>
          <table:table-cell office:value-type="string" calcext:value-type="string">
            <text:p><text:s text:c="3"/>Leoncio L�pez Monz�n - Helados Chocky</text:p>
          </table:table-cell>
          <table:table-cell table:number-columns-repeated="2"/>
          <table:table-cell office:value-type="string" calcext:value-type="string">
            <text:p>284-5620</text:p>
          </table:table-cell>
          <table:table-cell office:value-type="string" calcext:value-type="string">
            <text:p>706-44772</text:p>
          </table:table-cell>
          <table:table-cell/>
          <table:table-cell office:value-type="string" calcext:value-type="string">
            <text:p><text:s/>Calle Hernani esq. Arturo Valle 51 <text:s text:c="168"/>El Alto</text:p>
          </table:table-cell>
        </table:table-row>
        <table:table-row table:style-name="ro1">
          <table:table-cell office:value-type="string" calcext:value-type="string">
            <text:p>010010078 2531125014</text:p>
          </table:table-cell>
          <table:table-cell office:value-type="string" calcext:value-type="string">
            <text:p><text:s text:c="3"/>Roman Fimo Aguilar M.</text:p>
          </table:table-cell>
          <table:table-cell office:value-type="float" office:value="2531125014" calcext:value-type="float">
            <text:p>2531125014</text:p>
          </table:table-cell>
          <table:table-cell/>
          <table:table-cell office:value-type="float" office:value="2459842" calcext:value-type="float">
            <text:p>2459842</text:p>
          </table:table-cell>
          <table:table-cell office:value-type="float" office:value="77249792" calcext:value-type="float">
            <text:p>77249792</text:p>
          </table:table-cell>
          <table:table-cell/>
          <table:table-cell office:value-type="string" calcext:value-type="string">
            <text:p><text:s/>Av. Eduardo Avaroa 1055 (Zona Buenos Aires) <text:s text:c="33"/>Wilma Lipa De Aguilar (esposa) <text:s text:c="95"/>La Paz</text:p>
          </table:table-cell>
        </table:table-row>
        <table:table-row table:style-name="ro1">
          <table:table-cell office:value-type="string" calcext:value-type="string">
            <text:p>010010079 1020343027</text:p>
          </table:table-cell>
          <table:table-cell office:value-type="string" calcext:value-type="string">
            <text:p><text:s text:c="3"/>Hansa Ltda.</text:p>
          </table:table-cell>
          <table:table-cell office:value-type="float" office:value="1020343027" calcext:value-type="float">
            <text:p>1020343027</text:p>
          </table:table-cell>
          <table:table-cell office:value-type="string" calcext:value-type="string">
            <text:p><text:s/>HVALDIVI</text:p>
          </table:table-cell>
          <table:table-cell office:value-type="float" office:value="2810005" calcext:value-type="float">
            <text:p>2810005</text:p>
          </table:table-cell>
          <table:table-cell/>
          <table:table-cell office:value-type="float" office:value="2810005" calcext:value-type="float">
            <text:p>2810005</text:p>
          </table:table-cell>
          <table:table-cell office:value-type="string" calcext:value-type="string">
            <text:p><text:s/>El Alto <text:s text:c="8"/>cobr:LuisFlores LuFlores@hansa.com.bo <text:s/>wilfredo callisaya <text:s text:c="23"/>rhegedus@hansa.com.bo - wcallisaya@hansa.com.El Alto</text:p>
          </table:table-cell>
        </table:table-row>
        <table:table-row table:style-name="ro1">
          <table:table-cell office:value-type="string" calcext:value-type="string">
            <text:p>010010080 1020147022</text:p>
          </table:table-cell>
          <table:table-cell office:value-type="string" calcext:value-type="string">
            <text:p><text:s text:c="3"/>Laboratorios Alfa Ltda.</text:p>
          </table:table-cell>
          <table:table-cell office:value-type="float" office:value="1020147022" calcext:value-type="float">
            <text:p>1020147022</text:p>
          </table:table-cell>
          <table:table-cell/>
          <table:table-cell office:value-type="string" calcext:value-type="string">
            <text:p>2-227910</text:p>
          </table:table-cell>
          <table:table-cell/>
          <table:table-cell office:value-type="float" office:value="2224217" calcext:value-type="float">
            <text:p>2224217</text:p>
          </table:table-cell>
          <table:table-cell office:value-type="string" calcext:value-type="string">
            <text:p><text:s/>Plaza Uyuni Nro.115 (en plena plaza) <text:s text:c="121"/>alfa@pharmalabalfa.com.bo <text:s text:c="19"/>LA PAZ</text:p>
          </table:table-cell>
        </table:table-row>
        <table:table-row table:style-name="ro1">
          <table:table-cell office:value-type="string" calcext:value-type="string">
            <text:p>010010082 1016323028</text:p>
          </table:table-cell>
          <table:table-cell office:value-type="string" calcext:value-type="string">
            <text:p><text:s text:c="3"/>Sol Plast S.R.L.</text:p>
          </table:table-cell>
          <table:table-cell office:value-type="float" office:value="1016323028" calcext:value-type="float">
            <text:p>1016323028</text:p>
          </table:table-cell>
          <table:table-cell office:value-type="string" calcext:value-type="string">
            <text:p><text:s/>DSALAZAR</text:p>
          </table:table-cell>
          <table:table-cell office:value-type="float" office:value="2852315" calcext:value-type="float">
            <text:p>2852315</text:p>
          </table:table-cell>
          <table:table-cell table:number-columns-repeated="2" office:value-type="float" office:value="2852559" calcext:value-type="float">
            <text:p>2852559</text:p>
          </table:table-cell>
          <table:table-cell office:value-type="string" calcext:value-type="string">
            <text:p><text:s/>El Alto <text:s text:c="8"/>Eugenia Quispe cel. 70512921 <text:s text:c="52"/>solplast.bo@gmail.com <text:s text:c="23"/>El Alto</text:p>
          </table:table-cell>
        </table:table-row>
        <table:table-row table:style-name="ro1">
          <table:table-cell office:value-type="string" calcext:value-type="string">
            <text:p>010010083 1006933020</text:p>
          </table:table-cell>
          <table:table-cell office:value-type="string" calcext:value-type="string">
            <text:p><text:s text:c="3"/>Fortaleza SAFI S.A.</text:p>
          </table:table-cell>
          <table:table-cell office:value-type="float" office:value="1006933020" calcext:value-type="float">
            <text:p>1006933020</text:p>
          </table:table-cell>
          <table:table-cell office:value-type="string" calcext:value-type="string">
            <text:p><text:s/>PAMELA</text:p>
          </table:table-cell>
          <table:table-cell office:value-type="float" office:value="2363351" calcext:value-type="float">
            <text:p>2363351</text:p>
          </table:table-cell>
          <table:table-cell office:value-type="float" office:value="2354849" calcext:value-type="float">
            <text:p>2354849</text:p>
          </table:table-cell>
          <table:table-cell/>
          <table:table-cell office:value-type="string" calcext:value-type="string">
            <text:p><text:s/>La Paz <text:s text:c="9"/>Karina Rocabado 2178484 int. 2381 14:00 - 18:00 <text:s/>73011424 <text:s text:c="23"/>krocabado@grupofortaleza.com.bo <text:s text:c="13"/>La Paz</text:p>
          </table:table-cell>
        </table:table-row>
        <table:table-row table:style-name="ro1">
          <table:table-cell office:value-type="string" calcext:value-type="string">
            <text:p>010010085 1028465027</text:p>
          </table:table-cell>
          <table:table-cell office:value-type="string" calcext:value-type="string">
            <text:p><text:s text:c="3"/>Madepa S.A.</text:p>
          </table:table-cell>
          <table:table-cell office:value-type="float" office:value="1028465027" calcext:value-type="float">
            <text:p>1028465027</text:p>
          </table:table-cell>
          <table:table-cell/>
          <table:table-cell office:value-type="string" calcext:value-type="string">
            <text:p>3-3491000</text:p>
          </table:table-cell>
          <table:table-cell/>
          <table:table-cell office:value-type="string" calcext:value-type="string">
            <text:p><text:s text:c="5"/>3-3461398</text:p>
          </table:table-cell>
          <table:table-cell office:value-type="string" calcext:value-type="string">
            <text:p><text:s/>Parque Industrial Manzano PI-27 <text:s text:c="45"/>Sandra L�pez - Ana Yuli Ortu�o <text:s text:c="50"/>yortuno@madepa.com.bo slopez@madepa.com.bo <text:s text:c="2"/>Santa Cruz</text:p>
          </table:table-cell>
        </table:table-row>
        <table:table-row table:style-name="ro1">
          <table:table-cell office:value-type="string" calcext:value-type="string">
            <text:p>010010088 1017215021</text:p>
          </table:table-cell>
          <table:table-cell office:value-type="string" calcext:value-type="string">
            <text:p><text:s text:c="3"/>Laboratorios Crespal S.A.</text:p>
          </table:table-cell>
          <table:table-cell office:value-type="float" office:value="1017215021" calcext:value-type="float">
            <text:p>1017215021</text:p>
          </table:table-cell>
          <table:table-cell/>
          <table:table-cell office:value-type="float" office:value="2491134" calcext:value-type="float">
            <text:p>2491134</text:p>
          </table:table-cell>
          <table:table-cell office:value-type="float" office:value="2491135" calcext:value-type="float">
            <text:p>2491135</text:p>
          </table:table-cell>
          <table:table-cell office:value-type="float" office:value="2488748" calcext:value-type="float">
            <text:p>2488748</text:p>
          </table:table-cell>
          <table:table-cell office:value-type="string" calcext:value-type="string">
            <text:p><text:s/>C/Nicolas Acosta nro.784 <text:s/>Ing. Raul Crespo - Dra. Patricia Flores (control de calida <text:s text:c="22"/>crespalz@crespal.com <text:s text:c="24"/>La Paz</text:p>
          </table:table-cell>
        </table:table-row>
        <table:table-row table:style-name="ro1">
          <table:table-cell office:value-type="string" calcext:value-type="string">
            <text:p>010010090 4000169015</text:p>
          </table:table-cell>
          <table:table-cell office:value-type="string" calcext:value-type="string">
            <text:p><text:s text:c="3"/>Lopez - EMIABOL</text:p>
          </table:table-cell>
          <table:table-cell office:value-type="float" office:value="4000169015" calcext:value-type="float">
            <text:p>4000169015</text:p>
          </table:table-cell>
          <table:table-cell/>
          <table:table-cell office:value-type="float" office:value="73746874" calcext:value-type="float">
            <text:p>73746874</text:p>
          </table:table-cell>
          <table:table-cell table:number-columns-repeated="2"/>
          <table:table-cell office:value-type="string" calcext:value-type="string">
            <text:p><text:s/>Calle Torrelio 308 Bloque E Depto 02 <text:s text:c="40"/>Mailo Lopez (hijo) 70563676/ 2280648 of <text:s text:c="86"/>La Paz</text:p>
          </table:table-cell>
        </table:table-row>
        <table:table-row table:style-name="ro1">
          <table:table-cell office:value-type="string" calcext:value-type="string">
            <text:p>010010091 2823667010</text:p>
          </table:table-cell>
          <table:table-cell office:value-type="string" calcext:value-type="string">
            <text:p><text:s text:c="3"/>Graciela Vidal - Productos Rico Chairo</text:p>
          </table:table-cell>
          <table:table-cell office:value-type="float" office:value="2823667010" calcext:value-type="float">
            <text:p>2823667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10092 1006155029</text:p>
          </table:table-cell>
          <table:table-cell office:value-type="string" calcext:value-type="string">
            <text:p><text:s text:c="3"/>JOSE CHAIN SABAG-Pan Cris</text:p>
          </table:table-cell>
          <table:table-cell office:value-type="float" office:value="341374012" calcext:value-type="float">
            <text:p>341374012</text:p>
          </table:table-cell>
          <table:table-cell office:value-type="string" calcext:value-type="string">
            <text:p><text:s/>VJAHUIRA</text:p>
          </table:table-cell>
          <table:table-cell office:value-type="float" office:value="2822255" calcext:value-type="float">
            <text:p>2822255</text:p>
          </table:table-cell>
          <table:table-cell office:value-type="float" office:value="77292029" calcext:value-type="float">
            <text:p>77292029</text:p>
          </table:table-cell>
          <table:table-cell/>
          <table:table-cell office:value-type="string" calcext:value-type="string">
            <text:p><text:s/>Calle 103 Nro.50 Villa Bolivar D <text:s text:c="44"/>Lilian (Asistente) Cel. 78982397 <text:s text:c="48"/>chainjp@gmail.com <text:s text:c="27"/>El Alto</text:p>
          </table:table-cell>
        </table:table-row>
        <table:table-row table:style-name="ro1">
          <table:table-cell office:value-type="string" calcext:value-type="string">
            <text:p>010010093 2703795012</text:p>
          </table:table-cell>
          <table:table-cell office:value-type="string" calcext:value-type="string">
            <text:p><text:s text:c="3"/>Julio Mendoza - La Espa�ola</text:p>
          </table:table-cell>
          <table:table-cell office:value-type="float" office:value="2703795012" calcext:value-type="float">
            <text:p>2703795012</text:p>
          </table:table-cell>
          <table:table-cell office:value-type="string" calcext:value-type="string">
            <text:p><text:s/>DSALAZAR</text:p>
          </table:table-cell>
          <table:table-cell office:value-type="float" office:value="2459133" calcext:value-type="float">
            <text:p>2459133</text:p>
          </table:table-cell>
          <table:table-cell office:value-type="float" office:value="2866197" calcext:value-type="float">
            <text:p>2866197</text:p>
          </table:table-cell>
          <table:table-cell office:value-type="float" office:value="2863745" calcext:value-type="float">
            <text:p>2863745</text:p>
          </table:table-cell>
          <table:table-cell office:value-type="string" calcext:value-type="string">
            <text:p><text:s/>El Alto <text:s text:c="8"/>Compras Daniela Paco Cel. 73053886 <text:s/>danielakurmy@hotmail.c <text:s text:c="22"/>alimentoslp@hotmail.com <text:s/>danielakurmy@hotmailEl Alto</text:p>
          </table:table-cell>
        </table:table-row>
        <table:table-row table:style-name="ro1">
          <table:table-cell office:value-type="string" calcext:value-type="string">
            <text:p>010010094 1004079026</text:p>
          </table:table-cell>
          <table:table-cell office:value-type="string" calcext:value-type="string">
            <text:p><text:s text:c="3"/>Pacheco &amp; CIA S.A.</text:p>
          </table:table-cell>
          <table:table-cell office:value-type="float" office:value="1004079026" calcext:value-type="float">
            <text:p>1004079026</text:p>
          </table:table-cell>
          <table:table-cell/>
          <table:table-cell office:value-type="float" office:value="2421478" calcext:value-type="float">
            <text:p>2421478</text:p>
          </table:table-cell>
          <table:table-cell table:number-columns-repeated="2"/>
          <table:table-cell office:value-type="string" calcext:value-type="string">
            <text:p><text:s/>Av.Ecuador Nro.2392 <text:s text:c="6"/>Daniel Paz Pacheco <text:s text:c="62"/>pachecoyciasa@acelerate.com <text:s text:c="17"/>La Paz</text:p>
          </table:table-cell>
        </table:table-row>
        <table:table-row table:style-name="ro1">
          <table:table-cell office:value-type="string" calcext:value-type="string">
            <text:p>010010095 140698015</text:p>
          </table:table-cell>
          <table:table-cell office:value-type="string" calcext:value-type="string">
            <text:p><text:s text:c="3"/>Osfim</text:p>
          </table:table-cell>
          <table:table-cell office:value-type="float" office:value="140698015" calcext:value-type="float">
            <text:p>140698015</text:p>
          </table:table-cell>
          <table:table-cell table:number-columns-repeated="4"/>
          <table:table-cell office:value-type="string" calcext:value-type="string">
            <text:p><text:s/>CALLE BENIGNO LOZA NRO.268 VILLA FATIMA <text:s text:c="163"/>LA PAZ</text:p>
          </table:table-cell>
        </table:table-row>
        <table:table-row table:style-name="ro1">
          <table:table-cell office:value-type="string" calcext:value-type="string">
            <text:p>010010096 120995021</text:p>
          </table:table-cell>
          <table:table-cell office:value-type="string" calcext:value-type="string">
            <text:p><text:s text:c="3"/>Agricabv SA</text:p>
          </table:table-cell>
          <table:table-cell office:value-type="float" office:value="120995021" calcext:value-type="float">
            <text:p>120995021</text:p>
          </table:table-cell>
          <table:table-cell/>
          <table:table-cell office:value-type="float" office:value="2215707" calcext:value-type="float">
            <text:p>2215707</text:p>
          </table:table-cell>
          <table:table-cell office:value-type="float" office:value="2215708" calcext:value-type="float">
            <text:p>2215708</text:p>
          </table:table-cell>
          <table:table-cell office:value-type="float" office:value="2211494" calcext:value-type="float">
            <text:p>2211494</text:p>
          </table:table-cell>
          <table:table-cell office:value-type="string" calcext:value-type="string">
            <text:p><text:s/>Pasaje Santa Rosa Nro.100 <text:s text:c="81"/>fpinell@anditradecoffe.com <text:s text:c="18"/>La Paz</text:p>
          </table:table-cell>
        </table:table-row>
        <table:table-row table:style-name="ro1">
          <table:table-cell office:value-type="string" calcext:value-type="string">
            <text:p>010010097 3617032013</text:p>
          </table:table-cell>
          <table:table-cell office:value-type="string" calcext:value-type="string">
            <text:p><text:s text:c="3"/>Boris Morales - UV ALIMENTOS</text:p>
          </table:table-cell>
          <table:table-cell office:value-type="float" office:value="3140887013" calcext:value-type="float">
            <text:p>3140887013</text:p>
          </table:table-cell>
          <table:table-cell office:value-type="string" calcext:value-type="string">
            <text:p><text:s/>HVALDIVI</text:p>
          </table:table-cell>
          <table:table-cell office:value-type="float" office:value="4315769" calcext:value-type="float">
            <text:p>4315769</text:p>
          </table:table-cell>
          <table:table-cell office:value-type="float" office:value="4318850" calcext:value-type="float">
            <text:p>4318850</text:p>
          </table:table-cell>
          <table:table-cell office:value-type="float" office:value="4315769" calcext:value-type="float">
            <text:p>4315769</text:p>
          </table:table-cell>
          <table:table-cell office:value-type="string" calcext:value-type="string">
            <text:p><text:s/>Campus Univalle Tiquipaya <text:s text:c="81"/>gerenciauv_alimentos@univalle.edu <text:s text:c="11"/>Cochabamba</text:p>
          </table:table-cell>
        </table:table-row>
        <table:table-row table:style-name="ro1">
          <table:table-cell office:value-type="string" calcext:value-type="string">
            <text:p>010010098 1020541029</text:p>
          </table:table-cell>
          <table:table-cell office:value-type="string" calcext:value-type="string">
            <text:p><text:s text:c="3"/>Ketal S.A.</text:p>
          </table:table-cell>
          <table:table-cell office:value-type="float" office:value="1020541029" calcext:value-type="float">
            <text:p>1020541029</text:p>
          </table:table-cell>
          <table:table-cell office:value-type="string" calcext:value-type="string">
            <text:p><text:s/>VJAHUIRA</text:p>
          </table:table-cell>
          <table:table-cell office:value-type="float" office:value="2500474" calcext:value-type="float">
            <text:p>2500474</text:p>
          </table:table-cell>
          <table:table-cell office:value-type="float" office:value="2791122" calcext:value-type="float">
            <text:p>2791122</text:p>
          </table:table-cell>
          <table:table-cell office:value-type="float" office:value="2797242" calcext:value-type="float">
            <text:p>2797242</text:p>
          </table:table-cell>
          <table:table-cell office:value-type="string" calcext:value-type="string">
            <text:p><text:s/>La Paz <text:s text:c="9"/>Claudia Villegas-70517750 / Nuvaney Mari�o (Cala <text:s text:c="32"/>cvillegas@ketal.com.bo <text:s text:c="22"/>La Paz</text:p>
          </table:table-cell>
        </table:table-row>
        <table:table-row table:style-name="ro1">
          <table:table-cell office:value-type="string" calcext:value-type="string">
            <text:p>010010099 4783534017</text:p>
          </table:table-cell>
          <table:table-cell office:value-type="string" calcext:value-type="string">
            <text:p><text:s text:c="3"/>Ecologica Natu-Diet</text:p>
          </table:table-cell>
          <table:table-cell office:value-type="float" office:value="4783534017" calcext:value-type="float">
            <text:p>4783534017</text:p>
          </table:table-cell>
          <table:table-cell/>
          <table:table-cell office:value-type="float" office:value="2714265" calcext:value-type="float">
            <text:p>2714265</text:p>
          </table:table-cell>
          <table:table-cell office:value-type="float" office:value="2712833" calcext:value-type="float">
            <text:p>2712833</text:p>
          </table:table-cell>
          <table:table-cell/>
          <table:table-cell office:value-type="string" calcext:value-type="string">
            <text:p><text:s/>Calle 35 Complejo Nro.126 Multicentro Arizona <text:s text:c="31"/>Mirtha Vargas 71207813 <text:s text:c="58"/>endstevia2004@yahoo.es <text:s text:c="22"/>La Paz</text:p>
          </table:table-cell>
        </table:table-row>
        <table:table-row table:style-name="ro1">
          <table:table-cell office:value-type="string" calcext:value-type="string">
            <text:p>010010100 1010063028</text:p>
          </table:table-cell>
          <table:table-cell office:value-type="string" calcext:value-type="string">
            <text:p><text:s text:c="3"/>SOPROCCAD S.R.L. - El Buen Gusto Turco</text:p>
          </table:table-cell>
          <table:table-cell office:value-type="float" office:value="1010063028" calcext:value-type="float">
            <text:p>1010063028</text:p>
          </table:table-cell>
          <table:table-cell/>
          <table:table-cell office:value-type="float" office:value="25256614" calcext:value-type="float">
            <text:p>25256614</text:p>
          </table:table-cell>
          <table:table-cell table:number-columns-repeated="2"/>
          <table:table-cell office:value-type="string" calcext:value-type="string">
            <text:p><text:s/>Calle Adolfo Mier Nro.254 entre <text:s text:c="45"/>Seling Colque Gomez <text:s text:c="106"/>Oruro</text:p>
          </table:table-cell>
        </table:table-row>
        <table:table-row table:style-name="ro1">
          <table:table-cell office:value-type="string" calcext:value-type="string">
            <text:p>010010101 1023367020</text:p>
          </table:table-cell>
          <table:table-cell office:value-type="string" calcext:value-type="string">
            <text:p><text:s text:c="3"/>Hilbo S.A.</text:p>
          </table:table-cell>
          <table:table-cell office:value-type="float" office:value="1023367020" calcext:value-type="float">
            <text:p>1023367020</text:p>
          </table:table-cell>
          <table:table-cell/>
          <table:table-cell office:value-type="string" calcext:value-type="string">
            <text:p>2-852179</text:p>
          </table:table-cell>
          <table:table-cell/>
          <table:table-cell office:value-type="string" calcext:value-type="string">
            <text:p><text:s text:c="5"/>2-852650</text:p>
          </table:table-cell>
          <table:table-cell office:value-type="string" calcext:value-type="string">
            <text:p><text:s/>Carretera a Oruro Km 17 Av.Hilbo S/Nro. <text:s text:c="163"/>LA PAZ</text:p>
          </table:table-cell>
        </table:table-row>
        <table:table-row table:style-name="ro1">
          <table:table-cell office:value-type="string" calcext:value-type="string">
            <text:p>010010102 4249619015</text:p>
          </table:table-cell>
          <table:table-cell office:value-type="string" calcext:value-type="string">
            <text:p><text:s text:c="3"/>Felipe Mamani Arcani - Caf� Criollo</text:p>
          </table:table-cell>
          <table:table-cell office:value-type="float" office:value="4249619015" calcext:value-type="float">
            <text:p>4249619015</text:p>
          </table:table-cell>
          <table:table-cell office:value-type="string" calcext:value-type="string">
            <text:p><text:s/>DSALAZAR</text:p>
          </table:table-cell>
          <table:table-cell office:value-type="float" office:value="2881844" calcext:value-type="float">
            <text:p>2881844</text:p>
          </table:table-cell>
          <table:table-cell table:number-columns-repeated="2"/>
          <table:table-cell office:value-type="string" calcext:value-type="string">
            <text:p><text:s/>El Alto <text:s text:c="8"/>Abigail Mamani Cel. 77791929 <text:s text:c="52"/>industriascriollo@hotmail.com <text:s text:c="15"/>El Alto</text:p>
          </table:table-cell>
        </table:table-row>
        <table:table-row table:style-name="ro1">
          <table:table-cell office:value-type="string" calcext:value-type="string">
            <text:p>010010103 137929029</text:p>
          </table:table-cell>
          <table:table-cell office:value-type="string" calcext:value-type="string">
            <text:p><text:s text:c="3"/>Flor de Leche S.R.L.</text:p>
          </table:table-cell>
          <table:table-cell office:value-type="float" office:value="137929029" calcext:value-type="float">
            <text:p>137929029</text:p>
          </table:table-cell>
          <table:table-cell office:value-type="string" calcext:value-type="string">
            <text:p><text:s/>VJAHUIRA</text:p>
          </table:table-cell>
          <table:table-cell office:value-type="float" office:value="2890011" calcext:value-type="float">
            <text:p>2890011</text:p>
          </table:table-cell>
          <table:table-cell table:number-columns-repeated="2" office:value-type="float" office:value="2890155" calcext:value-type="float">
            <text:p>2890155</text:p>
          </table:table-cell>
          <table:table-cell office:value-type="string" calcext:value-type="string">
            <text:p><text:s/>Achocalla <text:s text:c="6"/>Norma Mamani Cel 71989064 <text:s text:c="55"/>admin@flordeleche.com <text:s/>almacen@flordeleche.coLado sal�n de fiestas Vi�a del Mar</text:p>
          </table:table-cell>
        </table:table-row>
        <table:table-row table:style-name="ro1">
          <table:table-cell office:value-type="string" calcext:value-type="string">
            <text:p>010010104 3100054012</text:p>
          </table:table-cell>
          <table:table-cell office:value-type="string" calcext:value-type="string">
            <text:p><text:s text:c="3"/>Delipan - Las Delicias</text:p>
          </table:table-cell>
          <table:table-cell office:value-type="float" office:value="3100054012" calcext:value-type="float">
            <text:p>3100054012</text:p>
          </table:table-cell>
          <table:table-cell/>
          <table:table-cell office:value-type="float" office:value="25240058" calcext:value-type="float">
            <text:p>25240058</text:p>
          </table:table-cell>
          <table:table-cell table:number-columns-repeated="2"/>
          <table:table-cell office:value-type="string" calcext:value-type="string">
            <text:p><text:s/>Calle 3 entre C Y D Nro.14 <text:s text:c="50"/>Nancy Arispe Cardozo <text:s text:c="60"/>fridda_a@hotmail.com <text:s text:c="24"/>Oruro</text:p>
          </table:table-cell>
        </table:table-row>
        <table:table-row table:style-name="ro1">
          <table:table-cell office:value-type="string" calcext:value-type="string">
            <text:p>010010105 821600013</text:p>
          </table:table-cell>
          <table:table-cell office:value-type="string" calcext:value-type="string">
            <text:p><text:s text:c="3"/>GUALBERTO ZURITA PATI�O</text:p>
          </table:table-cell>
          <table:table-cell office:value-type="float" office:value="821600013" calcext:value-type="float">
            <text:p>821600013</text:p>
          </table:table-cell>
          <table:table-cell table:number-columns-repeated="4"/>
          <table:table-cell office:value-type="string" calcext:value-type="string">
            <text:p><text:s/>SANTIAGO PRIMERO AV.1 140 EL ALTO</text:p>
          </table:table-cell>
        </table:table-row>
        <table:table-row table:style-name="ro1">
          <table:table-cell office:value-type="string" calcext:value-type="string">
            <text:p>010010106 2554956015</text:p>
          </table:table-cell>
          <table:table-cell office:value-type="string" calcext:value-type="string">
            <text:p><text:s text:c="3"/>Choque - Panificadora El Pan Casero</text:p>
          </table:table-cell>
          <table:table-cell office:value-type="float" office:value="2554956015" calcext:value-type="float">
            <text:p>2554956015</text:p>
          </table:table-cell>
          <table:table-cell office:value-type="string" calcext:value-type="string">
            <text:p><text:s/>DSALAZAR</text:p>
          </table:table-cell>
          <table:table-cell office:value-type="float" office:value="2832169" calcext:value-type="float">
            <text:p>2832169</text:p>
          </table:table-cell>
          <table:table-cell office:value-type="float" office:value="76567002" calcext:value-type="float">
            <text:p>76567002</text:p>
          </table:table-cell>
          <table:table-cell office:value-type="float" office:value="2832169" calcext:value-type="float">
            <text:p>2832169</text:p>
          </table:table-cell>
          <table:table-cell office:value-type="string" calcext:value-type="string">
            <text:p><text:s/>El Alto <text:s text:c="8"/>compras <text:s/>entregas y cobro con Ger�nimo Choque <text:s text:c="35"/>sin correo <text:s text:c="34"/>El Alto</text:p>
          </table:table-cell>
        </table:table-row>
        <table:table-row table:style-name="ro1">
          <table:table-cell office:value-type="string" calcext:value-type="string">
            <text:p>010010107 140451029</text:p>
          </table:table-cell>
          <table:table-cell office:value-type="string" calcext:value-type="string">
            <text:p><text:s text:c="3"/>Italpack S.R.L.</text:p>
          </table:table-cell>
          <table:table-cell office:value-type="float" office:value="140451029" calcext:value-type="float">
            <text:p>140451029</text:p>
          </table:table-cell>
          <table:table-cell/>
          <table:table-cell office:value-type="float" office:value="76203818" calcext:value-type="float">
            <text:p>76203818</text:p>
          </table:table-cell>
          <table:table-cell table:number-columns-repeated="2"/>
          <table:table-cell office:value-type="string" calcext:value-type="string">
            <text:p><text:s/>Av.Circunvalaci�n Ingreso a Achocalla <text:s text:c="39"/>Josef Geier <text:s text:c="114"/>El Alto</text:p>
          </table:table-cell>
        </table:table-row>
        <table:table-row table:style-name="ro1">
          <table:table-cell office:value-type="string" calcext:value-type="string">
            <text:p>010010108 131855020</text:p>
          </table:table-cell>
          <table:table-cell office:value-type="string" calcext:value-type="string">
            <text:p><text:s text:c="3"/>Kantumarket SRL - Multimas</text:p>
          </table:table-cell>
          <table:table-cell office:value-type="float" office:value="131855020" calcext:value-type="float">
            <text:p>131855020</text:p>
          </table:table-cell>
          <table:table-cell/>
          <table:table-cell office:value-type="float" office:value="2118682" calcext:value-type="float">
            <text:p>2118682</text:p>
          </table:table-cell>
          <table:table-cell office:value-type="float" office:value="2118683" calcext:value-type="float">
            <text:p>2118683</text:p>
          </table:table-cell>
          <table:table-cell/>
          <table:table-cell office:value-type="string" calcext:value-type="string">
            <text:p><text:s/>Av.Sanchez Lima Nro.1226 (Supermercado Multimas) <text:s text:c="28"/>Julio Aguirre <text:s text:c="112"/>La Paz</text:p>
          </table:table-cell>
        </table:table-row>
        <table:table-row table:style-name="ro1">
          <table:table-cell office:value-type="string" calcext:value-type="string">
            <text:p>010010109 3432214011</text:p>
          </table:table-cell>
          <table:table-cell office:value-type="string" calcext:value-type="string">
            <text:p><text:s text:c="3"/>Kierig - Productos Maya</text:p>
          </table:table-cell>
          <table:table-cell office:value-type="float" office:value="3427526019" calcext:value-type="float">
            <text:p>3427526019</text:p>
          </table:table-cell>
          <table:table-cell office:value-type="string" calcext:value-type="string">
            <text:p><text:s/>HVALDIVI</text:p>
          </table:table-cell>
          <table:table-cell office:value-type="float" office:value="2713067" calcext:value-type="float">
            <text:p>2713067</text:p>
          </table:table-cell>
          <table:table-cell/>
          <table:table-cell office:value-type="float" office:value="2713067" calcext:value-type="float">
            <text:p>2713067</text:p>
          </table:table-cell>
          <table:table-cell office:value-type="string" calcext:value-type="string">
            <text:p><text:s/>La Paz <text:s text:c="90"/>ventas@productos-maya.com <text:s text:c="19"/>La Paz</text:p>
          </table:table-cell>
        </table:table-row>
        <table:table-row table:style-name="ro1">
          <table:table-cell office:value-type="string" calcext:value-type="string">
            <text:p>010010110 2295194</text:p>
          </table:table-cell>
          <table:table-cell office:value-type="string" calcext:value-type="string">
            <text:p><text:s text:c="3"/>Estevez - G�nesis El Cafetal</text:p>
          </table:table-cell>
          <table:table-cell office:value-type="float" office:value="4749541017" calcext:value-type="float">
            <text:p>4749541017</text:p>
          </table:table-cell>
          <table:table-cell office:value-type="string" calcext:value-type="string">
            <text:p><text:s/>VJAHUIRA</text:p>
          </table:table-cell>
          <table:table-cell office:value-type="float" office:value="2458239" calcext:value-type="float">
            <text:p>2458239</text:p>
          </table:table-cell>
          <table:table-cell table:number-columns-repeated="2"/>
          <table:table-cell office:value-type="string" calcext:value-type="string">
            <text:p><text:s/>La Paz <text:s text:c="9"/>Luz Marina Estevez 72007381 <text:s text:c="53"/>kaffea_comercia_ind@hotmail.com <text:s text:c="13"/>La Paz</text:p>
          </table:table-cell>
        </table:table-row>
        <table:table-row table:style-name="ro1">
          <table:table-cell office:value-type="string" calcext:value-type="string">
            <text:p>010010111 122987025</text:p>
          </table:table-cell>
          <table:table-cell office:value-type="string" calcext:value-type="string">
            <text:p><text:s text:c="3"/>Gobierno Municipal de Coroico</text:p>
          </table:table-cell>
          <table:table-cell office:value-type="float" office:value="122987025" calcext:value-type="float">
            <text:p>122987025</text:p>
          </table:table-cell>
          <table:table-cell/>
          <table:table-cell office:value-type="float" office:value="2895517" calcext:value-type="float">
            <text:p>2895517</text:p>
          </table:table-cell>
          <table:table-cell table:number-columns-repeated="2"/>
          <table:table-cell office:value-type="string" calcext:value-type="string">
            <text:p><text:s/>Calle Sagarnaga S/N Coroico <text:s text:c="175"/>LA PAZ</text:p>
          </table:table-cell>
        </table:table-row>
        <table:table-row table:style-name="ro1">
          <table:table-cell office:value-type="string" calcext:value-type="string">
            <text:p>010010112 4121147</text:p>
          </table:table-cell>
          <table:table-cell office:value-type="string" calcext:value-type="string">
            <text:p><text:s text:c="3"/>Francisco Mancilla - Productos Ranchero</text:p>
          </table:table-cell>
          <table:table-cell office:value-type="float" office:value="4121147" calcext:value-type="float">
            <text:p>4121147</text:p>
          </table:table-cell>
          <table:table-cell office:value-type="string" calcext:value-type="string">
            <text:p><text:s/>PAMELA</text:p>
          </table:table-cell>
          <table:table-cell office:value-type="float" office:value="71894735" calcext:value-type="float">
            <text:p>71894735</text:p>
          </table:table-cell>
          <table:table-cell office:value-type="string" calcext:value-type="string">
            <text:p>(4)6634472</text:p>
          </table:table-cell>
          <table:table-cell office:value-type="string" calcext:value-type="string">
            <text:p>3 <text:s text:c="3"/>--</text:p>
          </table:table-cell>
          <table:table-cell office:value-type="string" calcext:value-type="string">
            <text:p><text:s/>Tarija <text:s text:c="9"/>Francisco Mancilla <text:s text:c="62"/>--- <text:s text:c="41"/>Barrio Juan Pablo II Regimiento Camacho</text:p>
          </table:table-cell>
        </table:table-row>
        <table:table-row table:style-name="ro1">
          <table:table-cell office:value-type="string" calcext:value-type="string">
            <text:p>010010113 1010663027</text:p>
          </table:table-cell>
          <table:table-cell office:value-type="string" calcext:value-type="string">
            <text:p><text:s text:c="3"/>Prodii</text:p>
          </table:table-cell>
          <table:table-cell office:value-type="float" office:value="1010663027" calcext:value-type="float">
            <text:p>1010663027</text:p>
          </table:table-cell>
          <table:table-cell/>
          <table:table-cell office:value-type="float" office:value="25820248" calcext:value-type="float">
            <text:p>25820248</text:p>
          </table:table-cell>
          <table:table-cell table:number-columns-repeated="2"/>
          <table:table-cell office:value-type="string" calcext:value-type="string">
            <text:p><text:s/>LLALLAGUA <text:s text:c="6"/>JOSE FLORES <text:s text:c="114"/>POTOSI</text:p>
          </table:table-cell>
        </table:table-row>
        <table:table-row table:style-name="ro1">
          <table:table-cell office:value-type="string" calcext:value-type="string">
            <text:p>010010114 1008773026</text:p>
          </table:table-cell>
          <table:table-cell office:value-type="string" calcext:value-type="string">
            <text:p><text:s text:c="3"/>Cideder</text:p>
          </table:table-cell>
          <table:table-cell office:value-type="float" office:value="1008773026" calcext:value-type="float">
            <text:p>1008773026</text:p>
          </table:table-cell>
          <table:table-cell/>
          <table:table-cell office:value-type="float" office:value="4411534" calcext:value-type="float">
            <text:p>4411534</text:p>
          </table:table-cell>
          <table:table-cell table:number-columns-repeated="2"/>
          <table:table-cell office:value-type="string" calcext:value-type="string">
            <text:p><text:s/>Av.Medinacelli Nro.01362 entre Murguia y Casto <text:s text:c="30"/>Gilmar Monta�o <text:s text:c="111"/>Cochabamba</text:p>
          </table:table-cell>
        </table:table-row>
        <table:table-row table:style-name="ro1">
          <table:table-cell office:value-type="string" calcext:value-type="string">
            <text:p>010010115 1020435022</text:p>
          </table:table-cell>
          <table:table-cell office:value-type="string" calcext:value-type="string">
            <text:p><text:s text:c="3"/>Banco de Credito de Bolivia S.A.</text:p>
          </table:table-cell>
          <table:table-cell office:value-type="float" office:value="1020435022" calcext:value-type="float">
            <text:p>1020435022</text:p>
          </table:table-cell>
          <table:table-cell office:value-type="string" calcext:value-type="string">
            <text:p><text:s/>VJAHUIRA</text:p>
          </table:table-cell>
          <table:table-cell office:value-type="float" office:value="2172223" calcext:value-type="float">
            <text:p>2172223</text:p>
          </table:table-cell>
          <table:table-cell office:value-type="string" calcext:value-type="string">
            <text:p>int 2227</text:p>
          </table:table-cell>
          <table:table-cell/>
          <table:table-cell office:value-type="string" calcext:value-type="string">
            <text:p><text:s/>La Paz <text:s text:c="9"/>Aldo Daza cel: 72027718 <text:s text:c="57"/>adaza@bcp.com.bo <text:s text:c="28"/>La Paz</text:p>
          </table:table-cell>
        </table:table-row>
        <table:table-row table:style-name="ro1">
          <table:table-cell office:value-type="string" calcext:value-type="string">
            <text:p>010010116 3379005015</text:p>
          </table:table-cell>
          <table:table-cell office:value-type="string" calcext:value-type="string">
            <text:p><text:s text:c="3"/>Rey Huici Century S.R.L. - Goyzueta</text:p>
          </table:table-cell>
          <table:table-cell office:value-type="float" office:value="193702028" calcext:value-type="float">
            <text:p>193702028</text:p>
          </table:table-cell>
          <table:table-cell office:value-type="string" calcext:value-type="string">
            <text:p><text:s/>HVALDIVI</text:p>
          </table:table-cell>
          <table:table-cell office:value-type="float" office:value="2240209" calcext:value-type="float">
            <text:p>2240209</text:p>
          </table:table-cell>
          <table:table-cell office:value-type="float" office:value="72591611" calcext:value-type="float">
            <text:p>72591611</text:p>
          </table:table-cell>
          <table:table-cell office:value-type="float" office:value="2240209" calcext:value-type="float">
            <text:p>2240209</text:p>
          </table:table-cell>
          <table:table-cell office:value-type="string" calcext:value-type="string">
            <text:p><text:s/>La Paz <text:s text:c="9"/>Ramiro Goyzueta (compras <text:s/>entregas y cobros) <text:s text:c="81"/>Zona Miraflores <text:s/>Edificio Marujita</text:p>
          </table:table-cell>
        </table:table-row>
        <table:table-row table:style-name="ro1">
          <table:table-cell office:value-type="string" calcext:value-type="string">
            <text:p>010010117 3570005016</text:p>
          </table:table-cell>
          <table:table-cell office:value-type="string" calcext:value-type="string">
            <text:p><text:s text:c="3"/>Zara Flores - ZAFELI</text:p>
          </table:table-cell>
          <table:table-cell office:value-type="float" office:value="3570005016" calcext:value-type="float">
            <text:p>3570005016</text:p>
          </table:table-cell>
          <table:table-cell/>
          <table:table-cell office:value-type="float" office:value="4423540" calcext:value-type="float">
            <text:p>4423540</text:p>
          </table:table-cell>
          <table:table-cell office:value-type="float" office:value="76994070" calcext:value-type="float">
            <text:p>76994070</text:p>
          </table:table-cell>
          <table:table-cell/>
          <table:table-cell office:value-type="string" calcext:value-type="string">
            <text:p><text:s/>Cochabamba <text:s text:c="5"/>LIZANDRO FLORES <text:s text:c="110"/>Cochabamba</text:p>
          </table:table-cell>
        </table:table-row>
        <table:table-row table:style-name="ro1">
          <table:table-cell office:value-type="string" calcext:value-type="string">
            <text:p>010010118 121301024</text:p>
          </table:table-cell>
          <table:table-cell office:value-type="string" calcext:value-type="string">
            <text:p><text:s text:c="3"/>Samda Import Export</text:p>
          </table:table-cell>
          <table:table-cell office:value-type="float" office:value="121301024" calcext:value-type="float">
            <text:p>121301024</text:p>
          </table:table-cell>
          <table:table-cell/>
          <table:table-cell office:value-type="float" office:value="76230524" calcext:value-type="float">
            <text:p>76230524</text:p>
          </table:table-cell>
          <table:table-cell office:value-type="float" office:value="3355995" calcext:value-type="float">
            <text:p>3355995</text:p>
          </table:table-cell>
          <table:table-cell/>
          <table:table-cell office:value-type="string" calcext:value-type="string">
            <text:p><text:s/>Calle 21 de Mayo esq. Florida <text:s text:c="47"/>RAMIRO LLIPE <text:s text:c="113"/>Santa Cruz</text:p>
          </table:table-cell>
        </table:table-row>
        <table:table-row table:style-name="ro1">
          <table:table-cell office:value-type="string" calcext:value-type="string">
            <text:p>010010119 2335979014</text:p>
          </table:table-cell>
          <table:table-cell office:value-type="string" calcext:value-type="string">
            <text:p><text:s text:c="3"/>NUT &amp; NAT</text:p>
          </table:table-cell>
          <table:table-cell office:value-type="float" office:value="2335979014" calcext:value-type="float">
            <text:p>2335979014</text:p>
          </table:table-cell>
          <table:table-cell office:value-type="string" calcext:value-type="string">
            <text:p><text:s/>VJAHUIRA</text:p>
          </table:table-cell>
          <table:table-cell office:value-type="float" office:value="77528868" calcext:value-type="float">
            <text:p>77528868</text:p>
          </table:table-cell>
          <table:table-cell office:value-type="float" office:value="76222855" calcext:value-type="float">
            <text:p>76222855</text:p>
          </table:table-cell>
          <table:table-cell/>
          <table:table-cell office:value-type="string" calcext:value-type="string">
            <text:p><text:s/>Calle Tiahuanacu N� 771 <text:s text:c="2"/>Beatriz Guti�rrez 77528868 <text:s text:c="54"/>gutiebeatriz@gmail.com - lilyzuna@ascextradinEl Alto</text:p>
          </table:table-cell>
        </table:table-row>
        <table:table-row table:style-name="ro1">
          <table:table-cell office:value-type="string" calcext:value-type="string">
            <text:p>010010120 2362454</text:p>
          </table:table-cell>
          <table:table-cell office:value-type="string" calcext:value-type="string">
            <text:p><text:s text:c="3"/>Moya - Biocaf�</text:p>
          </table:table-cell>
          <table:table-cell office:value-type="float" office:value="4911027011" calcext:value-type="float">
            <text:p>4911027011</text:p>
          </table:table-cell>
          <table:table-cell office:value-type="string" calcext:value-type="string">
            <text:p><text:s/>MSOTO</text:p>
          </table:table-cell>
          <table:table-cell table:number-columns-repeated="2"/>
          <table:table-cell office:value-type="float" office:value="2440345" calcext:value-type="float">
            <text:p>2440345</text:p>
          </table:table-cell>
          <table:table-cell office:value-type="string" calcext:value-type="string">
            <text:p><text:s/>Calle Franz Tamayo No.10 Zona Taipichullo - <text:s text:c="33"/>Ariel Benavides <text:s text:c="65"/>benavides@hss.de <text:s text:c="28"/>LA PAZ</text:p>
          </table:table-cell>
        </table:table-row>
        <table:table-row table:style-name="ro1">
          <table:table-cell office:value-type="string" calcext:value-type="string">
            <text:p>010010121 1028231025</text:p>
          </table:table-cell>
          <table:table-cell office:value-type="string" calcext:value-type="string">
            <text:p><text:s text:c="3"/>Prosalud</text:p>
          </table:table-cell>
          <table:table-cell office:value-type="float" office:value="1028231025" calcext:value-type="float">
            <text:p>1028231025</text:p>
          </table:table-cell>
          <table:table-cell/>
          <table:table-cell office:value-type="float" office:value="3555200" calcext:value-type="float">
            <text:p>3555200</text:p>
          </table:table-cell>
          <table:table-cell office:value-type="string" calcext:value-type="string">
            <text:p>int. 117</text:p>
          </table:table-cell>
          <table:table-cell office:value-type="float" office:value="3529477" calcext:value-type="float">
            <text:p>3529477</text:p>
          </table:table-cell>
          <table:table-cell office:value-type="string" calcext:value-type="string">
            <text:p><text:s/>Isabel La Catolica 810 <text:s text:c="3"/>Ruth Gutierrez <text:s text:c="66"/>rgutierrez@prosalud.org <text:s text:c="21"/>Santa Cruz</text:p>
          </table:table-cell>
        </table:table-row>
        <table:table-row table:style-name="ro1">
          <table:table-cell office:value-type="string" calcext:value-type="string">
            <text:p>010010122 2522478017</text:p>
          </table:table-cell>
          <table:table-cell office:value-type="string" calcext:value-type="string">
            <text:p><text:s text:c="3"/>Rolando Lima - Envasadora La Ollita</text:p>
          </table:table-cell>
          <table:table-cell office:value-type="float" office:value="2522478017" calcext:value-type="float">
            <text:p>2522478017</text:p>
          </table:table-cell>
          <table:table-cell/>
          <table:table-cell office:value-type="float" office:value="2460093" calcext:value-type="float">
            <text:p>2460093</text:p>
          </table:table-cell>
          <table:table-cell/>
          <table:table-cell office:value-type="float" office:value="2460093" calcext:value-type="float">
            <text:p>2460093</text:p>
          </table:table-cell>
          <table:table-cell office:value-type="string" calcext:value-type="string">
            <text:p><text:s text:c="17"/>Erick Lima 70554639 <text:s text:c="61"/>leoramirezpinto1@hotmail.com <text:s text:c="16"/>La Paz</text:p>
          </table:table-cell>
        </table:table-row>
        <table:table-row table:style-name="ro1">
          <table:table-cell office:value-type="string" calcext:value-type="string">
            <text:p>010010123 123461027</text:p>
          </table:table-cell>
          <table:table-cell office:value-type="string" calcext:value-type="string">
            <text:p><text:s text:c="3"/>AOPEB</text:p>
          </table:table-cell>
          <table:table-cell office:value-type="float" office:value="123461027" calcext:value-type="float">
            <text:p>123461027</text:p>
          </table:table-cell>
          <table:table-cell/>
          <table:table-cell office:value-type="float" office:value="2129287" calcext:value-type="float">
            <text:p>2129287</text:p>
          </table:table-cell>
          <table:table-cell office:value-type="float" office:value="2490686" calcext:value-type="float">
            <text:p>2490686</text:p>
          </table:table-cell>
          <table:table-cell/>
          <table:table-cell office:value-type="string" calcext:value-type="string">
            <text:p><text:s/>Calle Landaeta nro.554 Esq Luis Crespo <text:s text:c="38"/>ANDREA CHAMAS <text:s text:c="112"/>LA PAZ</text:p>
          </table:table-cell>
        </table:table-row>
        <table:table-row table:style-name="ro1">
          <table:table-cell office:value-type="string" calcext:value-type="string">
            <text:p>010010124 1016851028</text:p>
          </table:table-cell>
          <table:table-cell office:value-type="string" calcext:value-type="string">
            <text:p><text:s text:c="3"/>Gustavo Braverman - Productos TOBA</text:p>
          </table:table-cell>
          <table:table-cell office:value-type="float" office:value="1016851028" calcext:value-type="float">
            <text:p>1016851028</text:p>
          </table:table-cell>
          <table:table-cell office:value-type="string" calcext:value-type="string">
            <text:p><text:s/>VJAHUIRA</text:p>
          </table:table-cell>
          <table:table-cell office:value-type="float" office:value="2796614" calcext:value-type="float">
            <text:p>2796614</text:p>
          </table:table-cell>
          <table:table-cell office:value-type="float" office:value="2796240" calcext:value-type="float">
            <text:p>2796240</text:p>
          </table:table-cell>
          <table:table-cell/>
          <table:table-cell office:value-type="string" calcext:value-type="string">
            <text:p><text:s/>Calle 46 Nro.384 - Chasquipampa <text:s text:c="45"/>Andrea Braveman 76217731 <text:s text:c="56"/>pedidos@productostoba.com <text:s text:c="19"/>La Paz</text:p>
          </table:table-cell>
        </table:table-row>
        <table:table-row table:style-name="ro1">
          <table:table-cell office:value-type="string" calcext:value-type="string">
            <text:p>010010125 1005479029</text:p>
          </table:table-cell>
          <table:table-cell office:value-type="string" calcext:value-type="string">
            <text:p><text:s text:c="3"/>SAITE S.R.L.</text:p>
          </table:table-cell>
          <table:table-cell office:value-type="float" office:value="1005479029" calcext:value-type="float">
            <text:p>1005479029</text:p>
          </table:table-cell>
          <table:table-cell office:value-type="string" calcext:value-type="string">
            <text:p><text:s/>HVALDIVI</text:p>
          </table:table-cell>
          <table:table-cell office:value-type="string" calcext:value-type="string">
            <text:p>2832262 int110</text:p>
          </table:table-cell>
          <table:table-cell/>
          <table:table-cell office:value-type="float" office:value="2832262" calcext:value-type="float">
            <text:p>2832262</text:p>
          </table:table-cell>
          <table:table-cell office:value-type="string" calcext:value-type="string">
            <text:p><text:s/>El Alto <text:s text:c="8"/>Elizbeth Conde Cel 71240832 - Pedro Rodriguez 715248883 <text:s text:c="25"/>elizabeth@quinuasaite.com.bo <text:s/>losandes@quinuacalle Laquinsora</text:p>
          </table:table-cell>
        </table:table-row>
        <table:table-row table:style-name="ro1">
          <table:table-cell office:value-type="string" calcext:value-type="string">
            <text:p>010010126 4306379016</text:p>
          </table:table-cell>
          <table:table-cell office:value-type="string" calcext:value-type="string">
            <text:p><text:s text:c="3"/>Ruegenberg - UMA Industria &amp; Alimentos</text:p>
          </table:table-cell>
          <table:table-cell office:value-type="float" office:value="4306379016" calcext:value-type="float">
            <text:p>4306379016</text:p>
          </table:table-cell>
          <table:table-cell/>
          <table:table-cell office:value-type="float" office:value="70540969" calcext:value-type="float">
            <text:p>70540969</text:p>
          </table:table-cell>
          <table:table-cell table:number-columns-repeated="2"/>
          <table:table-cell office:value-type="string" calcext:value-type="string">
            <text:p><text:s/>Av.Busch 1323 entre Panama y Heroes del Pacifico <text:s text:c="28"/>Martin Ruegenberg <text:s text:c="63"/>gourmadbolivia@gmail.com <text:s text:c="20"/>La Paz</text:p>
          </table:table-cell>
        </table:table-row>
        <table:table-row table:style-name="ro1">
          <table:table-cell office:value-type="string" calcext:value-type="string">
            <text:p>010010127 1019001024</text:p>
          </table:table-cell>
          <table:table-cell office:value-type="string" calcext:value-type="string">
            <text:p><text:s text:c="3"/>Industrias Alimenticias Ricomen Ltda.</text:p>
          </table:table-cell>
          <table:table-cell office:value-type="float" office:value="1019001024" calcext:value-type="float">
            <text:p>1019001024</text:p>
          </table:table-cell>
          <table:table-cell/>
          <table:table-cell office:value-type="float" office:value="2313033" calcext:value-type="float">
            <text:p>2313033</text:p>
          </table:table-cell>
          <table:table-cell/>
          <table:table-cell office:value-type="float" office:value="2313160" calcext:value-type="float">
            <text:p>2313160</text:p>
          </table:table-cell>
          <table:table-cell office:value-type="string" calcext:value-type="string">
            <text:p><text:s/>Calle Bolivar 7279571101 <text:s text:c="72"/>contacto@ricomen.com <text:s text:c="24"/>El Alto</text:p>
          </table:table-cell>
        </table:table-row>
        <table:table-row table:style-name="ro1">
          <table:table-cell office:value-type="string" calcext:value-type="string">
            <text:p>010010128 1020625023</text:p>
          </table:table-cell>
          <table:table-cell office:value-type="string" calcext:value-type="string">
            <text:p><text:s text:c="3"/>SICLaF S.A.</text:p>
          </table:table-cell>
          <table:table-cell office:value-type="float" office:value="1020625023" calcext:value-type="float">
            <text:p>1020625023</text:p>
          </table:table-cell>
          <table:table-cell office:value-type="string" calcext:value-type="string">
            <text:p><text:s/>PAMELA</text:p>
          </table:table-cell>
          <table:table-cell office:value-type="string" calcext:value-type="string">
            <text:p>2226602-1939</text:p>
          </table:table-cell>
          <table:table-cell office:value-type="float" office:value="2852099" calcext:value-type="float">
            <text:p>2852099</text:p>
          </table:table-cell>
          <table:table-cell office:value-type="string" calcext:value-type="string">
            <text:p><text:s text:c="5"/>2221018-851428</text:p>
          </table:table-cell>
          <table:table-cell office:value-type="string" calcext:value-type="string">
            <text:p><text:s/>La Paz <text:s text:c="9"/>Federico Joffre 69829074 <text:s text:c="56"/>fjoffre@lafrancesa.com <text:s text:c="22"/>La Paz</text:p>
          </table:table-cell>
        </table:table-row>
        <table:table-row table:style-name="ro1">
          <table:table-cell office:value-type="string" calcext:value-type="string">
            <text:p>010010129 141817029</text:p>
          </table:table-cell>
          <table:table-cell office:value-type="string" calcext:value-type="string">
            <text:p><text:s text:c="3"/>T-MINKAN S.R.L.</text:p>
          </table:table-cell>
          <table:table-cell office:value-type="float" office:value="141817029" calcext:value-type="float">
            <text:p>141817029</text:p>
          </table:table-cell>
          <table:table-cell/>
          <table:table-cell office:value-type="float" office:value="4410319" calcext:value-type="float">
            <text:p>4410319</text:p>
          </table:table-cell>
          <table:table-cell/>
          <table:table-cell office:value-type="float" office:value="4410319" calcext:value-type="float">
            <text:p>4410319</text:p>
          </table:table-cell>
          <table:table-cell office:value-type="string" calcext:value-type="string">
            <text:p><text:s/>Av. Melchor Perez de Holguin 654 <text:s text:c="125"/>ricardo_tminkan@yahoo.com <text:s text:c="19"/>Cochabamba</text:p>
          </table:table-cell>
        </table:table-row>
        <table:table-row table:style-name="ro1">
          <table:table-cell office:value-type="string" calcext:value-type="string">
            <text:p>010010130 1020229024</text:p>
          </table:table-cell>
          <table:table-cell office:value-type="string" calcext:value-type="string">
            <text:p><text:s text:c="3"/>Cerveceria Boliviana Nacional S.A.</text:p>
          </table:table-cell>
          <table:table-cell office:value-type="float" office:value="1020229024" calcext:value-type="float">
            <text:p>1020229024</text:p>
          </table:table-cell>
          <table:table-cell/>
          <table:table-cell office:value-type="float" office:value="2455455" calcext:value-type="float">
            <text:p>2455455</text:p>
          </table:table-cell>
          <table:table-cell table:number-columns-repeated="2"/>
          <table:table-cell office:value-type="string" calcext:value-type="string">
            <text:p><text:s/>Av. Montes 400 <text:s/>Gabriela Conde Rivera / Michael Rosado <text:s text:c="42"/>gcrivera@cbn.com.bo <text:s text:c="25"/>La Paz</text:p>
          </table:table-cell>
        </table:table-row>
        <table:table-row table:style-name="ro1">
          <table:table-cell office:value-type="string" calcext:value-type="string">
            <text:p>010010131 156954029</text:p>
          </table:table-cell>
          <table:table-cell office:value-type="string" calcext:value-type="string">
            <text:p><text:s text:c="3"/>El Yire</text:p>
          </table:table-cell>
          <table:table-cell office:value-type="float" office:value="156954029" calcext:value-type="float">
            <text:p>156954029</text:p>
          </table:table-cell>
          <table:table-cell/>
          <table:table-cell office:value-type="float" office:value="71217952" calcext:value-type="float">
            <text:p>71217952</text:p>
          </table:table-cell>
          <table:table-cell table:number-columns-repeated="2"/>
          <table:table-cell office:value-type="string" calcext:value-type="string">
            <text:p><text:s text:c="17"/>Luis Alberto Villegas <text:s text:c="104"/>El Alto</text:p>
          </table:table-cell>
        </table:table-row>
        <table:table-row table:style-name="ro1">
          <table:table-cell office:value-type="string" calcext:value-type="string">
            <text:p>010010132 1020409021</text:p>
          </table:table-cell>
          <table:table-cell office:value-type="string" calcext:value-type="string">
            <text:p><text:s text:c="3"/>Soalpro S.R.L.</text:p>
          </table:table-cell>
          <table:table-cell office:value-type="float" office:value="1020409021" calcext:value-type="float">
            <text:p>1020409021</text:p>
          </table:table-cell>
          <table:table-cell office:value-type="string" calcext:value-type="string">
            <text:p><text:s/>SRAMIREZ</text:p>
          </table:table-cell>
          <table:table-cell office:value-type="float" office:value="2832636" calcext:value-type="float">
            <text:p>2832636</text:p>
          </table:table-cell>
          <table:table-cell office:value-type="float" office:value="2832928" calcext:value-type="float">
            <text:p>2832928</text:p>
          </table:table-cell>
          <table:table-cell office:value-type="float" office:value="2833288" calcext:value-type="float">
            <text:p>2833288</text:p>
          </table:table-cell>
          <table:table-cell office:value-type="string" calcext:value-type="string">
            <text:p><text:s/>El Alto <text:s text:c="8"/>compras/Juan Alejandro Rios 72036288 <text:s text:c="44"/>jrios@soalpro.com <text:s text:c="27"/>El Alto</text:p>
          </table:table-cell>
        </table:table-row>
        <table:table-row table:style-name="ro1">
          <table:table-cell office:value-type="string" calcext:value-type="string">
            <text:p>010010133 3479041016</text:p>
          </table:table-cell>
          <table:table-cell office:value-type="string" calcext:value-type="string">
            <text:p><text:s text:c="3"/>Martin Calvimontes - Envasadora Decao</text:p>
          </table:table-cell>
          <table:table-cell office:value-type="float" office:value="3479041016" calcext:value-type="float">
            <text:p>3479041016</text:p>
          </table:table-cell>
          <table:table-cell/>
          <table:table-cell office:value-type="float" office:value="2242863" calcext:value-type="float">
            <text:p>2242863</text:p>
          </table:table-cell>
          <table:table-cell office:value-type="float" office:value="2231129" calcext:value-type="float">
            <text:p>2231129</text:p>
          </table:table-cell>
          <table:table-cell/>
          <table:table-cell office:value-type="string" calcext:value-type="string">
            <text:p><text:s/>Calle Haiti 1020Jos� Luis Calvimontes - Judith L�pez de Calvimontes <text:s text:c="29"/>tisha_mc6@hotmail.com <text:s text:c="23"/>La Paz</text:p>
          </table:table-cell>
        </table:table-row>
        <table:table-row table:style-name="ro1">
          <table:table-cell office:value-type="string" calcext:value-type="string">
            <text:p>010010134 2238195011</text:p>
          </table:table-cell>
          <table:table-cell office:value-type="string" calcext:value-type="string">
            <text:p><text:s text:c="3"/>Embutidos Manwil Ticona S.R.L. - Embutidos Wilman</text:p>
          </table:table-cell>
          <table:table-cell office:value-type="float" office:value="2238195011" calcext:value-type="float">
            <text:p>2238195011</text:p>
          </table:table-cell>
          <table:table-cell/>
          <table:table-cell office:value-type="float" office:value="2824950" calcext:value-type="float">
            <text:p>2824950</text:p>
          </table:table-cell>
          <table:table-cell table:number-columns-repeated="2"/>
          <table:table-cell office:value-type="string" calcext:value-type="string">
            <text:p><text:s/>Calle 5 Nro. 118Comercial/Luis Z�rate <text:s text:c="3"/>70655912 <text:s text:c="3"/>71505385 <text:s text:c="35"/>zarate52@latinmail.com <text:s text:c="22"/>El Alto</text:p>
          </table:table-cell>
        </table:table-row>
        <table:table-row table:style-name="ro1">
          <table:table-cell office:value-type="string" calcext:value-type="string">
            <text:p>010010135 1018919022</text:p>
          </table:table-cell>
          <table:table-cell office:value-type="string" calcext:value-type="string">
            <text:p><text:s text:c="3"/>SAMI S.R.L.</text:p>
          </table:table-cell>
          <table:table-cell office:value-type="float" office:value="1018919022" calcext:value-type="float">
            <text:p>1018919022</text:p>
          </table:table-cell>
          <table:table-cell/>
          <table:table-cell office:value-type="float" office:value="2860068" calcext:value-type="float">
            <text:p>2860068</text:p>
          </table:table-cell>
          <table:table-cell office:value-type="float" office:value="2494858" calcext:value-type="float">
            <text:p>2494858</text:p>
          </table:table-cell>
          <table:table-cell office:value-type="string" calcext:value-type="string">
            <text:p><text:s text:c="5"/>Mismos</text:p>
          </table:table-cell>
          <table:table-cell office:value-type="string" calcext:value-type="string">
            <text:p><text:s/>Calle Inca Roca # 50 <text:s text:c="5"/>Andr�s Sotelo <text:s text:c="3"/>70158720 <text:s text:c="55"/>negroasv@gmail.com <text:s text:c="26"/>El Alto</text:p>
          </table:table-cell>
        </table:table-row>
        <table:table-row table:style-name="ro1">
          <table:table-cell office:value-type="string" calcext:value-type="string">
            <text:p>010010136 125673022</text:p>
          </table:table-cell>
          <table:table-cell office:value-type="string" calcext:value-type="string">
            <text:p><text:s text:c="3"/>CEAB S.R.L.</text:p>
          </table:table-cell>
          <table:table-cell office:value-type="float" office:value="125673022" calcext:value-type="float">
            <text:p>125673022</text:p>
          </table:table-cell>
          <table:table-cell office:value-type="string" calcext:value-type="string">
            <text:p><text:s/>HVALDIVI</text:p>
          </table:table-cell>
          <table:table-cell office:value-type="float" office:value="4355031" calcext:value-type="float">
            <text:p>4355031</text:p>
          </table:table-cell>
          <table:table-cell/>
          <table:table-cell office:value-type="float" office:value="4355558" calcext:value-type="float">
            <text:p>4355558</text:p>
          </table:table-cell>
          <table:table-cell office:value-type="string" calcext:value-type="string">
            <text:p><text:s/>Cochabamba <text:s text:c="5"/>Juan Javier Morales 72237285/ Julian Morales 72237284 <text:s text:c="27"/>jjaviceab@hotmail.com <text:s/>julianamadorr162@gmailCochabamba</text:p>
          </table:table-cell>
        </table:table-row>
        <table:table-row table:style-name="ro1">
          <table:table-cell office:value-type="string" calcext:value-type="string">
            <text:p>010010137 1193322010</text:p>
          </table:table-cell>
          <table:table-cell office:value-type="string" calcext:value-type="string">
            <text:p><text:s text:c="3"/>Luis Fernandez G. - GImport Import Export</text:p>
          </table:table-cell>
          <table:table-cell office:value-type="float" office:value="1193322010" calcext:value-type="float">
            <text:p>1193322010</text:p>
          </table:table-cell>
          <table:table-cell/>
          <table:table-cell office:value-type="float" office:value="2245675" calcext:value-type="float">
            <text:p>2245675</text:p>
          </table:table-cell>
          <table:table-cell office:value-type="float" office:value="71502285" calcext:value-type="float">
            <text:p>71502285</text:p>
          </table:table-cell>
          <table:table-cell/>
          <table:table-cell office:value-type="string" calcext:value-type="string">
            <text:p><text:s/>Av. Busch 1198 <text:s/>Carmen P�rez <text:s text:c="68"/>gimfer@entelnet.bo <text:s text:c="26"/>La Paz</text:p>
          </table:table-cell>
        </table:table-row>
        <table:table-row table:style-name="ro1">
          <table:table-cell office:value-type="string" calcext:value-type="string">
            <text:p>010010138 155388023</text:p>
          </table:table-cell>
          <table:table-cell office:value-type="string" calcext:value-type="string">
            <text:p><text:s text:c="3"/>Hiltrabol S.A.</text:p>
          </table:table-cell>
          <table:table-cell office:value-type="float" office:value="155388023" calcext:value-type="float">
            <text:p>155388023</text:p>
          </table:table-cell>
          <table:table-cell/>
          <table:table-cell office:value-type="float" office:value="2852650" calcext:value-type="float">
            <text:p>2852650</text:p>
          </table:table-cell>
          <table:table-cell/>
          <table:table-cell office:value-type="float" office:value="2852179" calcext:value-type="float">
            <text:p>2852179</text:p>
          </table:table-cell>
          <table:table-cell office:value-type="string" calcext:value-type="string">
            <text:p><text:s/>Carretera a Oruro Km 17 Av. Hilbo s/n <text:s text:c="39"/>Freddy Oporto <text:s text:c="112"/>El Alto</text:p>
          </table:table-cell>
        </table:table-row>
        <table:table-row table:style-name="ro1">
          <table:table-cell office:value-type="string" calcext:value-type="string">
            <text:p>010010139 1021405022</text:p>
          </table:table-cell>
          <table:table-cell office:value-type="string" calcext:value-type="string">
            <text:p><text:s text:c="3"/>MAPRIAL S.R.L.</text:p>
          </table:table-cell>
          <table:table-cell office:value-type="float" office:value="1021405022" calcext:value-type="float">
            <text:p>1021405022</text:p>
          </table:table-cell>
          <table:table-cell/>
          <table:table-cell office:value-type="float" office:value="4504000" calcext:value-type="float">
            <text:p>4504000</text:p>
          </table:table-cell>
          <table:table-cell office:value-type="float" office:value="72232005" calcext:value-type="float">
            <text:p>72232005</text:p>
          </table:table-cell>
          <table:table-cell/>
          <table:table-cell office:value-type="string" calcext:value-type="string">
            <text:p><text:s/>Calle Nataniel Aguirre Nro. 645 entre Uruguay y <text:s text:c="29"/>Esperanza Flores <text:s text:c="64"/>gerencia@maprial.com.bo <text:s text:c="2"/>wanze@maprial.com.bCochabamba</text:p>
          </table:table-cell>
        </table:table-row>
        <table:table-row table:style-name="ro1">
          <table:table-cell office:value-type="string" calcext:value-type="string">
            <text:p>010010140 160322022</text:p>
          </table:table-cell>
          <table:table-cell office:value-type="string" calcext:value-type="string">
            <text:p><text:s text:c="3"/>Panaderia - Espa�ola Mendoza-Gutierrez S.R.L.</text:p>
          </table:table-cell>
          <table:table-cell office:value-type="float" office:value="160322022" calcext:value-type="float">
            <text:p>160322022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2459133 (nov)</text:p>
          </table:table-cell>
          <table:table-cell office:value-type="float" office:value="2864528" calcext:value-type="float">
            <text:p>2864528</text:p>
          </table:table-cell>
          <table:table-cell office:value-type="float" office:value="2461106" calcext:value-type="float">
            <text:p>2461106</text:p>
          </table:table-cell>
          <table:table-cell office:value-type="string" calcext:value-type="string">
            <text:p><text:s/>Calle �rsula Goyzueta Nro. 558 <text:s text:c="46"/>Milenka Mendoza <text:s/>71542614 <text:s/>elimilenmg@hotmail.com (cobros) <text:s text:c="22"/>laespanolasrl@hotmail.com <text:s text:c="19"/>La Paz</text:p>
          </table:table-cell>
        </table:table-row>
        <table:table-row table:style-name="ro1">
          <table:table-cell office:value-type="string" calcext:value-type="string">
            <text:p>010010141 9193166014</text:p>
          </table:table-cell>
          <table:table-cell office:value-type="string" calcext:value-type="string">
            <text:p><text:s text:c="3"/>Cafe Calama</text:p>
          </table:table-cell>
          <table:table-cell office:value-type="float" office:value="9193166014" calcext:value-type="float">
            <text:p>9193166014</text:p>
          </table:table-cell>
          <table:table-cell/>
          <table:table-cell office:value-type="float" office:value="2132660" calcext:value-type="float">
            <text:p>2132660</text:p>
          </table:table-cell>
          <table:table-cell office:value-type="float" office:value="70522073" calcext:value-type="float">
            <text:p>70522073</text:p>
          </table:table-cell>
          <table:table-cell office:value-type="float" office:value="2132660" calcext:value-type="float">
            <text:p>2132660</text:p>
          </table:table-cell>
          <table:table-cell office:value-type="string" calcext:value-type="string">
            <text:p><text:s text:c="17"/>Luis Quino <text:s text:c="115"/>El Alto</text:p>
          </table:table-cell>
        </table:table-row>
        <table:table-row table:style-name="ro1">
          <table:table-cell office:value-type="string" calcext:value-type="string">
            <text:p>010010142 137255023</text:p>
          </table:table-cell>
          <table:table-cell office:value-type="string" calcext:value-type="string">
            <text:p><text:s text:c="3"/>Industrias Quintana</text:p>
          </table:table-cell>
          <table:table-cell office:value-type="float" office:value="137255023" calcext:value-type="float">
            <text:p>137255023</text:p>
          </table:table-cell>
          <table:table-cell/>
          <table:table-cell office:value-type="float" office:value="2881050" calcext:value-type="float">
            <text:p>2881050</text:p>
          </table:table-cell>
          <table:table-cell table:number-columns-repeated="2"/>
          <table:table-cell office:value-type="string" calcext:value-type="string">
            <text:p><text:s/>Av. 25 de Abril Nro. 110 <text:s/>Miriam Calatayud <text:s text:c="64"/>campany_29@hotmail.com <text:s text:c="22"/>El Alto</text:p>
          </table:table-cell>
        </table:table-row>
        <table:table-row table:style-name="ro1">
          <table:table-cell office:value-type="string" calcext:value-type="string">
            <text:p>010010143 3372318019</text:p>
          </table:table-cell>
          <table:table-cell office:value-type="string" calcext:value-type="string">
            <text:p><text:s text:c="3"/>Octavio Mamani-El Criollito</text:p>
          </table:table-cell>
          <table:table-cell office:value-type="float" office:value="3372318019" calcext:value-type="float">
            <text:p>3372318019</text:p>
          </table:table-cell>
          <table:table-cell office:value-type="string" calcext:value-type="string">
            <text:p><text:s/>DSALAZAR</text:p>
          </table:table-cell>
          <table:table-cell office:value-type="float" office:value="2882057" calcext:value-type="float">
            <text:p>2882057</text:p>
          </table:table-cell>
          <table:table-cell office:value-type="float" office:value="71921015" calcext:value-type="float">
            <text:p>71921015</text:p>
          </table:table-cell>
          <table:table-cell office:value-type="string" calcext:value-type="string">
            <text:p><text:s text:c="5"/>---</text:p>
          </table:table-cell>
          <table:table-cell office:value-type="string" calcext:value-type="string">
            <text:p><text:s/>Av. El Paraiso barrio Los Olivos s/n <text:s text:c="40"/>Octavio Mamani 71921015 <text:s text:c="57"/>--- <text:s text:c="41"/>Tarija</text:p>
          </table:table-cell>
        </table:table-row>
        <table:table-row table:style-name="ro1">
          <table:table-cell office:value-type="string" calcext:value-type="string">
            <text:p>010010144 1002623028</text:p>
          </table:table-cell>
          <table:table-cell office:value-type="string" calcext:value-type="string">
            <text:p><text:s text:c="3"/>Coraca Irupana - Coraca RI</text:p>
          </table:table-cell>
          <table:table-cell office:value-type="float" office:value="1002623028" calcext:value-type="float">
            <text:p>1002623028</text:p>
          </table:table-cell>
          <table:table-cell/>
          <table:table-cell office:value-type="float" office:value="22136169" calcext:value-type="float">
            <text:p>22136169</text:p>
          </table:table-cell>
          <table:table-cell table:number-columns-repeated="2"/>
          <table:table-cell office:value-type="string" calcext:value-type="string">
            <text:p><text:s/>Av. del Estudiante Nro. 254 <text:s text:c="49"/>Veronica Clemente <text:s text:c="108"/>Irupana Sud Yungas</text:p>
          </table:table-cell>
        </table:table-row>
        <table:table-row table:style-name="ro1">
          <table:table-cell office:value-type="string" calcext:value-type="string">
            <text:p>010010145 1016253021</text:p>
          </table:table-cell>
          <table:table-cell office:value-type="string" calcext:value-type="string">
            <text:p><text:s text:c="3"/>Banco Nacional de Bolivia</text:p>
          </table:table-cell>
          <table:table-cell office:value-type="float" office:value="1016253021" calcext:value-type="float">
            <text:p>1016253021</text:p>
          </table:table-cell>
          <table:table-cell/>
          <table:table-cell office:value-type="float" office:value="2313232" calcext:value-type="float">
            <text:p>2313232</text:p>
          </table:table-cell>
          <table:table-cell/>
          <table:table-cell office:value-type="string" calcext:value-type="string">
            <text:p><text:s text:c="5"/>int 1856</text:p>
          </table:table-cell>
          <table:table-cell office:value-type="string" calcext:value-type="string">
            <text:p><text:s/>Calle Col�n esq. Av. Camacho Nro. 1296 <text:s text:c="38"/>Edwin Torrez <text:s text:c="68"/>ertorrez@bnb.com.bo <text:s text:c="25"/>La Paz</text:p>
          </table:table-cell>
        </table:table-row>
        <table:table-row table:style-name="ro1">
          <table:table-cell office:value-type="string" calcext:value-type="string">
            <text:p>010010146 2527144011</text:p>
          </table:table-cell>
          <table:table-cell office:value-type="string" calcext:value-type="string">
            <text:p><text:s text:c="3"/>Chocolates Tropical S.R.L.</text:p>
          </table:table-cell>
          <table:table-cell office:value-type="float" office:value="191520027" calcext:value-type="float">
            <text:p>191520027</text:p>
          </table:table-cell>
          <table:table-cell office:value-type="string" calcext:value-type="string">
            <text:p><text:s/>VJAHUIRA</text:p>
          </table:table-cell>
          <table:table-cell office:value-type="float" office:value="2191969" calcext:value-type="float">
            <text:p>2191969</text:p>
          </table:table-cell>
          <table:table-cell table:number-columns-repeated="2" office:value-type="float" office:value="2860533" calcext:value-type="float">
            <text:p>2860533</text:p>
          </table:table-cell>
          <table:table-cell office:value-type="string" calcext:value-type="string">
            <text:p><text:s/>El Alto <text:s text:c="8"/>Francisco Fern�ndez <text:s text:c="5"/>70639942 <text:s text:c="92"/>El Alto</text:p>
          </table:table-cell>
        </table:table-row>
        <table:table-row table:style-name="ro1">
          <table:table-cell office:value-type="string" calcext:value-type="string">
            <text:p>010010147 133661026</text:p>
          </table:table-cell>
          <table:table-cell office:value-type="string" calcext:value-type="string">
            <text:p><text:s text:c="3"/>Griese</text:p>
          </table:table-cell>
          <table:table-cell office:value-type="float" office:value="1790444012" calcext:value-type="float">
            <text:p>1790444012</text:p>
          </table:table-cell>
          <table:table-cell office:value-type="string" calcext:value-type="string">
            <text:p><text:s/>VJAHUIRA</text:p>
          </table:table-cell>
          <table:table-cell office:value-type="float" office:value="39446347" calcext:value-type="float">
            <text:p>39446347</text:p>
          </table:table-cell>
          <table:table-cell table:number-columns-repeated="2"/>
          <table:table-cell office:value-type="string" calcext:value-type="string">
            <text:p><text:s/>Calle Aurelio Tapia Nro. 22 <text:s text:c="130"/>griesegerhard@gmail.com <text:s text:c="21"/>Santa Cruz</text:p>
          </table:table-cell>
        </table:table-row>
        <table:table-row table:style-name="ro1">
          <table:table-cell office:value-type="string" calcext:value-type="string">
            <text:p>010010148 146574024</text:p>
          </table:table-cell>
          <table:table-cell office:value-type="string" calcext:value-type="string">
            <text:p><text:s text:c="3"/>Corporacion Agroindustrial Sumita Ltda. Campo Ltda - Prod</text:p>
          </table:table-cell>
          <table:table-cell table:style-name="ce1" office:value-type="string" calcext:value-type="string">
            <text:p>. 168972025</text:p>
          </table:table-cell>
          <table:table-cell office:value-type="string" calcext:value-type="string">
            <text:p><text:s/>HVALDIVI</text:p>
          </table:table-cell>
          <table:table-cell office:value-type="float" office:value="5287948" calcext:value-type="float">
            <text:p>5287948</text:p>
          </table:table-cell>
          <table:table-cell office:value-type="float" office:value="72484709" calcext:value-type="float">
            <text:p>72484709</text:p>
          </table:table-cell>
          <table:table-cell office:value-type="float" office:value="5287948" calcext:value-type="float">
            <text:p>5287948</text:p>
          </table:table-cell>
          <table:table-cell office:value-type="string" calcext:value-type="string">
            <text:p><text:s/>Oruro <text:s text:c="10"/>Andr�s Salgado - Misael Rocha (Consultora Campo) <text:s text:c="32"/>consultora.campo@gmail.com <text:s text:c="2"/>sumitaa1@hotmailOf.2 Nro. 662</text:p>
          </table:table-cell>
        </table:table-row>
        <table:table-row table:style-name="ro1">
          <table:table-cell office:value-type="string" calcext:value-type="string">
            <text:p>010010149 163576022</text:p>
          </table:table-cell>
          <table:table-cell office:value-type="string" calcext:value-type="string">
            <text:p><text:s text:c="3"/>Nuez Amaz�nica</text:p>
          </table:table-cell>
          <table:table-cell office:value-type="float" office:value="163576022" calcext:value-type="float">
            <text:p>163576022</text:p>
          </table:table-cell>
          <table:table-cell/>
          <table:table-cell office:value-type="float" office:value="2315059" calcext:value-type="float">
            <text:p>2315059</text:p>
          </table:table-cell>
          <table:table-cell/>
          <table:table-cell office:value-type="float" office:value="2315058" calcext:value-type="float">
            <text:p>2315058</text:p>
          </table:table-cell>
          <table:table-cell office:value-type="string" calcext:value-type="string">
            <text:p><text:s/>Edif. Barrosquira Piso 10 Sandra Choque - 72088380 <text:s text:c="56"/>nuezamazonica@fobomade.org.bo <text:s text:c="15"/>La Paz</text:p>
          </table:table-cell>
        </table:table-row>
        <table:table-row table:style-name="ro1">
          <table:table-cell office:value-type="string" calcext:value-type="string">
            <text:p>010010150 124721023</text:p>
          </table:table-cell>
          <table:table-cell office:value-type="string" calcext:value-type="string">
            <text:p><text:s text:c="3"/>Graciela Torricos de Riera - Fundacion SEDERA</text:p>
          </table:table-cell>
          <table:table-cell office:value-type="float" office:value="1191216010" calcext:value-type="float">
            <text:p>1191216010</text:p>
          </table:table-cell>
          <table:table-cell office:value-type="string" calcext:value-type="string">
            <text:p><text:s/>MSOTO</text:p>
          </table:table-cell>
          <table:table-cell table:number-columns-repeated="2" office:value-type="float" office:value="2829165" calcext:value-type="float">
            <text:p>2829165</text:p>
          </table:table-cell>
          <table:table-cell/>
          <table:table-cell office:value-type="string" calcext:value-type="string">
            <text:p><text:s text:c="17"/>Marcela Cardozo marcarro77@hotmail.com 72573407 <text:s text:c="33"/>pdlabo@entelnet.bo - marcarro77@hotmail.com <text:s/>El Alto</text:p>
          </table:table-cell>
        </table:table-row>
        <table:table-row table:style-name="ro1">
          <table:table-cell office:value-type="string" calcext:value-type="string">
            <text:p>010010151 147130022</text:p>
          </table:table-cell>
          <table:table-cell office:value-type="string" calcext:value-type="string">
            <text:p><text:s text:c="3"/>American Broker</text:p>
          </table:table-cell>
          <table:table-cell office:value-type="float" office:value="147130022" calcext:value-type="float">
            <text:p>147130022</text:p>
          </table:table-cell>
          <table:table-cell/>
          <table:table-cell office:value-type="float" office:value="2317229" calcext:value-type="float">
            <text:p>2317229</text:p>
          </table:table-cell>
          <table:table-cell table:number-columns-repeated="2"/>
          <table:table-cell office:value-type="string" calcext:value-type="string">
            <text:p><text:s/>Av.Montes 716 Edif.Ursic Motors Piso 6 Of 1 <text:s text:c="33"/>Marco Antonio Byron 72041310 <text:s text:c="97"/>La Paz</text:p>
          </table:table-cell>
        </table:table-row>
        <table:table-row table:style-name="ro1">
          <table:table-cell office:value-type="string" calcext:value-type="string">
            <text:p>010010152 2356444016</text:p>
          </table:table-cell>
          <table:table-cell office:value-type="string" calcext:value-type="string">
            <text:p><text:s text:c="3"/>Fernandez - Fercel Barras Lanchy</text:p>
          </table:table-cell>
          <table:table-cell office:value-type="float" office:value="2356444016" calcext:value-type="float">
            <text:p>2356444016</text:p>
          </table:table-cell>
          <table:table-cell/>
          <table:table-cell office:value-type="float" office:value="2484478" calcext:value-type="float">
            <text:p>2484478</text:p>
          </table:table-cell>
          <table:table-cell office:value-type="float" office:value="77294500" calcext:value-type="float">
            <text:p>77294500</text:p>
          </table:table-cell>
          <table:table-cell/>
          <table:table-cell office:value-type="string" calcext:value-type="string">
            <text:p><text:s/>Calle 11 Nro. 8039 <text:s text:c="7"/>Beatriz Fern�ndez de Aranibar <text:s text:c="51"/>fercel@hotmail.es - bachif@hotmail.com <text:s text:c="6"/>La Paz</text:p>
          </table:table-cell>
        </table:table-row>
        <table:table-row table:style-name="ro1">
          <table:table-cell office:value-type="string" calcext:value-type="string">
            <text:p>010010153 1028627025</text:p>
          </table:table-cell>
          <table:table-cell office:value-type="string" calcext:value-type="string">
            <text:p><text:s text:c="3"/>HIPERMAXI S.A.</text:p>
          </table:table-cell>
          <table:table-cell office:value-type="float" office:value="1028627025" calcext:value-type="float">
            <text:p>1028627025</text:p>
          </table:table-cell>
          <table:table-cell office:value-type="string" calcext:value-type="string">
            <text:p><text:s/>VJAHUIRA</text:p>
          </table:table-cell>
          <table:table-cell office:value-type="float" office:value="3460398" calcext:value-type="float">
            <text:p>3460398</text:p>
          </table:table-cell>
          <table:table-cell office:value-type="string" calcext:value-type="string">
            <text:p>2971400 LP</text:p>
          </table:table-cell>
          <table:table-cell office:value-type="float" office:value="3460398" calcext:value-type="float">
            <text:p>3460398</text:p>
          </table:table-cell>
          <table:table-cell office:value-type="string" calcext:value-type="string">
            <text:p><text:s/>Av. Banzer esq. 3er anillo <text:s text:c="50"/>Erik Bustamante - 76001336 / Daniela Berdeja 76780817 <text:s text:c="27"/>ebusamante@hipermaxi.com COBR:jimenezcandelarSanta Cruz</text:p>
          </table:table-cell>
        </table:table-row>
        <table:table-row table:style-name="ro1">
          <table:table-cell office:value-type="string" calcext:value-type="string">
            <text:p>010010154 159634026</text:p>
          </table:table-cell>
          <table:table-cell office:value-type="string" calcext:value-type="string">
            <text:p><text:s text:c="3"/>STHENOS S.R.L.</text:p>
          </table:table-cell>
          <table:table-cell office:value-type="float" office:value="159634026" calcext:value-type="float">
            <text:p>159634026</text:p>
          </table:table-cell>
          <table:table-cell/>
          <table:table-cell office:value-type="float" office:value="2310764" calcext:value-type="float">
            <text:p>2310764</text:p>
          </table:table-cell>
          <table:table-cell/>
          <table:table-cell office:value-type="float" office:value="2319787" calcext:value-type="float">
            <text:p>2319787</text:p>
          </table:table-cell>
          <table:table-cell office:value-type="string" calcext:value-type="string">
            <text:p><text:s/>Calle Jimenez Nro. 894 <text:s text:c="3"/>Erick Gorostiaga <text:s text:c="64"/>erickgorostiaga@yahoo.com <text:s text:c="19"/>La Paz</text:p>
          </table:table-cell>
        </table:table-row>
        <table:table-row table:style-name="ro1">
          <table:table-cell office:value-type="string" calcext:value-type="string">
            <text:p>010010155 1871213016</text:p>
          </table:table-cell>
          <table:table-cell office:value-type="string" calcext:value-type="string">
            <text:p><text:s text:c="3"/>Alejandra del Carpio - Panaderia Viena</text:p>
          </table:table-cell>
          <table:table-cell office:value-type="float" office:value="1871213016" calcext:value-type="float">
            <text:p>1871213016</text:p>
          </table:table-cell>
          <table:table-cell office:value-type="string" calcext:value-type="string">
            <text:p><text:s/>MSOTO</text:p>
          </table:table-cell>
          <table:table-cell office:value-type="string" calcext:value-type="string">
            <text:p>4-6643435</text:p>
          </table:table-cell>
          <table:table-cell table:number-columns-repeated="2"/>
          <table:table-cell office:value-type="string" calcext:value-type="string">
            <text:p><text:s/>Av. Domingo Paz Nro. 396 <text:s/>Alejandra del Carpio <text:s text:c="4"/>cel. 70210646 <text:s text:c="42"/>alejandradelcarpio@gmail.com <text:s text:c="16"/>Tarija</text:p>
          </table:table-cell>
        </table:table-row>
        <table:table-row table:style-name="ro1">
          <table:table-cell office:value-type="string" calcext:value-type="string">
            <text:p>010010156 127671020</text:p>
          </table:table-cell>
          <table:table-cell office:value-type="string" calcext:value-type="string">
            <text:p><text:s text:c="3"/>Swiss Contact - Habafoods</text:p>
          </table:table-cell>
          <table:table-cell office:value-type="float" office:value="127671020" calcext:value-type="float">
            <text:p>127671020</text:p>
          </table:table-cell>
          <table:table-cell table:number-columns-repeated="4"/>
          <table:table-cell office:value-type="string" calcext:value-type="string">
            <text:p><text:s text:c="17"/>Armando Rosales <text:s text:c="110"/>Oruro</text:p>
          </table:table-cell>
        </table:table-row>
        <table:table-row table:style-name="ro1">
          <table:table-cell office:value-type="string" calcext:value-type="string">
            <text:p>010010157 73172490</text:p>
          </table:table-cell>
          <table:table-cell office:value-type="string" calcext:value-type="string">
            <text:p><text:s text:c="3"/>Marcelino Colque - Industrias Marfil</text:p>
          </table:table-cell>
          <table:table-cell office:value-type="float" office:value="2507022011" calcext:value-type="float">
            <text:p>2507022011</text:p>
          </table:table-cell>
          <table:table-cell office:value-type="string" calcext:value-type="string">
            <text:p><text:s/>VJAHUIRA</text:p>
          </table:table-cell>
          <table:table-cell office:value-type="float" office:value="73172490" calcext:value-type="float">
            <text:p>73172490</text:p>
          </table:table-cell>
          <table:table-cell office:value-type="float" office:value="71324572" calcext:value-type="float">
            <text:p>71324572</text:p>
          </table:table-cell>
          <table:table-cell office:value-type="string" calcext:value-type="string">
            <text:p><text:s text:c="5"/>no tiene</text:p>
          </table:table-cell>
          <table:table-cell office:value-type="string" calcext:value-type="string">
            <text:p><text:s/>Km. 14 Balcon 1 compras <text:s/>entregas y cobros. <text:s text:c="53"/>Sin correo <text:s text:c="34"/>Santa Cruz - Camiri</text:p>
          </table:table-cell>
        </table:table-row>
        <table:table-row table:style-name="ro1">
          <table:table-cell office:value-type="string" calcext:value-type="string">
            <text:p>010010158 1004309020</text:p>
          </table:table-cell>
          <table:table-cell office:value-type="string" calcext:value-type="string">
            <text:p><text:s text:c="3"/>CIOEC Bolivia</text:p>
          </table:table-cell>
          <table:table-cell office:value-type="float" office:value="1004309020" calcext:value-type="float">
            <text:p>1004309020</text:p>
          </table:table-cell>
          <table:table-cell/>
          <table:table-cell office:value-type="float" office:value="2145050" calcext:value-type="float">
            <text:p>2145050</text:p>
          </table:table-cell>
          <table:table-cell/>
          <table:table-cell office:value-type="float" office:value="2415050" calcext:value-type="float">
            <text:p>2415050</text:p>
          </table:table-cell>
          <table:table-cell office:value-type="string" calcext:value-type="string">
            <text:p><text:s/>Calle Beni esq. Dpto. Navional de Pando Nro 285 <text:s text:c="29"/>Ricardo Montero <text:s text:c="3"/>76299091 <text:s text:c="53"/>pdo@cioecbolivia.org <text:s text:c="24"/>La Paz</text:p>
          </table:table-cell>
        </table:table-row>
        <table:table-row table:style-name="ro1">
          <table:table-cell office:value-type="string" calcext:value-type="string">
            <text:p>010010159 4273266010</text:p>
          </table:table-cell>
          <table:table-cell office:value-type="string" calcext:value-type="string">
            <text:p><text:s text:c="3"/>Jose Cabrera - Kotalli</text:p>
          </table:table-cell>
          <table:table-cell office:value-type="float" office:value="4273266010" calcext:value-type="float">
            <text:p>4273266010</text:p>
          </table:table-cell>
          <table:table-cell/>
          <table:table-cell office:value-type="float" office:value="2834195" calcext:value-type="float">
            <text:p>2834195</text:p>
          </table:table-cell>
          <table:table-cell office:value-type="float" office:value="2485669" calcext:value-type="float">
            <text:p>2485669</text:p>
          </table:table-cell>
          <table:table-cell/>
          <table:table-cell office:value-type="string" calcext:value-type="string">
            <text:p><text:s/>Calle Felipe II Guzm�n Nro. 2644 <text:s text:c="44"/>Jos� Manuel Cabrera Solano Cel. 73277300 <text:s text:c="40"/>josemcabreras@hotmail.com <text:s text:c="19"/>El Alto</text:p>
          </table:table-cell>
        </table:table-row>
        <table:table-row table:style-name="ro1">
          <table:table-cell office:value-type="string" calcext:value-type="string">
            <text:p>010010160 164154025</text:p>
          </table:table-cell>
          <table:table-cell office:value-type="string" calcext:value-type="string">
            <text:p><text:s text:c="3"/>Audax Aquaculture &amp; Fishing Company S.A.</text:p>
          </table:table-cell>
          <table:table-cell office:value-type="float" office:value="164154025" calcext:value-type="float">
            <text:p>164154025</text:p>
          </table:table-cell>
          <table:table-cell office:value-type="string" calcext:value-type="string">
            <text:p><text:s/>MSOTO</text:p>
          </table:table-cell>
          <table:table-cell office:value-type="float" office:value="2798397" calcext:value-type="float">
            <text:p>2798397</text:p>
          </table:table-cell>
          <table:table-cell table:number-columns-repeated="2"/>
          <table:table-cell office:value-type="string" calcext:value-type="string">
            <text:p><text:s/>Calle Ram�n Arias 312 entre calles 13 y 14 <text:s text:c="34"/>Guido Venegas 76518076Compras y entregas/recogen sus produ <text:s text:c="22"/>vgarafulic@audaxaqua.com gvenegascuevas@gmailLa Paz</text:p>
          </table:table-cell>
        </table:table-row>
        <table:table-row table:style-name="ro1">
          <table:table-cell office:value-type="string" calcext:value-type="string">
            <text:p>010010161 1005321025</text:p>
          </table:table-cell>
          <table:table-cell office:value-type="string" calcext:value-type="string">
            <text:p><text:s text:c="3"/>Laboratorios Delta S.A.</text:p>
          </table:table-cell>
          <table:table-cell office:value-type="float" office:value="1005321025" calcext:value-type="float">
            <text:p>1005321025</text:p>
          </table:table-cell>
          <table:table-cell/>
          <table:table-cell office:value-type="float" office:value="2411845" calcext:value-type="float">
            <text:p>2411845</text:p>
          </table:table-cell>
          <table:table-cell/>
          <table:table-cell office:value-type="float" office:value="2410747" calcext:value-type="float">
            <text:p>2410747</text:p>
          </table:table-cell>
          <table:table-cell office:value-type="string" calcext:value-type="string">
            <text:p><text:s/>Calle Reseguin 2122 - Lado canal 11 <text:s text:c="41"/>Ing. Jorge Claros Fuentes <text:s text:c="55"/>laboratorios_delta@gmx.net <text:s text:c="18"/>La Paz</text:p>
          </table:table-cell>
        </table:table-row>
        <table:table-row table:style-name="ro1">
          <table:table-cell office:value-type="string" calcext:value-type="string">
            <text:p>010010162 72784399</text:p>
          </table:table-cell>
          <table:table-cell office:value-type="string" calcext:value-type="string">
            <text:p><text:s text:c="3"/>Chuquimia Morales - El Huerto</text:p>
          </table:table-cell>
          <table:table-cell office:value-type="float" office:value="4767677017" calcext:value-type="float">
            <text:p>4767677017</text:p>
          </table:table-cell>
          <table:table-cell/>
          <table:table-cell office:value-type="float" office:value="70798963" calcext:value-type="float">
            <text:p>70798963</text:p>
          </table:table-cell>
          <table:table-cell office:value-type="float" office:value="72241877" calcext:value-type="float">
            <text:p>72241877</text:p>
          </table:table-cell>
          <table:table-cell/>
          <table:table-cell office:value-type="string" calcext:value-type="string">
            <text:p><text:s/>Km 24 Carretera a Oruro <text:s text:c="2"/>Maria Rosa Chuquimia Morales Cel. 70627981 <text:s text:c="38"/>rousema23@hotmail.com <text:s text:c="23"/>Cochabamba</text:p>
          </table:table-cell>
        </table:table-row>
        <table:table-row table:style-name="ro1">
          <table:table-cell office:value-type="string" calcext:value-type="string">
            <text:p>010010163 4833333</text:p>
          </table:table-cell>
          <table:table-cell office:value-type="string" calcext:value-type="string">
            <text:p><text:s text:c="3"/>Rosmeri Villegas - Santiago Arcani L�pez</text:p>
          </table:table-cell>
          <table:table-cell office:value-type="float" office:value="4911018010" calcext:value-type="float">
            <text:p>4911018010</text:p>
          </table:table-cell>
          <table:table-cell office:value-type="string" calcext:value-type="string">
            <text:p><text:s/>DSALAZAR</text:p>
          </table:table-cell>
          <table:table-cell office:value-type="float" office:value="60557576" calcext:value-type="float">
            <text:p>60557576</text:p>
          </table:table-cell>
          <table:table-cell office:value-type="float" office:value="79100548" calcext:value-type="float">
            <text:p>79100548</text:p>
          </table:table-cell>
          <table:table-cell/>
          <table:table-cell office:value-type="string" calcext:value-type="string">
            <text:p><text:s/>Zona Senkata <text:s text:c="3"/>Santiago Arcani <text:s text:c="110"/>El Alto</text:p>
          </table:table-cell>
        </table:table-row>
        <table:table-row table:style-name="ro1">
          <table:table-cell office:value-type="string" calcext:value-type="string">
            <text:p>010010164 1020623027</text:p>
          </table:table-cell>
          <table:table-cell office:value-type="string" calcext:value-type="string">
            <text:p><text:s text:c="3"/>Schmidts Pharma S.R.L.</text:p>
          </table:table-cell>
          <table:table-cell office:value-type="float" office:value="1020623027" calcext:value-type="float">
            <text:p>1020623027</text:p>
          </table:table-cell>
          <table:table-cell/>
          <table:table-cell office:value-type="float" office:value="2406060" calcext:value-type="float">
            <text:p>2406060</text:p>
          </table:table-cell>
          <table:table-cell office:value-type="float" office:value="2406904" calcext:value-type="float">
            <text:p>2406904</text:p>
          </table:table-cell>
          <table:table-cell office:value-type="float" office:value="2125953" calcext:value-type="float">
            <text:p>2125953</text:p>
          </table:table-cell>
          <table:table-cell office:value-type="string" calcext:value-type="string">
            <text:p><text:s/>Av. Mariscal Santa Cruz esq. Yanacocha <text:s text:c="38"/>Dra. Patricia Pacheco <text:s/>71960409 <text:s text:c="49"/>patricia_pacheco@schmidtspharma.com <text:s text:c="9"/>La Paz</text:p>
          </table:table-cell>
        </table:table-row>
        <table:table-row table:style-name="ro1">
          <table:table-cell office:value-type="string" calcext:value-type="string">
            <text:p>010010165 4205021014</text:p>
          </table:table-cell>
          <table:table-cell office:value-type="string" calcext:value-type="string">
            <text:p><text:s text:c="3"/>Embutidos Torinho</text:p>
          </table:table-cell>
          <table:table-cell office:value-type="float" office:value="4205021014" calcext:value-type="float">
            <text:p>4205021014</text:p>
          </table:table-cell>
          <table:table-cell/>
          <table:table-cell office:value-type="float" office:value="2458726" calcext:value-type="float">
            <text:p>2458726</text:p>
          </table:table-cell>
          <table:table-cell office:value-type="float" office:value="2847623" calcext:value-type="float">
            <text:p>2847623</text:p>
          </table:table-cell>
          <table:table-cell/>
          <table:table-cell office:value-type="string" calcext:value-type="string">
            <text:p><text:s/>Calle Max Paredes Nro. 427 <text:s text:c="50"/>Roberto Semp�rtegui <text:s/>70195454 <text:s text:c="51"/>denemmasil@hotmail.com <text:s text:c="22"/>La Paz</text:p>
          </table:table-cell>
        </table:table-row>
        <table:table-row table:style-name="ro1">
          <table:table-cell office:value-type="string" calcext:value-type="string">
            <text:p>010010166 4751272013</text:p>
          </table:table-cell>
          <table:table-cell office:value-type="string" calcext:value-type="string">
            <text:p><text:s text:c="3"/>Alexandro Gomez - Caf� Molino Negro</text:p>
          </table:table-cell>
          <table:table-cell office:value-type="float" office:value="4751272013" calcext:value-type="float">
            <text:p>4751272013</text:p>
          </table:table-cell>
          <table:table-cell/>
          <table:table-cell office:value-type="float" office:value="70000007" calcext:value-type="float">
            <text:p>70000007</text:p>
          </table:table-cell>
          <table:table-cell table:number-columns-repeated="2"/>
          <table:table-cell office:value-type="string" calcext:value-type="string">
            <text:p><text:s/>Av. 14 de Septiembre Nro. 6168 <text:s text:c="46"/>Alexandro G�mez <text:s text:c="65"/>cafemolinonegro@gmail.com <text:s text:c="19"/>La Paz</text:p>
          </table:table-cell>
        </table:table-row>
        <table:table-row table:style-name="ro1">
          <table:table-cell office:value-type="string" calcext:value-type="string">
            <text:p>010010167 156122023</text:p>
          </table:table-cell>
          <table:table-cell office:value-type="string" calcext:value-type="string">
            <text:p><text:s text:c="3"/>Don Mariano S.R.L.</text:p>
          </table:table-cell>
          <table:table-cell office:value-type="float" office:value="156122023" calcext:value-type="float">
            <text:p>156122023</text:p>
          </table:table-cell>
          <table:table-cell/>
          <table:table-cell office:value-type="float" office:value="6932770" calcext:value-type="float">
            <text:p>6932770</text:p>
          </table:table-cell>
          <table:table-cell/>
          <table:table-cell office:value-type="float" office:value="6932770" calcext:value-type="float">
            <text:p>6932770</text:p>
          </table:table-cell>
          <table:table-cell office:value-type="string" calcext:value-type="string">
            <text:p><text:s/>Calle Josefina Mayorga Nro. 445 Esq. Col�n <text:s text:c="34"/>Hugo Bautista <text:s text:c="2"/>72087423 <text:s text:c="56"/>don.marianosrl@hotmail.com <text:s text:c="18"/>Uyuni</text:p>
          </table:table-cell>
        </table:table-row>
        <table:table-row table:style-name="ro1">
          <table:table-cell office:value-type="string" calcext:value-type="string">
            <text:p>010010168 1020477022</text:p>
          </table:table-cell>
          <table:table-cell office:value-type="string" calcext:value-type="string">
            <text:p><text:s text:c="3"/>Tusequis Ltda. - Stege</text:p>
          </table:table-cell>
          <table:table-cell office:value-type="float" office:value="1020477022" calcext:value-type="float">
            <text:p>1020477022</text:p>
          </table:table-cell>
          <table:table-cell office:value-type="string" calcext:value-type="string">
            <text:p><text:s/>VJAHUIRA</text:p>
          </table:table-cell>
          <table:table-cell office:value-type="float" office:value="2850070" calcext:value-type="float">
            <text:p>2850070</text:p>
          </table:table-cell>
          <table:table-cell office:value-type="float" office:value="2491008" calcext:value-type="float">
            <text:p>2491008</text:p>
          </table:table-cell>
          <table:table-cell/>
          <table:table-cell office:value-type="string" calcext:value-type="string">
            <text:p><text:s/>Plaza Sucre Nro. 1457 <text:s text:c="4"/>Paola Gonzales 70552456 san pedro <text:s text:c="47"/>pgonzales@tusequis.com / crosso@tusequis.com La Paz</text:p>
          </table:table-cell>
        </table:table-row>
        <table:table-row table:style-name="ro1">
          <table:table-cell office:value-type="string" calcext:value-type="string">
            <text:p>010010169 4985215</text:p>
          </table:table-cell>
          <table:table-cell office:value-type="string" calcext:value-type="string">
            <text:p><text:s text:c="3"/>Berman Rodriguez Arce - Aji Color</text:p>
          </table:table-cell>
          <table:table-cell office:value-type="float" office:value="3853135010" calcext:value-type="float">
            <text:p>3853135010</text:p>
          </table:table-cell>
          <table:table-cell office:value-type="string" calcext:value-type="string">
            <text:p><text:s/>PAMELA</text:p>
          </table:table-cell>
          <table:table-cell table:number-columns-repeated="3"/>
          <table:table-cell office:value-type="string" calcext:value-type="string">
            <text:p><text:s text:c="17"/>Sra. Justina (esposa) 76280596 <text:s text:c="95"/>El Alto <text:s/>Av. Raul Salmon N� 83</text:p>
          </table:table-cell>
        </table:table-row>
        <table:table-row table:style-name="ro1">
          <table:table-cell office:value-type="string" calcext:value-type="string">
            <text:p>010010170 122633022</text:p>
          </table:table-cell>
          <table:table-cell office:value-type="string" calcext:value-type="string">
            <text:p><text:s text:c="3"/>Packplast S.R.L.</text:p>
          </table:table-cell>
          <table:table-cell office:value-type="float" office:value="122633022" calcext:value-type="float">
            <text:p>122633022</text:p>
          </table:table-cell>
          <table:table-cell/>
          <table:table-cell office:value-type="float" office:value="2800087" calcext:value-type="float">
            <text:p>2800087</text:p>
          </table:table-cell>
          <table:table-cell/>
          <table:table-cell office:value-type="float" office:value="2800087" calcext:value-type="float">
            <text:p>2800087</text:p>
          </table:table-cell>
          <table:table-cell office:value-type="string" calcext:value-type="string">
            <text:p><text:s/>Calle Tcnl. Germ�n Busch Nro. 10 <text:s text:c="44"/>Harry Bellido <text:s text:c="67"/>hbellido@packplast.net <text:s text:c="22"/>Viacha</text:p>
          </table:table-cell>
        </table:table-row>
        <table:table-row table:style-name="ro1">
          <table:table-cell office:value-type="string" calcext:value-type="string">
            <text:p>010010171 126277024</text:p>
          </table:table-cell>
          <table:table-cell office:value-type="string" calcext:value-type="string">
            <text:p><text:s text:c="3"/>G &amp; B Enterprises Import Export S.A.</text:p>
          </table:table-cell>
          <table:table-cell office:value-type="float" office:value="126277024" calcext:value-type="float">
            <text:p>126277024</text:p>
          </table:table-cell>
          <table:table-cell/>
          <table:table-cell office:value-type="float" office:value="2863226" calcext:value-type="float">
            <text:p>2863226</text:p>
          </table:table-cell>
          <table:table-cell/>
          <table:table-cell office:value-type="float" office:value="2863226" calcext:value-type="float">
            <text:p>2863226</text:p>
          </table:table-cell>
          <table:table-cell office:value-type="string" calcext:value-type="string">
            <text:p><text:s/>Av. Luis Espinal Nro. 8 <text:s text:c="2"/>Hector Cordoba - Rosario Huanca <text:s text:c="49"/>rosariomaryh@hotmail.com - hector24cf@hotmailEl Alto</text:p>
          </table:table-cell>
        </table:table-row>
        <table:table-row table:style-name="ro1">
          <table:table-cell office:value-type="string" calcext:value-type="string">
            <text:p>010010172 166320021</text:p>
          </table:table-cell>
          <table:table-cell office:value-type="string" calcext:value-type="string">
            <text:p><text:s text:c="3"/>TECALIM S.A</text:p>
          </table:table-cell>
          <table:table-cell office:value-type="float" office:value="166320021" calcext:value-type="float">
            <text:p>166320021</text:p>
          </table:table-cell>
          <table:table-cell office:value-type="string" calcext:value-type="string">
            <text:p><text:s/>PAMELA</text:p>
          </table:table-cell>
          <table:table-cell/>
          <table:table-cell office:value-type="float" office:value="2882862" calcext:value-type="float">
            <text:p>2882862</text:p>
          </table:table-cell>
          <table:table-cell office:value-type="float" office:value="71511121" calcext:value-type="float">
            <text:p>71511121</text:p>
          </table:table-cell>
          <table:table-cell office:value-type="string" calcext:value-type="string">
            <text:p><text:s/>CARRETERA A VIACHA KM 12.5 NRO 300 <text:s text:c="42"/>JAVIER QUISBERTH contador-cobranza 72036359 <text:s text:c="37"/>dlara@tecalim.com <text:s text:c="27"/>EL ALTO</text:p>
          </table:table-cell>
        </table:table-row>
        <table:table-row table:style-name="ro1">
          <table:table-cell office:value-type="string" calcext:value-type="string">
            <text:p>010010173 3119856012</text:p>
          </table:table-cell>
          <table:table-cell office:value-type="string" calcext:value-type="string">
            <text:p><text:s text:c="3"/>Palacios - ANFE Andean Foods Enterprise</text:p>
          </table:table-cell>
          <table:table-cell office:value-type="float" office:value="3119856012" calcext:value-type="float">
            <text:p>3119856012</text:p>
          </table:table-cell>
          <table:table-cell/>
          <table:table-cell office:value-type="float" office:value="5246752" calcext:value-type="float">
            <text:p>5246752</text:p>
          </table:table-cell>
          <table:table-cell office:value-type="float" office:value="72020477" calcext:value-type="float">
            <text:p>72020477</text:p>
          </table:table-cell>
          <table:table-cell office:value-type="float" office:value="5246752" calcext:value-type="float">
            <text:p>5246752</text:p>
          </table:table-cell>
          <table:table-cell office:value-type="string" calcext:value-type="string">
            <text:p><text:s/>Av. La Paz y Ca�ada Strongest Nro 62 <text:s text:c="121"/>martisora65@yahoo.com <text:s text:c="23"/>Oruro</text:p>
          </table:table-cell>
        </table:table-row>
        <table:table-row table:style-name="ro1">
          <table:table-cell office:value-type="string" calcext:value-type="string">
            <text:p>010010174 2642106</text:p>
          </table:table-cell>
          <table:table-cell office:value-type="string" calcext:value-type="string">
            <text:p><text:s text:c="3"/>Gallardo-Panificadora Trigo de Oro</text:p>
          </table:table-cell>
          <table:table-cell office:value-type="float" office:value="54009019" calcext:value-type="float">
            <text:p>54009019</text:p>
          </table:table-cell>
          <table:table-cell office:value-type="string" calcext:value-type="string">
            <text:p><text:s/>MSOTO</text:p>
          </table:table-cell>
          <table:table-cell office:value-type="float" office:value="2810420" calcext:value-type="float">
            <text:p>2810420</text:p>
          </table:table-cell>
          <table:table-cell office:value-type="float" office:value="2823166" calcext:value-type="float">
            <text:p>2823166</text:p>
          </table:table-cell>
          <table:table-cell office:value-type="string" calcext:value-type="string">
            <text:p><text:s text:c="5"/>----</text:p>
          </table:table-cell>
          <table:table-cell office:value-type="string" calcext:value-type="string">
            <text:p><text:s/>Av. Raul Salmon Nro 70 Zona 12 de octubre <text:s text:c="35"/>Miguel Yujra - Marisol 72583863 <text:s text:c="49"/>miguelyujra@hotmail.com <text:s text:c="21"/>El Alto</text:p>
          </table:table-cell>
        </table:table-row>
        <table:table-row table:style-name="ro1">
          <table:table-cell office:value-type="string" calcext:value-type="string">
            <text:p>010010175 3083798019</text:p>
          </table:table-cell>
          <table:table-cell office:value-type="string" calcext:value-type="string">
            <text:p><text:s text:c="3"/>Damaso Ingala Molina - AAPI Asoc. Agrop. Prod. Ingala</text:p>
          </table:table-cell>
          <table:table-cell office:value-type="float" office:value="2008836013" calcext:value-type="float">
            <text:p>2008836013</text:p>
          </table:table-cell>
          <table:table-cell office:value-type="string" calcext:value-type="string">
            <text:p><text:s/>HVALDIVI</text:p>
          </table:table-cell>
          <table:table-cell office:value-type="float" office:value="72452838" calcext:value-type="float">
            <text:p>72452838</text:p>
          </table:table-cell>
          <table:table-cell office:value-type="float" office:value="72469159" calcext:value-type="float">
            <text:p>72469159</text:p>
          </table:table-cell>
          <table:table-cell/>
          <table:table-cell office:value-type="string" calcext:value-type="string">
            <text:p><text:s/>Localidad de Turco <text:s text:c="7"/>D�maso Ingala Molina <text:s text:c="105"/>Oruro</text:p>
          </table:table-cell>
        </table:table-row>
        <table:table-row table:style-name="ro1">
          <table:table-cell office:value-type="string" calcext:value-type="string">
            <text:p>010010176 1008565022</text:p>
          </table:table-cell>
          <table:table-cell office:value-type="string" calcext:value-type="string">
            <text:p><text:s text:c="3"/>Super Mercado America S.R.L.</text:p>
          </table:table-cell>
          <table:table-cell office:value-type="float" office:value="1008565022" calcext:value-type="float">
            <text:p>1008565022</text:p>
          </table:table-cell>
          <table:table-cell/>
          <table:table-cell office:value-type="float" office:value="4249127" calcext:value-type="float">
            <text:p>4249127</text:p>
          </table:table-cell>
          <table:table-cell office:value-type="float" office:value="70301268" calcext:value-type="float">
            <text:p>70301268</text:p>
          </table:table-cell>
          <table:table-cell office:value-type="float" office:value="4280293" calcext:value-type="float">
            <text:p>4280293</text:p>
          </table:table-cell>
          <table:table-cell office:value-type="string" calcext:value-type="string">
            <text:p><text:s/>Av. Am�rica E-0131 <text:s text:c="7"/>Claudia Antezana 70301268 <text:s text:c="55"/>clau.antezana@gmail.com <text:s text:c="21"/>Cochabamba</text:p>
          </table:table-cell>
        </table:table-row>
        <table:table-row table:style-name="ro1">
          <table:table-cell office:value-type="string" calcext:value-type="string">
            <text:p>010010177 1010845029</text:p>
          </table:table-cell>
          <table:table-cell office:value-type="string" calcext:value-type="string">
            <text:p><text:s text:c="3"/>Centro Inti</text:p>
          </table:table-cell>
          <table:table-cell office:value-type="float" office:value="1010845029" calcext:value-type="float">
            <text:p>1010845029</text:p>
          </table:table-cell>
          <table:table-cell/>
          <table:table-cell office:value-type="float" office:value="6933173" calcext:value-type="float">
            <text:p>6933173</text:p>
          </table:table-cell>
          <table:table-cell/>
          <table:table-cell office:value-type="float" office:value="6933173" calcext:value-type="float">
            <text:p>6933173</text:p>
          </table:table-cell>
          <table:table-cell office:value-type="string" calcext:value-type="string">
            <text:p><text:s/>Av. Sucre entre Potosi y Col�n S/N <text:s text:c="42"/>C�sar Ticona Baptista <text:s text:c="59"/>Josar_tb@hotmail.com <text:s text:c="24"/>Uyuni-Potosi</text:p>
          </table:table-cell>
        </table:table-row>
        <table:table-row table:style-name="ro1">
          <table:table-cell office:value-type="string" calcext:value-type="string">
            <text:p>010010178 2299108</text:p>
          </table:table-cell>
          <table:table-cell office:value-type="string" calcext:value-type="string">
            <text:p><text:s text:c="3"/>Pedro Aquino - Panificadora La Favorita</text:p>
          </table:table-cell>
          <table:table-cell office:value-type="float" office:value="2299108" calcext:value-type="float">
            <text:p>2299108</text:p>
          </table:table-cell>
          <table:table-cell office:value-type="string" calcext:value-type="string">
            <text:p><text:s/>MSOTO</text:p>
          </table:table-cell>
          <table:table-cell office:value-type="float" office:value="2833162" calcext:value-type="float">
            <text:p>2833162</text:p>
          </table:table-cell>
          <table:table-cell office:value-type="float" office:value="79124998" calcext:value-type="float">
            <text:p>79124998</text:p>
          </table:table-cell>
          <table:table-cell office:value-type="string" calcext:value-type="string">
            <text:p><text:s text:c="5"/>----</text:p>
          </table:table-cell>
          <table:table-cell office:value-type="string" calcext:value-type="string">
            <text:p><text:s/>C/ Alamos Nro 3024 <text:s text:c="7"/>Pedro Aquino-Sandra Aquino <text:s text:c="54"/>lafavorita_pedro@hotmail.com <text:s text:c="16"/>El Alto</text:p>
          </table:table-cell>
        </table:table-row>
        <table:table-row table:style-name="ro1">
          <table:table-cell office:value-type="string" calcext:value-type="string">
            <text:p>010010179 6802422018</text:p>
          </table:table-cell>
          <table:table-cell office:value-type="string" calcext:value-type="string">
            <text:p><text:s text:c="3"/>Lima - Brisk &amp; Coffee</text:p>
          </table:table-cell>
          <table:table-cell office:value-type="float" office:value="6802422018" calcext:value-type="float">
            <text:p>6802422018</text:p>
          </table:table-cell>
          <table:table-cell/>
          <table:table-cell office:value-type="float" office:value="2445218" calcext:value-type="float">
            <text:p>2445218</text:p>
          </table:table-cell>
          <table:table-cell table:number-columns-repeated="2"/>
          <table:table-cell office:value-type="string" calcext:value-type="string">
            <text:p><text:s/>Av. 16 de Julio No. 1807 <text:s/>Orestes Lima <text:s/>Sra.Teo <text:s text:c="59"/>briskandcoffee@gmail.com <text:s text:c="20"/>La Paz</text:p>
          </table:table-cell>
        </table:table-row>
        <table:table-row table:style-name="ro1">
          <table:table-cell office:value-type="string" calcext:value-type="string">
            <text:p>010010180 1020557029</text:p>
          </table:table-cell>
          <table:table-cell office:value-type="string" calcext:value-type="string">
            <text:p><text:s text:c="3"/>Banco Mercantil Santa Cruz S.A.</text:p>
          </table:table-cell>
          <table:table-cell office:value-type="float" office:value="1020557029" calcext:value-type="float">
            <text:p>1020557029</text:p>
          </table:table-cell>
          <table:table-cell office:value-type="string" calcext:value-type="string">
            <text:p><text:s/>VJAHUIRA</text:p>
          </table:table-cell>
          <table:table-cell office:value-type="float" office:value="2409040" calcext:value-type="float">
            <text:p>2409040</text:p>
          </table:table-cell>
          <table:table-cell office:value-type="float" office:value="72023710" calcext:value-type="float">
            <text:p>72023710</text:p>
          </table:table-cell>
          <table:table-cell office:value-type="float" office:value="2409264" calcext:value-type="float">
            <text:p>2409264</text:p>
          </table:table-cell>
          <table:table-cell office:value-type="string" calcext:value-type="string">
            <text:p><text:s/>C/ Ayacucho esq. Mercado Nro 295 <text:s text:c="44"/>Osman Iturry Gamarra - Edson Negron int4428 <text:s text:c="37"/>oiturry@bmsc.com.bo <text:s/>enegron@bmsc.com.bo <text:s text:c="4"/>La Paz</text:p>
          </table:table-cell>
        </table:table-row>
        <table:table-row table:style-name="ro1">
          <table:table-cell office:value-type="string" calcext:value-type="string">
            <text:p>010010181 1760865018</text:p>
          </table:table-cell>
          <table:table-cell office:value-type="string" calcext:value-type="string">
            <text:p><text:s text:c="3"/>Pedro Torrez - Agua Viva de la Roca</text:p>
          </table:table-cell>
          <table:table-cell office:value-type="float" office:value="1760865018" calcext:value-type="float">
            <text:p>1760865018</text:p>
          </table:table-cell>
          <table:table-cell/>
          <table:table-cell office:value-type="float" office:value="8422851" calcext:value-type="float">
            <text:p>8422851</text:p>
          </table:table-cell>
          <table:table-cell office:value-type="float" office:value="72911384" calcext:value-type="float">
            <text:p>72911384</text:p>
          </table:table-cell>
          <table:table-cell/>
          <table:table-cell office:value-type="string" calcext:value-type="string">
            <text:p><text:s/>C/ Simon Bolivar Nro 48 <text:s text:c="2"/>Daniel Zeballos <text:s text:c="65"/>ptorrez@entelnet.bo <text:s text:c="25"/>Cobija</text:p>
          </table:table-cell>
        </table:table-row>
        <table:table-row table:style-name="ro1">
          <table:table-cell office:value-type="string" calcext:value-type="string">
            <text:p>010010182 168206024</text:p>
          </table:table-cell>
          <table:table-cell office:value-type="string" calcext:value-type="string">
            <text:p><text:s text:c="3"/>Empresa Boliviana de Almendra y Derivados-EBA</text:p>
          </table:table-cell>
          <table:table-cell office:value-type="float" office:value="168206024" calcext:value-type="float">
            <text:p>168206024</text:p>
          </table:table-cell>
          <table:table-cell office:value-type="string" calcext:value-type="string">
            <text:p><text:s/>SRAMIREZ</text:p>
          </table:table-cell>
          <table:table-cell office:value-type="float" office:value="2816568" calcext:value-type="float">
            <text:p>2816568</text:p>
          </table:table-cell>
          <table:table-cell office:value-type="float" office:value="2141760" calcext:value-type="float">
            <text:p>2141760</text:p>
          </table:table-cell>
          <table:table-cell office:value-type="float" office:value="2146279" calcext:value-type="float">
            <text:p>2146279</text:p>
          </table:table-cell>
          <table:table-cell office:value-type="string" calcext:value-type="string">
            <text:p><text:s/>Ex Banco del Estado <text:s/>piso 4 (Prado) <text:s text:c="41"/>Ing. Obar Iriarte <text:s/>74066214 (jefe de planta) <text:s text:c="81"/>La Paz</text:p>
          </table:table-cell>
        </table:table-row>
        <table:table-row table:style-name="ro1">
          <table:table-cell office:value-type="string" calcext:value-type="string">
            <text:p>010010183 3433192</text:p>
          </table:table-cell>
          <table:table-cell office:value-type="string" calcext:value-type="string">
            <text:p><text:s text:c="3"/>Segales - Diestro LLC</text:p>
          </table:table-cell>
          <table:table-cell office:value-type="float" office:value="3433192" calcext:value-type="float">
            <text:p>3433192</text:p>
          </table:table-cell>
          <table:table-cell/>
          <table:table-cell office:value-type="string" calcext:value-type="string">
            <text:p>571-263-9283</text:p>
          </table:table-cell>
          <table:table-cell office:value-type="string" calcext:value-type="string">
            <text:p>703-745-79</text:p>
          </table:table-cell>
          <table:table-cell office:value-type="string" calcext:value-type="string">
            <text:p>45 <text:s text:c="2"/>703-745-7945</text:p>
          </table:table-cell>
          <table:table-cell office:value-type="string" calcext:value-type="string">
            <text:p><text:s/>447 Knoll St. NW <text:s/>Vienna <text:s/>VA 22180 <text:s text:c="42"/>Carmen Segales <text:s text:c="66"/>diestrollc@yahoo.com - www.directtradeorg.comVirginia</text:p>
          </table:table-cell>
        </table:table-row>
        <table:table-row table:style-name="ro1">
          <table:table-cell office:value-type="string" calcext:value-type="string">
            <text:p>010010184 1327301010</text:p>
          </table:table-cell>
          <table:table-cell office:value-type="string" calcext:value-type="string">
            <text:p><text:s text:c="3"/>Bernal - MAROMA</text:p>
          </table:table-cell>
          <table:table-cell office:value-type="float" office:value="1327301010" calcext:value-type="float">
            <text:p>1327301010</text:p>
          </table:table-cell>
          <table:table-cell/>
          <table:table-cell office:value-type="float" office:value="70137767" calcext:value-type="float">
            <text:p>70137767</text:p>
          </table:table-cell>
          <table:table-cell table:number-columns-repeated="2"/>
          <table:table-cell office:value-type="string" calcext:value-type="string">
            <text:p><text:s/>Av. Saavedra 1240 Edif. Urus Depto. 5-14 <text:s text:c="36"/>Carlos Bernal Yanez <text:s text:c="61"/>landos90@hotmail.com <text:s text:c="24"/>La Paz</text:p>
          </table:table-cell>
        </table:table-row>
        <table:table-row table:style-name="ro1">
          <table:table-cell office:value-type="string" calcext:value-type="string">
            <text:p>010010185 7249814</text:p>
          </table:table-cell>
          <table:table-cell office:value-type="string" calcext:value-type="string">
            <text:p><text:s text:c="3"/>Colque - El Rey</text:p>
          </table:table-cell>
          <table:table-cell office:value-type="float" office:value="5984481018" calcext:value-type="float">
            <text:p>5984481018</text:p>
          </table:table-cell>
          <table:table-cell office:value-type="string" calcext:value-type="string">
            <text:p><text:s/>VJAHUIRA</text:p>
          </table:table-cell>
          <table:table-cell office:value-type="float" office:value="70171819" calcext:value-type="float">
            <text:p>70171819</text:p>
          </table:table-cell>
          <table:table-cell table:number-columns-repeated="2"/>
          <table:table-cell office:value-type="string" calcext:value-type="string">
            <text:p><text:s/>Zona Antofagasta c/Coimbra Ojopi No.1134 <text:s text:c="36"/>Rodrigo Colque (ENCARGADO DE PEDIDOS S/CEL) <text:s text:c="82"/>El Alto</text:p>
          </table:table-cell>
        </table:table-row>
        <table:table-row table:style-name="ro1">
          <table:table-cell office:value-type="string" calcext:value-type="string">
            <text:p>010010186 4377617017</text:p>
          </table:table-cell>
          <table:table-cell office:value-type="string" calcext:value-type="string">
            <text:p><text:s text:c="3"/>Dely Sazon S.R.L.</text:p>
          </table:table-cell>
          <table:table-cell office:value-type="float" office:value="315616020" calcext:value-type="float">
            <text:p>315616020</text:p>
          </table:table-cell>
          <table:table-cell office:value-type="string" calcext:value-type="string">
            <text:p><text:s/>DSALAZAR</text:p>
          </table:table-cell>
          <table:table-cell office:value-type="float" office:value="2851297" calcext:value-type="float">
            <text:p>2851297</text:p>
          </table:table-cell>
          <table:table-cell office:value-type="float" office:value="77004722" calcext:value-type="float">
            <text:p>77004722</text:p>
          </table:table-cell>
          <table:table-cell/>
          <table:table-cell office:value-type="string" calcext:value-type="string">
            <text:p><text:s/>Av. Los Andes Nro 815 Zona Horizontes I <text:s text:c="37"/>Compras y cobros con Martin Flores <text:s text:c="46"/>presa_mar@hotmail.com <text:s text:c="23"/>El Alto</text:p>
          </table:table-cell>
        </table:table-row>
        <table:table-row table:style-name="ro1">
          <table:table-cell office:value-type="string" calcext:value-type="string">
            <text:p>010010187 183668020</text:p>
          </table:table-cell>
          <table:table-cell office:value-type="string" calcext:value-type="string">
            <text:p><text:s text:c="3"/>Semillera Perla del Valle</text:p>
          </table:table-cell>
          <table:table-cell office:value-type="float" office:value="183668020" calcext:value-type="float">
            <text:p>183668020</text:p>
          </table:table-cell>
          <table:table-cell/>
          <table:table-cell office:value-type="float" office:value="4552604" calcext:value-type="float">
            <text:p>4552604</text:p>
          </table:table-cell>
          <table:table-cell office:value-type="float" office:value="4388849" calcext:value-type="float">
            <text:p>4388849</text:p>
          </table:table-cell>
          <table:table-cell office:value-type="float" office:value="4552604" calcext:value-type="float">
            <text:p>4552604</text:p>
          </table:table-cell>
          <table:table-cell office:value-type="string" calcext:value-type="string">
            <text:p><text:s/>Playa ancha S/N Capinota <text:s/>Marin Caceres <text:s text:c="67"/>semilleraperladelvalle@gmail.com <text:s text:c="12"/>Cochabamba</text:p>
          </table:table-cell>
        </table:table-row>
        <table:table-row table:style-name="ro1">
          <table:table-cell office:value-type="string" calcext:value-type="string">
            <text:p>010010188 2365898015</text:p>
          </table:table-cell>
          <table:table-cell office:value-type="string" calcext:value-type="string">
            <text:p><text:s text:c="3"/>Braulio Cahuana - Tamoyo</text:p>
          </table:table-cell>
          <table:table-cell office:value-type="float" office:value="2365898015" calcext:value-type="float">
            <text:p>2365898015</text:p>
          </table:table-cell>
          <table:table-cell/>
          <table:table-cell office:value-type="float" office:value="2860585" calcext:value-type="float">
            <text:p>2860585</text:p>
          </table:table-cell>
          <table:table-cell office:value-type="float" office:value="70676870" calcext:value-type="float">
            <text:p>70676870</text:p>
          </table:table-cell>
          <table:table-cell/>
          <table:table-cell office:value-type="string" calcext:value-type="string">
            <text:p><text:s/>Zona Villa Tunari Calle Chapare N 151 <text:s text:c="39"/>Mary Cahuana <text:s text:c="68"/>tamoyo-tiorico@hotmail.com <text:s text:c="18"/>El Alto</text:p>
          </table:table-cell>
        </table:table-row>
        <table:table-row table:style-name="ro1">
          <table:table-cell office:value-type="string" calcext:value-type="string">
            <text:p>010010189 3099511016</text:p>
          </table:table-cell>
          <table:table-cell office:value-type="string" calcext:value-type="string">
            <text:p><text:s text:c="3"/>Fitobol Ltda. - Carina Paniagua</text:p>
          </table:table-cell>
          <table:table-cell office:value-type="float" office:value="3099511016" calcext:value-type="float">
            <text:p>3099511016</text:p>
          </table:table-cell>
          <table:table-cell/>
          <table:table-cell office:value-type="float" office:value="4313400" calcext:value-type="float">
            <text:p>4313400</text:p>
          </table:table-cell>
          <table:table-cell table:number-columns-repeated="2"/>
          <table:table-cell office:value-type="string" calcext:value-type="string">
            <text:p><text:s/>Cochabamba <text:s text:c="5"/>Carina Paniagua cel. 72705461 <text:s text:c="96"/>Cochabamba</text:p>
          </table:table-cell>
        </table:table-row>
        <table:table-row table:style-name="ro1">
          <table:table-cell office:value-type="string" calcext:value-type="string">
            <text:p>010010190 1007381029</text:p>
          </table:table-cell>
          <table:table-cell office:value-type="string" calcext:value-type="string">
            <text:p><text:s text:c="3"/>TANDEM S.R.L.</text:p>
          </table:table-cell>
          <table:table-cell office:value-type="float" office:value="1007381029" calcext:value-type="float">
            <text:p>1007381029</text:p>
          </table:table-cell>
          <table:table-cell/>
          <table:table-cell office:value-type="float" office:value="4277987" calcext:value-type="float">
            <text:p>4277987</text:p>
          </table:table-cell>
          <table:table-cell office:value-type="float" office:value="77490396" calcext:value-type="float">
            <text:p>77490396</text:p>
          </table:table-cell>
          <table:table-cell office:value-type="float" office:value="4277987" calcext:value-type="float">
            <text:p>4277987</text:p>
          </table:table-cell>
          <table:table-cell office:value-type="string" calcext:value-type="string">
            <text:p><text:s/>AV. VILLAZON KM 6.5 <text:s text:c="6"/>Oscar Lujan <text:s text:c="69"/>oslubei@supernet.com.bo <text:s text:c="21"/>COCHABAMBA</text:p>
          </table:table-cell>
        </table:table-row>
        <table:table-row table:style-name="ro1">
          <table:table-cell office:value-type="string" calcext:value-type="string">
            <text:p>010010191 1028651024</text:p>
          </table:table-cell>
          <table:table-cell office:value-type="string" calcext:value-type="string">
            <text:p><text:s text:c="3"/>Cooperativa Agropecuaria Integral Colonias Okinawa Ltda.</text:p>
          </table:table-cell>
          <table:table-cell office:value-type="float" office:value="1028651024" calcext:value-type="float">
            <text:p>1028651024</text:p>
          </table:table-cell>
          <table:table-cell/>
          <table:table-cell office:value-type="float" office:value="3418061" calcext:value-type="float">
            <text:p>3418061</text:p>
          </table:table-cell>
          <table:table-cell office:value-type="float" office:value="78185390" calcext:value-type="float">
            <text:p>78185390</text:p>
          </table:table-cell>
          <table:table-cell office:value-type="float" office:value="3418065" calcext:value-type="float">
            <text:p>3418065</text:p>
          </table:table-cell>
          <table:table-cell office:value-type="string" calcext:value-type="string">
            <text:p><text:s/>Av. Cristo Redentor Km 3 1/2 N 500 <text:s text:c="42"/>Yuken Nakamura <text:s text:c="66"/>megumi@cainco.com.bo <text:s text:c="2"/>yuken@cainco.com.bo <text:s text:c="2"/>Santa Cruz</text:p>
          </table:table-cell>
        </table:table-row>
        <table:table-row table:style-name="ro1">
          <table:table-cell office:value-type="string" calcext:value-type="string">
            <text:p>010010192 457906</text:p>
          </table:table-cell>
          <table:table-cell office:value-type="string" calcext:value-type="string">
            <text:p><text:s text:c="3"/>BIOEMPRENDIMIENTOS S.R.L.</text:p>
          </table:table-cell>
          <table:table-cell office:value-type="float" office:value="457906" calcext:value-type="float">
            <text:p>457906</text:p>
          </table:table-cell>
          <table:table-cell table:number-columns-repeated="4"/>
          <table:table-cell office:value-type="string" calcext:value-type="string">
            <text:p><text:s/>km 16 1/2 doble via a la Cuadrilla <text:s text:c="42"/>Marcela Inch <text:s text:c="68"/>bioemprendimientos@gmail.com <text:s text:c="16"/>Santa Cruz</text:p>
          </table:table-cell>
        </table:table-row>
        <table:table-row table:style-name="ro1">
          <table:table-cell office:value-type="string" calcext:value-type="string">
            <text:p>010010193 3432225019</text:p>
          </table:table-cell>
          <table:table-cell office:value-type="string" calcext:value-type="string">
            <text:p><text:s text:c="3"/>Dora Quispe - PRALINE</text:p>
          </table:table-cell>
          <table:table-cell office:value-type="float" office:value="3432225019" calcext:value-type="float">
            <text:p>3432225019</text:p>
          </table:table-cell>
          <table:table-cell office:value-type="string" calcext:value-type="string">
            <text:p><text:s/>HVALDIVI</text:p>
          </table:table-cell>
          <table:table-cell office:value-type="float" office:value="2783971" calcext:value-type="float">
            <text:p>2783971</text:p>
          </table:table-cell>
          <table:table-cell office:value-type="float" office:value="2782613" calcext:value-type="float">
            <text:p>2782613</text:p>
          </table:table-cell>
          <table:table-cell/>
          <table:table-cell office:value-type="string" calcext:value-type="string">
            <text:p><text:s/>Obrajes Calle 17Dora Quispe <text:s text:c="114"/>La Paz</text:p>
          </table:table-cell>
        </table:table-row>
        <table:table-row table:style-name="ro1">
          <table:table-cell office:value-type="string" calcext:value-type="string">
            <text:p>010010194 5474746019</text:p>
          </table:table-cell>
          <table:table-cell office:value-type="string" calcext:value-type="string">
            <text:p><text:s text:c="3"/>PRODECA - Julia Chambilla</text:p>
          </table:table-cell>
          <table:table-cell office:value-type="float" office:value="5474746019" calcext:value-type="float">
            <text:p>5474746019</text:p>
          </table:table-cell>
          <table:table-cell/>
          <table:table-cell office:value-type="float" office:value="2794148" calcext:value-type="float">
            <text:p>2794148</text:p>
          </table:table-cell>
          <table:table-cell office:value-type="float" office:value="73556107" calcext:value-type="float">
            <text:p>73556107</text:p>
          </table:table-cell>
          <table:table-cell/>
          <table:table-cell office:value-type="string" calcext:value-type="string">
            <text:p><text:s/>Calle Alvarez 120 Cota Cota <text:s text:c="175"/>La Paz</text:p>
          </table:table-cell>
        </table:table-row>
        <table:table-row table:style-name="ro1">
          <table:table-cell office:value-type="string" calcext:value-type="string">
            <text:p>010010195 1000811028</text:p>
          </table:table-cell>
          <table:table-cell office:value-type="string" calcext:value-type="string">
            <text:p><text:s text:c="3"/>PIL CHUQUISACA S.A.</text:p>
          </table:table-cell>
          <table:table-cell office:value-type="float" office:value="1000811028" calcext:value-type="float">
            <text:p>1000811028</text:p>
          </table:table-cell>
          <table:table-cell/>
          <table:table-cell office:value-type="float" office:value="6460305" calcext:value-type="float">
            <text:p>6460305</text:p>
          </table:table-cell>
          <table:table-cell office:value-type="float" office:value="72882387" calcext:value-type="float">
            <text:p>72882387</text:p>
          </table:table-cell>
          <table:table-cell office:value-type="float" office:value="64617320" calcext:value-type="float">
            <text:p>64617320</text:p>
          </table:table-cell>
          <table:table-cell office:value-type="string" calcext:value-type="string">
            <text:p><text:s/>CALLE INCA GARCILAZO DE LA VEGA (ZONA MESA VERDE) <text:s text:c="27"/>NELSON GARNICA <text:s text:c="66"/>NELSONGC@BOLIVIA.COM <text:s text:c="24"/>SUCRE</text:p>
          </table:table-cell>
        </table:table-row>
        <table:table-row table:style-name="ro1">
          <table:table-cell office:value-type="string" calcext:value-type="string">
            <text:p>010010196 65649268</text:p>
          </table:table-cell>
          <table:table-cell office:value-type="string" calcext:value-type="string">
            <text:p><text:s text:c="3"/>Amalia Tapia Surzuri - IMDEC</text:p>
          </table:table-cell>
          <table:table-cell office:value-type="float" office:value="4252931014" calcext:value-type="float">
            <text:p>4252931014</text:p>
          </table:table-cell>
          <table:table-cell office:value-type="string" calcext:value-type="string">
            <text:p><text:s/>VJAHUIRA</text:p>
          </table:table-cell>
          <table:table-cell office:value-type="float" office:value="65649268" calcext:value-type="float">
            <text:p>65649268</text:p>
          </table:table-cell>
          <table:table-cell table:number-columns-repeated="2"/>
          <table:table-cell office:value-type="string" calcext:value-type="string">
            <text:p><text:s/>VILLA JULIANA CALLE 13 N 13 <text:s text:c="49"/>RENE TAPIA QUIROGA Cel. 69728405 <text:s text:c="93"/>EL ALTO</text:p>
          </table:table-cell>
        </table:table-row>
        <table:table-row table:style-name="ro1">
          <table:table-cell office:value-type="string" calcext:value-type="string">
            <text:p>010010197 1020231026</text:p>
          </table:table-cell>
          <table:table-cell office:value-type="string" calcext:value-type="string">
            <text:p><text:s text:c="3"/>SOCIEDAD INDUSTRIAL MOLINERA S.A.</text:p>
          </table:table-cell>
          <table:table-cell office:value-type="float" office:value="1020231026" calcext:value-type="float">
            <text:p>1020231026</text:p>
          </table:table-cell>
          <table:table-cell office:value-type="string" calcext:value-type="string">
            <text:p><text:s/>SRAMIREZ</text:p>
          </table:table-cell>
          <table:table-cell office:value-type="string" calcext:value-type="string">
            <text:p>2281343 achach</text:p>
          </table:table-cell>
          <table:table-cell office:value-type="string" calcext:value-type="string">
            <text:p>2431030 Ar</text:p>
          </table:table-cell>
          <table:table-cell office:value-type="string" calcext:value-type="string">
            <text:p>ce <text:s text:c="2"/>2281641</text:p>
          </table:table-cell>
          <table:table-cell office:value-type="string" calcext:value-type="string">
            <text:p><text:s/>AV. CHACALTAYA N 774 <text:s text:c="5"/>Stefanie Romero <text:s text:c="2"/>69721907/ Cobranza Anfredo Salazar 24305 <text:s text:c="22"/>stefanie.romero@princesa.com.bo <text:s text:c="13"/>LA PAZ</text:p>
          </table:table-cell>
        </table:table-row>
        <table:table-row table:style-name="ro1">
          <table:table-cell office:value-type="string" calcext:value-type="string">
            <text:p>010010198 3417481012</text:p>
          </table:table-cell>
          <table:table-cell office:value-type="string" calcext:value-type="string">
            <text:p><text:s text:c="3"/>Samuel Mamani Callisaya - PANIFICADORA LA ESPERANZA</text:p>
          </table:table-cell>
          <table:table-cell office:value-type="float" office:value="3417481012" calcext:value-type="float">
            <text:p>3417481012</text:p>
          </table:table-cell>
          <table:table-cell office:value-type="string" calcext:value-type="string">
            <text:p><text:s/>MSOTO</text:p>
          </table:table-cell>
          <table:table-cell office:value-type="float" office:value="70616089" calcext:value-type="float">
            <text:p>70616089</text:p>
          </table:table-cell>
          <table:table-cell office:value-type="float" office:value="70161437" calcext:value-type="float">
            <text:p>70161437</text:p>
          </table:table-cell>
          <table:table-cell office:value-type="string" calcext:value-type="string">
            <text:p><text:s text:c="5"/>sin fax</text:p>
          </table:table-cell>
          <table:table-cell office:value-type="string" calcext:value-type="string">
            <text:p><text:s/>AV LAS KANTUTAS N 3134 ZONA 6 DE JUNIO <text:s text:c="38"/>compras entregas y cobros Samuel Mamani <text:s text:c="41"/>sin correo <text:s text:c="34"/>EL ALTO</text:p>
          </table:table-cell>
        </table:table-row>
        <table:table-row table:style-name="ro1">
          <table:table-cell office:value-type="string" calcext:value-type="string">
            <text:p>010010199 2835731</text:p>
          </table:table-cell>
          <table:table-cell office:value-type="string" calcext:value-type="string">
            <text:p><text:s text:c="3"/>Fundacion Burgosmarka</text:p>
          </table:table-cell>
          <table:table-cell office:value-type="float" office:value="145048027" calcext:value-type="float">
            <text:p>145048027</text:p>
          </table:table-cell>
          <table:table-cell/>
          <table:table-cell office:value-type="float" office:value="2835731" calcext:value-type="float">
            <text:p>2835731</text:p>
          </table:table-cell>
          <table:table-cell office:value-type="float" office:value="71567256" calcext:value-type="float">
            <text:p>71567256</text:p>
          </table:table-cell>
          <table:table-cell/>
          <table:table-cell office:value-type="string" calcext:value-type="string">
            <text:p><text:s/>Zona 17 de septiembre calle 31 de octubre N 24 <text:s text:c="30"/>Angelica Tito - Juan Carlos Devesa <text:s text:c="46"/>burgoslandia@yahoo.es <text:s text:c="23"/>El Alto</text:p>
          </table:table-cell>
        </table:table-row>
        <table:table-row table:style-name="ro1">
          <table:table-cell office:value-type="string" calcext:value-type="string">
            <text:p>010010200 181252025</text:p>
          </table:table-cell>
          <table:table-cell office:value-type="string" calcext:value-type="string">
            <text:p><text:s text:c="3"/>Sindan Organic S.R.L.</text:p>
          </table:table-cell>
          <table:table-cell office:value-type="float" office:value="181252025" calcext:value-type="float">
            <text:p>181252025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2851304(124)</text:p>
          </table:table-cell>
          <table:table-cell office:value-type="float" office:value="2853402" calcext:value-type="float">
            <text:p>2853402</text:p>
          </table:table-cell>
          <table:table-cell/>
          <table:table-cell office:value-type="string" calcext:value-type="string">
            <text:p><text:s/>Virgen dek Carmen Av. Arica N 777 Zona Senkata <text:s text:c="30"/>Rossana Huayllani Arcayne 72088233 rossana_huayllani@hotma <text:s text:c="22"/>rossana@sindanorganic.com.bo <text:s text:c="16"/>El Alto</text:p>
          </table:table-cell>
        </table:table-row>
        <table:table-row table:style-name="ro1">
          <table:table-cell office:value-type="string" calcext:value-type="string">
            <text:p>010010201 120353023</text:p>
          </table:table-cell>
          <table:table-cell office:value-type="string" calcext:value-type="string">
            <text:p><text:s text:c="3"/>IBMETRO - Instituto Boliviano de Metrologia</text:p>
          </table:table-cell>
          <table:table-cell office:value-type="float" office:value="120353023" calcext:value-type="float">
            <text:p>120353023</text:p>
          </table:table-cell>
          <table:table-cell office:value-type="string" calcext:value-type="string">
            <text:p><text:s/>HVALDIVI</text:p>
          </table:table-cell>
          <table:table-cell office:value-type="float" office:value="2147945" calcext:value-type="float">
            <text:p>2147945</text:p>
          </table:table-cell>
          <table:table-cell/>
          <table:table-cell office:value-type="float" office:value="2310037" calcext:value-type="float">
            <text:p>2310037</text:p>
          </table:table-cell>
          <table:table-cell office:value-type="string" calcext:value-type="string">
            <text:p><text:s/>Av. Camacho Nro. 1488 esq. Bueno <text:s text:c="44"/>cel. 70113386 <text:s text:c="67"/>mdelgado@ibmetro.gob.bo <text:s text:c="21"/>La Paz</text:p>
          </table:table-cell>
        </table:table-row>
        <table:table-row table:style-name="ro1">
          <table:table-cell office:value-type="string" calcext:value-type="string">
            <text:p>010010202 7696822013</text:p>
          </table:table-cell>
          <table:table-cell office:value-type="string" calcext:value-type="string">
            <text:p><text:s text:c="3"/>Juan Pablo Ortu�o - Mr. Papa</text:p>
          </table:table-cell>
          <table:table-cell office:value-type="float" office:value="7696822013" calcext:value-type="float">
            <text:p>7696822013</text:p>
          </table:table-cell>
          <table:table-cell office:value-type="string" calcext:value-type="string">
            <text:p><text:s/>VJAHUIRA</text:p>
          </table:table-cell>
          <table:table-cell office:value-type="float" office:value="9232537" calcext:value-type="float">
            <text:p>9232537</text:p>
          </table:table-cell>
          <table:table-cell/>
          <table:table-cell office:value-type="string" calcext:value-type="string">
            <text:p><text:s text:c="5"/>si fax</text:p>
          </table:table-cell>
          <table:table-cell office:value-type="string" calcext:value-type="string">
            <text:p><text:s/>Warnes - Santa Cruz <text:s text:c="6"/>Juan Pablo Ortu�o 70067367 <text:s text:c="54"/>mr.papa.chips@hotmail.com <text:s text:c="19"/>Warnes</text:p>
          </table:table-cell>
        </table:table-row>
        <table:table-row table:style-name="ro1">
          <table:table-cell office:value-type="string" calcext:value-type="string">
            <text:p>010010203 7553788019</text:p>
          </table:table-cell>
          <table:table-cell office:value-type="string" calcext:value-type="string">
            <text:p><text:s text:c="3"/>Mario Albornoz Aguilar-Panif. El Eden</text:p>
          </table:table-cell>
          <table:table-cell office:value-type="float" office:value="7553788019" calcext:value-type="float">
            <text:p>7553788019</text:p>
          </table:table-cell>
          <table:table-cell/>
          <table:table-cell office:value-type="float" office:value="6465889" calcext:value-type="float">
            <text:p>6465889</text:p>
          </table:table-cell>
          <table:table-cell office:value-type="float" office:value="76117724" calcext:value-type="float">
            <text:p>76117724</text:p>
          </table:table-cell>
          <table:table-cell/>
          <table:table-cell office:value-type="string" calcext:value-type="string">
            <text:p><text:s/>Calle Loa Nro 700 <text:s text:c="8"/>Mario Albornoz-Reynaldo Duran <text:s text:c="51"/>panificadoraeleden@gmail.com <text:s text:c="16"/>Sucre</text:p>
          </table:table-cell>
        </table:table-row>
        <table:table-row table:style-name="ro1">
          <table:table-cell office:value-type="string" calcext:value-type="string">
            <text:p>010010204 1006109026</text:p>
          </table:table-cell>
          <table:table-cell office:value-type="string" calcext:value-type="string">
            <text:p><text:s text:c="3"/>Gummyplas S.R.L.</text:p>
          </table:table-cell>
          <table:table-cell office:value-type="float" office:value="1006109026" calcext:value-type="float">
            <text:p>1006109026</text:p>
          </table:table-cell>
          <table:table-cell office:value-type="string" calcext:value-type="string">
            <text:p><text:s/>VJAHUIRA</text:p>
          </table:table-cell>
          <table:table-cell office:value-type="float" office:value="2834574" calcext:value-type="float">
            <text:p>2834574</text:p>
          </table:table-cell>
          <table:table-cell table:number-columns-repeated="2"/>
          <table:table-cell office:value-type="string" calcext:value-type="string">
            <text:p><text:s/>Av.Ladislao Cabrera casi esquina Av.Estructurante <text:s text:c="27"/>Santos Loma 69721588 C�sar Morales 76531071 <text:s text:c="37"/>santos.ruben1967@hotmail.com <text:s text:c="16"/>El Alto</text:p>
          </table:table-cell>
        </table:table-row>
        <table:table-row table:style-name="ro1">
          <table:table-cell office:value-type="string" calcext:value-type="string">
            <text:p>010010205 153566021</text:p>
          </table:table-cell>
          <table:table-cell office:value-type="string" calcext:value-type="string">
            <text:p><text:s text:c="3"/>Montecristo Bolivia S.R.L.</text:p>
          </table:table-cell>
          <table:table-cell office:value-type="float" office:value="153566021" calcext:value-type="float">
            <text:p>153566021</text:p>
          </table:table-cell>
          <table:table-cell office:value-type="string" calcext:value-type="string">
            <text:p><text:s/>PAMELA</text:p>
          </table:table-cell>
          <table:table-cell office:value-type="float" office:value="46634620" calcext:value-type="float">
            <text:p>46634620</text:p>
          </table:table-cell>
          <table:table-cell table:number-columns-repeated="2"/>
          <table:table-cell office:value-type="string" calcext:value-type="string">
            <text:p><text:s/>Tarija <text:s text:c="9"/>Cobranza:Juan Ramon Gutierrez almacenes@montecristobolivia <text:s text:c="22"/>bvillarroel@montecristobolivia.com <text:s text:c="10"/>Tarija</text:p>
          </table:table-cell>
        </table:table-row>
        <table:table-row table:style-name="ro1">
          <table:table-cell office:value-type="string" calcext:value-type="string">
            <text:p>010010206 160130029</text:p>
          </table:table-cell>
          <table:table-cell office:value-type="string" calcext:value-type="string">
            <text:p><text:s text:c="3"/>Lacteosbol</text:p>
          </table:table-cell>
          <table:table-cell office:value-type="float" office:value="160130029" calcext:value-type="float">
            <text:p>160130029</text:p>
          </table:table-cell>
          <table:table-cell office:value-type="string" calcext:value-type="string">
            <text:p><text:s/>PAMELA</text:p>
          </table:table-cell>
          <table:table-cell office:value-type="float" office:value="76231707" calcext:value-type="float">
            <text:p>76231707</text:p>
          </table:table-cell>
          <table:table-cell table:number-columns-repeated="2"/>
          <table:table-cell office:value-type="string" calcext:value-type="string">
            <text:p><text:s/>Av. Jaimes Freyre Esq. Calle uno Edificio del <text:s text:c="31"/>David Cabrera <text:s text:c="67"/>david.cabreralipa@gmail.com <text:s text:c="17"/>La Paz</text:p>
          </table:table-cell>
        </table:table-row>
        <table:table-row table:style-name="ro1">
          <table:table-cell office:value-type="string" calcext:value-type="string">
            <text:p>010010207 2766385018</text:p>
          </table:table-cell>
          <table:table-cell office:value-type="string" calcext:value-type="string">
            <text:p><text:s text:c="3"/>ABRISEN</text:p>
          </table:table-cell>
          <table:table-cell office:value-type="float" office:value="2766385018" calcext:value-type="float">
            <text:p>2766385018</text:p>
          </table:table-cell>
          <table:table-cell/>
          <table:table-cell office:value-type="float" office:value="2712029" calcext:value-type="float">
            <text:p>2712029</text:p>
          </table:table-cell>
          <table:table-cell/>
          <table:table-cell office:value-type="float" office:value="2722296" calcext:value-type="float">
            <text:p>2722296</text:p>
          </table:table-cell>
          <table:table-cell office:value-type="string" calcext:value-type="string">
            <text:p><text:s/>Calle 8 Nro. 136 Urbanizaci�n Huacollo <text:s text:c="38"/>Gral. Luis S�nchez <text:s text:c="62"/>nanosaguz@hotmail.com - penaylillo@hotmail.coLa Paz</text:p>
          </table:table-cell>
        </table:table-row>
        <table:table-row table:style-name="ro1">
          <table:table-cell office:value-type="string" calcext:value-type="string">
            <text:p>010010208 1109872010</text:p>
          </table:table-cell>
          <table:table-cell office:value-type="string" calcext:value-type="string">
            <text:p><text:s text:c="3"/>Rudy Palma Jurado - Productos La Glorieta</text:p>
          </table:table-cell>
          <table:table-cell office:value-type="float" office:value="3627225" calcext:value-type="float">
            <text:p>3627225</text:p>
          </table:table-cell>
          <table:table-cell office:value-type="string" calcext:value-type="string">
            <text:p><text:s/>MSOTO</text:p>
          </table:table-cell>
          <table:table-cell office:value-type="float" office:value="4494168" calcext:value-type="float">
            <text:p>4494168</text:p>
          </table:table-cell>
          <table:table-cell office:value-type="float" office:value="72880429" calcext:value-type="float">
            <text:p>72880429</text:p>
          </table:table-cell>
          <table:table-cell office:value-type="float" office:value="4494168" calcext:value-type="float">
            <text:p>4494168</text:p>
          </table:table-cell>
          <table:table-cell office:value-type="string" calcext:value-type="string">
            <text:p><text:s/>Av. Circunvalaci�n Esq. 6 de junio (Cbba.) <text:s text:c="34"/>Rudy Palma Jurado Cel.72880429 NIT 3627225 (Sucre) <text:s text:c="30"/>jurguenju@gmail.com <text:s/>- <text:s/>rudy_palma2012@hotmaiCochabamba y Sucre</text:p>
          </table:table-cell>
        </table:table-row>
        <table:table-row table:style-name="ro1">
          <table:table-cell office:value-type="string" calcext:value-type="string">
            <text:p>010010209 3083950018</text:p>
          </table:table-cell>
          <table:table-cell office:value-type="string" calcext:value-type="string">
            <text:p><text:s text:c="3"/>Juan Carlos Clavijo Castellon - INPANOR</text:p>
          </table:table-cell>
          <table:table-cell office:value-type="float" office:value="3083950018" calcext:value-type="float">
            <text:p>3083950018</text:p>
          </table:table-cell>
          <table:table-cell office:value-type="string" calcext:value-type="string">
            <text:p><text:s/>MSOTO</text:p>
          </table:table-cell>
          <table:table-cell office:value-type="float" office:value="6453384" calcext:value-type="float">
            <text:p>6453384</text:p>
          </table:table-cell>
          <table:table-cell office:value-type="float" office:value="6444071" calcext:value-type="float">
            <text:p>6444071</text:p>
          </table:table-cell>
          <table:table-cell office:value-type="float" office:value="6912830" calcext:value-type="float">
            <text:p>6912830</text:p>
          </table:table-cell>
          <table:table-cell office:value-type="string" calcext:value-type="string">
            <text:p><text:s/>Sucre <text:s text:c="91"/>jcarlosclavijoc@hotmail.com <text:s text:c="17"/>entre calles Colombia y Ecuador</text:p>
          </table:table-cell>
        </table:table-row>
        <table:table-row table:style-name="ro1">
          <table:table-cell office:value-type="string" calcext:value-type="string">
            <text:p>010010210 1427347015</text:p>
          </table:table-cell>
          <table:table-cell office:value-type="string" calcext:value-type="string">
            <text:p><text:s text:c="3"/>Aramayo - Alimentos Saludables</text:p>
          </table:table-cell>
          <table:table-cell office:value-type="float" office:value="1427347015" calcext:value-type="float">
            <text:p>1427347015</text:p>
          </table:table-cell>
          <table:table-cell/>
          <table:table-cell office:value-type="float" office:value="2115369" calcext:value-type="float">
            <text:p>2115369</text:p>
          </table:table-cell>
          <table:table-cell/>
          <table:table-cell office:value-type="float" office:value="2115369" calcext:value-type="float">
            <text:p>2115369</text:p>
          </table:table-cell>
          <table:table-cell office:value-type="string" calcext:value-type="string">
            <text:p><text:s/>C. Ignacio Santinez nro. 337 <text:s text:c="48"/>Mirko Aramayo 72061310 <text:s text:c="58"/>maramayo@hotmail.com <text:s text:c="24"/>La Paz</text:p>
          </table:table-cell>
        </table:table-row>
        <table:table-row table:style-name="ro1">
          <table:table-cell office:value-type="string" calcext:value-type="string">
            <text:p>010010211 6125923010</text:p>
          </table:table-cell>
          <table:table-cell office:value-type="string" calcext:value-type="string">
            <text:p><text:s text:c="3"/>Reynaldo Silva - Industrias Olimpia</text:p>
          </table:table-cell>
          <table:table-cell office:value-type="float" office:value="6125923010" calcext:value-type="float">
            <text:p>6125923010</text:p>
          </table:table-cell>
          <table:table-cell table:number-columns-repeated="4"/>
          <table:table-cell office:value-type="string" calcext:value-type="string">
            <text:p><text:s/>3 de mayo Nro. 1014 <text:s text:c="87"/>richardsilva@olimpiacafe.com.bo <text:s text:c="13"/>El Alto</text:p>
          </table:table-cell>
        </table:table-row>
        <table:table-row table:style-name="ro1">
          <table:table-cell office:value-type="string" calcext:value-type="string">
            <text:p>010010212 130703024</text:p>
          </table:table-cell>
          <table:table-cell office:value-type="string" calcext:value-type="string">
            <text:p><text:s text:c="3"/>COMPA�IA CERVECERA BOLIVIANA S.A.</text:p>
          </table:table-cell>
          <table:table-cell office:value-type="float" office:value="130703024" calcext:value-type="float">
            <text:p>130703024</text:p>
          </table:table-cell>
          <table:table-cell office:value-type="string" calcext:value-type="string">
            <text:p><text:s/>VJAHUIRA</text:p>
          </table:table-cell>
          <table:table-cell office:value-type="float" office:value="2825191" calcext:value-type="float">
            <text:p>2825191</text:p>
          </table:table-cell>
          <table:table-cell/>
          <table:table-cell office:value-type="float" office:value="2823620" calcext:value-type="float">
            <text:p>2823620</text:p>
          </table:table-cell>
          <table:table-cell office:value-type="string" calcext:value-type="string">
            <text:p><text:s/>Achocalla <text:s text:c="6"/>Felipe Monzon Cel 73254200 <text:s text:c="54"/>fmonzon@cerveceraboliviana.com F <text:s text:c="12"/>El Alto</text:p>
          </table:table-cell>
        </table:table-row>
        <table:table-row table:style-name="ro1">
          <table:table-cell office:value-type="string" calcext:value-type="string">
            <text:p>010010213 1004167029</text:p>
          </table:table-cell>
          <table:table-cell office:value-type="string" calcext:value-type="string">
            <text:p><text:s text:c="3"/>BTBC - PC Bolivia</text:p>
          </table:table-cell>
          <table:table-cell office:value-type="float" office:value="1004167029" calcext:value-type="float">
            <text:p>1004167029</text:p>
          </table:table-cell>
          <table:table-cell/>
          <table:table-cell office:value-type="float" office:value="2770069" calcext:value-type="float">
            <text:p>2770069</text:p>
          </table:table-cell>
          <table:table-cell/>
          <table:table-cell office:value-type="string" calcext:value-type="string">
            <text:p><text:s text:c="5"/>2770069 int102</text:p>
          </table:table-cell>
          <table:table-cell office:value-type="string" calcext:value-type="string">
            <text:p><text:s/>Calle Gabino Villanueva Nro. 329 <text:s text:c="44"/>John Carrasco <text:s text:c="67"/>jcarrasco@proyectopcbolivia.org <text:s text:c="13"/>La Paz</text:p>
          </table:table-cell>
        </table:table-row>
        <table:table-row table:style-name="ro1">
          <table:table-cell office:value-type="string" calcext:value-type="string">
            <text:p>010010214 6226600019</text:p>
          </table:table-cell>
          <table:table-cell office:value-type="string" calcext:value-type="string">
            <text:p><text:s text:c="3"/>Sergio Abastoflor - Cristalina</text:p>
          </table:table-cell>
          <table:table-cell office:value-type="float" office:value="6226600019" calcext:value-type="float">
            <text:p>6226600019</text:p>
          </table:table-cell>
          <table:table-cell/>
          <table:table-cell office:value-type="float" office:value="2423394" calcext:value-type="float">
            <text:p>2423394</text:p>
          </table:table-cell>
          <table:table-cell table:number-columns-repeated="2"/>
          <table:table-cell office:value-type="string" calcext:value-type="string">
            <text:p><text:s/>Av. 20 de octubre Nro. 2019 <text:s text:c="49"/>Sergio Abastoflor cel. 76751342 <text:s text:c="49"/>sergioab39@gmail.com <text:s text:c="24"/>La Paz</text:p>
          </table:table-cell>
        </table:table-row>
        <table:table-row table:style-name="ro1">
          <table:table-cell office:value-type="string" calcext:value-type="string">
            <text:p>010010215 122311025</text:p>
          </table:table-cell>
          <table:table-cell office:value-type="string" calcext:value-type="string">
            <text:p><text:s text:c="3"/>Itika S.A.</text:p>
          </table:table-cell>
          <table:table-cell office:value-type="float" office:value="122311025" calcext:value-type="float">
            <text:p>122311025</text:p>
          </table:table-cell>
          <table:table-cell/>
          <table:table-cell office:value-type="float" office:value="6722030" calcext:value-type="float">
            <text:p>6722030</text:p>
          </table:table-cell>
          <table:table-cell/>
          <table:table-cell office:value-type="float" office:value="6724624" calcext:value-type="float">
            <text:p>6724624</text:p>
          </table:table-cell>
          <table:table-cell office:value-type="string" calcext:value-type="string">
            <text:p><text:s/>Calle 4 Viento esq. H�roes del Chaco <text:s text:c="40"/>Jaime Basc�n <text:s text:c="68"/>jbascon@itikasa.com <text:s text:c="25"/>Villamontes</text:p>
          </table:table-cell>
        </table:table-row>
        <table:table-row table:style-name="ro1">
          <table:table-cell office:value-type="string" calcext:value-type="string">
            <text:p>010010216 67470470</text:p>
          </table:table-cell>
          <table:table-cell office:value-type="string" calcext:value-type="string">
            <text:p><text:s text:c="3"/>Asociaci�n de Productores Apicolas Mizque - APAM</text:p>
          </table:table-cell>
          <table:table-cell table:number-columns-repeated="2"/>
          <table:table-cell office:value-type="float" office:value="67470470" calcext:value-type="float">
            <text:p>67470470</text:p>
          </table:table-cell>
          <table:table-cell table:number-columns-repeated="2"/>
          <table:table-cell office:value-type="string" calcext:value-type="string">
            <text:p><text:s/>Qhonchu Pata <text:s/>frente Surtidor Mizque <text:s text:c="40"/>Janeth Rosales <text:s text:c="66"/>mieldemizque@yahoo.es <text:s text:c="23"/>Mizque</text:p>
          </table:table-cell>
        </table:table-row>
        <table:table-row table:style-name="ro1">
          <table:table-cell office:value-type="string" calcext:value-type="string">
            <text:p>010010217 183302028</text:p>
          </table:table-cell>
          <table:table-cell office:value-type="string" calcext:value-type="string">
            <text:p><text:s text:c="3"/>Industrias Kraks S.R.L.</text:p>
          </table:table-cell>
          <table:table-cell office:value-type="float" office:value="183302028" calcext:value-type="float">
            <text:p>183302028</text:p>
          </table:table-cell>
          <table:table-cell/>
          <table:table-cell office:value-type="float" office:value="6460554" calcext:value-type="float">
            <text:p>6460554</text:p>
          </table:table-cell>
          <table:table-cell/>
          <table:table-cell office:value-type="float" office:value="6460554" calcext:value-type="float">
            <text:p>6460554</text:p>
          </table:table-cell>
          <table:table-cell office:value-type="string" calcext:value-type="string">
            <text:p><text:s/>Av. 6 de Agosto S/N <text:s text:c="6"/>Marcelo Dorado cel. 76115236 <text:s text:c="52"/>m.dorado@industriaskraks.com <text:s text:c="16"/>Sucre</text:p>
          </table:table-cell>
        </table:table-row>
        <table:table-row table:style-name="ro1">
          <table:table-cell office:value-type="string" calcext:value-type="string">
            <text:p>010010218 2181759016</text:p>
          </table:table-cell>
          <table:table-cell office:value-type="string" calcext:value-type="string">
            <text:p><text:s text:c="3"/>Veliz - Quinua del Campo</text:p>
          </table:table-cell>
          <table:table-cell office:value-type="float" office:value="2181759016" calcext:value-type="float">
            <text:p>2181759016</text:p>
          </table:table-cell>
          <table:table-cell office:value-type="string" calcext:value-type="string">
            <text:p><text:s/>MSOTO</text:p>
          </table:table-cell>
          <table:table-cell office:value-type="float" office:value="2863329" calcext:value-type="float">
            <text:p>2863329</text:p>
          </table:table-cell>
          <table:table-cell table:number-columns-repeated="2"/>
          <table:table-cell office:value-type="string" calcext:value-type="string">
            <text:p><text:s/>Av. Calacoto Nro. 2114 <text:s text:c="3"/>Gregorio Veliz cel. 71955891 <text:s text:c="52"/>grecveliz@hotmail.com <text:s text:c="23"/>El Alto</text:p>
          </table:table-cell>
        </table:table-row>
        <table:table-row table:style-name="ro1">
          <table:table-cell office:value-type="string" calcext:value-type="string">
            <text:p>010010219 140787021</text:p>
          </table:table-cell>
          <table:table-cell office:value-type="string" calcext:value-type="string">
            <text:p><text:s text:c="3"/>Montifruit S.R.L.</text:p>
          </table:table-cell>
          <table:table-cell office:value-type="float" office:value="140787021" calcext:value-type="float">
            <text:p>140787021</text:p>
          </table:table-cell>
          <table:table-cell office:value-type="string" calcext:value-type="string">
            <text:p><text:s/>HVALDIVI</text:p>
          </table:table-cell>
          <table:table-cell office:value-type="float" office:value="4350402" calcext:value-type="float">
            <text:p>4350402</text:p>
          </table:table-cell>
          <table:table-cell office:value-type="float" office:value="76980144" calcext:value-type="float">
            <text:p>76980144</text:p>
          </table:table-cell>
          <table:table-cell office:value-type="float" office:value="4353627" calcext:value-type="float">
            <text:p>4353627</text:p>
          </table:table-cell>
          <table:table-cell office:value-type="string" calcext:value-type="string">
            <text:p><text:s/>Calle 3 casi Av. Juan Lechin Oquendo Nro. 67 <text:s text:c="113"/>info@montifruit.com <text:s text:c="25"/>Cochabamba</text:p>
          </table:table-cell>
        </table:table-row>
        <table:table-row table:style-name="ro1">
          <table:table-cell office:value-type="string" calcext:value-type="string">
            <text:p>010010220 4405102103</text:p>
          </table:table-cell>
          <table:table-cell office:value-type="string" calcext:value-type="string">
            <text:p><text:s text:c="3"/>Zapana - Dely Sabor</text:p>
          </table:table-cell>
          <table:table-cell office:value-type="float" office:value="6855538" calcext:value-type="float">
            <text:p>6855538</text:p>
          </table:table-cell>
          <table:table-cell office:value-type="string" calcext:value-type="string">
            <text:p><text:s/>VJAHUIRA</text:p>
          </table:table-cell>
          <table:table-cell office:value-type="float" office:value="65662527" calcext:value-type="float">
            <text:p>65662527</text:p>
          </table:table-cell>
          <table:table-cell table:number-columns-repeated="2"/>
          <table:table-cell office:value-type="string" calcext:value-type="string">
            <text:p><text:s/>Calle Ra�l Salm�n Nro. 234 <text:s text:c="50"/>Monje Zapana <text:s text:c="113"/>El Alto</text:p>
          </table:table-cell>
        </table:table-row>
        <table:table-row table:style-name="ro1">
          <table:table-cell office:value-type="string" calcext:value-type="string">
            <text:p>010010221 1028445023</text:p>
          </table:table-cell>
          <table:table-cell office:value-type="string" calcext:value-type="string">
            <text:p><text:s text:c="3"/>ROGHUR S.A.</text:p>
          </table:table-cell>
          <table:table-cell office:value-type="float" office:value="1028445023" calcext:value-type="float">
            <text:p>1028445023</text:p>
          </table:table-cell>
          <table:table-cell/>
          <table:table-cell office:value-type="float" office:value="2422884" calcext:value-type="float">
            <text:p>2422884</text:p>
          </table:table-cell>
          <table:table-cell office:value-type="float" office:value="2423114" calcext:value-type="float">
            <text:p>2423114</text:p>
          </table:table-cell>
          <table:table-cell office:value-type="float" office:value="2422884" calcext:value-type="float">
            <text:p>2422884</text:p>
          </table:table-cell>
          <table:table-cell office:value-type="string" calcext:value-type="string">
            <text:p><text:s/>Av. 20 de octubre 1948 Edificio Terranova <text:s text:c="35"/>Yamela Aguilar Machicado cel. 72060880 <text:s text:c="42"/>yaguilar@lpz.roghur.com <text:s text:c="21"/>La Paz</text:p>
          </table:table-cell>
        </table:table-row>
        <table:table-row table:style-name="ro1">
          <table:table-cell office:value-type="string" calcext:value-type="string">
            <text:p>010010222 1117891011</text:p>
          </table:table-cell>
          <table:table-cell office:value-type="string" calcext:value-type="string">
            <text:p><text:s text:c="3"/>Ivan Calvimontes Zilvetty - MISKY SIMY</text:p>
          </table:table-cell>
          <table:table-cell office:value-type="float" office:value="1117891011" calcext:value-type="float">
            <text:p>1117891011</text:p>
          </table:table-cell>
          <table:table-cell office:value-type="string" calcext:value-type="string">
            <text:p><text:s/>MSOTO</text:p>
          </table:table-cell>
          <table:table-cell office:value-type="float" office:value="46434580" calcext:value-type="float">
            <text:p>46434580</text:p>
          </table:table-cell>
          <table:table-cell office:value-type="float" office:value="46455353" calcext:value-type="float">
            <text:p>46455353</text:p>
          </table:table-cell>
          <table:table-cell office:value-type="float" office:value="46434580" calcext:value-type="float">
            <text:p>46434580</text:p>
          </table:table-cell>
          <table:table-cell office:value-type="string" calcext:value-type="string">
            <text:p><text:s/>Zona Villa Margarita S/N <text:s/>Jaqueline Valda cel. 70330383 <text:s text:c="51"/>miskysimi@gmail.com <text:s text:c="25"/>Sucre</text:p>
          </table:table-cell>
        </table:table-row>
        <table:table-row table:style-name="ro1">
          <table:table-cell office:value-type="string" calcext:value-type="string">
            <text:p>010010223 181006027</text:p>
          </table:table-cell>
          <table:table-cell office:value-type="string" calcext:value-type="string">
            <text:p><text:s text:c="3"/>ALIANZA NUEZ AMAZONICA ANA S.R.L.</text:p>
          </table:table-cell>
          <table:table-cell office:value-type="float" office:value="181006027" calcext:value-type="float">
            <text:p>181006027</text:p>
          </table:table-cell>
          <table:table-cell office:value-type="string" calcext:value-type="string">
            <text:p><text:s/>MSOTO</text:p>
          </table:table-cell>
          <table:table-cell office:value-type="float" office:value="2315059" calcext:value-type="float">
            <text:p>2315059</text:p>
          </table:table-cell>
          <table:table-cell office:value-type="float" office:value="2847371" calcext:value-type="float">
            <text:p>2847371</text:p>
          </table:table-cell>
          <table:table-cell/>
          <table:table-cell office:value-type="string" calcext:value-type="string">
            <text:p><text:s/>Capit�n Beltran Nro. 2679 Ver�nica Clemente 73510938 Contador:Victor Hugo <text:s text:c="33"/>vicv90@hotmail.com <text:s text:c="26"/>El Alto</text:p>
          </table:table-cell>
        </table:table-row>
        <table:table-row table:style-name="ro1">
          <table:table-cell office:value-type="string" calcext:value-type="string">
            <text:p>010010224 197538022</text:p>
          </table:table-cell>
          <table:table-cell office:value-type="string" calcext:value-type="string">
            <text:p><text:s text:c="3"/>Tropical S.R.L.</text:p>
          </table:table-cell>
          <table:table-cell office:value-type="float" office:value="197538022" calcext:value-type="float">
            <text:p>197538022</text:p>
          </table:table-cell>
          <table:table-cell office:value-type="string" calcext:value-type="string">
            <text:p><text:s/>VJAHUIRA</text:p>
          </table:table-cell>
          <table:table-cell office:value-type="float" office:value="33539033" calcext:value-type="float">
            <text:p>33539033</text:p>
          </table:table-cell>
          <table:table-cell/>
          <table:table-cell office:value-type="float" office:value="33539033" calcext:value-type="float">
            <text:p>33539033</text:p>
          </table:table-cell>
          <table:table-cell office:value-type="string" calcext:value-type="string">
            <text:p><text:s/>Km. 7.5 Carretera a La Guardia 8vo anillo <text:s text:c="35"/>Juan Javier Estensoro cel. 77812222 <text:s text:c="45"/>jjestenssoro@hotmail.com <text:s text:c="20"/>Santa Cruz</text:p>
          </table:table-cell>
        </table:table-row>
        <table:table-row table:style-name="ro1">
          <table:table-cell office:value-type="string" calcext:value-type="string">
            <text:p>010010225 8446347</text:p>
          </table:table-cell>
          <table:table-cell office:value-type="string" calcext:value-type="string">
            <text:p><text:s text:c="3"/>David Alanoca - Molinos Imperial</text:p>
          </table:table-cell>
          <table:table-cell office:value-type="float" office:value="8446347018" calcext:value-type="float">
            <text:p>8446347018</text:p>
          </table:table-cell>
          <table:table-cell office:value-type="string" calcext:value-type="string">
            <text:p><text:s/>DSALAZAR</text:p>
          </table:table-cell>
          <table:table-cell table:number-columns-repeated="3"/>
          <table:table-cell office:value-type="string" calcext:value-type="string">
            <text:p><text:s/>Av. Panam� Nro. 1200 <text:s text:c="5"/>cel. 76232556 <text:s text:c="112"/>El Alto</text:p>
          </table:table-cell>
        </table:table-row>
        <table:table-row table:style-name="ro1">
          <table:table-cell office:value-type="string" calcext:value-type="string">
            <text:p>010010226 173858023</text:p>
          </table:table-cell>
          <table:table-cell office:value-type="string" calcext:value-type="string">
            <text:p><text:s text:c="3"/>TITO'S PRODUCTOS NATURALES S.R.L.</text:p>
          </table:table-cell>
          <table:table-cell office:value-type="float" office:value="173858023" calcext:value-type="float">
            <text:p>173858023</text:p>
          </table:table-cell>
          <table:table-cell office:value-type="string" calcext:value-type="string">
            <text:p><text:s/>MSOTO</text:p>
          </table:table-cell>
          <table:table-cell office:value-type="float" office:value="2832404" calcext:value-type="float">
            <text:p>2832404</text:p>
          </table:table-cell>
          <table:table-cell/>
          <table:table-cell office:value-type="float" office:value="2832404" calcext:value-type="float">
            <text:p>2832404</text:p>
          </table:table-cell>
          <table:table-cell office:value-type="string" calcext:value-type="string">
            <text:p><text:s/>Av. Cecilio Acosta Nro. 2000 <text:s text:c="48"/>Waldo C�rdenas cel. 71979991 <text:s text:c="52"/>waldo-cardenas@hotmail.com <text:s text:c="18"/>El Alto</text:p>
          </table:table-cell>
        </table:table-row>
        <table:table-row table:style-name="ro1">
          <table:table-cell office:value-type="string" calcext:value-type="string">
            <text:p>010010227 967718011</text:p>
          </table:table-cell>
          <table:table-cell office:value-type="string" calcext:value-type="string">
            <text:p><text:s text:c="3"/>Odett Sabja Dabdub de Zelada - Panaderia Zelada</text:p>
          </table:table-cell>
          <table:table-cell office:value-type="float" office:value="967718011" calcext:value-type="float">
            <text:p>967718011</text:p>
          </table:table-cell>
          <table:table-cell office:value-type="string" calcext:value-type="string">
            <text:p><text:s/>HVALDIVI</text:p>
          </table:table-cell>
          <table:table-cell office:value-type="float" office:value="4549152" calcext:value-type="float">
            <text:p>4549152</text:p>
          </table:table-cell>
          <table:table-cell table:number-columns-repeated="2" office:value-type="float" office:value="4540605" calcext:value-type="float">
            <text:p>4540605</text:p>
          </table:table-cell>
          <table:table-cell office:value-type="string" calcext:value-type="string">
            <text:p><text:s/>km 7 Blanco Galindo 3 cuadras 1/2 hacia el norte <text:s text:c="28"/>Juan Arteaga Sabja cel. 67598890 <text:s text:c="48"/>juaninoarteaga@panzelada.com <text:s text:c="16"/>Cochabamba</text:p>
          </table:table-cell>
        </table:table-row>
        <table:table-row table:style-name="ro1">
          <table:table-cell office:value-type="string" calcext:value-type="string">
            <text:p>010010228 2717695014</text:p>
          </table:table-cell>
          <table:table-cell office:value-type="string" calcext:value-type="string">
            <text:p><text:s text:c="3"/>Justina Victoria Ticona Cari - Pasteleria Victoria's</text:p>
          </table:table-cell>
          <table:table-cell office:value-type="float" office:value="2717695014" calcext:value-type="float">
            <text:p>2717695014</text:p>
          </table:table-cell>
          <table:table-cell office:value-type="string" calcext:value-type="string">
            <text:p><text:s/>VJAHUIRA</text:p>
          </table:table-cell>
          <table:table-cell office:value-type="float" office:value="2815154" calcext:value-type="float">
            <text:p>2815154</text:p>
          </table:table-cell>
          <table:table-cell office:value-type="float" office:value="2816159" calcext:value-type="float">
            <text:p>2816159</text:p>
          </table:table-cell>
          <table:table-cell office:value-type="float" office:value="2815154" calcext:value-type="float">
            <text:p>2815154</text:p>
          </table:table-cell>
          <table:table-cell office:value-type="string" calcext:value-type="string">
            <text:p><text:s/>El Alto <text:s text:c="8"/>Iber Franz Taco 78977184/70655215 <text:s text:c="47"/>victoriasbolivia@yahoo.es / ifranz_88@hotmailEl Alto</text:p>
          </table:table-cell>
        </table:table-row>
        <table:table-row table:style-name="ro1">
          <table:table-cell office:value-type="string" calcext:value-type="string">
            <text:p>010010229 202846020</text:p>
          </table:table-cell>
          <table:table-cell office:value-type="string" calcext:value-type="string">
            <text:p><text:s text:c="3"/>Pareja - Sicomsur</text:p>
          </table:table-cell>
          <table:table-cell office:value-type="float" office:value="3134585018" calcext:value-type="float">
            <text:p>3134585018</text:p>
          </table:table-cell>
          <table:table-cell office:value-type="string" calcext:value-type="string">
            <text:p><text:s/>HVALDIVI</text:p>
          </table:table-cell>
          <table:table-cell office:value-type="float" office:value="4738011" calcext:value-type="float">
            <text:p>4738011</text:p>
          </table:table-cell>
          <table:table-cell/>
          <table:table-cell office:value-type="float" office:value="4738011" calcext:value-type="float">
            <text:p>4738011</text:p>
          </table:table-cell>
          <table:table-cell office:value-type="string" calcext:value-type="string">
            <text:p><text:s/>Carretera Santiva�ez Km. 6 1/2 S/N <text:s text:c="42"/>Julio Pareja <text:s/>cel. 70355921 <text:s text:c="53"/>jnimrodps@hotmail.com <text:s text:c="23"/>Cochabamba</text:p>
          </table:table-cell>
        </table:table-row>
        <table:table-row table:style-name="ro1">
          <table:table-cell office:value-type="string" calcext:value-type="string">
            <text:p>010010230 2718358019</text:p>
          </table:table-cell>
          <table:table-cell office:value-type="string" calcext:value-type="string">
            <text:p><text:s text:c="3"/>German Tola Nina - Panificadora Toti</text:p>
          </table:table-cell>
          <table:table-cell office:value-type="float" office:value="2718358019" calcext:value-type="float">
            <text:p>2718358019</text:p>
          </table:table-cell>
          <table:table-cell office:value-type="string" calcext:value-type="string">
            <text:p><text:s/>HVALDIVI</text:p>
          </table:table-cell>
          <table:table-cell office:value-type="float" office:value="76252220" calcext:value-type="float">
            <text:p>76252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 text:c="5"/>----</text:p>
          </table:table-cell>
          <table:table-cell office:value-type="string" calcext:value-type="string">
            <text:p><text:s/>Calle 15 Nro. 229 <text:s text:c="8"/>German Tola 7625220 entregas <text:s/>cobranza <text:s text:c="42"/>---- <text:s text:c="40"/>La Paz</text:p>
          </table:table-cell>
        </table:table-row>
        <table:table-row table:style-name="ro1">
          <table:table-cell office:value-type="string" calcext:value-type="string">
            <text:p>010010231 177232027</text:p>
          </table:table-cell>
          <table:table-cell office:value-type="string" calcext:value-type="string">
            <text:p><text:s text:c="3"/>Humberjim Ltda.</text:p>
          </table:table-cell>
          <table:table-cell office:value-type="float" office:value="177232027" calcext:value-type="float">
            <text:p>177232027</text:p>
          </table:table-cell>
          <table:table-cell office:value-type="string" calcext:value-type="string">
            <text:p><text:s/>HVALDIVI</text:p>
          </table:table-cell>
          <table:table-cell office:value-type="float" office:value="2723583" calcext:value-type="float">
            <text:p>2723583</text:p>
          </table:table-cell>
          <table:table-cell office:value-type="float" office:value="2729983" calcext:value-type="float">
            <text:p>2729983</text:p>
          </table:table-cell>
          <table:table-cell/>
          <table:table-cell office:value-type="string" calcext:value-type="string">
            <text:p><text:s/>Calle 10 Nro. 12Jackelyn Jimenez <text:s/>cel. 70570744 <text:s text:c="49"/>humberjimltda@hotmail.com <text:s text:c="19"/>La Paz</text:p>
          </table:table-cell>
        </table:table-row>
        <table:table-row table:style-name="ro1">
          <table:table-cell office:value-type="string" calcext:value-type="string">
            <text:p>010010232 1005963027</text:p>
          </table:table-cell>
          <table:table-cell office:value-type="string" calcext:value-type="string">
            <text:p><text:s text:c="3"/>SAFI UNION S.A.</text:p>
          </table:table-cell>
          <table:table-cell office:value-type="float" office:value="1005963027" calcext:value-type="float">
            <text:p>1005963027</text:p>
          </table:table-cell>
          <table:table-cell office:value-type="string" calcext:value-type="string">
            <text:p><text:s/>VJAHUIRA</text:p>
          </table:table-cell>
          <table:table-cell office:value-type="float" office:value="2129518" calcext:value-type="float">
            <text:p>2129518</text:p>
          </table:table-cell>
          <table:table-cell/>
          <table:table-cell office:value-type="float" office:value="2129518" calcext:value-type="float">
            <text:p>2129518</text:p>
          </table:table-cell>
          <table:table-cell office:value-type="string" calcext:value-type="string">
            <text:p><text:s/>Calle Capit�n Ravelo Nro.2133 <text:s text:c="47"/>Cinthya Zapata Cel. 67010771 <text:s text:c="52"/>czapata@safiunion.com.bo <text:s text:c="20"/>La Paz</text:p>
          </table:table-cell>
        </table:table-row>
        <table:table-row table:style-name="ro1">
          <table:table-cell office:value-type="string" calcext:value-type="string">
            <text:p>010010233 1024503027</text:p>
          </table:table-cell>
          <table:table-cell office:value-type="string" calcext:value-type="string">
            <text:p><text:s text:c="3"/>Fundacion FAUTAPO</text:p>
          </table:table-cell>
          <table:table-cell office:value-type="float" office:value="1024503027" calcext:value-type="float">
            <text:p>1024503027</text:p>
          </table:table-cell>
          <table:table-cell/>
          <table:table-cell office:value-type="float" office:value="25250733" calcext:value-type="float">
            <text:p>25250733</text:p>
          </table:table-cell>
          <table:table-cell/>
          <table:table-cell office:value-type="float" office:value="25250736" calcext:value-type="float">
            <text:p>25250736</text:p>
          </table:table-cell>
          <table:table-cell office:value-type="string" calcext:value-type="string">
            <text:p><text:s/>Calle La Plata Nro. 6129 entre Bolivar y Sucre <text:s text:c="30"/>Pedro Claver Mamani Cel.72508864 <text:s text:c="48"/>pedro.claver@fundacionfautapo.org <text:s text:c="11"/>Oruro</text:p>
          </table:table-cell>
        </table:table-row>
        <table:table-row table:style-name="ro1">
          <table:table-cell office:value-type="string" calcext:value-type="string">
            <text:p>010010234 1004057020</text:p>
          </table:table-cell>
          <table:table-cell office:value-type="string" calcext:value-type="string">
            <text:p><text:s text:c="3"/>Andean Valley S.A.</text:p>
          </table:table-cell>
          <table:table-cell office:value-type="float" office:value="1004057020" calcext:value-type="float">
            <text:p>1004057020</text:p>
          </table:table-cell>
          <table:table-cell office:value-type="string" calcext:value-type="string">
            <text:p><text:s/>PAMELA</text:p>
          </table:table-cell>
          <table:table-cell office:value-type="float" office:value="2863058" calcext:value-type="float">
            <text:p>2863058</text:p>
          </table:table-cell>
          <table:table-cell office:value-type="float" office:value="2862853" calcext:value-type="float">
            <text:p>2862853</text:p>
          </table:table-cell>
          <table:table-cell office:value-type="float" office:value="2863058" calcext:value-type="float">
            <text:p>2863058</text:p>
          </table:table-cell>
          <table:table-cell office:value-type="string" calcext:value-type="string">
            <text:p><text:s/>Av. Panamericana Nro 1959 Diego Mendoza 78900717 Cuentan con cert. ISO 9001 <text:s text:c="31"/>dmendoza@andeanvalley.com <text:s text:c="19"/>El alto</text:p>
          </table:table-cell>
        </table:table-row>
        <table:table-row table:style-name="ro1">
          <table:table-cell office:value-type="string" calcext:value-type="string">
            <text:p>010010235 1014503028</text:p>
          </table:table-cell>
          <table:table-cell office:value-type="string" calcext:value-type="string">
            <text:p><text:s text:c="3"/>Fundacion Colonia Pirai</text:p>
          </table:table-cell>
          <table:table-cell office:value-type="float" office:value="1014503028" calcext:value-type="float">
            <text:p>1014503028</text:p>
          </table:table-cell>
          <table:table-cell/>
          <table:table-cell office:value-type="string" calcext:value-type="string">
            <text:p>3542511 int103</text:p>
          </table:table-cell>
          <table:table-cell/>
          <table:table-cell office:value-type="string" calcext:value-type="string">
            <text:p><text:s text:c="5"/>3540527 int102</text:p>
          </table:table-cell>
          <table:table-cell office:value-type="string" calcext:value-type="string">
            <text:p><text:s/>Km 12 1/2 Carretera doble via a La Guardia <text:s text:c="34"/>Olivia Pedrazas cel. 75009226 <text:s text:c="51"/>produccion@coloniapirai.com <text:s text:c="17"/>Santa Cruz</text:p>
          </table:table-cell>
        </table:table-row>
        <table:table-row table:style-name="ro1">
          <table:table-cell office:value-type="string" calcext:value-type="string">
            <text:p>010010236 175072029</text:p>
          </table:table-cell>
          <table:table-cell office:value-type="string" calcext:value-type="string">
            <text:p><text:s text:c="3"/>Embutidora Torrico S.R.L. - PIO RICO</text:p>
          </table:table-cell>
          <table:table-cell office:value-type="float" office:value="175072029" calcext:value-type="float">
            <text:p>175072029</text:p>
          </table:table-cell>
          <table:table-cell office:value-type="string" calcext:value-type="string">
            <text:p><text:s/>HVALDIVI</text:p>
          </table:table-cell>
          <table:table-cell office:value-type="float" office:value="4385875" calcext:value-type="float">
            <text:p>4385875</text:p>
          </table:table-cell>
          <table:table-cell office:value-type="float" office:value="4384265" calcext:value-type="float">
            <text:p>4384265</text:p>
          </table:table-cell>
          <table:table-cell office:value-type="float" office:value="4385875" calcext:value-type="float">
            <text:p>4385875</text:p>
          </table:table-cell>
          <table:table-cell office:value-type="string" calcext:value-type="string">
            <text:p><text:s/>Km 22 1/2 Carretera a Oruro S/N <text:s text:c="45"/>Snezana Menacho cel. 75980711 <text:s text:c="51"/>gerenciaembutidos@gmail.com produccionembutidCochabamba</text:p>
          </table:table-cell>
        </table:table-row>
        <table:table-row table:style-name="ro1">
          <table:table-cell office:value-type="string" calcext:value-type="string">
            <text:p>010010237 2699833017</text:p>
          </table:table-cell>
          <table:table-cell office:value-type="string" calcext:value-type="string">
            <text:p><text:s text:c="3"/>Torres - Productor S.R.L. Tom Cat</text:p>
          </table:table-cell>
          <table:table-cell office:value-type="float" office:value="2699833017" calcext:value-type="float">
            <text:p>2699833017</text:p>
          </table:table-cell>
          <table:table-cell office:value-type="string" calcext:value-type="string">
            <text:p><text:s/>HVALDIVI</text:p>
          </table:table-cell>
          <table:table-cell office:value-type="float" office:value="2283618" calcext:value-type="float">
            <text:p>2283618</text:p>
          </table:table-cell>
          <table:table-cell table:number-columns-repeated="2"/>
          <table:table-cell office:value-type="string" calcext:value-type="string">
            <text:p><text:s/>Catacora 537 <text:s text:c="3"/>Tania Valdivia 72510111 <text:s text:c="57"/>amtorres@entel.bo <text:s text:c="27"/>La Paz</text:p>
          </table:table-cell>
        </table:table-row>
        <table:table-row table:style-name="ro1">
          <table:table-cell office:value-type="string" calcext:value-type="string">
            <text:p>010010238 3923534015</text:p>
          </table:table-cell>
          <table:table-cell office:value-type="string" calcext:value-type="string">
            <text:p><text:s text:c="3"/>Mauricio Ruiz - Girasol MR</text:p>
          </table:table-cell>
          <table:table-cell office:value-type="float" office:value="3923534015" calcext:value-type="float">
            <text:p>3923534015</text:p>
          </table:table-cell>
          <table:table-cell office:value-type="string" calcext:value-type="string">
            <text:p><text:s/>VJAHUIRA</text:p>
          </table:table-cell>
          <table:table-cell office:value-type="float" office:value="3427709" calcext:value-type="float">
            <text:p>3427709</text:p>
          </table:table-cell>
          <table:table-cell/>
          <table:table-cell office:value-type="float" office:value="3427709" calcext:value-type="float">
            <text:p>3427709</text:p>
          </table:table-cell>
          <table:table-cell office:value-type="string" calcext:value-type="string">
            <text:p><text:s/>Av. Alemana Calle Las Cutas 2045 <text:s text:c="44"/>Cont. Yolanda 70687682 <text:s text:c="58"/>info@girasolbo.com <text:s text:c="26"/>Santa Cruz</text:p>
          </table:table-cell>
        </table:table-row>
        <table:table-row table:style-name="ro1">
          <table:table-cell office:value-type="string" calcext:value-type="string">
            <text:p>010010239 187194027</text:p>
          </table:table-cell>
          <table:table-cell office:value-type="string" calcext:value-type="string">
            <text:p><text:s text:c="3"/>IATEC S.A. - Importaciones y Asesoramiento Tecnol�gico S.</text:p>
          </table:table-cell>
          <table:table-cell office:value-type="string" calcext:value-type="string">
            <text:p>A 187194027</text:p>
          </table:table-cell>
          <table:table-cell/>
          <table:table-cell office:value-type="float" office:value="2415435" calcext:value-type="float">
            <text:p>2415435</text:p>
          </table:table-cell>
          <table:table-cell/>
          <table:table-cell office:value-type="float" office:value="2148389" calcext:value-type="float">
            <text:p>2148389</text:p>
          </table:table-cell>
          <table:table-cell office:value-type="string" calcext:value-type="string">
            <text:p><text:s/>Calle Luis Uria de la Oliva esq. Vincenti 2786 <text:s text:c="30"/>Victor Dur�n Garcia Cel. 75207010 <text:s text:c="47"/>vduran@iateltecnologia.com <text:s text:c="18"/>La Paz</text:p>
          </table:table-cell>
        </table:table-row>
        <table:table-row table:style-name="ro1">
          <table:table-cell office:value-type="string" calcext:value-type="string">
            <text:p>010010240 2321668017</text:p>
          </table:table-cell>
          <table:table-cell office:value-type="string" calcext:value-type="string">
            <text:p><text:s text:c="3"/>Edgar Espejo - Caf� La Morena</text:p>
          </table:table-cell>
          <table:table-cell office:value-type="float" office:value="75015362" calcext:value-type="float">
            <text:p>75015362</text:p>
          </table:table-cell>
          <table:table-cell/>
          <table:table-cell office:value-type="float" office:value="2846761" calcext:value-type="float">
            <text:p>2846761</text:p>
          </table:table-cell>
          <table:table-cell table:number-columns-repeated="2"/>
          <table:table-cell office:value-type="string" calcext:value-type="string">
            <text:p><text:s/>Av. del Arquitecto Nro. 141 <text:s text:c="49"/>Saturnino Espejo Cel. 76508806 <text:s text:c="50"/>lamorenacafe@hotmail.com <text:s text:c="20"/>El alto</text:p>
          </table:table-cell>
        </table:table-row>
        <table:table-row table:style-name="ro1">
          <table:table-cell office:value-type="string" calcext:value-type="string">
            <text:p>010010241 1020493029</text:p>
          </table:table-cell>
          <table:table-cell office:value-type="string" calcext:value-type="string">
            <text:p><text:s text:c="3"/>Compa�ia de Alimentos Ltda. - Delizia</text:p>
          </table:table-cell>
          <table:table-cell office:value-type="float" office:value="1020493029" calcext:value-type="float">
            <text:p>1020493029</text:p>
          </table:table-cell>
          <table:table-cell office:value-type="string" calcext:value-type="string">
            <text:p><text:s/>VJAHUIRA</text:p>
          </table:table-cell>
          <table:table-cell office:value-type="float" office:value="2831111" calcext:value-type="float">
            <text:p>2831111</text:p>
          </table:table-cell>
          <table:table-cell/>
          <table:table-cell office:value-type="float" office:value="2831111" calcext:value-type="float">
            <text:p>2831111</text:p>
          </table:table-cell>
          <table:table-cell office:value-type="string" calcext:value-type="string">
            <text:p><text:s/>Av. Abrojo Nro. 5100 <text:s text:c="5"/>Franz Orosco Sielek Cel. 77251490 Sulema Rivera int. 205 <text:s text:c="24"/>franz.orosco@delizia.com.bo <text:s text:c="17"/>El Alto</text:p>
          </table:table-cell>
        </table:table-row>
        <table:table-row table:style-name="ro1">
          <table:table-cell office:value-type="string" calcext:value-type="string">
            <text:p>010010242 2782894</text:p>
          </table:table-cell>
          <table:table-cell office:value-type="string" calcext:value-type="string">
            <text:p><text:s text:c="3"/>Sara P. Pacajes C. - La Genuina Semillera</text:p>
          </table:table-cell>
          <table:table-cell office:value-type="float" office:value="4261367010" calcext:value-type="float">
            <text:p>4261367010</text:p>
          </table:table-cell>
          <table:table-cell/>
          <table:table-cell office:value-type="float" office:value="2782894" calcext:value-type="float">
            <text:p>2782894</text:p>
          </table:table-cell>
          <table:table-cell table:number-columns-repeated="2"/>
          <table:table-cell office:value-type="string" calcext:value-type="string">
            <text:p><text:s/>Calle Aroma S/N Cristian Mamani/Sara Pacajes Ce. 71701118 <text:s text:c="84"/>Cochabamba</text:p>
          </table:table-cell>
        </table:table-row>
        <table:table-row table:style-name="ro1">
          <table:table-cell office:value-type="string" calcext:value-type="string">
            <text:p>010010243 236970012</text:p>
          </table:table-cell>
          <table:table-cell office:value-type="string" calcext:value-type="string">
            <text:p><text:s text:c="3"/>Arturo Montes Rojas - COBOLDE</text:p>
          </table:table-cell>
          <table:table-cell office:value-type="float" office:value="236970012" calcext:value-type="float">
            <text:p>236970012</text:p>
          </table:table-cell>
          <table:table-cell office:value-type="string" calcext:value-type="string">
            <text:p><text:s/>PAMELA</text:p>
          </table:table-cell>
          <table:table-cell office:value-type="string" calcext:value-type="string">
            <text:p>4-6453272</text:p>
          </table:table-cell>
          <table:table-cell/>
          <table:table-cell office:value-type="string" calcext:value-type="string">
            <text:p><text:s text:c="5"/>4-6441020</text:p>
          </table:table-cell>
          <table:table-cell office:value-type="string" calcext:value-type="string">
            <text:p><text:s/>Av. 2016 s/n Barrio Libertadores <text:s text:c="44"/>Ximena Montes Cel:70317032 ximenamontes72@hotmail.com <text:s text:c="27"/>cobolde1@hotmail.com <text:s text:c="24"/>Sucre</text:p>
          </table:table-cell>
        </table:table-row>
        <table:table-row table:style-name="ro1">
          <table:table-cell office:value-type="string" calcext:value-type="string">
            <text:p>010010244 22106</text:p>
          </table:table-cell>
          <table:table-cell office:value-type="string" calcext:value-type="string">
            <text:p><text:s text:c="3"/>Carina Paniagua</text:p>
          </table:table-cell>
          <table:table-cell office:value-type="float" office:value="3099511016" calcext:value-type="float">
            <text:p>3099511016</text:p>
          </table:table-cell>
          <table:table-cell office:value-type="string" calcext:value-type="string">
            <text:p><text:s/>HVALDIVI</text:p>
          </table:table-cell>
          <table:table-cell office:value-type="float" office:value="4312594" calcext:value-type="float">
            <text:p>4312594</text:p>
          </table:table-cell>
          <table:table-cell office:value-type="float" office:value="72270991" calcext:value-type="float">
            <text:p>72270991</text:p>
          </table:table-cell>
          <table:table-cell/>
          <table:table-cell office:value-type="string" calcext:value-type="string">
            <text:p><text:s/>Cochabamba <text:s text:c="5"/>Carina Paniagua 72270991 <text:s text:c="56"/>carina_paniagua_@hotmail.com <text:s text:c="16"/>Cochabamba</text:p>
          </table:table-cell>
        </table:table-row>
        <table:table-row table:style-name="ro1">
          <table:table-cell office:value-type="string" calcext:value-type="string">
            <text:p>010010245 1020301526</text:p>
          </table:table-cell>
          <table:table-cell office:value-type="string" calcext:value-type="string">
            <text:p><text:s text:c="3"/>Freddy Arcani Lopez - Sabroso</text:p>
          </table:table-cell>
          <table:table-cell office:value-type="float" office:value="4993720018" calcext:value-type="float">
            <text:p>4993720018</text:p>
          </table:table-cell>
          <table:table-cell office:value-type="string" calcext:value-type="string">
            <text:p><text:s/>DSALAZAR</text:p>
          </table:table-cell>
          <table:table-cell office:value-type="float" office:value="60169512" calcext:value-type="float">
            <text:p>60169512</text:p>
          </table:table-cell>
          <table:table-cell table:number-columns-repeated="2"/>
          <table:table-cell office:value-type="string" calcext:value-type="string">
            <text:p><text:s/>Zona 25 de julio Av. Camatinde Nro. 5385 <text:s text:c="36"/>Freddy Arcani <text:s text:c="112"/>El Alto</text:p>
          </table:table-cell>
        </table:table-row>
        <table:table-row table:style-name="ro1">
          <table:table-cell office:value-type="string" calcext:value-type="string">
            <text:p>010010246 75852555</text:p>
          </table:table-cell>
          <table:table-cell office:value-type="string" calcext:value-type="string">
            <text:p><text:s text:c="3"/>Wilber Mamani Acho - Campe�n Veneno para ratones</text:p>
          </table:table-cell>
          <table:table-cell office:value-type="float" office:value="8321099" calcext:value-type="float">
            <text:p>8321099</text:p>
          </table:table-cell>
          <table:table-cell table:number-columns-repeated="4"/>
          <table:table-cell office:value-type="string" calcext:value-type="string">
            <text:p><text:s/>Zona Tupac Katari Nro 599 Wilber Mamani Cel. 75852555 <text:s text:c="53"/>wma_dilema@hotmail.com <text:s text:c="22"/>La Paz</text:p>
          </table:table-cell>
        </table:table-row>
        <table:table-row table:style-name="ro1">
          <table:table-cell office:value-type="string" calcext:value-type="string">
            <text:p>010010247 3714320013</text:p>
          </table:table-cell>
          <table:table-cell office:value-type="string" calcext:value-type="string">
            <text:p><text:s text:c="3"/>Ana Maria Chasco Barbito de Maiz - Comercial Ana Maria</text:p>
          </table:table-cell>
          <table:table-cell office:value-type="float" office:value="3714320013" calcext:value-type="float">
            <text:p>3714320013</text:p>
          </table:table-cell>
          <table:table-cell/>
          <table:table-cell office:value-type="float" office:value="5473700" calcext:value-type="float">
            <text:p>5473700</text:p>
          </table:table-cell>
          <table:table-cell table:number-columns-repeated="2"/>
          <table:table-cell office:value-type="string" calcext:value-type="string">
            <text:p><text:s/>Calle Potosi Nro. 701 <text:s text:c="4"/>Noel Maiz Chasco Cel. 73330698 <text:s text:c="50"/>maiz.noel@gmail.com <text:s text:c="25"/>Villaz�n</text:p>
          </table:table-cell>
        </table:table-row>
        <table:table-row table:style-name="ro1">
          <table:table-cell office:value-type="string" calcext:value-type="string">
            <text:p>010010248 4742723</text:p>
          </table:table-cell>
          <table:table-cell office:value-type="string" calcext:value-type="string">
            <text:p><text:s text:c="3"/>Abel Huanca</text:p>
          </table:table-cell>
          <table:table-cell office:value-type="float" office:value="4742723" calcext:value-type="float">
            <text:p>4742723</text:p>
          </table:table-cell>
          <table:table-cell office:value-type="string" calcext:value-type="string">
            <text:p><text:s/>DSALAZAR</text:p>
          </table:table-cell>
          <table:table-cell table:number-columns-repeated="3"/>
          <table:table-cell office:value-type="string" calcext:value-type="string">
            <text:p><text:s/>Av. H�roes del Pacifico <text:s text:c="2"/>Claudia Quispe Cel. 79662147 (esposa) <text:s text:c="88"/>El Alto</text:p>
          </table:table-cell>
        </table:table-row>
        <table:table-row table:style-name="ro1">
          <table:table-cell office:value-type="string" calcext:value-type="string">
            <text:p>010010249 2000542</text:p>
          </table:table-cell>
          <table:table-cell office:value-type="string" calcext:value-type="string">
            <text:p><text:s text:c="3"/>O.I.T.</text:p>
          </table:table-cell>
          <table:table-cell table:number-columns-repeated="2"/>
          <table:table-cell office:value-type="float" office:value="2000542" calcext:value-type="float">
            <text:p>2000542</text:p>
          </table:table-cell>
          <table:table-cell office:value-type="float" office:value="2116920" calcext:value-type="float">
            <text:p>2116920</text:p>
          </table:table-cell>
          <table:table-cell/>
          <table:table-cell office:value-type="string" calcext:value-type="string">
            <text:p><text:s/>Av. 6 de agosto 2577 casi esq. Pinilla <text:s text:c="38"/>Lorena Rodriguez <text:s text:c="64"/>lorena.rodc@gmail.com <text:s text:c="23"/>La Paz</text:p>
          </table:table-cell>
        </table:table-row>
        <table:table-row table:style-name="ro1">
          <table:table-cell office:value-type="string" calcext:value-type="string">
            <text:p>010010250 169038027</text:p>
          </table:table-cell>
          <table:table-cell office:value-type="string" calcext:value-type="string">
            <text:p><text:s text:c="3"/>Tecnoalimentos Aponte SRL.</text:p>
          </table:table-cell>
          <table:table-cell office:value-type="float" office:value="169038027" calcext:value-type="float">
            <text:p>169038027</text:p>
          </table:table-cell>
          <table:table-cell office:value-type="string" calcext:value-type="string">
            <text:p><text:s/>VJAHUIRA</text:p>
          </table:table-cell>
          <table:table-cell office:value-type="float" office:value="3460398" calcext:value-type="float">
            <text:p>3460398</text:p>
          </table:table-cell>
          <table:table-cell/>
          <table:table-cell office:value-type="float" office:value="3460398" calcext:value-type="float">
            <text:p>3460398</text:p>
          </table:table-cell>
          <table:table-cell office:value-type="string" calcext:value-type="string">
            <text:p><text:s/>Av. Virgen de Cotoca # 3937 <text:s text:c="49"/>Carmelo Callau 75018177 <text:s text:c="57"/>tecnoalimentos_srl@hotmail.com <text:s text:c="14"/>Santa Cruz</text:p>
          </table:table-cell>
        </table:table-row>
        <table:table-row table:style-name="ro1">
          <table:table-cell office:value-type="string" calcext:value-type="string">
            <text:p>010010251 6070802018</text:p>
          </table:table-cell>
          <table:table-cell office:value-type="string" calcext:value-type="string">
            <text:p><text:s text:c="3"/>Wilfredo Quispe Saca-NYCON</text:p>
          </table:table-cell>
          <table:table-cell office:value-type="float" office:value="6070802018" calcext:value-type="float">
            <text:p>6070802018</text:p>
          </table:table-cell>
          <table:table-cell office:value-type="string" calcext:value-type="string">
            <text:p><text:s/>VJAHUIRA</text:p>
          </table:table-cell>
          <table:table-cell office:value-type="float" office:value="67121499" calcext:value-type="float">
            <text:p>67121499</text:p>
          </table:table-cell>
          <table:table-cell table:number-columns-repeated="2"/>
          <table:table-cell office:value-type="string" calcext:value-type="string">
            <text:p><text:s/>Zona 3 de mayo calle los pinos s/n <text:s text:c="42"/>Wilfredo Quispe <text:s text:c="110"/>La Paz</text:p>
          </table:table-cell>
        </table:table-row>
        <table:table-row table:style-name="ro1">
          <table:table-cell office:value-type="string" calcext:value-type="string">
            <text:p>010010252 186044021</text:p>
          </table:table-cell>
          <table:table-cell office:value-type="string" calcext:value-type="string">
            <text:p><text:s text:c="3"/>Manwil Ticona S.R.L.</text:p>
          </table:table-cell>
          <table:table-cell office:value-type="float" office:value="186044021" calcext:value-type="float">
            <text:p>186044021</text:p>
          </table:table-cell>
          <table:table-cell office:value-type="string" calcext:value-type="string">
            <text:p><text:s/>DSALAZAR</text:p>
          </table:table-cell>
          <table:table-cell table:number-columns-repeated="2" office:value-type="float" office:value="2824950" calcext:value-type="float">
            <text:p>2824950</text:p>
          </table:table-cell>
          <table:table-cell/>
          <table:table-cell office:value-type="string" calcext:value-type="string">
            <text:p><text:s/>Villa Dolores Calle 5 Nro. 118 <text:s text:c="46"/>Cobranza:Erick Ticona CEl 78849294 <text:s text:c="46"/>erick_manwil@outlook.es <text:s text:c="21"/>El Alto</text:p>
          </table:table-cell>
        </table:table-row>
        <table:table-row table:style-name="ro1">
          <table:table-cell office:value-type="string" calcext:value-type="string">
            <text:p>010010253 783093016</text:p>
          </table:table-cell>
          <table:table-cell office:value-type="string" calcext:value-type="string">
            <text:p><text:s text:c="3"/>Freddy Gallinatte Vera - GAL-LI</text:p>
          </table:table-cell>
          <table:table-cell office:value-type="float" office:value="783093016" calcext:value-type="float">
            <text:p>783093016</text:p>
          </table:table-cell>
          <table:table-cell/>
          <table:table-cell office:value-type="float" office:value="70606050" calcext:value-type="float">
            <text:p>70606050</text:p>
          </table:table-cell>
          <table:table-cell office:value-type="float" office:value="77553626" calcext:value-type="float">
            <text:p>77553626</text:p>
          </table:table-cell>
          <table:table-cell/>
          <table:table-cell office:value-type="string" calcext:value-type="string">
            <text:p><text:s/>Checoslovaquia 2175 <text:s text:c="6"/>Orlando Velasquez <text:s text:c="108"/>El Alto</text:p>
          </table:table-cell>
        </table:table-row>
        <table:table-row table:style-name="ro1">
          <table:table-cell office:value-type="string" calcext:value-type="string">
            <text:p>010010254 2393072019</text:p>
          </table:table-cell>
          <table:table-cell office:value-type="string" calcext:value-type="string">
            <text:p><text:s text:c="3"/>Andrea Moldes - Caf� Chiriguano</text:p>
          </table:table-cell>
          <table:table-cell office:value-type="float" office:value="2393072019" calcext:value-type="float">
            <text:p>2393072019</text:p>
          </table:table-cell>
          <table:table-cell office:value-type="string" calcext:value-type="string">
            <text:p><text:s/>VJAHUIRA</text:p>
          </table:table-cell>
          <table:table-cell office:value-type="float" office:value="3499333" calcext:value-type="float">
            <text:p>3499333</text:p>
          </table:table-cell>
          <table:table-cell office:value-type="float" office:value="70004366" calcext:value-type="float">
            <text:p>70004366</text:p>
          </table:table-cell>
          <table:table-cell office:value-type="float" office:value="3499333" calcext:value-type="float">
            <text:p>3499333</text:p>
          </table:table-cell>
          <table:table-cell office:value-type="string" calcext:value-type="string">
            <text:p><text:s/>C. Quijarro Nro. 540 <text:s text:c="5"/>Ing. Nelson Garcia Jefe de Planta cel. 70408998 <text:s text:c="33"/>cafechiriguano@hotmail.com <text:s text:c="18"/>Santa Cruz</text:p>
          </table:table-cell>
        </table:table-row>
        <table:table-row table:style-name="ro1">
          <table:table-cell office:value-type="string" calcext:value-type="string">
            <text:p>010010255 502969977</text:p>
          </table:table-cell>
          <table:table-cell office:value-type="string" calcext:value-type="string">
            <text:p><text:s text:c="3"/>Policarpio Colque - Productos Illimani</text:p>
          </table:table-cell>
          <table:table-cell office:value-type="float" office:value="5029699" calcext:value-type="float">
            <text:p>5029699</text:p>
          </table:table-cell>
          <table:table-cell office:value-type="string" calcext:value-type="string">
            <text:p><text:s/>PAMELA</text:p>
          </table:table-cell>
          <table:table-cell office:value-type="float" office:value="6830718" calcext:value-type="float">
            <text:p>6830718</text:p>
          </table:table-cell>
          <table:table-cell table:number-columns-repeated="2"/>
          <table:table-cell office:value-type="string" calcext:value-type="string">
            <text:p><text:s/>Av. Santa Cruz entre Calle 17 y Calle 18 <text:s text:c="36"/>Policarpio Colque Cel. 71009641 <text:s text:c="49"/>policarpiocolque@hotmail.com <text:s text:c="16"/>Yacuiba</text:p>
          </table:table-cell>
        </table:table-row>
        <table:table-row table:style-name="ro1">
          <table:table-cell office:value-type="string" calcext:value-type="string">
            <text:p>010010256 4943466011</text:p>
          </table:table-cell>
          <table:table-cell office:value-type="string" calcext:value-type="string">
            <text:p><text:s text:c="3"/>Tomas Mamani - Embutidos y Fiambres San Andr�s</text:p>
          </table:table-cell>
          <table:table-cell office:value-type="float" office:value="4943466011" calcext:value-type="float">
            <text:p>4943466011</text:p>
          </table:table-cell>
          <table:table-cell office:value-type="string" calcext:value-type="string">
            <text:p><text:s/>PAMELA</text:p>
          </table:table-cell>
          <table:table-cell office:value-type="float" office:value="60674433" calcext:value-type="float">
            <text:p>60674433</text:p>
          </table:table-cell>
          <table:table-cell table:number-columns-repeated="2"/>
          <table:table-cell office:value-type="string" calcext:value-type="string">
            <text:p><text:s/>Av.Chay�apata 1114 <text:s text:c="7"/>Guadalupe Mamamni <text:s text:c="63"/>lupe.15.gmc@gmail.com <text:s text:c="23"/>El alto</text:p>
          </table:table-cell>
        </table:table-row>
        <table:table-row table:style-name="ro1">
          <table:table-cell office:value-type="string" calcext:value-type="string">
            <text:p>010010257 4529660012</text:p>
          </table:table-cell>
          <table:table-cell office:value-type="string" calcext:value-type="string">
            <text:p><text:s text:c="3"/>Fatima Pilar Sandoval - Pl�sticos &amp; Accesorios Pilar</text:p>
          </table:table-cell>
          <table:table-cell office:value-type="float" office:value="4529660012" calcext:value-type="float">
            <text:p>4529660012</text:p>
          </table:table-cell>
          <table:table-cell office:value-type="string" calcext:value-type="string">
            <text:p><text:s/>HVALDIVI</text:p>
          </table:table-cell>
          <table:table-cell office:value-type="float" office:value="4531733" calcext:value-type="float">
            <text:p>4531733</text:p>
          </table:table-cell>
          <table:table-cell office:value-type="float" office:value="72224448" calcext:value-type="float">
            <text:p>72224448</text:p>
          </table:table-cell>
          <table:table-cell office:value-type="float" office:value="4531733" calcext:value-type="float">
            <text:p>4531733</text:p>
          </table:table-cell>
          <table:table-cell office:value-type="string" calcext:value-type="string">
            <text:p><text:s/>Cochabamba <text:s text:c="5"/>Oliver Rojas cel. 72224448 <text:s text:c="54"/>plasticospilar@acelerate.com <text:s text:c="16"/>Cochabamba</text:p>
          </table:table-cell>
        </table:table-row>
        <table:table-row table:style-name="ro1">
          <table:table-cell office:value-type="string" calcext:value-type="string">
            <text:p>010010258 175972027</text:p>
          </table:table-cell>
          <table:table-cell office:value-type="string" calcext:value-type="string">
            <text:p><text:s text:c="3"/>Gobierno Autonomo Departamental de La Paz</text:p>
          </table:table-cell>
          <table:table-cell office:value-type="float" office:value="175972027" calcext:value-type="float">
            <text:p>175972027</text:p>
          </table:table-cell>
          <table:table-cell office:value-type="string" calcext:value-type="string">
            <text:p><text:s/>VJAHUIRA</text:p>
          </table:table-cell>
          <table:table-cell office:value-type="float" office:value="2844066" calcext:value-type="float">
            <text:p>2844066</text:p>
          </table:table-cell>
          <table:table-cell/>
          <table:table-cell office:value-type="float" office:value="2845218" calcext:value-type="float">
            <text:p>2845218</text:p>
          </table:table-cell>
          <table:table-cell office:value-type="string" calcext:value-type="string">
            <text:p><text:s/>Calle Comercio esq. Ayacucho <text:s text:c="48"/>Ing. Karen Condarco Quiros cel. 71536292 <text:s text:c="40"/>karen_tita_cq9@hotmail.com <text:s text:c="18"/>La Paz</text:p>
          </table:table-cell>
        </table:table-row>
        <table:table-row table:style-name="ro1">
          <table:table-cell office:value-type="string" calcext:value-type="string">
            <text:p>010010259 210914024</text:p>
          </table:table-cell>
          <table:table-cell office:value-type="string" calcext:value-type="string">
            <text:p><text:s text:c="3"/>INDUSTRIAS ALIMENTICIAS GUSTOSSI S.R.L.</text:p>
          </table:table-cell>
          <table:table-cell office:value-type="float" office:value="210914024" calcext:value-type="float">
            <text:p>210914024</text:p>
          </table:table-cell>
          <table:table-cell office:value-type="string" calcext:value-type="string">
            <text:p><text:s/>PAMELA</text:p>
          </table:table-cell>
          <table:table-cell office:value-type="float" office:value="2807332" calcext:value-type="float">
            <text:p>2807332</text:p>
          </table:table-cell>
          <table:table-cell office:value-type="float" office:value="2853446" calcext:value-type="float">
            <text:p>2853446</text:p>
          </table:table-cell>
          <table:table-cell office:value-type="float" office:value="2807311" calcext:value-type="float">
            <text:p>2807311</text:p>
          </table:table-cell>
          <table:table-cell office:value-type="string" calcext:value-type="string">
            <text:p><text:s/>Calle Prolongaci�n Santa Cruz Nro. 100 <text:s text:c="38"/>Ing. HErnando Salazar <text:s text:c="59"/>hsalazar@industriasgustossi.com <text:s text:c="13"/>El Alto</text:p>
          </table:table-cell>
        </table:table-row>
        <table:table-row table:style-name="ro1">
          <table:table-cell office:value-type="string" calcext:value-type="string">
            <text:p>010010260 986621017</text:p>
          </table:table-cell>
          <table:table-cell office:value-type="string" calcext:value-type="string">
            <text:p><text:s text:c="3"/>Edward Guido Revollo Iriarte - INPASA</text:p>
          </table:table-cell>
          <table:table-cell office:value-type="float" office:value="986621017" calcext:value-type="float">
            <text:p>986621017</text:p>
          </table:table-cell>
          <table:table-cell office:value-type="string" calcext:value-type="string">
            <text:p><text:s/>HVALDIVI</text:p>
          </table:table-cell>
          <table:table-cell office:value-type="float" office:value="4702001" calcext:value-type="float">
            <text:p>4702001</text:p>
          </table:table-cell>
          <table:table-cell/>
          <table:table-cell office:value-type="float" office:value="4702002" calcext:value-type="float">
            <text:p>4702002</text:p>
          </table:table-cell>
          <table:table-cell office:value-type="string" calcext:value-type="string">
            <text:p><text:s/>Calle Incachaca Nro. 1067 Edward Revollo Cel. 77494065 <text:s text:c="52"/>inpasa@supernet.com.bo <text:s text:c="22"/>Cochabamba</text:p>
          </table:table-cell>
        </table:table-row>
        <table:table-row table:style-name="ro1">
          <table:table-cell office:value-type="string" calcext:value-type="string">
            <text:p>010010261 3515627013</text:p>
          </table:table-cell>
          <table:table-cell office:value-type="string" calcext:value-type="string">
            <text:p><text:s text:c="3"/>Franz Ruddy Bernal Vedia - Industrias Alimenticias Samy</text:p>
          </table:table-cell>
          <table:table-cell office:value-type="float" office:value="3515627013" calcext:value-type="float">
            <text:p>3515627013</text:p>
          </table:table-cell>
          <table:table-cell office:value-type="string" calcext:value-type="string">
            <text:p><text:s/>HVALDIVI</text:p>
          </table:table-cell>
          <table:table-cell office:value-type="float" office:value="5572579" calcext:value-type="float">
            <text:p>5572579</text:p>
          </table:table-cell>
          <table:table-cell office:value-type="float" office:value="72459903" calcext:value-type="float">
            <text:p>72459903</text:p>
          </table:table-cell>
          <table:table-cell office:value-type="float" office:value="5572579" calcext:value-type="float">
            <text:p>5572579</text:p>
          </table:table-cell>
          <table:table-cell office:value-type="string" calcext:value-type="string">
            <text:p><text:s/>C. Murillo Dorado 525 entre Oruro y Villarroel <text:s text:c="30"/>Alexander Quintana 70549636 <text:s text:c="53"/>alexanderq524@gmail.com <text:s text:c="21"/>Challapata</text:p>
          </table:table-cell>
        </table:table-row>
        <table:table-row table:style-name="ro1">
          <table:table-cell office:value-type="string" calcext:value-type="string">
            <text:p>010010262 1326743010</text:p>
          </table:table-cell>
          <table:table-cell office:value-type="string" calcext:value-type="string">
            <text:p><text:s text:c="3"/>Viviana Estrada Huallpa - Panificadora San Juan</text:p>
          </table:table-cell>
          <table:table-cell office:value-type="float" office:value="1326743010" calcext:value-type="float">
            <text:p>1326743010</text:p>
          </table:table-cell>
          <table:table-cell office:value-type="string" calcext:value-type="string">
            <text:p><text:s/>PAMELA</text:p>
          </table:table-cell>
          <table:table-cell office:value-type="float" office:value="6229115" calcext:value-type="float">
            <text:p>6229115</text:p>
          </table:table-cell>
          <table:table-cell office:value-type="float" office:value="72402452" calcext:value-type="float">
            <text:p>72402452</text:p>
          </table:table-cell>
          <table:table-cell/>
          <table:table-cell office:value-type="string" calcext:value-type="string">
            <text:p><text:s/>Calle Calero 843 Final Nogales <text:s text:c="46"/>Viviana Estrada Cel. 72402452 <text:s text:c="96"/>Potosi</text:p>
          </table:table-cell>
        </table:table-row>
        <table:table-row table:style-name="ro1">
          <table:table-cell office:value-type="string" calcext:value-type="string">
            <text:p>010010263 3591441</text:p>
          </table:table-cell>
          <table:table-cell office:value-type="string" calcext:value-type="string">
            <text:p><text:s text:c="3"/>Rocio Cortez - Excelsior</text:p>
          </table:table-cell>
          <table:table-cell office:value-type="float" office:value="3591441" calcext:value-type="float">
            <text:p>3591441</text:p>
          </table:table-cell>
          <table:table-cell/>
          <table:table-cell office:value-type="float" office:value="4357169" calcext:value-type="float">
            <text:p>4357169</text:p>
          </table:table-cell>
          <table:table-cell office:value-type="float" office:value="70796677" calcext:value-type="float">
            <text:p>70796677</text:p>
          </table:table-cell>
          <table:table-cell/>
          <table:table-cell office:value-type="string" calcext:value-type="string">
            <text:p><text:s/>Av. Simon I. Pati�o <text:s text:c="6"/>Rocio Cortez Cel. 70796677 <text:s text:c="54"/>marcia9669@hotmail.com <text:s text:c="22"/>Cochabamba</text:p>
          </table:table-cell>
        </table:table-row>
        <table:table-row table:style-name="ro1">
          <table:table-cell office:value-type="string" calcext:value-type="string">
            <text:p>010010264 2455249015</text:p>
          </table:table-cell>
          <table:table-cell office:value-type="string" calcext:value-type="string">
            <text:p><text:s text:c="3"/>Julio Olorio Ramos - Pencos Penquitos</text:p>
          </table:table-cell>
          <table:table-cell office:value-type="float" office:value="2455249015" calcext:value-type="float">
            <text:p>2455249015</text:p>
          </table:table-cell>
          <table:table-cell office:value-type="string" calcext:value-type="string">
            <text:p><text:s/>MSOTO</text:p>
          </table:table-cell>
          <table:table-cell office:value-type="string" calcext:value-type="string">
            <text:p>64-28254</text:p>
          </table:table-cell>
          <table:table-cell table:number-columns-repeated="2"/>
          <table:table-cell office:value-type="string" calcext:value-type="string">
            <text:p><text:s/>Manuel Melean y Solares Nro. 1 <text:s text:c="46"/>Julio Ramos Cel. 71160274 <text:s text:c="100"/>Sucre</text:p>
          </table:table-cell>
        </table:table-row>
        <table:table-row table:style-name="ro1">
          <table:table-cell office:value-type="string" calcext:value-type="string">
            <text:p>010010265 70136499</text:p>
          </table:table-cell>
          <table:table-cell office:value-type="string" calcext:value-type="string">
            <text:p><text:s text:c="3"/>La Chapaquita</text:p>
          </table:table-cell>
          <table:table-cell/>
          <table:table-cell office:value-type="string" calcext:value-type="string">
            <text:p><text:s/>VJAHUIRA</text:p>
          </table:table-cell>
          <table:table-cell office:value-type="float" office:value="70136499" calcext:value-type="float">
            <text:p>70136499</text:p>
          </table:table-cell>
          <table:table-cell table:number-columns-repeated="2"/>
          <table:table-cell office:value-type="string" calcext:value-type="string">
            <text:p><text:s/>Av. Banzer entre 4to y 5to anillo <text:s text:c="43"/>Sergio Cuenca Cel. 70136499 <text:s text:c="53"/>sergiocuenca9@hotmail.com <text:s text:c="19"/>Santa Cruz</text:p>
          </table:table-cell>
        </table:table-row>
        <table:table-row table:style-name="ro1">
          <table:table-cell office:value-type="string" calcext:value-type="string">
            <text:p>010010266 1008431024</text:p>
          </table:table-cell>
          <table:table-cell office:value-type="string" calcext:value-type="string">
            <text:p><text:s text:c="3"/>Pisabol S.R.L.</text:p>
          </table:table-cell>
          <table:table-cell office:value-type="float" office:value="1008431024" calcext:value-type="float">
            <text:p>1008431024</text:p>
          </table:table-cell>
          <table:table-cell/>
          <table:table-cell office:value-type="float" office:value="4018875" calcext:value-type="float">
            <text:p>4018875</text:p>
          </table:table-cell>
          <table:table-cell/>
          <table:table-cell office:value-type="float" office:value="4116725" calcext:value-type="float">
            <text:p>4116725</text:p>
          </table:table-cell>
          <table:table-cell office:value-type="string" calcext:value-type="string">
            <text:p><text:s/>Calle Irigoyen Nro. 33 <text:s text:c="3"/>Diego Molina (Producci�n) <text:s text:c="55"/>gerencia@pisabol.com - produccion@pisabol.comCochabamba</text:p>
          </table:table-cell>
        </table:table-row>
        <table:table-row table:style-name="ro1">
          <table:table-cell office:value-type="string" calcext:value-type="string">
            <text:p>010010267 933737</text:p>
          </table:table-cell>
          <table:table-cell office:value-type="string" calcext:value-type="string">
            <text:p><text:s text:c="3"/>Ledezma - Panificadora Bel�n</text:p>
          </table:table-cell>
          <table:table-cell office:value-type="float" office:value="9933737" calcext:value-type="float">
            <text:p>9933737</text:p>
          </table:table-cell>
          <table:table-cell office:value-type="string" calcext:value-type="string">
            <text:p><text:s/>HVALDIVI</text:p>
          </table:table-cell>
          <table:table-cell office:value-type="float" office:value="4363794" calcext:value-type="float">
            <text:p>4363794</text:p>
          </table:table-cell>
          <table:table-cell office:value-type="float" office:value="77203800" calcext:value-type="float">
            <text:p>77203800</text:p>
          </table:table-cell>
          <table:table-cell/>
          <table:table-cell office:value-type="string" calcext:value-type="string">
            <text:p><text:s/>Av. Alvina Pati�o Km 15 1/2 <text:s text:c="49"/>Adri�n Colque Huanca <text:s text:c="60"/>grafica_fenix07@hotmail.com <text:s text:c="17"/>Cochabamba</text:p>
          </table:table-cell>
        </table:table-row>
        <table:table-row table:style-name="ro1">
          <table:table-cell office:value-type="string" calcext:value-type="string">
            <text:p>010010268 1845706019</text:p>
          </table:table-cell>
          <table:table-cell office:value-type="string" calcext:value-type="string">
            <text:p><text:s text:c="3"/>Miguel Angel Gutierrez - Franz Segobia</text:p>
          </table:table-cell>
          <table:table-cell office:value-type="float" office:value="1845706019" calcext:value-type="float">
            <text:p>1845706019</text:p>
          </table:table-cell>
          <table:table-cell office:value-type="string" calcext:value-type="string">
            <text:p><text:s/>MSOTO</text:p>
          </table:table-cell>
          <table:table-cell office:value-type="float" office:value="6637037" calcext:value-type="float">
            <text:p>6637037</text:p>
          </table:table-cell>
          <table:table-cell office:value-type="float" office:value="7021870" calcext:value-type="float">
            <text:p>7021870</text:p>
          </table:table-cell>
          <table:table-cell/>
          <table:table-cell office:value-type="string" calcext:value-type="string">
            <text:p><text:s/>Barrio La Uni�n Av. Panamericana entre <text:s text:c="38"/>Miguel Gutierrez 70218770 <text:s text:c="100"/>Tarija</text:p>
          </table:table-cell>
        </table:table-row>
        <table:table-row table:style-name="ro1">
          <table:table-cell office:value-type="string" calcext:value-type="string">
            <text:p>010010269 129703022</text:p>
          </table:table-cell>
          <table:table-cell office:value-type="string" calcext:value-type="string">
            <text:p><text:s text:c="3"/>Donizete Fernandes - Quinta Manantial</text:p>
          </table:table-cell>
          <table:table-cell office:value-type="float" office:value="129703022" calcext:value-type="float">
            <text:p>129703022</text:p>
          </table:table-cell>
          <table:table-cell office:value-type="string" calcext:value-type="string">
            <text:p><text:s/>VJAHUIRA</text:p>
          </table:table-cell>
          <table:table-cell office:value-type="float" office:value="3415966" calcext:value-type="float">
            <text:p>3415966</text:p>
          </table:table-cell>
          <table:table-cell office:value-type="float" office:value="78520008" calcext:value-type="float">
            <text:p>78520008</text:p>
          </table:table-cell>
          <table:table-cell/>
          <table:table-cell office:value-type="string" calcext:value-type="string">
            <text:p><text:s/>Calle Mois�s Terrazas Nro. 8 <text:s text:c="48"/>Michael Balarin cel. 78520008 <text:s text:c="51"/>quintamanantial@gmail.com <text:s text:c="19"/>Santa Cruz</text:p>
          </table:table-cell>
        </table:table-row>
        <table:table-row table:style-name="ro1">
          <table:table-cell office:value-type="string" calcext:value-type="string">
            <text:p>010010270 1028423022</text:p>
          </table:table-cell>
          <table:table-cell office:value-type="string" calcext:value-type="string">
            <text:p><text:s text:c="3"/>Banco Fassil S.A.</text:p>
          </table:table-cell>
          <table:table-cell office:value-type="float" office:value="1028423022" calcext:value-type="float">
            <text:p>1028423022</text:p>
          </table:table-cell>
          <table:table-cell office:value-type="string" calcext:value-type="string">
            <text:p><text:s/>VJAHUIRA</text:p>
          </table:table-cell>
          <table:table-cell office:value-type="float" office:value="3158301" calcext:value-type="float">
            <text:p>3158301</text:p>
          </table:table-cell>
          <table:table-cell/>
          <table:table-cell office:value-type="float" office:value="3361717" calcext:value-type="float">
            <text:p>3361717</text:p>
          </table:table-cell>
          <table:table-cell office:value-type="string" calcext:value-type="string">
            <text:p><text:s/>Santa Cruz <text:s text:c="5"/>Roby Alejandro Pinto Portales-Luis Roberto Aramburo Anteza <text:s text:c="22"/>rapinto@fassil.com.bo - lraramburo@gfassil.coSanta Cruz</text:p>
          </table:table-cell>
        </table:table-row>
        <table:table-row table:style-name="ro1">
          <table:table-cell office:value-type="string" calcext:value-type="string">
            <text:p>010010271 125333021</text:p>
          </table:table-cell>
          <table:table-cell office:value-type="string" calcext:value-type="string">
            <text:p><text:s text:c="3"/>Districom S.R.L.</text:p>
          </table:table-cell>
          <table:table-cell office:value-type="float" office:value="125333021" calcext:value-type="float">
            <text:p>125333021</text:p>
          </table:table-cell>
          <table:table-cell office:value-type="string" calcext:value-type="string">
            <text:p><text:s/>MSOTO</text:p>
          </table:table-cell>
          <table:table-cell office:value-type="float" office:value="70110985" calcext:value-type="float">
            <text:p>70110985</text:p>
          </table:table-cell>
          <table:table-cell table:number-columns-repeated="2"/>
          <table:table-cell office:value-type="string" calcext:value-type="string">
            <text:p><text:s/>Calle Hans Kunt Nro 923 <text:s text:c="2"/>Ariana Salazar/Julio Olmos Cel. 70110985 <text:s text:c="40"/>arianita3000@hotmail.com <text:s text:c="20"/>La Paz</text:p>
          </table:table-cell>
        </table:table-row>
        <table:table-row table:style-name="ro1">
          <table:table-cell office:value-type="string" calcext:value-type="string">
            <text:p>010010272 155484024</text:p>
          </table:table-cell>
          <table:table-cell office:value-type="string" calcext:value-type="string">
            <text:p><text:s text:c="3"/>SAMARITANS PURSE</text:p>
          </table:table-cell>
          <table:table-cell office:value-type="float" office:value="155484024" calcext:value-type="float">
            <text:p>155484024</text:p>
          </table:table-cell>
          <table:table-cell office:value-type="string" calcext:value-type="string">
            <text:p><text:s/>MSOTO</text:p>
          </table:table-cell>
          <table:table-cell office:value-type="float" office:value="2792387" calcext:value-type="float">
            <text:p>2792387</text:p>
          </table:table-cell>
          <table:table-cell office:value-type="float" office:value="2775368" calcext:value-type="float">
            <text:p>2775368</text:p>
          </table:table-cell>
          <table:table-cell office:value-type="float" office:value="2792387" calcext:value-type="float">
            <text:p>2792387</text:p>
          </table:table-cell>
          <table:table-cell office:value-type="string" calcext:value-type="string">
            <text:p><text:s/>Calle 17 de calacoto Nro 8190 <text:s text:c="47"/>Jonathan Lemus <text:s text:c="66"/>jlemus@samaritan.org <text:s text:c="24"/>La Paz</text:p>
          </table:table-cell>
        </table:table-row>
        <table:table-row table:style-name="ro1">
          <table:table-cell office:value-type="string" calcext:value-type="string">
            <text:p>010010273 1018253029</text:p>
          </table:table-cell>
          <table:table-cell office:value-type="string" calcext:value-type="string">
            <text:p><text:s text:c="3"/>Asociacion Cuna</text:p>
          </table:table-cell>
          <table:table-cell office:value-type="float" office:value="1018253029" calcext:value-type="float">
            <text:p>1018253029</text:p>
          </table:table-cell>
          <table:table-cell office:value-type="string" calcext:value-type="string">
            <text:p><text:s/>VJAHUIRA</text:p>
          </table:table-cell>
          <table:table-cell office:value-type="float" office:value="2112380" calcext:value-type="float">
            <text:p>2112380</text:p>
          </table:table-cell>
          <table:table-cell office:value-type="float" office:value="70545319" calcext:value-type="float">
            <text:p>70545319</text:p>
          </table:table-cell>
          <table:table-cell office:value-type="float" office:value="2112380" calcext:value-type="float">
            <text:p>2112380</text:p>
          </table:table-cell>
          <table:table-cell office:value-type="string" calcext:value-type="string">
            <text:p><text:s/>Calle Los Alamos #25 final calle 26 <text:s text:c="41"/>D�bora Fern�ndez 70545319 - Javier Vargas 79527387 <text:s text:c="30"/>deboradesign7@gmail.com <text:s text:c="21"/>La Paz</text:p>
          </table:table-cell>
        </table:table-row>
        <table:table-row table:style-name="ro1">
          <table:table-cell office:value-type="string" calcext:value-type="string">
            <text:p>010010274 2603740019</text:p>
          </table:table-cell>
          <table:table-cell office:value-type="string" calcext:value-type="string">
            <text:p><text:s text:c="3"/>Josefina Ticona Carvajal - Productos Frutillita</text:p>
          </table:table-cell>
          <table:table-cell office:value-type="float" office:value="2603740019" calcext:value-type="float">
            <text:p>2603740019</text:p>
          </table:table-cell>
          <table:table-cell office:value-type="string" calcext:value-type="string">
            <text:p><text:s/>HVALDIVI</text:p>
          </table:table-cell>
          <table:table-cell office:value-type="float" office:value="2786676" calcext:value-type="float">
            <text:p>2786676</text:p>
          </table:table-cell>
          <table:table-cell office:value-type="float" office:value="60509727" calcext:value-type="float">
            <text:p>60509727</text:p>
          </table:table-cell>
          <table:table-cell/>
          <table:table-cell office:value-type="string" calcext:value-type="string">
            <text:p><text:s/>Av. Hugo Ernest Nro 855 <text:s text:c="2"/>Josefina Ticona 60509727 <text:s text:c="56"/>productosfrutillitabolivia@gmail.com <text:s text:c="8"/>La Paz</text:p>
          </table:table-cell>
        </table:table-row>
        <table:table-row table:style-name="ro1">
          <table:table-cell office:value-type="string" calcext:value-type="string">
            <text:p>010010275 4252795011</text:p>
          </table:table-cell>
          <table:table-cell office:value-type="string" calcext:value-type="string">
            <text:p><text:s text:c="3"/>Leonardo Arcani Lopez</text:p>
          </table:table-cell>
          <table:table-cell office:value-type="float" office:value="4252795011" calcext:value-type="float">
            <text:p>4252795011</text:p>
          </table:table-cell>
          <table:table-cell office:value-type="string" calcext:value-type="string">
            <text:p><text:s/>VJAHUIRA</text:p>
          </table:table-cell>
          <table:table-cell office:value-type="float" office:value="60545324" calcext:value-type="float">
            <text:p>60545324</text:p>
          </table:table-cell>
          <table:table-cell table:number-columns-repeated="2"/>
          <table:table-cell office:value-type="string" calcext:value-type="string">
            <text:p><text:s/>Av. Palacios de Cristal Nro. 5574 <text:s text:c="43"/>Leonardo Arcani L�pez <text:s text:c="104"/>El Alto</text:p>
          </table:table-cell>
        </table:table-row>
        <table:table-row table:style-name="ro1">
          <table:table-cell office:value-type="string" calcext:value-type="string">
            <text:p>010010276 136297020</text:p>
          </table:table-cell>
          <table:table-cell office:value-type="string" calcext:value-type="string">
            <text:p><text:s text:c="3"/>Quinoa Foods Company S.R.L.</text:p>
          </table:table-cell>
          <table:table-cell office:value-type="float" office:value="136297020" calcext:value-type="float">
            <text:p>136297020</text:p>
          </table:table-cell>
          <table:table-cell office:value-type="string" calcext:value-type="string">
            <text:p><text:s/>VJAHUIRA</text:p>
          </table:table-cell>
          <table:table-cell office:value-type="float" office:value="2882920" calcext:value-type="float">
            <text:p>2882920</text:p>
          </table:table-cell>
          <table:table-cell/>
          <table:table-cell office:value-type="float" office:value="2883003" calcext:value-type="float">
            <text:p>2883003</text:p>
          </table:table-cell>
          <table:table-cell office:value-type="string" calcext:value-type="string">
            <text:p><text:s/>Av. Tiahuanacu Nro 100 Urb. Mcal Sta Cruz <text:s text:c="35"/>Roger Pabon Cel 67009638 rpabon@quinuafoods.com <text:s text:c="33"/>mmurierl@quinoafoods.com <text:s text:c="20"/>Viacha</text:p>
          </table:table-cell>
        </table:table-row>
        <table:table-row table:style-name="ro1">
          <table:table-cell office:value-type="string" calcext:value-type="string">
            <text:p>010010277 4088766019</text:p>
          </table:table-cell>
          <table:table-cell office:value-type="string" calcext:value-type="string">
            <text:p><text:s text:c="3"/>Patricia Kirigin Zamora - Industrias Malu</text:p>
          </table:table-cell>
          <table:table-cell office:value-type="float" office:value="4088766019" calcext:value-type="float">
            <text:p>4088766019</text:p>
          </table:table-cell>
          <table:table-cell office:value-type="string" calcext:value-type="string">
            <text:p><text:s/>PAMELA</text:p>
          </table:table-cell>
          <table:table-cell office:value-type="float" office:value="6455323" calcext:value-type="float">
            <text:p>6455323</text:p>
          </table:table-cell>
          <table:table-cell office:value-type="float" office:value="70318652" calcext:value-type="float">
            <text:p>70318652</text:p>
          </table:table-cell>
          <table:table-cell/>
          <table:table-cell office:value-type="string" calcext:value-type="string">
            <text:p><text:s/>Calle Nataniel Aguirre Nro. 661 <text:s text:c="45"/>Luis Pablo Gantier Cel. 70318652 <text:s text:c="48"/>luispablogantier@gmail.com <text:s text:c="18"/>Sucre</text:p>
          </table:table-cell>
        </table:table-row>
        <table:table-row table:style-name="ro1">
          <table:table-cell office:value-type="string" calcext:value-type="string">
            <text:p>010010278 4883913010</text:p>
          </table:table-cell>
          <table:table-cell office:value-type="string" calcext:value-type="string">
            <text:p><text:s text:c="3"/>Verastegui - VERIN'S San Bartolom�</text:p>
          </table:table-cell>
          <table:table-cell office:value-type="float" office:value="4883913019" calcext:value-type="float">
            <text:p>4883913019</text:p>
          </table:table-cell>
          <table:table-cell office:value-type="string" calcext:value-type="string">
            <text:p><text:s/>DSALAZAR</text:p>
          </table:table-cell>
          <table:table-cell office:value-type="float" office:value="2865679" calcext:value-type="float">
            <text:p>2865679</text:p>
          </table:table-cell>
          <table:table-cell table:number-columns-repeated="2"/>
          <table:table-cell office:value-type="string" calcext:value-type="string">
            <text:p><text:s/>Av. German Jordan Nro. 1235 <text:s text:c="49"/>Henk Ver�stegui Silva Cel. 76790138 <text:s text:c="45"/>sanbartolome@gmail.com <text:s text:c="22"/>El Alto</text:p>
          </table:table-cell>
        </table:table-row>
        <table:table-row table:style-name="ro1">
          <table:table-cell office:value-type="string" calcext:value-type="string">
            <text:p>010010279 1006803028</text:p>
          </table:table-cell>
          <table:table-cell office:value-type="string" calcext:value-type="string">
            <text:p><text:s text:c="3"/>Futuro de Bolivia S.A. - AFP</text:p>
          </table:table-cell>
          <table:table-cell office:value-type="float" office:value="1006803028" calcext:value-type="float">
            <text:p>1006803028</text:p>
          </table:table-cell>
          <table:table-cell office:value-type="string" calcext:value-type="string">
            <text:p><text:s/>VJAHUIRA</text:p>
          </table:table-cell>
          <table:table-cell office:value-type="float" office:value="2912929" calcext:value-type="float">
            <text:p>2912929</text:p>
          </table:table-cell>
          <table:table-cell/>
          <table:table-cell office:value-type="float" office:value="2165016" calcext:value-type="float">
            <text:p>2165016</text:p>
          </table:table-cell>
          <table:table-cell office:value-type="string" calcext:value-type="string">
            <text:p><text:s/>Av. 6 de Agosto 2624 <text:s text:c="5"/>Rosa Carmina Osorio Pinell <text:s text:c="54"/>cosorio@afp-futuro.com rosa.osorio@zurich.comLa Paz</text:p>
          </table:table-cell>
        </table:table-row>
        <table:table-row table:style-name="ro1">
          <table:table-cell office:value-type="string" calcext:value-type="string">
            <text:p>010010280 199372022</text:p>
          </table:table-cell>
          <table:table-cell office:value-type="string" calcext:value-type="string">
            <text:p><text:s text:c="3"/>Procesadora Andina de Papa S.R.L. - Crujipap</text:p>
          </table:table-cell>
          <table:table-cell office:value-type="float" office:value="199372022" calcext:value-type="float">
            <text:p>199372022</text:p>
          </table:table-cell>
          <table:table-cell office:value-type="string" calcext:value-type="string">
            <text:p><text:s/>HVALDIVI</text:p>
          </table:table-cell>
          <table:table-cell office:value-type="float" office:value="4319131" calcext:value-type="float">
            <text:p>4319131</text:p>
          </table:table-cell>
          <table:table-cell office:value-type="float" office:value="4319193" calcext:value-type="float">
            <text:p>4319193</text:p>
          </table:table-cell>
          <table:table-cell office:value-type="float" office:value="43199888" calcext:value-type="float">
            <text:p>43199888</text:p>
          </table:table-cell>
          <table:table-cell office:value-type="string" calcext:value-type="string">
            <text:p><text:s/>FRAS:Av.Pando 1122 esq.Boulevard Edif.SAAL Recole <text:s text:c="27"/>Imelda Calvi Aguilera cel. 60792779 <text:s text:c="45"/>icalvi@papa.com.bo <text:s text:c="26"/>N�111 Camino al paso y Calle Cochabamba</text:p>
          </table:table-cell>
        </table:table-row>
        <table:table-row table:style-name="ro1">
          <table:table-cell office:value-type="string" calcext:value-type="string">
            <text:p>010010281 125515027</text:p>
          </table:table-cell>
          <table:table-cell office:value-type="string" calcext:value-type="string">
            <text:p><text:s text:c="3"/>Proandino S.R.L.</text:p>
          </table:table-cell>
          <table:table-cell office:value-type="float" office:value="125515027" calcext:value-type="float">
            <text:p>125515027</text:p>
          </table:table-cell>
          <table:table-cell office:value-type="string" calcext:value-type="string">
            <text:p><text:s/>PAMELA</text:p>
          </table:table-cell>
          <table:table-cell office:value-type="float" office:value="6242368" calcext:value-type="float">
            <text:p>6242368</text:p>
          </table:table-cell>
          <table:table-cell/>
          <table:table-cell office:value-type="float" office:value="6242368" calcext:value-type="float">
            <text:p>6242368</text:p>
          </table:table-cell>
          <table:table-cell office:value-type="string" calcext:value-type="string">
            <text:p><text:s/>Av. Bilbao Rioja Altura Rotonda <text:s text:c="45"/>Irene Calle Mamani <text:s text:c="62"/>proandinosrl@gmail.com <text:s text:c="22"/>Potosi</text:p>
          </table:table-cell>
        </table:table-row>
        <table:table-row table:style-name="ro1">
          <table:table-cell office:value-type="string" calcext:value-type="string">
            <text:p>010010282 77761643</text:p>
          </table:table-cell>
          <table:table-cell office:value-type="string" calcext:value-type="string">
            <text:p><text:s text:c="3"/>Pedro Alejo Mamani - Helados Tropic</text:p>
          </table:table-cell>
          <table:table-cell office:value-type="float" office:value="2376986015" calcext:value-type="float">
            <text:p>2376986015</text:p>
          </table:table-cell>
          <table:table-cell office:value-type="string" calcext:value-type="string">
            <text:p><text:s/>MSOTO</text:p>
          </table:table-cell>
          <table:table-cell office:value-type="float" office:value="77761643" calcext:value-type="float">
            <text:p>77761643</text:p>
          </table:table-cell>
          <table:table-cell table:number-columns-repeated="2"/>
          <table:table-cell office:value-type="string" calcext:value-type="string">
            <text:p><text:s/>Av. Kantuta Nro. 16 2/Oro Negro <text:s text:c="44"/>Rub�n Alejo <text:s text:c="69"/>lisita_cal@hotmail.com <text:s text:c="22"/>El Alto</text:p>
          </table:table-cell>
        </table:table-row>
        <table:table-row table:style-name="ro1">
          <table:table-cell office:value-type="string" calcext:value-type="string">
            <text:p>010010283 5893405019</text:p>
          </table:table-cell>
          <table:table-cell office:value-type="string" calcext:value-type="string">
            <text:p><text:s text:c="3"/>Marco Antonio Arrazola - IOZ�</text:p>
          </table:table-cell>
          <table:table-cell office:value-type="float" office:value="5893405019" calcext:value-type="float">
            <text:p>5893405019</text:p>
          </table:table-cell>
          <table:table-cell/>
          <table:table-cell office:value-type="float" office:value="3579052" calcext:value-type="float">
            <text:p>3579052</text:p>
          </table:table-cell>
          <table:table-cell office:value-type="float" office:value="75698008" calcext:value-type="float">
            <text:p>75698008</text:p>
          </table:table-cell>
          <table:table-cell/>
          <table:table-cell office:value-type="string" calcext:value-type="string">
            <text:p><text:s/>Barrio Petrolero Sur C/Campo Colpa Nro. 2595 <text:s text:c="32"/>Marco Antonio Arr�zola cel. 70075368 <text:s text:c="44"/>marco@biozu.net marco@iozu.net <text:s text:c="14"/>Santa Cruz</text:p>
          </table:table-cell>
        </table:table-row>
        <table:table-row table:style-name="ro1">
          <table:table-cell office:value-type="string" calcext:value-type="string">
            <text:p>010010284 1022167022</text:p>
          </table:table-cell>
          <table:table-cell office:value-type="string" calcext:value-type="string">
            <text:p><text:s text:c="3"/>Sigma Corp. S.R.L.</text:p>
          </table:table-cell>
          <table:table-cell office:value-type="float" office:value="1022167022" calcext:value-type="float">
            <text:p>1022167022</text:p>
          </table:table-cell>
          <table:table-cell/>
          <table:table-cell office:value-type="float" office:value="4488739" calcext:value-type="float">
            <text:p>4488739</text:p>
          </table:table-cell>
          <table:table-cell table:number-columns-repeated="2" office:value-type="float" office:value="4124583" calcext:value-type="float">
            <text:p>4124583</text:p>
          </table:table-cell>
          <table:table-cell office:value-type="string" calcext:value-type="string">
            <text:p><text:s/>Av. Am�rica Este Nro. 786 Pikolo Zegarra <text:s text:c="66"/>etorresortiz@labinut.com <text:s text:c="7"/>pzegarra@labiCochabamba</text:p>
          </table:table-cell>
        </table:table-row>
        <table:table-row table:style-name="ro1">
          <table:table-cell office:value-type="string" calcext:value-type="string">
            <text:p>010010285 5959834016</text:p>
          </table:table-cell>
          <table:table-cell office:value-type="string" calcext:value-type="string">
            <text:p><text:s text:c="3"/>Montenat S.R.L. - MONTESAL</text:p>
          </table:table-cell>
          <table:table-cell office:value-type="float" office:value="306412025" calcext:value-type="float">
            <text:p>306412025</text:p>
          </table:table-cell>
          <table:table-cell office:value-type="string" calcext:value-type="string">
            <text:p><text:s/>VJAHUIRA</text:p>
          </table:table-cell>
          <table:table-cell office:value-type="float" office:value="2793496" calcext:value-type="float">
            <text:p>2793496</text:p>
          </table:table-cell>
          <table:table-cell table:number-columns-repeated="2"/>
          <table:table-cell office:value-type="string" calcext:value-type="string">
            <text:p><text:s/>C.Enrique Pe�aranda N�1046 San Miguel (Comercial) <text:s text:c="27"/>Cecilia Luna Pizarro - cel 67000130 <text:s text:c="45"/>info@montesal.com - ceciluna@montesal.com <text:s text:c="3"/>La Paz</text:p>
          </table:table-cell>
        </table:table-row>
        <table:table-row table:style-name="ro1">
          <table:table-cell office:value-type="string" calcext:value-type="string">
            <text:p>010010286 1571048017</text:p>
          </table:table-cell>
          <table:table-cell office:value-type="string" calcext:value-type="string">
            <text:p><text:s text:c="3"/>Cafe Ideal</text:p>
          </table:table-cell>
          <table:table-cell office:value-type="float" office:value="1571048017" calcext:value-type="float">
            <text:p>1571048017</text:p>
          </table:table-cell>
          <table:table-cell office:value-type="string" calcext:value-type="string">
            <text:p><text:s/>VJAHUIRA</text:p>
          </table:table-cell>
          <table:table-cell office:value-type="float" office:value="3461043" calcext:value-type="float">
            <text:p>3461043</text:p>
          </table:table-cell>
          <table:table-cell/>
          <table:table-cell office:value-type="float" office:value="3472079" calcext:value-type="float">
            <text:p>3472079</text:p>
          </table:table-cell>
          <table:table-cell office:value-type="string" calcext:value-type="string">
            <text:p><text:s/>Santa Cruz <text:s text:c="5"/>Ing. C�sar Martinez <text:s/>Cel. 75003180 <text:s text:c="46"/>gerencia@cafeideal.com.bo <text:s text:c="19"/>Santa Cruz</text:p>
          </table:table-cell>
        </table:table-row>
        <table:table-row table:style-name="ro1">
          <table:table-cell office:value-type="string" calcext:value-type="string">
            <text:p>010010287 1018527112</text:p>
          </table:table-cell>
          <table:table-cell office:value-type="string" calcext:value-type="string">
            <text:p><text:s text:c="3"/>Silvia Delgado Arancibia - Industrias Pereira</text:p>
          </table:table-cell>
          <table:table-cell office:value-type="float" office:value="1018527112" calcext:value-type="float">
            <text:p>1018527112</text:p>
          </table:table-cell>
          <table:table-cell office:value-type="string" calcext:value-type="string">
            <text:p><text:s/>VJAHUIRA</text:p>
          </table:table-cell>
          <table:table-cell office:value-type="float" office:value="6426310" calcext:value-type="float">
            <text:p>6426310</text:p>
          </table:table-cell>
          <table:table-cell office:value-type="float" office:value="67700072" calcext:value-type="float">
            <text:p>67700072</text:p>
          </table:table-cell>
          <table:table-cell office:value-type="float" office:value="6426310" calcext:value-type="float">
            <text:p>6426310</text:p>
          </table:table-cell>
          <table:table-cell office:value-type="string" calcext:value-type="string">
            <text:p><text:s/>Calle J. Aguirre #282 detr�s de Salvietti frente a <text:s text:c="26"/>Jorge Alejando Pereyra Delgado Cel. 67700072 <text:s text:c="36"/>jpereira_delgado@hotmail.com <text:s text:c="16"/>Sucre</text:p>
          </table:table-cell>
        </table:table-row>
        <table:table-row table:style-name="ro1">
          <table:table-cell office:value-type="string" calcext:value-type="string">
            <text:p>010010288 4082936012</text:p>
          </table:table-cell>
          <table:table-cell office:value-type="string" calcext:value-type="string">
            <text:p><text:s text:c="3"/>Marvi Sara Ramirez - Productos Alimenticios Sabrosito</text:p>
          </table:table-cell>
          <table:table-cell office:value-type="float" office:value="4082936012" calcext:value-type="float">
            <text:p>4082936012</text:p>
          </table:table-cell>
          <table:table-cell office:value-type="string" calcext:value-type="string">
            <text:p><text:s/>PAMELA</text:p>
          </table:table-cell>
          <table:table-cell office:value-type="float" office:value="6457156" calcext:value-type="float">
            <text:p>6457156</text:p>
          </table:table-cell>
          <table:table-cell table:number-columns-repeated="2"/>
          <table:table-cell office:value-type="string" calcext:value-type="string">
            <text:p><text:s/>Av. Max Fern�ndez <text:s text:c="8"/>Milton Rodriguez Cel. 78661115 <text:s text:c="50"/>productos_sabrosito@hotmail.com <text:s text:c="13"/>Sucre</text:p>
          </table:table-cell>
        </table:table-row>
        <table:table-row table:style-name="ro1">
          <table:table-cell office:value-type="string" calcext:value-type="string">
            <text:p>010010289 191190028</text:p>
          </table:table-cell>
          <table:table-cell office:value-type="string" calcext:value-type="string">
            <text:p><text:s text:c="3"/>Quimica Industrial Iberoamericana S.R.L.</text:p>
          </table:table-cell>
          <table:table-cell office:value-type="float" office:value="191190028" calcext:value-type="float">
            <text:p>191190028</text:p>
          </table:table-cell>
          <table:table-cell office:value-type="string" calcext:value-type="string">
            <text:p><text:s/>VJAHUIRA</text:p>
          </table:table-cell>
          <table:table-cell office:value-type="float" office:value="2886419" calcext:value-type="float">
            <text:p>2886419</text:p>
          </table:table-cell>
          <table:table-cell office:value-type="float" office:value="69721771" calcext:value-type="float">
            <text:p>69721771</text:p>
          </table:table-cell>
          <table:table-cell/>
          <table:table-cell office:value-type="string" calcext:value-type="string">
            <text:p><text:s/>Av. Edgar Ibarra Nro.717 <text:s/>Victor Quispe Aduviri Cel. 78455985 <text:s text:c="45"/>vic_rbplp@hotmail.com <text:s text:c="23"/>El Alto</text:p>
          </table:table-cell>
        </table:table-row>
        <table:table-row table:style-name="ro1">
          <table:table-cell office:value-type="string" calcext:value-type="string">
            <text:p>010010290 6742823</text:p>
          </table:table-cell>
          <table:table-cell office:value-type="string" calcext:value-type="string">
            <text:p><text:s text:c="3"/>Freddy Chambi Alejo - Embotelladora Chambi</text:p>
          </table:table-cell>
          <table:table-cell office:value-type="float" office:value="6742823" calcext:value-type="float">
            <text:p>6742823</text:p>
          </table:table-cell>
          <table:table-cell office:value-type="string" calcext:value-type="string">
            <text:p><text:s/>MSOTO</text:p>
          </table:table-cell>
          <table:table-cell office:value-type="float" office:value="2829593" calcext:value-type="float">
            <text:p>2829593</text:p>
          </table:table-cell>
          <table:table-cell office:value-type="float" office:value="74919696" calcext:value-type="float">
            <text:p>74919696</text:p>
          </table:table-cell>
          <table:table-cell/>
          <table:table-cell office:value-type="string" calcext:value-type="string">
            <text:p><text:s/>Av. Ecuador Nro. 108 <text:s text:c="5"/>Freddy Chambi 74919696 <text:s text:c="58"/>osadia@hotmail.com <text:s text:c="26"/>El Alto</text:p>
          </table:table-cell>
        </table:table-row>
        <table:table-row table:style-name="ro1">
          <table:table-cell office:value-type="string" calcext:value-type="string">
            <text:p>010010300 193304025</text:p>
          </table:table-cell>
          <table:table-cell office:value-type="string" calcext:value-type="string">
            <text:p><text:s text:c="3"/>CARSA INDUSTRIA Y COMERCIO S.R.L.</text:p>
          </table:table-cell>
          <table:table-cell office:value-type="float" office:value="193304025" calcext:value-type="float">
            <text:p>193304025</text:p>
          </table:table-cell>
          <table:table-cell office:value-type="string" calcext:value-type="string">
            <text:p><text:s/>SRAMIREZ</text:p>
          </table:table-cell>
          <table:table-cell office:value-type="float" office:value="2882776" calcext:value-type="float">
            <text:p>2882776</text:p>
          </table:table-cell>
          <table:table-cell table:number-columns-repeated="2"/>
          <table:table-cell office:value-type="string" calcext:value-type="string">
            <text:p><text:s/>Av. Hacia El Mar Nro.100 <text:s/>Sergio Gemio 71530234- Enrique Rocha 60117217 <text:s text:c="35"/>sgemio@carsaboliva.com <text:s/>erocha@carsabolivia.cEl Alto</text:p>
          </table:table-cell>
        </table:table-row>
        <table:table-row table:style-name="ro1">
          <table:table-cell office:value-type="string" calcext:value-type="string">
            <text:p>010010301 6175304011</text:p>
          </table:table-cell>
          <table:table-cell office:value-type="string" calcext:value-type="string">
            <text:p><text:s text:c="3"/>Ruiz - EMINPA Empresa Industrializadora de Productos Alim</text:p>
          </table:table-cell>
          <table:table-cell office:value-type="string" calcext:value-type="string">
            <text:p>e 6175304011</text:p>
          </table:table-cell>
          <table:table-cell office:value-type="string" calcext:value-type="string">
            <text:p><text:s/>MSOTO</text:p>
          </table:table-cell>
          <table:table-cell office:value-type="float" office:value="2212723" calcext:value-type="float">
            <text:p>2212723</text:p>
          </table:table-cell>
          <table:table-cell table:number-columns-repeated="2"/>
          <table:table-cell office:value-type="string" calcext:value-type="string">
            <text:p><text:s/>Calle Cajuata Nro. 100 <text:s text:c="3"/>Noelia Ruiz 73245093 <text:s text:c="60"/>noelia.eminpa@gmail.com <text:s text:c="21"/>La Paz</text:p>
          </table:table-cell>
        </table:table-row>
        <table:table-row table:style-name="ro1">
          <table:table-cell office:value-type="string" calcext:value-type="string">
            <text:p>010010302 801479014</text:p>
          </table:table-cell>
          <table:table-cell office:value-type="string" calcext:value-type="string">
            <text:p><text:s text:c="3"/>Delmer Navallo - A.L.G.</text:p>
          </table:table-cell>
          <table:table-cell office:value-type="float" office:value="801479014" calcext:value-type="float">
            <text:p>801479014</text:p>
          </table:table-cell>
          <table:table-cell office:value-type="string" calcext:value-type="string">
            <text:p><text:s/>HVALDIVI</text:p>
          </table:table-cell>
          <table:table-cell office:value-type="string" calcext:value-type="string">
            <text:p>4501474 int.31</text:p>
          </table:table-cell>
          <table:table-cell table:number-columns-repeated="2" office:value-type="float" office:value="4263147" calcext:value-type="float">
            <text:p>4263147</text:p>
          </table:table-cell>
          <table:table-cell office:value-type="string" calcext:value-type="string">
            <text:p><text:s/>Carretera Antigua a Oruro Km 20 <text:s text:c="45"/>Alberto Alc�zar 76993591 <text:s text:c="56"/>nalcazar@paesrl.com.bo/amagne@paesrl.com.bo <text:s/>Cochabamba</text:p>
          </table:table-cell>
        </table:table-row>
        <table:table-row table:style-name="ro1">
          <table:table-cell office:value-type="string" calcext:value-type="string">
            <text:p>010010303 70211222</text:p>
          </table:table-cell>
          <table:table-cell office:value-type="string" calcext:value-type="string">
            <text:p><text:s text:c="3"/>Franz Segobia - FADAMI</text:p>
          </table:table-cell>
          <table:table-cell/>
          <table:table-cell office:value-type="string" calcext:value-type="string">
            <text:p><text:s/>MSOTO</text:p>
          </table:table-cell>
          <table:table-cell office:value-type="float" office:value="70211222" calcext:value-type="float">
            <text:p>70211222</text:p>
          </table:table-cell>
          <table:table-cell table:number-columns-repeated="2"/>
          <table:table-cell office:value-type="string" calcext:value-type="string">
            <text:p><text:s text:c="17"/>Miguel Gutierrez 70211222 <text:s text:c="55"/>info@gusol.com.bo <text:s text:c="27"/>Tarija</text:p>
          </table:table-cell>
        </table:table-row>
        <table:table-row table:style-name="ro1">
          <table:table-cell office:value-type="string" calcext:value-type="string">
            <text:p>010010304 1114849019</text:p>
          </table:table-cell>
          <table:table-cell office:value-type="string" calcext:value-type="string">
            <text:p><text:s text:c="3"/>Gustavo Ortiz - Karimbol</text:p>
          </table:table-cell>
          <table:table-cell office:value-type="float" office:value="1114849019" calcext:value-type="float">
            <text:p>1114849019</text:p>
          </table:table-cell>
          <table:table-cell office:value-type="string" calcext:value-type="string">
            <text:p><text:s/>MSOTO</text:p>
          </table:table-cell>
          <table:table-cell office:value-type="float" office:value="6427524" calcext:value-type="float">
            <text:p>6427524</text:p>
          </table:table-cell>
          <table:table-cell/>
          <table:table-cell office:value-type="float" office:value="6427524" calcext:value-type="float">
            <text:p>6427524</text:p>
          </table:table-cell>
          <table:table-cell office:value-type="string" calcext:value-type="string">
            <text:p><text:s/>Calle Rosendo Villalobos Nro. 41 <text:s text:c="44"/>Gustavo Ortiz Castedo Cel. 73442252 <text:s text:c="45"/>gaoc10@hotmail.com <text:s text:c="26"/>Sucre</text:p>
          </table:table-cell>
        </table:table-row>
        <table:table-row table:style-name="ro1">
          <table:table-cell office:value-type="string" calcext:value-type="string">
            <text:p>010010305 151312022</text:p>
          </table:table-cell>
          <table:table-cell office:value-type="string" calcext:value-type="string">
            <text:p><text:s text:c="3"/>Camara Boliviana de Exportadores de Sesamo - CABEXSE</text:p>
          </table:table-cell>
          <table:table-cell office:value-type="float" office:value="151312022" calcext:value-type="float">
            <text:p>151312022</text:p>
          </table:table-cell>
          <table:table-cell office:value-type="string" calcext:value-type="string">
            <text:p><text:s/>VJAHUIRA</text:p>
          </table:table-cell>
          <table:table-cell office:value-type="float" office:value="3563568" calcext:value-type="float">
            <text:p>3563568</text:p>
          </table:table-cell>
          <table:table-cell office:value-type="float" office:value="72660606" calcext:value-type="float">
            <text:p>72660606</text:p>
          </table:table-cell>
          <table:table-cell office:value-type="float" office:value="3486268" calcext:value-type="float">
            <text:p>3486268</text:p>
          </table:table-cell>
          <table:table-cell office:value-type="string" calcext:value-type="string">
            <text:p><text:s/>Pque. Industrial Mza.43-A Av.Via Transersal XII <text:s text:c="29"/>Vilma Roman Cel 67704401 vilmar@cabexse.org.bo <text:s text:c="34"/>normas@cabexse.org.bo <text:s/>Ing. Norma Sainzo <text:s text:c="4"/>Santa Cruz</text:p>
          </table:table-cell>
        </table:table-row>
        <table:table-row table:style-name="ro1">
          <table:table-cell office:value-type="string" calcext:value-type="string">
            <text:p>010010306 5915103010</text:p>
          </table:table-cell>
          <table:table-cell office:value-type="string" calcext:value-type="string">
            <text:p><text:s text:c="3"/>Fabiana Cremer - All Green</text:p>
          </table:table-cell>
          <table:table-cell office:value-type="float" office:value="5915103010" calcext:value-type="float">
            <text:p>5915103010</text:p>
          </table:table-cell>
          <table:table-cell office:value-type="string" calcext:value-type="string">
            <text:p><text:s/>VJAHUIRA</text:p>
          </table:table-cell>
          <table:table-cell office:value-type="float" office:value="79008900" calcext:value-type="float">
            <text:p>79008900</text:p>
          </table:table-cell>
          <table:table-cell office:value-type="float" office:value="78458331" calcext:value-type="float">
            <text:p>78458331</text:p>
          </table:table-cell>
          <table:table-cell/>
          <table:table-cell office:value-type="string" calcext:value-type="string">
            <text:p><text:s/>Av. Bush 3�anillo Supermercado IC Norte <text:s text:c="37"/>Fabiana Cremer Garcia <text:s text:c="59"/>fabicremer@gmail.com <text:s text:c="24"/>Santa Cruz</text:p>
          </table:table-cell>
        </table:table-row>
        <table:table-row table:style-name="ro1">
          <table:table-cell office:value-type="string" calcext:value-type="string">
            <text:p>010010307 76761171</text:p>
          </table:table-cell>
          <table:table-cell office:value-type="string" calcext:value-type="string">
            <text:p><text:s text:c="3"/>Roxana Condori - Laboratorio Veterinario Daniel &amp; Co. Ltd</text:p>
          </table:table-cell>
          <table:table-cell office:value-type="string" calcext:value-type="string">
            <text:p>a 4837030017</text:p>
          </table:table-cell>
          <table:table-cell office:value-type="string" calcext:value-type="string">
            <text:p><text:s/>PAMELA</text:p>
          </table:table-cell>
          <table:table-cell office:value-type="float" office:value="2832609" calcext:value-type="float">
            <text:p>2832609</text:p>
          </table:table-cell>
          <table:table-cell/>
          <table:table-cell office:value-type="float" office:value="2832609" calcext:value-type="float">
            <text:p>2832609</text:p>
          </table:table-cell>
          <table:table-cell office:value-type="string" calcext:value-type="string">
            <text:p><text:s/>Av. Bolivia Nro. 2978 Zona San Luis <text:s text:c="41"/>Ronald Choque/ Macario Choque 76771171 <text:s text:c="42"/>miltonchi@hotmail.com/ agrocenter.elrancho@hoEl Alto</text:p>
          </table:table-cell>
        </table:table-row>
        <table:table-row table:style-name="ro1">
          <table:table-cell office:value-type="string" calcext:value-type="string">
            <text:p>010010308 1025461024</text:p>
          </table:table-cell>
          <table:table-cell office:value-type="string" calcext:value-type="string">
            <text:p><text:s text:c="3"/>Oscar Barrientos - Productos El Tigre</text:p>
          </table:table-cell>
          <table:table-cell office:value-type="float" office:value="216914019" calcext:value-type="float">
            <text:p>216914019</text:p>
          </table:table-cell>
          <table:table-cell office:value-type="string" calcext:value-type="string">
            <text:p><text:s/>MSOTO</text:p>
          </table:table-cell>
          <table:table-cell office:value-type="float" office:value="3424084" calcext:value-type="float">
            <text:p>3424084</text:p>
          </table:table-cell>
          <table:table-cell table:number-columns-repeated="2"/>
          <table:table-cell office:value-type="string" calcext:value-type="string">
            <text:p><text:s/>Calle Pe�aranda Nro. 53 <text:s text:c="2"/>Rosario Barrientos Cel. 70097615 <text:s text:c="48"/>rbarrientos@hotmail.com <text:s text:c="21"/>Santa Cruz</text:p>
          </table:table-cell>
        </table:table-row>
        <table:table-row table:style-name="ro1">
          <table:table-cell office:value-type="string" calcext:value-type="string">
            <text:p>010010309 127337023</text:p>
          </table:table-cell>
          <table:table-cell office:value-type="string" calcext:value-type="string">
            <text:p><text:s text:c="3"/>UAC-Batallas - Fundaci�n Nuevo Norte</text:p>
          </table:table-cell>
          <table:table-cell office:value-type="float" office:value="127337023" calcext:value-type="float">
            <text:p>127337023</text:p>
          </table:table-cell>
          <table:table-cell office:value-type="string" calcext:value-type="string">
            <text:p><text:s/>VJAHUIRA</text:p>
          </table:table-cell>
          <table:table-cell office:value-type="float" office:value="2111298" calcext:value-type="float">
            <text:p>2111298</text:p>
          </table:table-cell>
          <table:table-cell table:number-columns-repeated="2"/>
          <table:table-cell office:value-type="string" calcext:value-type="string">
            <text:p><text:s/>Batallas-La Paz. Tiquina. Alejandra Sevilla Cel. 72576582 <text:s text:c="49"/>asevilla@nuevonorte.org <text:s/>apsevillag22@gmail.cLa Paz</text:p>
          </table:table-cell>
        </table:table-row>
        <table:table-row table:style-name="ro1">
          <table:table-cell office:value-type="string" calcext:value-type="string">
            <text:p>010010310 1004679025</text:p>
          </table:table-cell>
          <table:table-cell office:value-type="string" calcext:value-type="string">
            <text:p><text:s text:c="3"/>Carmen Telleria</text:p>
          </table:table-cell>
          <table:table-cell table:number-columns-repeated="2"/>
          <table:table-cell office:value-type="float" office:value="69759936" calcext:value-type="float">
            <text:p>69759936</text:p>
          </table:table-cell>
          <table:table-cell table:number-columns-repeated="2"/>
          <table:table-cell office:value-type="string" calcext:value-type="string">
            <text:p><text:s text:c="17"/>Carmen Telleria Cel. 69759936 <text:s text:c="96"/>La Paz</text:p>
          </table:table-cell>
        </table:table-row>
        <table:table-row table:style-name="ro1">
          <table:table-cell office:value-type="string" calcext:value-type="string">
            <text:p>010010311 1140526014</text:p>
          </table:table-cell>
          <table:table-cell office:value-type="string" calcext:value-type="string">
            <text:p><text:s text:c="3"/>Ana Gladys Oviedo Quiroz - Sobre La Roca</text:p>
          </table:table-cell>
          <table:table-cell office:value-type="float" office:value="1140526014" calcext:value-type="float">
            <text:p>1140526014</text:p>
          </table:table-cell>
          <table:table-cell office:value-type="string" calcext:value-type="string">
            <text:p><text:s/>MSOTO</text:p>
          </table:table-cell>
          <table:table-cell office:value-type="float" office:value="6426359" calcext:value-type="float">
            <text:p>6426359</text:p>
          </table:table-cell>
          <table:table-cell office:value-type="float" office:value="72875677" calcext:value-type="float">
            <text:p>72875677</text:p>
          </table:table-cell>
          <table:table-cell/>
          <table:table-cell office:value-type="string" calcext:value-type="string">
            <text:p><text:s/>Barrio Bella Vista Parada micro 6 a 4 cuadras <text:s text:c="31"/>Cobreo: Gabriela Michell Cel 72875679 ga_bizziz@hotmail.co <text:s text:c="22"/>sobrelarocabolivia@gmail.com <text:s text:c="16"/>Sucre</text:p>
          </table:table-cell>
        </table:table-row>
        <table:table-row table:style-name="ro1">
          <table:table-cell office:value-type="string" calcext:value-type="string">
            <text:p>010010312 1020387020</text:p>
          </table:table-cell>
          <table:table-cell office:value-type="string" calcext:value-type="string">
            <text:p><text:s text:c="3"/>Molino Andino S.A.</text:p>
          </table:table-cell>
          <table:table-cell office:value-type="float" office:value="1020387020" calcext:value-type="float">
            <text:p>1020387020</text:p>
          </table:table-cell>
          <table:table-cell office:value-type="string" calcext:value-type="string">
            <text:p><text:s/>HVALDIVI</text:p>
          </table:table-cell>
          <table:table-cell office:value-type="float" office:value="2851011" calcext:value-type="float">
            <text:p>2851011</text:p>
          </table:table-cell>
          <table:table-cell table:number-columns-repeated="2"/>
          <table:table-cell office:value-type="string" calcext:value-type="string">
            <text:p><text:s/>Carretera a Oruro Km 17.5 Gonzalo Gutierrez Cel. 60627277 <text:s text:c="49"/>gonzalo.gutierrez@molinoandino.com <text:s text:c="10"/>El Alto</text:p>
          </table:table-cell>
        </table:table-row>
        <table:table-row table:style-name="ro1">
          <table:table-cell office:value-type="string" calcext:value-type="string">
            <text:p>010010313 146904027</text:p>
          </table:table-cell>
          <table:table-cell office:value-type="string" calcext:value-type="string">
            <text:p><text:s text:c="3"/>Industria de Alimentos Flores S.R.L.</text:p>
          </table:table-cell>
          <table:table-cell office:value-type="float" office:value="146904027" calcext:value-type="float">
            <text:p>146904027</text:p>
          </table:table-cell>
          <table:table-cell office:value-type="string" calcext:value-type="string">
            <text:p><text:s/>HVALDIVI</text:p>
          </table:table-cell>
          <table:table-cell office:value-type="float" office:value="25236197" calcext:value-type="float">
            <text:p>25236197</text:p>
          </table:table-cell>
          <table:table-cell/>
          <table:table-cell office:value-type="float" office:value="25253452" calcext:value-type="float">
            <text:p>25253452</text:p>
          </table:table-cell>
          <table:table-cell office:value-type="string" calcext:value-type="string">
            <text:p><text:s/>Evaristo Valle Nro. 100 entre Heroinas y Tom�s B. <text:s text:c="27"/>Jhonny Flores L�pez Cel. 79402090 <text:s text:c="47"/>productosbearicopan@gmail.com <text:s text:c="15"/>Oruro</text:p>
          </table:table-cell>
        </table:table-row>
        <table:table-row table:style-name="ro1">
          <table:table-cell office:value-type="string" calcext:value-type="string">
            <text:p>010010314 1020317028</text:p>
          </table:table-cell>
          <table:table-cell office:value-type="string" calcext:value-type="string">
            <text:p><text:s text:c="3"/>MINOIL S.A.</text:p>
          </table:table-cell>
          <table:table-cell office:value-type="float" office:value="1020317028" calcext:value-type="float">
            <text:p>1020317028</text:p>
          </table:table-cell>
          <table:table-cell office:value-type="string" calcext:value-type="string">
            <text:p><text:s/>VJAHUIRA</text:p>
          </table:table-cell>
          <table:table-cell office:value-type="float" office:value="33888208" calcext:value-type="float">
            <text:p>33888208</text:p>
          </table:table-cell>
          <table:table-cell office:value-type="float" office:value="3473048" calcext:value-type="float">
            <text:p>3473048</text:p>
          </table:table-cell>
          <table:table-cell/>
          <table:table-cell office:value-type="string" calcext:value-type="string">
            <text:p><text:s/>Santa Cruz <text:s text:c="5"/>Pablo Pareja Cel. 78444212/Eric Cortez 75020373 (facturas) <text:s text:c="22"/>ppareja@minoil.com.bo <text:s text:c="23"/>Parque Industrial Mza.24 (planta)</text:p>
          </table:table-cell>
        </table:table-row>
        <table:table-row table:style-name="ro1">
          <table:table-cell office:value-type="string" calcext:value-type="string">
            <text:p>010010315 817172010</text:p>
          </table:table-cell>
          <table:table-cell office:value-type="string" calcext:value-type="string">
            <text:p><text:s text:c="3"/>Norah Escudero Claros - Productos La Mejicana</text:p>
          </table:table-cell>
          <table:table-cell office:value-type="float" office:value="817172010" calcext:value-type="float">
            <text:p>817172010</text:p>
          </table:table-cell>
          <table:table-cell office:value-type="string" calcext:value-type="string">
            <text:p><text:s/>HVALDIVI</text:p>
          </table:table-cell>
          <table:table-cell office:value-type="float" office:value="77976623" calcext:value-type="float">
            <text:p>77976623</text:p>
          </table:table-cell>
          <table:table-cell table:number-columns-repeated="2"/>
          <table:table-cell office:value-type="string" calcext:value-type="string">
            <text:p><text:s/>Thomas Bata Nro. 5156 entre Max Bascop� y linea <text:s text:c="29"/>Jahamett Laguna <text:s text:c="65"/>jahamett.laguna@lamejicana.com.bo <text:s text:c="11"/>Quillacollo</text:p>
          </table:table-cell>
        </table:table-row>
        <table:table-row table:style-name="ro1">
          <table:table-cell office:value-type="string" calcext:value-type="string">
            <text:p>010010316 2239945019</text:p>
          </table:table-cell>
          <table:table-cell office:value-type="string" calcext:value-type="string">
            <text:p><text:s text:c="3"/>Eusebio Palli Liuca - San Javier</text:p>
          </table:table-cell>
          <table:table-cell office:value-type="float" office:value="2239945019" calcext:value-type="float">
            <text:p>2239945019</text:p>
          </table:table-cell>
          <table:table-cell office:value-type="string" calcext:value-type="string">
            <text:p><text:s/>MSOTO</text:p>
          </table:table-cell>
          <table:table-cell office:value-type="float" office:value="2816213" calcext:value-type="float">
            <text:p>2816213</text:p>
          </table:table-cell>
          <table:table-cell office:value-type="float" office:value="68011023" calcext:value-type="float">
            <text:p>68011023</text:p>
          </table:table-cell>
          <table:table-cell office:value-type="float" office:value="2816213" calcext:value-type="float">
            <text:p>2816213</text:p>
          </table:table-cell>
          <table:table-cell office:value-type="string" calcext:value-type="string">
            <text:p><text:s/>Final Alpacoma Callej�n 6 Nro. 25 <text:s text:c="43"/>Javier Palli Cel. 71531893 <text:s text:c="99"/>El Alto</text:p>
          </table:table-cell>
        </table:table-row>
        <table:table-row table:style-name="ro1">
          <table:table-cell office:value-type="string" calcext:value-type="string">
            <text:p>010010317 2624630013</text:p>
          </table:table-cell>
          <table:table-cell office:value-type="string" calcext:value-type="string">
            <text:p><text:s text:c="3"/>Edwing Erick Ponce Luna - Newfoundland - CAMA CAME</text:p>
          </table:table-cell>
          <table:table-cell office:value-type="float" office:value="3354257012" calcext:value-type="float">
            <text:p>3354257012</text:p>
          </table:table-cell>
          <table:table-cell office:value-type="string" calcext:value-type="string">
            <text:p><text:s/>HVALDIVI</text:p>
          </table:table-cell>
          <table:table-cell office:value-type="float" office:value="2250485" calcext:value-type="float">
            <text:p>2250485</text:p>
          </table:table-cell>
          <table:table-cell office:value-type="float" office:value="73738755" calcext:value-type="float">
            <text:p>73738755</text:p>
          </table:table-cell>
          <table:table-cell/>
          <table:table-cell office:value-type="string" calcext:value-type="string">
            <text:p><text:s/>Zona Kupini Av. 20 de octubre N�100 <text:s text:c="41"/>Conzuelo Zapata/ Greta Iturri Cel.71525440 <text:s text:c="38"/>scarchavip@gmail.com <text:s text:c="24"/>La Paz</text:p>
          </table:table-cell>
        </table:table-row>
        <table:table-row table:style-name="ro1">
          <table:table-cell office:value-type="string" calcext:value-type="string">
            <text:p>010010318 827032019</text:p>
          </table:table-cell>
          <table:table-cell office:value-type="string" calcext:value-type="string">
            <text:p><text:s text:c="3"/>Walter Hugo Campos Parraga - COBAL</text:p>
          </table:table-cell>
          <table:table-cell office:value-type="float" office:value="4423818011" calcext:value-type="float">
            <text:p>4423818011</text:p>
          </table:table-cell>
          <table:table-cell office:value-type="string" calcext:value-type="string">
            <text:p><text:s/>HVALDIVI</text:p>
          </table:table-cell>
          <table:table-cell office:value-type="float" office:value="4287211" calcext:value-type="float">
            <text:p>4287211</text:p>
          </table:table-cell>
          <table:table-cell office:value-type="float" office:value="4287081" calcext:value-type="float">
            <text:p>4287081</text:p>
          </table:table-cell>
          <table:table-cell/>
          <table:table-cell office:value-type="string" calcext:value-type="string">
            <text:p><text:s/>Av. Ecol�gica 194 <text:s text:c="8"/>Diego Paniagua cel. 70772664/76972664 <text:s text:c="43"/>cobalbolivia@yahoo.com <text:s text:c="22"/>Cochabamba</text:p>
          </table:table-cell>
        </table:table-row>
        <table:table-row table:style-name="ro1">
          <table:table-cell office:value-type="string" calcext:value-type="string">
            <text:p>010010319 3345635010</text:p>
          </table:table-cell>
          <table:table-cell office:value-type="string" calcext:value-type="string">
            <text:p><text:s text:c="3"/>Giovanna Chambi - Quesos San Mateo</text:p>
          </table:table-cell>
          <table:table-cell office:value-type="float" office:value="3345635010" calcext:value-type="float">
            <text:p>3345635010</text:p>
          </table:table-cell>
          <table:table-cell office:value-type="string" calcext:value-type="string">
            <text:p><text:s/>MSOTO</text:p>
          </table:table-cell>
          <table:table-cell office:value-type="float" office:value="2238461" calcext:value-type="float">
            <text:p>2238461</text:p>
          </table:table-cell>
          <table:table-cell office:value-type="float" office:value="73010132" calcext:value-type="float">
            <text:p>73010132</text:p>
          </table:table-cell>
          <table:table-cell/>
          <table:table-cell office:value-type="string" calcext:value-type="string">
            <text:p><text:s/>Calle Walter Portocarrero Nro. 2148 <text:s text:c="41"/>Giovanna Chambi Cel. 71591615 <text:s text:c="51"/>elaboradoradequesossanmateo@hotmail.com <text:s text:c="5"/>La Paz</text:p>
          </table:table-cell>
        </table:table-row>
        <table:table-row table:style-name="ro1">
          <table:table-cell office:value-type="string" calcext:value-type="string">
            <text:p>010010320 2306011013</text:p>
          </table:table-cell>
          <table:table-cell office:value-type="string" calcext:value-type="string">
            <text:p><text:s text:c="3"/>Federico Tijo Ramirez - Ramirez Panificadora y Pasteleria</text:p>
          </table:table-cell>
          <table:table-cell office:value-type="float" office:value="2306011013" calcext:value-type="float">
            <text:p>2306011013</text:p>
          </table:table-cell>
          <table:table-cell office:value-type="string" calcext:value-type="string">
            <text:p><text:s/>HVALDIVI</text:p>
          </table:table-cell>
          <table:table-cell office:value-type="float" office:value="70592322" calcext:value-type="float">
            <text:p>70592322</text:p>
          </table:table-cell>
          <table:table-cell office:value-type="float" office:value="2817508" calcext:value-type="float">
            <text:p>2817508</text:p>
          </table:table-cell>
          <table:table-cell/>
          <table:table-cell office:value-type="string" calcext:value-type="string">
            <text:p><text:s/>Calle San Crist�bal 2124 <text:s/>Federico Ramirez - Jacinta Quispe <text:s text:c="92"/>El Alto</text:p>
          </table:table-cell>
        </table:table-row>
        <table:table-row table:style-name="ro1">
          <table:table-cell office:value-type="string" calcext:value-type="string">
            <text:p>010010321 6147119013</text:p>
          </table:table-cell>
          <table:table-cell office:value-type="string" calcext:value-type="string">
            <text:p><text:s text:c="3"/>Teofilo Quispe Yujra - Don Justo</text:p>
          </table:table-cell>
          <table:table-cell office:value-type="float" office:value="6147119013" calcext:value-type="float">
            <text:p>6147119013</text:p>
          </table:table-cell>
          <table:table-cell office:value-type="string" calcext:value-type="string">
            <text:p><text:s/>DSALAZAR</text:p>
          </table:table-cell>
          <table:table-cell office:value-type="float" office:value="75255016" calcext:value-type="float">
            <text:p>75255016</text:p>
          </table:table-cell>
          <table:table-cell table:number-columns-repeated="2"/>
          <table:table-cell office:value-type="string" calcext:value-type="string">
            <text:p><text:s/>El Alto <text:s text:c="8"/>Teofilo Quispe Yujra Cel. 75255016 <text:s text:c="91"/>El Alto</text:p>
          </table:table-cell>
        </table:table-row>
        <table:table-row table:style-name="ro1">
          <table:table-cell office:value-type="string" calcext:value-type="string">
            <text:p>010010322 222044025</text:p>
          </table:table-cell>
          <table:table-cell office:value-type="string" calcext:value-type="string">
            <text:p><text:s text:c="3"/>Cerogrados S.R.L.</text:p>
          </table:table-cell>
          <table:table-cell office:value-type="float" office:value="222044025" calcext:value-type="float">
            <text:p>222044025</text:p>
          </table:table-cell>
          <table:table-cell office:value-type="string" calcext:value-type="string">
            <text:p><text:s/>VJAHUIRA</text:p>
          </table:table-cell>
          <table:table-cell office:value-type="float" office:value="70126615" calcext:value-type="float">
            <text:p>70126615</text:p>
          </table:table-cell>
          <table:table-cell table:number-columns-repeated="2"/>
          <table:table-cell office:value-type="string" calcext:value-type="string">
            <text:p><text:s/>Calle 2 frente a la calle D Nro. 14 <text:s text:c="41"/>Ramiro de Bejar <text:s text:c="65"/>ramdebe1@hotmail.com <text:s text:c="24"/>La Paz</text:p>
          </table:table-cell>
        </table:table-row>
        <table:table-row table:style-name="ro1">
          <table:table-cell office:value-type="string" calcext:value-type="string">
            <text:p>010010323 2127057012</text:p>
          </table:table-cell>
          <table:table-cell office:value-type="string" calcext:value-type="string">
            <text:p><text:s text:c="3"/>Edgar Tambo - Pescado Andino</text:p>
          </table:table-cell>
          <table:table-cell office:value-type="float" office:value="2127057012" calcext:value-type="float">
            <text:p>2127057012</text:p>
          </table:table-cell>
          <table:table-cell office:value-type="string" calcext:value-type="string">
            <text:p><text:s/>VJAHUIRA</text:p>
          </table:table-cell>
          <table:table-cell office:value-type="float" office:value="74867810" calcext:value-type="float">
            <text:p>74867810</text:p>
          </table:table-cell>
          <table:table-cell table:number-columns-repeated="2"/>
          <table:table-cell office:value-type="string" calcext:value-type="string">
            <text:p><text:s/>Calle 2 Casa Nro. 312 <text:s text:c="4"/>Edgar Tambo Cel. 74867810 <text:s text:c="100"/>El Alto</text:p>
          </table:table-cell>
        </table:table-row>
        <table:table-row table:style-name="ro1">
          <table:table-cell office:value-type="string" calcext:value-type="string">
            <text:p>010010324 3388970</text:p>
          </table:table-cell>
          <table:table-cell office:value-type="string" calcext:value-type="string">
            <text:p><text:s text:c="3"/>Panificadora Roynel</text:p>
          </table:table-cell>
          <table:table-cell/>
          <table:table-cell office:value-type="string" calcext:value-type="string">
            <text:p><text:s/>HVALDIVI</text:p>
          </table:table-cell>
          <table:table-cell office:value-type="float" office:value="2797658" calcext:value-type="float">
            <text:p>2797658</text:p>
          </table:table-cell>
          <table:table-cell office:value-type="float" office:value="70624259" calcext:value-type="float">
            <text:p>70624259</text:p>
          </table:table-cell>
          <table:table-cell/>
          <table:table-cell office:value-type="string" calcext:value-type="string">
            <text:p><text:s/>Calle Los Tajibos 122 <text:s/>Alto Auquisama�a <text:s text:c="37"/>Rocio Ortiz <text:s text:c="69"/>crisortiz70@hotmail.com <text:s text:c="21"/>La Paz</text:p>
          </table:table-cell>
        </table:table-row>
        <table:table-row table:style-name="ro1">
          <table:table-cell office:value-type="string" calcext:value-type="string">
            <text:p>010010325 5857733011</text:p>
          </table:table-cell>
          <table:table-cell office:value-type="string" calcext:value-type="string">
            <text:p><text:s text:c="3"/>Jorge Marcelo Villalobos Lopez - LA MONA LISA SACHETS</text:p>
          </table:table-cell>
          <table:table-cell office:value-type="float" office:value="5857733011" calcext:value-type="float">
            <text:p>5857733011</text:p>
          </table:table-cell>
          <table:table-cell office:value-type="string" calcext:value-type="string">
            <text:p><text:s/>VJAHUIRA</text:p>
          </table:table-cell>
          <table:table-cell office:value-type="float" office:value="3707920" calcext:value-type="float">
            <text:p>3707920</text:p>
          </table:table-cell>
          <table:table-cell table:number-columns-repeated="2"/>
          <table:table-cell office:value-type="string" calcext:value-type="string">
            <text:p><text:s/>Santa Cruz <text:s text:c="5"/>Guadalupe Gallardo cel.77839847 Ariel Ramirez cel.72161227 <text:s text:c="22"/>info@lamonalisasachets.com <text:s text:c="18"/>Santa Cruz</text:p>
          </table:table-cell>
        </table:table-row>
        <table:table-row table:style-name="ro1">
          <table:table-cell office:value-type="string" calcext:value-type="string">
            <text:p>010010326 4845296018</text:p>
          </table:table-cell>
          <table:table-cell office:value-type="string" calcext:value-type="string">
            <text:p><text:s text:c="3"/>Maria Jimenez - Industrias Principe</text:p>
          </table:table-cell>
          <table:table-cell/>
          <table:table-cell office:value-type="string" calcext:value-type="string">
            <text:p><text:s/>VJAHUIRA</text:p>
          </table:table-cell>
          <table:table-cell office:value-type="float" office:value="70520005" calcext:value-type="float">
            <text:p>70520005</text:p>
          </table:table-cell>
          <table:table-cell office:value-type="float" office:value="70660289" calcext:value-type="float">
            <text:p>70660289</text:p>
          </table:table-cell>
          <table:table-cell/>
          <table:table-cell office:value-type="string" calcext:value-type="string">
            <text:p><text:s/>Av. Chara�a 1055 entre final Av. Litoral <text:s text:c="36"/>Reynaldo Machaca - Maria Jimenez <text:s text:c="93"/>El Alto</text:p>
          </table:table-cell>
        </table:table-row>
        <table:table-row table:style-name="ro1">
          <table:table-cell office:value-type="string" calcext:value-type="string">
            <text:p>010010327 190050020</text:p>
          </table:table-cell>
          <table:table-cell office:value-type="string" calcext:value-type="string">
            <text:p><text:s text:c="3"/>COPITO S.R.L.</text:p>
          </table:table-cell>
          <table:table-cell office:value-type="float" office:value="190050020" calcext:value-type="float">
            <text:p>190050020</text:p>
          </table:table-cell>
          <table:table-cell/>
          <table:table-cell office:value-type="float" office:value="2853131" calcext:value-type="float">
            <text:p>2853131</text:p>
          </table:table-cell>
          <table:table-cell office:value-type="float" office:value="77500818" calcext:value-type="float">
            <text:p>77500818</text:p>
          </table:table-cell>
          <table:table-cell office:value-type="float" office:value="2853131" calcext:value-type="float">
            <text:p>2853131</text:p>
          </table:table-cell>
          <table:table-cell office:value-type="string" calcext:value-type="string">
            <text:p><text:s/>Calle La Paz Nro. 111 Esq. Av. 25 de marzo <text:s text:c="34"/>Lic. Sonia Sulma Bueno Bravo <text:s text:c="52"/>administracion@copito.com.bo <text:s text:c="16"/>El Alto</text:p>
          </table:table-cell>
        </table:table-row>
        <table:table-row table:style-name="ro1">
          <table:table-cell office:value-type="string" calcext:value-type="string">
            <text:p>010010328 1006861029</text:p>
          </table:table-cell>
          <table:table-cell office:value-type="string" calcext:value-type="string">
            <text:p><text:s text:c="3"/>BELMED LTDA.</text:p>
          </table:table-cell>
          <table:table-cell office:value-type="float" office:value="1006861029" calcext:value-type="float">
            <text:p>1006861029</text:p>
          </table:table-cell>
          <table:table-cell office:value-type="string" calcext:value-type="string">
            <text:p><text:s/>MSOTO</text:p>
          </table:table-cell>
          <table:table-cell office:value-type="string" calcext:value-type="string">
            <text:p>2306103 int107</text:p>
          </table:table-cell>
          <table:table-cell office:value-type="float" office:value="68225575" calcext:value-type="float">
            <text:p>68225575</text:p>
          </table:table-cell>
          <table:table-cell office:value-type="float" office:value="2305364" calcext:value-type="float">
            <text:p>2305364</text:p>
          </table:table-cell>
          <table:table-cell office:value-type="string" calcext:value-type="string">
            <text:p><text:s/>Av. Vasquez 1320Lic. Karen Avila <text:s text:c="64"/>marketing.publico@wella.com.bo <text:s text:c="14"/>La Paz</text:p>
          </table:table-cell>
        </table:table-row>
        <table:table-row table:style-name="ro1">
          <table:table-cell office:value-type="string" calcext:value-type="string">
            <text:p>010010329 286618021</text:p>
          </table:table-cell>
          <table:table-cell office:value-type="string" calcext:value-type="string">
            <text:p><text:s text:c="3"/>CORPORACION QUINUERA Y DE CEREALES "CQC" LTDA.</text:p>
          </table:table-cell>
          <table:table-cell office:value-type="float" office:value="286618021" calcext:value-type="float">
            <text:p>286618021</text:p>
          </table:table-cell>
          <table:table-cell office:value-type="string" calcext:value-type="string">
            <text:p><text:s/>MSOTO</text:p>
          </table:table-cell>
          <table:table-cell office:value-type="float" office:value="2971860" calcext:value-type="float">
            <text:p>2971860</text:p>
          </table:table-cell>
          <table:table-cell/>
          <table:table-cell office:value-type="float" office:value="2971860" calcext:value-type="float">
            <text:p>2971860</text:p>
          </table:table-cell>
          <table:table-cell office:value-type="string" calcext:value-type="string">
            <text:p><text:s/>Av. S�nchex Lima 2349 <text:s text:c="4"/>Entrega mat. Miguel Tapia cel.9720557 mtapia@dequinua.com <text:s text:c="68"/>La Paz</text:p>
          </table:table-cell>
        </table:table-row>
        <table:table-row table:style-name="ro1">
          <table:table-cell office:value-type="string" calcext:value-type="string">
            <text:p>010010330 71528321</text:p>
          </table:table-cell>
          <table:table-cell office:value-type="string" calcext:value-type="string">
            <text:p><text:s text:c="3"/>Acevedo - FDC</text:p>
          </table:table-cell>
          <table:table-cell office:value-type="float" office:value="3501276013" calcext:value-type="float">
            <text:p>3501276013</text:p>
          </table:table-cell>
          <table:table-cell office:value-type="string" calcext:value-type="string">
            <text:p><text:s/>HVALDIVI</text:p>
          </table:table-cell>
          <table:table-cell office:value-type="float" office:value="71528321" calcext:value-type="float">
            <text:p>71528321</text:p>
          </table:table-cell>
          <table:table-cell table:number-columns-repeated="2"/>
          <table:table-cell office:value-type="string" calcext:value-type="string">
            <text:p><text:s/>C. Potosi 1156 Galeria Carvajal Piso 1 Of.13 <text:s text:c="32"/>Milto Torrico Landa <text:s text:c="61"/>nayampi.torrico@gmail.com <text:s text:c="19"/>La Paz</text:p>
          </table:table-cell>
        </table:table-row>
        <table:table-row table:style-name="ro1">
          <table:table-cell office:value-type="string" calcext:value-type="string">
            <text:p>010010331 2780118015</text:p>
          </table:table-cell>
          <table:table-cell office:value-type="string" calcext:value-type="string">
            <text:p><text:s text:c="3"/>Sonia Rodriguez - ECOPAL</text:p>
          </table:table-cell>
          <table:table-cell office:value-type="float" office:value="2780118015" calcext:value-type="float">
            <text:p>2780118015</text:p>
          </table:table-cell>
          <table:table-cell office:value-type="string" calcext:value-type="string">
            <text:p><text:s/>HVALDIVI</text:p>
          </table:table-cell>
          <table:table-cell office:value-type="float" office:value="4311170" calcext:value-type="float">
            <text:p>4311170</text:p>
          </table:table-cell>
          <table:table-cell office:value-type="float" office:value="7643646" calcext:value-type="float">
            <text:p>7643646</text:p>
          </table:table-cell>
          <table:table-cell office:value-type="float" office:value="4311171" calcext:value-type="float">
            <text:p>4311171</text:p>
          </table:table-cell>
          <table:table-cell office:value-type="string" calcext:value-type="string">
            <text:p><text:s/>Av. Chapisirca s/n <text:s text:c="7"/>Sonia Rodriguez <text:s text:c="65"/>ecopal@supernet.com.bo-mitricolorbo@hotmail.cCochabamba</text:p>
          </table:table-cell>
        </table:table-row>
        <table:table-row table:style-name="ro1">
          <table:table-cell office:value-type="string" calcext:value-type="string">
            <text:p>010010332 3493347011</text:p>
          </table:table-cell>
          <table:table-cell office:value-type="string" calcext:value-type="string">
            <text:p><text:s text:c="3"/>Felix Maydana - Agroproductos Andinos Llamita</text:p>
          </table:table-cell>
          <table:table-cell office:value-type="float" office:value="3493347011" calcext:value-type="float">
            <text:p>3493347011</text:p>
          </table:table-cell>
          <table:table-cell office:value-type="string" calcext:value-type="string">
            <text:p><text:s/>HVALDIVI</text:p>
          </table:table-cell>
          <table:table-cell office:value-type="float" office:value="2380773" calcext:value-type="float">
            <text:p>2380773</text:p>
          </table:table-cell>
          <table:table-cell office:value-type="float" office:value="71980013" calcext:value-type="float">
            <text:p>71980013</text:p>
          </table:table-cell>
          <table:table-cell/>
          <table:table-cell office:value-type="string" calcext:value-type="string">
            <text:p><text:s/>Curahuara de Carangas <text:s text:c="4"/>Leyda Laura Loza <text:s text:c="64"/>leidalaura@hotmail.com <text:s text:c="22"/>Oruro</text:p>
          </table:table-cell>
        </table:table-row>
        <table:table-row table:style-name="ro1">
          <table:table-cell office:value-type="string" calcext:value-type="string">
            <text:p>010010333 3444296013</text:p>
          </table:table-cell>
          <table:table-cell office:value-type="string" calcext:value-type="string">
            <text:p><text:s text:c="3"/>Jose Daniel Fernandez Navarro - PANDORA</text:p>
          </table:table-cell>
          <table:table-cell office:value-type="float" office:value="3444296013" calcext:value-type="float">
            <text:p>3444296013</text:p>
          </table:table-cell>
          <table:table-cell/>
          <table:table-cell office:value-type="float" office:value="77739007" calcext:value-type="float">
            <text:p>77739007</text:p>
          </table:table-cell>
          <table:table-cell office:value-type="float" office:value="67668787" calcext:value-type="float">
            <text:p>67668787</text:p>
          </table:table-cell>
          <table:table-cell/>
          <table:table-cell office:value-type="string" calcext:value-type="string">
            <text:p><text:s/>San Miguel Av. Gabriel Rene Moreno Nro 1091 <text:s text:c="33"/>Jos� Daniel Fernandez-Cristina Fernandez <text:s text:c="40"/>jose.fernandez@pandora.com <text:s text:c="18"/>La Paz</text:p>
          </table:table-cell>
        </table:table-row>
        <table:table-row table:style-name="ro1">
          <table:table-cell office:value-type="string" calcext:value-type="string">
            <text:p>010010334 3448962016</text:p>
          </table:table-cell>
          <table:table-cell office:value-type="string" calcext:value-type="string">
            <text:p><text:s text:c="3"/>Arce - INDULAN</text:p>
          </table:table-cell>
          <table:table-cell office:value-type="float" office:value="3448962016" calcext:value-type="float">
            <text:p>3448962016</text:p>
          </table:table-cell>
          <table:table-cell office:value-type="string" calcext:value-type="string">
            <text:p><text:s/>VJAHUIRA</text:p>
          </table:table-cell>
          <table:table-cell office:value-type="float" office:value="2806767" calcext:value-type="float">
            <text:p>2806767</text:p>
          </table:table-cell>
          <table:table-cell office:value-type="float" office:value="70550949" calcext:value-type="float">
            <text:p>70550949</text:p>
          </table:table-cell>
          <table:table-cell/>
          <table:table-cell office:value-type="string" calcext:value-type="string">
            <text:p><text:s/>Calle Felipe Vilela Nro. 3624 <text:s text:c="47"/>Gabriel Arce Alarc�n <text:s text:c="60"/>indulanbol@hotmail.com <text:s text:c="22"/>El Alto</text:p>
          </table:table-cell>
        </table:table-row>
        <table:table-row table:style-name="ro1">
          <table:table-cell office:value-type="string" calcext:value-type="string">
            <text:p>010010335 234980022</text:p>
          </table:table-cell>
          <table:table-cell office:value-type="string" calcext:value-type="string">
            <text:p><text:s text:c="3"/>SUPRAFOODS S.R.L.</text:p>
          </table:table-cell>
          <table:table-cell office:value-type="float" office:value="234980022" calcext:value-type="float">
            <text:p>234980022</text:p>
          </table:table-cell>
          <table:table-cell office:value-type="string" calcext:value-type="string">
            <text:p><text:s/>HVALDIVI</text:p>
          </table:table-cell>
          <table:table-cell office:value-type="float" office:value="2799511" calcext:value-type="float">
            <text:p>2799511</text:p>
          </table:table-cell>
          <table:table-cell office:value-type="float" office:value="77766542" calcext:value-type="float">
            <text:p>77766542</text:p>
          </table:table-cell>
          <table:table-cell/>
          <table:table-cell office:value-type="string" calcext:value-type="string">
            <text:p><text:s/>Calle 1 <text:s/>Nro. 232 <text:s text:c="8"/>Miguel Angel Portugal <text:s text:c="59"/>maportugalb@gmail.com <text:s text:c="23"/>La Paz</text:p>
          </table:table-cell>
        </table:table-row>
        <table:table-row table:style-name="ro1">
          <table:table-cell office:value-type="string" calcext:value-type="string">
            <text:p>010010336 163984026</text:p>
          </table:table-cell>
          <table:table-cell office:value-type="string" calcext:value-type="string">
            <text:p><text:s text:c="3"/>FONADAL</text:p>
          </table:table-cell>
          <table:table-cell office:value-type="float" office:value="163984026" calcext:value-type="float">
            <text:p>163984026</text:p>
          </table:table-cell>
          <table:table-cell office:value-type="string" calcext:value-type="string">
            <text:p><text:s/>MSOTO</text:p>
          </table:table-cell>
          <table:table-cell office:value-type="float" office:value="2786405" calcext:value-type="float">
            <text:p>2786405</text:p>
          </table:table-cell>
          <table:table-cell office:value-type="float" office:value="79786916" calcext:value-type="float">
            <text:p>79786916</text:p>
          </table:table-cell>
          <table:table-cell office:value-type="float" office:value="2788580" calcext:value-type="float">
            <text:p>2788580</text:p>
          </table:table-cell>
          <table:table-cell office:value-type="string" calcext:value-type="string">
            <text:p><text:s/>Av. 14 de Septiembre Nro. 5593 Esq. Calle 10 <text:s text:c="32"/>Marco Daza Resp. Proyectos Agroindustriales 79786916 <text:s text:c="28"/>ing_marcodaza@hotmail.com <text:s text:c="19"/>La Paz</text:p>
          </table:table-cell>
        </table:table-row>
        <table:table-row table:style-name="ro1">
          <table:table-cell office:value-type="string" calcext:value-type="string">
            <text:p>010010337 283982022</text:p>
          </table:table-cell>
          <table:table-cell office:value-type="string" calcext:value-type="string">
            <text:p><text:s text:c="3"/>Vargas y Aranibar S.R.L.</text:p>
          </table:table-cell>
          <table:table-cell office:value-type="float" office:value="283982022" calcext:value-type="float">
            <text:p>283982022</text:p>
          </table:table-cell>
          <table:table-cell office:value-type="string" calcext:value-type="string">
            <text:p><text:s/>HVALDIVI</text:p>
          </table:table-cell>
          <table:table-cell office:value-type="float" office:value="3577279" calcext:value-type="float">
            <text:p>3577279</text:p>
          </table:table-cell>
          <table:table-cell office:value-type="float" office:value="72176819" calcext:value-type="float">
            <text:p>72176819</text:p>
          </table:table-cell>
          <table:table-cell office:value-type="float" office:value="3577279" calcext:value-type="float">
            <text:p>3577279</text:p>
          </table:table-cell>
          <table:table-cell office:value-type="string" calcext:value-type="string">
            <text:p><text:s/>Calle Las Palmeras 116 <text:s text:c="3"/>Lic. Ivan Vargas Pereira <text:s text:c="56"/>vargasyaranibar@gmail.com <text:s text:c="19"/>Santa Cruz</text:p>
          </table:table-cell>
        </table:table-row>
        <table:table-row table:style-name="ro1">
          <table:table-cell office:value-type="string" calcext:value-type="string">
            <text:p>010010338 160944020</text:p>
          </table:table-cell>
          <table:table-cell office:value-type="string" calcext:value-type="string">
            <text:p><text:s text:c="3"/>INIAF - Mario Colque</text:p>
          </table:table-cell>
          <table:table-cell office:value-type="float" office:value="160944020" calcext:value-type="float">
            <text:p>160944020</text:p>
          </table:table-cell>
          <table:table-cell office:value-type="string" calcext:value-type="string">
            <text:p><text:s/>HVALDIVI</text:p>
          </table:table-cell>
          <table:table-cell office:value-type="float" office:value="4385918" calcext:value-type="float">
            <text:p>4385918</text:p>
          </table:table-cell>
          <table:table-cell table:number-columns-repeated="2"/>
          <table:table-cell office:value-type="string" calcext:value-type="string">
            <text:p><text:s/>Av. Blanco Galindo Km. 5 <text:s/>Mario Colque Bedoya <text:s text:c="61"/>mario24_bo@yahoo.com <text:s text:c="24"/>Cochabamba</text:p>
          </table:table-cell>
        </table:table-row>
        <table:table-row table:style-name="ro1">
          <table:table-cell office:value-type="string" calcext:value-type="string">
            <text:p>010010339 2690393</text:p>
          </table:table-cell>
          <table:table-cell office:value-type="string" calcext:value-type="string">
            <text:p><text:s text:c="3"/>Pantoja - Productos Selecta</text:p>
          </table:table-cell>
          <table:table-cell office:value-type="float" office:value="2690393" calcext:value-type="float">
            <text:p>2690393</text:p>
          </table:table-cell>
          <table:table-cell office:value-type="string" calcext:value-type="string">
            <text:p><text:s/>MSOTO</text:p>
          </table:table-cell>
          <table:table-cell office:value-type="float" office:value="70533737" calcext:value-type="float">
            <text:p>70533737</text:p>
          </table:table-cell>
          <table:table-cell table:number-columns-repeated="2"/>
          <table:table-cell office:value-type="string" calcext:value-type="string">
            <text:p><text:s/>Calle 8 Nro. 1805 Oficina 9 <text:s text:c="49"/>Jos� Luis Pantoja <text:s text:c="63"/>productosselecta@gmail.com <text:s text:c="18"/>El Alto</text:p>
          </table:table-cell>
        </table:table-row>
        <table:table-row table:style-name="ro1">
          <table:table-cell office:value-type="string" calcext:value-type="string">
            <text:p>010010340 5276726012</text:p>
          </table:table-cell>
          <table:table-cell office:value-type="string" calcext:value-type="string">
            <text:p><text:s text:c="3"/>Diego Tejada Saavedra - Salsas Criollita (Grupo Ind. Teja</text:p>
          </table:table-cell>
          <table:table-cell office:value-type="string" calcext:value-type="string">
            <text:p>d 5276726012</text:p>
          </table:table-cell>
          <table:table-cell office:value-type="string" calcext:value-type="string">
            <text:p><text:s/>VJAHUIRA</text:p>
          </table:table-cell>
          <table:table-cell office:value-type="float" office:value="4242616" calcext:value-type="float">
            <text:p>4242616</text:p>
          </table:table-cell>
          <table:table-cell office:value-type="float" office:value="78311988" calcext:value-type="float">
            <text:p>78311988</text:p>
          </table:table-cell>
          <table:table-cell/>
          <table:table-cell office:value-type="string" calcext:value-type="string">
            <text:p><text:s/>Calle Pedro Blanco 351 esq. Av. Santa Cruz y <text:s text:c="32"/>Ing. Diego Tejada Saavedra <text:s text:c="54"/>diegotejadas@hotmail.com - salsas.criollita@gCochabamba</text:p>
          </table:table-cell>
        </table:table-row>
        <table:table-row table:style-name="ro1">
          <table:table-cell office:value-type="string" calcext:value-type="string">
            <text:p>010010341 141239023</text:p>
          </table:table-cell>
          <table:table-cell office:value-type="string" calcext:value-type="string">
            <text:p><text:s text:c="3"/>ESMICAL S.A.</text:p>
          </table:table-cell>
          <table:table-cell office:value-type="float" office:value="141239023" calcext:value-type="float">
            <text:p>141239023</text:p>
          </table:table-cell>
          <table:table-cell office:value-type="string" calcext:value-type="string">
            <text:p><text:s/>MSOTO</text:p>
          </table:table-cell>
          <table:table-cell office:value-type="float" office:value="2406040" calcext:value-type="float">
            <text:p>2406040</text:p>
          </table:table-cell>
          <table:table-cell office:value-type="string" calcext:value-type="string">
            <text:p>int 2918</text:p>
          </table:table-cell>
          <table:table-cell/>
          <table:table-cell office:value-type="string" calcext:value-type="string">
            <text:p><text:s/>Edificio Handal Piso 7 Oficina 710 <text:s text:c="42"/>Sup.Com. Carlos Hern�ndez cel.70555962 chernandez@soboce.c <text:s text:c="22"/>dpinto@soboce.com <text:s text:c="27"/>La Paz</text:p>
          </table:table-cell>
        </table:table-row>
        <table:table-row table:style-name="ro1">
          <table:table-cell office:value-type="string" calcext:value-type="string">
            <text:p>010010342 1020467020</text:p>
          </table:table-cell>
          <table:table-cell office:value-type="string" calcext:value-type="string">
            <text:p><text:s text:c="3"/>Volcan S.A.</text:p>
          </table:table-cell>
          <table:table-cell office:value-type="float" office:value="1020467020" calcext:value-type="float">
            <text:p>1020467020</text:p>
          </table:table-cell>
          <table:table-cell office:value-type="string" calcext:value-type="string">
            <text:p><text:s/>VJAHUIRA</text:p>
          </table:table-cell>
          <table:table-cell office:value-type="float" office:value="2306304" calcext:value-type="float">
            <text:p>2306304</text:p>
          </table:table-cell>
          <table:table-cell office:value-type="float" office:value="70619195" calcext:value-type="float">
            <text:p>70619195</text:p>
          </table:table-cell>
          <table:table-cell office:value-type="float" office:value="2306312" calcext:value-type="float">
            <text:p>2306312</text:p>
          </table:table-cell>
          <table:table-cell office:value-type="string" calcext:value-type="string">
            <text:p><text:s/>Av. Chacaltaya 1350 <text:s text:c="6"/>Ing. Gery Porcel Aranibar 70619195 <text:s text:c="46"/>volcan.porcel@gmail.com <text:s text:c="21"/>La Paz</text:p>
          </table:table-cell>
        </table:table-row>
        <table:table-row table:style-name="ro1">
          <table:table-cell office:value-type="string" calcext:value-type="string">
            <text:p>010010343 8163797017</text:p>
          </table:table-cell>
          <table:table-cell office:value-type="string" calcext:value-type="string">
            <text:p><text:s text:c="3"/>Mary Cruz Alvarez - Industrias C�rnicas Arancibia</text:p>
          </table:table-cell>
          <table:table-cell office:value-type="float" office:value="8163797017" calcext:value-type="float">
            <text:p>8163797017</text:p>
          </table:table-cell>
          <table:table-cell office:value-type="string" calcext:value-type="string">
            <text:p><text:s/>HVALDIVI</text:p>
          </table:table-cell>
          <table:table-cell office:value-type="float" office:value="4533872" calcext:value-type="float">
            <text:p>4533872</text:p>
          </table:table-cell>
          <table:table-cell office:value-type="float" office:value="76923066" calcext:value-type="float">
            <text:p>76923066</text:p>
          </table:table-cell>
          <table:table-cell/>
          <table:table-cell office:value-type="string" calcext:value-type="string">
            <text:p><text:s/>Cochabamba <text:s text:c="5"/>Mary Cruz Alvarez. Contacto comercial para entregas y cobr <text:s text:c="22"/>carnicosarancibia@gmail.com <text:s text:c="17"/>Cochabamba</text:p>
          </table:table-cell>
        </table:table-row>
        <table:table-row table:style-name="ro1">
          <table:table-cell office:value-type="string" calcext:value-type="string">
            <text:p>010010344 4701088010</text:p>
          </table:table-cell>
          <table:table-cell office:value-type="string" calcext:value-type="string">
            <text:p><text:s text:c="3"/>Buenisimo y Riquisimo Foods S.R.L.</text:p>
          </table:table-cell>
          <table:table-cell office:value-type="float" office:value="333612026" calcext:value-type="float">
            <text:p>333612026</text:p>
          </table:table-cell>
          <table:table-cell office:value-type="string" calcext:value-type="string">
            <text:p><text:s/>VJAHUIRA</text:p>
          </table:table-cell>
          <table:table-cell office:value-type="float" office:value="3603232" calcext:value-type="float">
            <text:p>3603232</text:p>
          </table:table-cell>
          <table:table-cell office:value-type="float" office:value="72150070" calcext:value-type="float">
            <text:p>72150070</text:p>
          </table:table-cell>
          <table:table-cell/>
          <table:table-cell office:value-type="string" calcext:value-type="string">
            <text:p><text:s/>Parque Industrial 48 Manzana 2 Nro. 9 <text:s text:c="39"/>Jorge Belmonte - Gerente General 72150070 <text:s text:c="39"/>jorgebelmonte@buenisimoyriquisimo.com <text:s text:c="7"/>Santa Cruz</text:p>
          </table:table-cell>
        </table:table-row>
        <table:table-row table:style-name="ro1">
          <table:table-cell office:value-type="string" calcext:value-type="string">
            <text:p>010010345 1001121028</text:p>
          </table:table-cell>
          <table:table-cell office:value-type="string" calcext:value-type="string">
            <text:p><text:s text:c="3"/>Torremolinos S.R.L.</text:p>
          </table:table-cell>
          <table:table-cell office:value-type="float" office:value="1001121028" calcext:value-type="float">
            <text:p>1001121028</text:p>
          </table:table-cell>
          <table:table-cell office:value-type="string" calcext:value-type="string">
            <text:p><text:s/>PAMELA</text:p>
          </table:table-cell>
          <table:table-cell office:value-type="float" office:value="2850626" calcext:value-type="float">
            <text:p>2850626</text:p>
          </table:table-cell>
          <table:table-cell table:number-columns-repeated="2"/>
          <table:table-cell office:value-type="string" calcext:value-type="string">
            <text:p><text:s/>Km 7 Carretera a Oruro Zona Pucarani Industrial <text:s text:c="29"/>Ronny Vega Gerente Producci�n Cel.69720178 (contacto entre <text:s text:c="22"/>blopez@torremolinos.cc <text:s text:c="2"/>rvega@torremolinos.cPlanta El Alto - Oficinas La Paz</text:p>
          </table:table-cell>
        </table:table-row>
        <table:table-row table:style-name="ro1">
          <table:table-cell office:value-type="string" calcext:value-type="string">
            <text:p>010010346 1012578013</text:p>
          </table:table-cell>
          <table:table-cell office:value-type="string" calcext:value-type="string">
            <text:p><text:s text:c="3"/>Maria Isolina Pereira Salazar - Productos Cocinero</text:p>
          </table:table-cell>
          <table:table-cell office:value-type="float" office:value="1012578013" calcext:value-type="float">
            <text:p>1012578013</text:p>
          </table:table-cell>
          <table:table-cell office:value-type="string" calcext:value-type="string">
            <text:p><text:s/>VJAHUIRA</text:p>
          </table:table-cell>
          <table:table-cell office:value-type="float" office:value="4491726" calcext:value-type="float">
            <text:p>4491726</text:p>
          </table:table-cell>
          <table:table-cell office:value-type="float" office:value="79369594" calcext:value-type="float">
            <text:p>79369594</text:p>
          </table:table-cell>
          <table:table-cell/>
          <table:table-cell office:value-type="string" calcext:value-type="string">
            <text:p><text:s/>Calle Jos� Mercando s/n <text:s text:c="2"/>Sandra Vargas Pereira (Cochabambamba) Contacto para cobro <text:s text:c="23"/>svp1971_geminis_@hotmail.com <text:s/>arbolitogaf2@yaCochabamba</text:p>
          </table:table-cell>
        </table:table-row>
        <table:table-row table:style-name="ro1">
          <table:table-cell office:value-type="string" calcext:value-type="string">
            <text:p>010010347 987967010</text:p>
          </table:table-cell>
          <table:table-cell office:value-type="string" calcext:value-type="string">
            <text:p><text:s text:c="3"/>Cesar Morelli - FruMix</text:p>
          </table:table-cell>
          <table:table-cell office:value-type="float" office:value="987967010" calcext:value-type="float">
            <text:p>987967010</text:p>
          </table:table-cell>
          <table:table-cell office:value-type="string" calcext:value-type="string">
            <text:p><text:s/>HVALDIVI</text:p>
          </table:table-cell>
          <table:table-cell office:value-type="float" office:value="4476010" calcext:value-type="float">
            <text:p>4476010</text:p>
          </table:table-cell>
          <table:table-cell table:number-columns-repeated="2"/>
          <table:table-cell office:value-type="string" calcext:value-type="string">
            <text:p><text:s/>Faustino Suarez 507 <text:s text:c="6"/>C�sar Morelli (contacto comercial <text:s/>entregas y cobros) <text:s text:c="27"/>frumixbolivia@gmail.com <text:s text:c="21"/>Cochabamba</text:p>
          </table:table-cell>
        </table:table-row>
        <table:table-row table:style-name="ro1">
          <table:table-cell office:value-type="string" calcext:value-type="string">
            <text:p>010010348 2741488013</text:p>
          </table:table-cell>
          <table:table-cell office:value-type="string" calcext:value-type="string">
            <text:p><text:s text:c="3"/>ASING</text:p>
          </table:table-cell>
          <table:table-cell office:value-type="float" office:value="2741488013" calcext:value-type="float">
            <text:p>2741488013</text:p>
          </table:table-cell>
          <table:table-cell office:value-type="string" calcext:value-type="string">
            <text:p><text:s/>VJAHUIRA</text:p>
          </table:table-cell>
          <table:table-cell office:value-type="float" office:value="72563783" calcext:value-type="float">
            <text:p>72563783</text:p>
          </table:table-cell>
          <table:table-cell table:number-columns-repeated="2"/>
          <table:table-cell office:value-type="string" calcext:value-type="string">
            <text:p><text:s/>Calle Diaz Romero Nro. 1867 Esq. Julio Mariaca <text:s text:c="30"/>Jos� Ayad Guzm�n <text:s text:c="64"/>ingeayad@yahoo.es <text:s text:c="27"/>La Paz</text:p>
          </table:table-cell>
        </table:table-row>
        <table:table-row table:style-name="ro1">
          <table:table-cell office:value-type="string" calcext:value-type="string">
            <text:p>010010349 3358346011</text:p>
          </table:table-cell>
          <table:table-cell office:value-type="string" calcext:value-type="string">
            <text:p><text:s text:c="3"/>Benito Torrez - Caf� La Coroique�a</text:p>
          </table:table-cell>
          <table:table-cell office:value-type="float" office:value="3358346011" calcext:value-type="float">
            <text:p>3358346011</text:p>
          </table:table-cell>
          <table:table-cell office:value-type="string" calcext:value-type="string">
            <text:p><text:s/>HVALDIVI</text:p>
          </table:table-cell>
          <table:table-cell office:value-type="float" office:value="2257611" calcext:value-type="float">
            <text:p>2257611</text:p>
          </table:table-cell>
          <table:table-cell office:value-type="float" office:value="71223152" calcext:value-type="float">
            <text:p>71223152</text:p>
          </table:table-cell>
          <table:table-cell/>
          <table:table-cell office:value-type="string" calcext:value-type="string">
            <text:p><text:s/>Calle Illimani Nro. 120 <text:s text:c="2"/>Benito Torrez <text:s text:c="67"/>cafe.la.corioquena@hotmail.com <text:s text:c="14"/>La Paz</text:p>
          </table:table-cell>
        </table:table-row>
        <table:table-row table:style-name="ro1">
          <table:table-cell office:value-type="string" calcext:value-type="string">
            <text:p>010010350 2812958</text:p>
          </table:table-cell>
          <table:table-cell office:value-type="string" calcext:value-type="string">
            <text:p><text:s text:c="3"/>Fanny Avalos Perez - Molinos Sarita</text:p>
          </table:table-cell>
          <table:table-cell office:value-type="float" office:value="1326411011" calcext:value-type="float">
            <text:p>1326411011</text:p>
          </table:table-cell>
          <table:table-cell office:value-type="string" calcext:value-type="string">
            <text:p><text:s/>VJAHUIRA</text:p>
          </table:table-cell>
          <table:table-cell office:value-type="float" office:value="2812958" calcext:value-type="float">
            <text:p>2812958</text:p>
          </table:table-cell>
          <table:table-cell office:value-type="float" office:value="70651999" calcext:value-type="float">
            <text:p>70651999</text:p>
          </table:table-cell>
          <table:table-cell/>
          <table:table-cell office:value-type="string" calcext:value-type="string">
            <text:p><text:s/>La Paz <text:s text:c="9"/>Fernando Quisbert Cel. 71226748 cobranza y entrega <text:s text:c="30"/>franz777.cap@live.com <text:s text:c="23"/>Av.Oca�a esq. Calle "L" N�118 Alto Alpacoma</text:p>
          </table:table-cell>
        </table:table-row>
        <table:table-row table:style-name="ro1">
          <table:table-cell office:value-type="string" calcext:value-type="string">
            <text:p>010010351 1992303018</text:p>
          </table:table-cell>
          <table:table-cell office:value-type="string" calcext:value-type="string">
            <text:p><text:s text:c="3"/>Osvaldo Mendez Suarez - Productos Molidos del Sol</text:p>
          </table:table-cell>
          <table:table-cell office:value-type="float" office:value="2808686" calcext:value-type="float">
            <text:p>2808686</text:p>
          </table:table-cell>
          <table:table-cell office:value-type="string" calcext:value-type="string">
            <text:p><text:s/>VJAHUIRA</text:p>
          </table:table-cell>
          <table:table-cell office:value-type="float" office:value="3423672" calcext:value-type="float">
            <text:p>3423672</text:p>
          </table:table-cell>
          <table:table-cell office:value-type="float" office:value="71368413" calcext:value-type="float">
            <text:p>71368413</text:p>
          </table:table-cell>
          <table:table-cell/>
          <table:table-cell office:value-type="string" calcext:value-type="string">
            <text:p><text:s/>Barrio Brigida 4to anillo Nro. 3240 <text:s text:c="41"/>Osvaldo Mendez/Mary Mendez contactos para cobro y entrega <text:s text:c="68"/>Santa Cruz</text:p>
          </table:table-cell>
        </table:table-row>
        <table:table-row table:style-name="ro1">
          <table:table-cell office:value-type="string" calcext:value-type="string">
            <text:p>010010352 72297711</text:p>
          </table:table-cell>
          <table:table-cell office:value-type="string" calcext:value-type="string">
            <text:p><text:s text:c="3"/>Alex Soca - Condimentos El Chuquisaque�o</text:p>
          </table:table-cell>
          <table:table-cell/>
          <table:table-cell office:value-type="string" calcext:value-type="string">
            <text:p><text:s/>MSOTO</text:p>
          </table:table-cell>
          <table:table-cell office:value-type="float" office:value="72297711" calcext:value-type="float">
            <text:p>72297711</text:p>
          </table:table-cell>
          <table:table-cell table:number-columns-repeated="2"/>
          <table:table-cell office:value-type="string" calcext:value-type="string">
            <text:p><text:s/>Equipetrol Nro. 70 <text:s text:c="7"/>Alex Soca - Gerente Propietario <text:s text:c="94"/>Tarija</text:p>
          </table:table-cell>
        </table:table-row>
        <table:table-row table:style-name="ro1">
          <table:table-cell office:value-type="string" calcext:value-type="string">
            <text:p>010010353 6806236010</text:p>
          </table:table-cell>
          <table:table-cell office:value-type="string" calcext:value-type="string">
            <text:p><text:s text:c="3"/>Contreras - Lagos Titicaca</text:p>
          </table:table-cell>
          <table:table-cell office:value-type="float" office:value="6806236010" calcext:value-type="float">
            <text:p>6806236010</text:p>
          </table:table-cell>
          <table:table-cell office:value-type="string" calcext:value-type="string">
            <text:p><text:s/>VJAHUIRA</text:p>
          </table:table-cell>
          <table:table-cell office:value-type="float" office:value="71252562" calcext:value-type="float">
            <text:p>71252562</text:p>
          </table:table-cell>
          <table:table-cell office:value-type="float" office:value="72585247" calcext:value-type="float">
            <text:p>72585247</text:p>
          </table:table-cell>
          <table:table-cell/>
          <table:table-cell office:value-type="string" calcext:value-type="string">
            <text:p><text:s/>Calle Leco Nro. 3375 <text:s text:c="5"/>Arturo Osco - Maribel Contreras <text:s text:c="49"/>lagostiticacalpz@gmail.com <text:s text:c="18"/>La Paz</text:p>
          </table:table-cell>
        </table:table-row>
        <table:table-row table:style-name="ro1">
          <table:table-cell office:value-type="string" calcext:value-type="string">
            <text:p>010010354 7000874011</text:p>
          </table:table-cell>
          <table:table-cell office:value-type="string" calcext:value-type="string">
            <text:p><text:s text:c="3"/>Milton Mendoza - Caf� Coroico</text:p>
          </table:table-cell>
          <table:table-cell office:value-type="float" office:value="7000874011" calcext:value-type="float">
            <text:p>7000874011</text:p>
          </table:table-cell>
          <table:table-cell office:value-type="string" calcext:value-type="string">
            <text:p><text:s/>MSOTO</text:p>
          </table:table-cell>
          <table:table-cell office:value-type="float" office:value="79519154" calcext:value-type="float">
            <text:p>79519154</text:p>
          </table:table-cell>
          <table:table-cell table:number-columns-repeated="2"/>
          <table:table-cell office:value-type="string" calcext:value-type="string">
            <text:p><text:s/>Avenida 3 N� 14 Milton Mendoza <text:s text:c="66"/>miltonmendozalonasco@gmail.com <text:s text:c="14"/>El Alto</text:p>
          </table:table-cell>
        </table:table-row>
        <table:table-row table:style-name="ro1">
          <table:table-cell office:value-type="string" calcext:value-type="string">
            <text:p>010010355 6032204013</text:p>
          </table:table-cell>
          <table:table-cell office:value-type="string" calcext:value-type="string">
            <text:p><text:s text:c="3"/>Aurelio Aruquipa - Caf� Rico Selecto</text:p>
          </table:table-cell>
          <table:table-cell office:value-type="float" office:value="6032204013" calcext:value-type="float">
            <text:p>6032204013</text:p>
          </table:table-cell>
          <table:table-cell office:value-type="string" calcext:value-type="string">
            <text:p><text:s/>VJAHUIRA</text:p>
          </table:table-cell>
          <table:table-cell office:value-type="float" office:value="70134152" calcext:value-type="float">
            <text:p>70134152</text:p>
          </table:table-cell>
          <table:table-cell table:number-columns-repeated="2"/>
          <table:table-cell office:value-type="string" calcext:value-type="string">
            <text:p><text:s/>Calle 9 Las Retamas Nro. 174 <text:s text:c="48"/>Graciela Ajata 77225574 - Jos� 67031700 <text:s text:c="86"/>La Paz</text:p>
          </table:table-cell>
        </table:table-row>
        <table:table-row table:style-name="ro1">
          <table:table-cell office:value-type="string" calcext:value-type="string">
            <text:p>010010356 1005113025</text:p>
          </table:table-cell>
          <table:table-cell office:value-type="string" calcext:value-type="string">
            <text:p><text:s text:c="3"/>General Snacks S.R.L.</text:p>
          </table:table-cell>
          <table:table-cell office:value-type="float" office:value="1005113025" calcext:value-type="float">
            <text:p>1005113025</text:p>
          </table:table-cell>
          <table:table-cell office:value-type="string" calcext:value-type="string">
            <text:p><text:s/>VJAHUIRA</text:p>
          </table:table-cell>
          <table:table-cell office:value-type="float" office:value="2881939" calcext:value-type="float">
            <text:p>2881939</text:p>
          </table:table-cell>
          <table:table-cell office:value-type="float" office:value="77725986" calcext:value-type="float">
            <text:p>77725986</text:p>
          </table:table-cell>
          <table:table-cell/>
          <table:table-cell office:value-type="string" calcext:value-type="string">
            <text:p><text:s/>Av. Ecuador Nro. 19 <text:s text:c="6"/>Juan Torres <text:s text:c="69"/>jtorresvel@hotmail.com <text:s text:c="22"/>El Alto</text:p>
          </table:table-cell>
        </table:table-row>
        <table:table-row table:style-name="ro1">
          <table:table-cell office:value-type="string" calcext:value-type="string">
            <text:p>010010357 283848026</text:p>
          </table:table-cell>
          <table:table-cell office:value-type="string" calcext:value-type="string">
            <text:p><text:s text:c="3"/>APROCAMEL</text:p>
          </table:table-cell>
          <table:table-cell office:value-type="float" office:value="283848026" calcext:value-type="float">
            <text:p>283848026</text:p>
          </table:table-cell>
          <table:table-cell office:value-type="string" calcext:value-type="string">
            <text:p><text:s/>VJAHUIRA</text:p>
          </table:table-cell>
          <table:table-cell office:value-type="float" office:value="2825908" calcext:value-type="float">
            <text:p>2825908</text:p>
          </table:table-cell>
          <table:table-cell office:value-type="float" office:value="74045751" calcext:value-type="float">
            <text:p>74045751</text:p>
          </table:table-cell>
          <table:table-cell/>
          <table:table-cell office:value-type="string" calcext:value-type="string">
            <text:p><text:s/>Calle Juan Balza Nro. 5024 <text:s text:c="50"/>Regina Calani Cel. 74045751 Asistente t�cnico <text:s text:c="35"/>reginacalani@gmail.com <text:s text:c="22"/>El Alto</text:p>
          </table:table-cell>
        </table:table-row>
        <table:table-row table:style-name="ro1">
          <table:table-cell office:value-type="string" calcext:value-type="string">
            <text:p>010010358 76218335</text:p>
          </table:table-cell>
          <table:table-cell office:value-type="string" calcext:value-type="string">
            <text:p><text:s text:c="3"/>Cornejo - Distribuidora de Quesos Carolina</text:p>
          </table:table-cell>
          <table:table-cell office:value-type="float" office:value="2624278017" calcext:value-type="float">
            <text:p>2624278017</text:p>
          </table:table-cell>
          <table:table-cell office:value-type="string" calcext:value-type="string">
            <text:p><text:s/>VJAHUIRA</text:p>
          </table:table-cell>
          <table:table-cell office:value-type="float" office:value="76218335" calcext:value-type="float">
            <text:p>76218335</text:p>
          </table:table-cell>
          <table:table-cell office:value-type="float" office:value="2833782" calcext:value-type="float">
            <text:p>2833782</text:p>
          </table:table-cell>
          <table:table-cell/>
          <table:table-cell office:value-type="string" calcext:value-type="string">
            <text:p><text:s/>Calle Pantaleon Dalence Nro. 115 <text:s text:c="44"/>Carlos Calder�n <text:s text:c="110"/>La Paz</text:p>
          </table:table-cell>
        </table:table-row>
        <table:table-row table:style-name="ro1">
          <table:table-cell office:value-type="string" calcext:value-type="string">
            <text:p>010010359 72711306</text:p>
          </table:table-cell>
          <table:table-cell office:value-type="string" calcext:value-type="string">
            <text:p><text:s text:c="3"/>Edgar Tito Villanueva</text:p>
          </table:table-cell>
          <table:table-cell/>
          <table:table-cell office:value-type="string" calcext:value-type="string">
            <text:p><text:s/>VJAHUIRA</text:p>
          </table:table-cell>
          <table:table-cell office:value-type="float" office:value="4338705" calcext:value-type="float">
            <text:p>4338705</text:p>
          </table:table-cell>
          <table:table-cell office:value-type="float" office:value="72711306" calcext:value-type="float">
            <text:p>72711306</text:p>
          </table:table-cell>
          <table:table-cell/>
          <table:table-cell office:value-type="string" calcext:value-type="string">
            <text:p><text:s/>Km 4 1/2 a Sacaba Circunvalaci�n Norte <text:s text:c="38"/>Tito Villanueva <text:s text:c="65"/>titovillanueva16@hotmail.com <text:s text:c="16"/>Cochabamba</text:p>
          </table:table-cell>
        </table:table-row>
        <table:table-row table:style-name="ro1">
          <table:table-cell office:value-type="string" calcext:value-type="string">
            <text:p>010010360 4371843010</text:p>
          </table:table-cell>
          <table:table-cell office:value-type="string" calcext:value-type="string">
            <text:p><text:s text:c="3"/>Justino Mamani Cutipa - Embutidos Novillito</text:p>
          </table:table-cell>
          <table:table-cell office:value-type="float" office:value="4371843010" calcext:value-type="float">
            <text:p>4371843010</text:p>
          </table:table-cell>
          <table:table-cell office:value-type="string" calcext:value-type="string">
            <text:p><text:s/>VJAHUIRA</text:p>
          </table:table-cell>
          <table:table-cell office:value-type="float" office:value="75818539" calcext:value-type="float">
            <text:p>75818539</text:p>
          </table:table-cell>
          <table:table-cell table:number-columns-repeated="2"/>
          <table:table-cell office:value-type="string" calcext:value-type="string">
            <text:p><text:s/>Av. Bartolina Sisa Nro. 3804 <text:s text:c="48"/>Luis Gonzalo Mamani Cel. 75818538 <text:s text:c="47"/>luisgonzalo.man@gmail.com <text:s text:c="19"/>El Alto</text:p>
          </table:table-cell>
        </table:table-row>
        <table:table-row table:style-name="ro1">
          <table:table-cell office:value-type="string" calcext:value-type="string">
            <text:p>010010361 264630024</text:p>
          </table:table-cell>
          <table:table-cell office:value-type="string" calcext:value-type="string">
            <text:p><text:s text:c="3"/>Asociacion AMAS</text:p>
          </table:table-cell>
          <table:table-cell office:value-type="float" office:value="264630024" calcext:value-type="float">
            <text:p>264630024</text:p>
          </table:table-cell>
          <table:table-cell office:value-type="string" calcext:value-type="string">
            <text:p><text:s/>VJAHUIRA</text:p>
          </table:table-cell>
          <table:table-cell office:value-type="float" office:value="6422959" calcext:value-type="float">
            <text:p>6422959</text:p>
          </table:table-cell>
          <table:table-cell office:value-type="float" office:value="74244844" calcext:value-type="float">
            <text:p>74244844</text:p>
          </table:table-cell>
          <table:table-cell/>
          <table:table-cell office:value-type="string" calcext:value-type="string">
            <text:p><text:s/>Barrio Canad� Nro. 73 <text:s text:c="4"/>Grover Serrudo Admin. Contable <text:s text:c="50"/>groverserrudo@gmail.com <text:s text:c="21"/>Sucre</text:p>
          </table:table-cell>
        </table:table-row>
        <table:table-row table:style-name="ro1">
          <table:table-cell office:value-type="string" calcext:value-type="string">
            <text:p>010010362 3491500</text:p>
          </table:table-cell>
          <table:table-cell office:value-type="string" calcext:value-type="string">
            <text:p><text:s text:c="3"/>Claudio Thola Condori - PRODUCTOS MENU</text:p>
          </table:table-cell>
          <table:table-cell office:value-type="float" office:value="3491500" calcext:value-type="float">
            <text:p>3491500</text:p>
          </table:table-cell>
          <table:table-cell office:value-type="string" calcext:value-type="string">
            <text:p><text:s/>VJAHUIRA</text:p>
          </table:table-cell>
          <table:table-cell office:value-type="float" office:value="73522456" calcext:value-type="float">
            <text:p>73522456</text:p>
          </table:table-cell>
          <table:table-cell table:number-columns-repeated="2"/>
          <table:table-cell office:value-type="string" calcext:value-type="string">
            <text:p><text:s/>Calle Hernani Nro. 180 <text:s text:c="3"/>Claudio Thola <text:s text:c="67"/>claudioo@hotmail.com <text:s text:c="24"/>El Alto</text:p>
          </table:table-cell>
        </table:table-row>
        <table:table-row table:style-name="ro1">
          <table:table-cell office:value-type="string" calcext:value-type="string">
            <text:p>010010363 72969211</text:p>
          </table:table-cell>
          <table:table-cell office:value-type="string" calcext:value-type="string">
            <text:p><text:s text:c="3"/>Alberto Cortez - Gordo de Oro</text:p>
          </table:table-cell>
          <table:table-cell office:value-type="float" office:value="3109196" calcext:value-type="float">
            <text:p>3109196</text:p>
          </table:table-cell>
          <table:table-cell office:value-type="string" calcext:value-type="string">
            <text:p><text:s/>MSOTO</text:p>
          </table:table-cell>
          <table:table-cell office:value-type="string" calcext:value-type="string">
            <text:p>6-8689592</text:p>
          </table:table-cell>
          <table:table-cell office:value-type="float" office:value="72969211" calcext:value-type="float">
            <text:p>72969211</text:p>
          </table:table-cell>
          <table:table-cell/>
          <table:table-cell office:value-type="string" calcext:value-type="string">
            <text:p><text:s/>Final Guadalquivir Nro. 551 Pastor Borda <text:s text:c="36"/>Mario Alberto Cortez Telf. 6665724 <text:s text:c="46"/>malbertocortez@hotmail.com <text:s text:c="18"/>Tarija</text:p>
          </table:table-cell>
        </table:table-row>
        <table:table-row table:style-name="ro1">
          <table:table-cell office:value-type="string" calcext:value-type="string">
            <text:p>010010364 1006507024</text:p>
          </table:table-cell>
          <table:table-cell office:value-type="string" calcext:value-type="string">
            <text:p><text:s text:c="3"/>Reposteria Pigalle S.R.L.</text:p>
          </table:table-cell>
          <table:table-cell office:value-type="float" office:value="1006507024" calcext:value-type="float">
            <text:p>1006507024</text:p>
          </table:table-cell>
          <table:table-cell office:value-type="string" calcext:value-type="string">
            <text:p><text:s/>HVALDIVI</text:p>
          </table:table-cell>
          <table:table-cell office:value-type="float" office:value="2790759" calcext:value-type="float">
            <text:p>2790759</text:p>
          </table:table-cell>
          <table:table-cell office:value-type="float" office:value="2796834" calcext:value-type="float">
            <text:p>2796834</text:p>
          </table:table-cell>
          <table:table-cell/>
          <table:table-cell office:value-type="string" calcext:value-type="string">
            <text:p><text:s/>Calle Gabriel Ren� Moreno 1272 a 2 calles del <text:s text:c="31"/>Margarita Mallea Cel. 75836180 (cobranzas y entrega) <text:s text:c="28"/>laguilarl2012@gmail.com <text:s text:c="21"/>La Paz</text:p>
          </table:table-cell>
        </table:table-row>
        <table:table-row table:style-name="ro1">
          <table:table-cell office:value-type="string" calcext:value-type="string">
            <text:p>010010365 827147014</text:p>
          </table:table-cell>
          <table:table-cell office:value-type="string" calcext:value-type="string">
            <text:p><text:s text:c="3"/>Ronald Armando Vera Rocha - Andes Tr�pico</text:p>
          </table:table-cell>
          <table:table-cell office:value-type="float" office:value="827147014" calcext:value-type="float">
            <text:p>827147014</text:p>
          </table:table-cell>
          <table:table-cell office:value-type="string" calcext:value-type="string">
            <text:p><text:s/>HVALDIVI</text:p>
          </table:table-cell>
          <table:table-cell office:value-type="float" office:value="4364039" calcext:value-type="float">
            <text:p>4364039</text:p>
          </table:table-cell>
          <table:table-cell office:value-type="float" office:value="60706122" calcext:value-type="float">
            <text:p>60706122</text:p>
          </table:table-cell>
          <table:table-cell/>
          <table:table-cell office:value-type="string" calcext:value-type="string">
            <text:p><text:s/>Av. Martin C�rdenas Nro. 1290 <text:s text:c="47"/>Raquel Olivera Rojas Cel. 60706122 <text:s text:c="46"/>andes_tropico@lycos.com <text:s text:c="21"/>Quillacollo</text:p>
          </table:table-cell>
        </table:table-row>
        <table:table-row table:style-name="ro1">
          <table:table-cell office:value-type="string" calcext:value-type="string">
            <text:p>010010366 1242446013</text:p>
          </table:table-cell>
          <table:table-cell office:value-type="string" calcext:value-type="string">
            <text:p><text:s text:c="3"/>Ma. del Rosario Velasquez L. de Arce - NATUR ALL</text:p>
          </table:table-cell>
          <table:table-cell office:value-type="float" office:value="1242446013" calcext:value-type="float">
            <text:p>1242446013</text:p>
          </table:table-cell>
          <table:table-cell office:value-type="string" calcext:value-type="string">
            <text:p><text:s/>HVALDIVI</text:p>
          </table:table-cell>
          <table:table-cell office:value-type="float" office:value="76556360" calcext:value-type="float">
            <text:p>76556360</text:p>
          </table:table-cell>
          <table:table-cell table:number-columns-repeated="2"/>
          <table:table-cell office:value-type="string" calcext:value-type="string">
            <text:p><text:s/>Calle Guiliarte Nro. 605 <text:s/>Sergio Gemio <text:s text:c="68"/>sergiogemio603@hotmail.com <text:s text:c="18"/>La Paz</text:p>
          </table:table-cell>
        </table:table-row>
        <table:table-row table:style-name="ro1">
          <table:table-cell office:value-type="string" calcext:value-type="string">
            <text:p>010010367 2553554017</text:p>
          </table:table-cell>
          <table:table-cell office:value-type="string" calcext:value-type="string">
            <text:p><text:s text:c="3"/>Quispe - Industrias Alimenticias Nika</text:p>
          </table:table-cell>
          <table:table-cell office:value-type="float" office:value="2553554017" calcext:value-type="float">
            <text:p>2553554017</text:p>
          </table:table-cell>
          <table:table-cell office:value-type="string" calcext:value-type="string">
            <text:p><text:s/>HVALDIVI</text:p>
          </table:table-cell>
          <table:table-cell office:value-type="float" office:value="2830141" calcext:value-type="float">
            <text:p>2830141</text:p>
          </table:table-cell>
          <table:table-cell office:value-type="float" office:value="79611128" calcext:value-type="float">
            <text:p>79611128</text:p>
          </table:table-cell>
          <table:table-cell/>
          <table:table-cell office:value-type="string" calcext:value-type="string">
            <text:p><text:s/>Av. Espa�a Nro. 36 Plan 88 Villa Adela (cobros) <text:s text:c="155"/>El Alto</text:p>
          </table:table-cell>
        </table:table-row>
        <table:table-row table:style-name="ro1">
          <table:table-cell office:value-type="string" calcext:value-type="string">
            <text:p>010010368 204834022</text:p>
          </table:table-cell>
          <table:table-cell office:value-type="string" calcext:value-type="string">
            <text:p><text:s text:c="3"/>BODECO S.R.L.</text:p>
          </table:table-cell>
          <table:table-cell office:value-type="float" office:value="204834022" calcext:value-type="float">
            <text:p>204834022</text:p>
          </table:table-cell>
          <table:table-cell office:value-type="string" calcext:value-type="string">
            <text:p><text:s/>MSOTO</text:p>
          </table:table-cell>
          <table:table-cell office:value-type="float" office:value="2796400" calcext:value-type="float">
            <text:p>2796400</text:p>
          </table:table-cell>
          <table:table-cell office:value-type="float" office:value="77225052" calcext:value-type="float">
            <text:p>77225052</text:p>
          </table:table-cell>
          <table:table-cell office:value-type="float" office:value="2796400" calcext:value-type="float">
            <text:p>2796400</text:p>
          </table:table-cell>
          <table:table-cell office:value-type="string" calcext:value-type="string">
            <text:p><text:s/>Av. Montenetro N�1420 Edif.BNB PB Of.7A (Gerencia) <text:s text:c="26"/>Rodolfo Orellana Gerente Admin. Cel. 79560999 Fijo. 279640 <text:s text:c="22"/>lsoria@stevia.com.bo <text:s text:c="24"/>La Paz</text:p>
          </table:table-cell>
        </table:table-row>
        <table:table-row table:style-name="ro1">
          <table:table-cell office:value-type="string" calcext:value-type="string">
            <text:p>010010369 2505121015</text:p>
          </table:table-cell>
          <table:table-cell office:value-type="string" calcext:value-type="string">
            <text:p><text:s text:c="3"/>Simon Huanca - Alma Lovis</text:p>
          </table:table-cell>
          <table:table-cell office:value-type="float" office:value="2505121015" calcext:value-type="float">
            <text:p>2505121015</text:p>
          </table:table-cell>
          <table:table-cell office:value-type="string" calcext:value-type="string">
            <text:p><text:s/>HVALDIVI</text:p>
          </table:table-cell>
          <table:table-cell office:value-type="float" office:value="2884379" calcext:value-type="float">
            <text:p>2884379</text:p>
          </table:table-cell>
          <table:table-cell office:value-type="float" office:value="77541207" calcext:value-type="float">
            <text:p>77541207</text:p>
          </table:table-cell>
          <table:table-cell/>
          <table:table-cell office:value-type="string" calcext:value-type="string">
            <text:p><text:s/>Calle Boquer�n N� 500 <text:s text:c="4"/>Horarios de entrega de 08:00 a 18:00 previa llamada <text:s text:c="29"/>artsol@artsolbolivia.com.bo <text:s text:c="17"/>El Alto</text:p>
          </table:table-cell>
        </table:table-row>
        <table:table-row table:style-name="ro1">
          <table:table-cell office:value-type="string" calcext:value-type="string">
            <text:p>010010370 4420184018</text:p>
          </table:table-cell>
          <table:table-cell office:value-type="string" calcext:value-type="string">
            <text:p><text:s text:c="3"/>Mariaca - Hacemos Bolivia</text:p>
          </table:table-cell>
          <table:table-cell office:value-type="float" office:value="4420184018" calcext:value-type="float">
            <text:p>4420184018</text:p>
          </table:table-cell>
          <table:table-cell office:value-type="string" calcext:value-type="string">
            <text:p><text:s/>HVALDIVI</text:p>
          </table:table-cell>
          <table:table-cell office:value-type="float" office:value="4447019" calcext:value-type="float">
            <text:p>4447019</text:p>
          </table:table-cell>
          <table:table-cell office:value-type="float" office:value="77999019" calcext:value-type="float">
            <text:p>77999019</text:p>
          </table:table-cell>
          <table:table-cell/>
          <table:table-cell office:value-type="string" calcext:value-type="string">
            <text:p><text:s/>C/Juan Jos� Perez N� 1541-B <text:s text:c="49"/>Henry Mariaca 76420566 henrytomp@hotmail.com <text:s text:c="36"/>hacemosbolivia@gmail.com <text:s text:c="20"/>Cochabamba</text:p>
          </table:table-cell>
        </table:table-row>
        <table:table-row table:style-name="ro1">
          <table:table-cell office:value-type="string" calcext:value-type="string">
            <text:p>010010371 3431303013</text:p>
          </table:table-cell>
          <table:table-cell office:value-type="string" calcext:value-type="string">
            <text:p><text:s text:c="3"/>Gomez - HIROZ Import-Export</text:p>
          </table:table-cell>
          <table:table-cell office:value-type="float" office:value="3431303013" calcext:value-type="float">
            <text:p>3431303013</text:p>
          </table:table-cell>
          <table:table-cell office:value-type="string" calcext:value-type="string">
            <text:p><text:s/>VJAHUIRA</text:p>
          </table:table-cell>
          <table:table-cell office:value-type="float" office:value="2443467" calcext:value-type="float">
            <text:p>2443467</text:p>
          </table:table-cell>
          <table:table-cell office:value-type="float" office:value="61270668" calcext:value-type="float">
            <text:p>61270668</text:p>
          </table:table-cell>
          <table:table-cell/>
          <table:table-cell office:value-type="string" calcext:value-type="string">
            <text:p><text:s/>Av. 6 de Agosto Esq. Guachalla (Comercial) <text:s text:c="34"/>Hiver Gomez Cel.61270668 <text:s/>Rodmy Gomez Cel. 61270669 <text:s text:c="29"/>hiverg@biorganicorp.com <text:s text:c="21"/>La Paz</text:p>
          </table:table-cell>
        </table:table-row>
        <table:table-row table:style-name="ro1">
          <table:table-cell office:value-type="string" calcext:value-type="string">
            <text:p>010010372 138287023</text:p>
          </table:table-cell>
          <table:table-cell office:value-type="string" calcext:value-type="string">
            <text:p><text:s text:c="3"/>Min. D.P y E.P.-PROEX - CIAPEC</text:p>
          </table:table-cell>
          <table:table-cell office:value-type="float" office:value="138287023" calcext:value-type="float">
            <text:p>138287023</text:p>
          </table:table-cell>
          <table:table-cell office:value-type="string" calcext:value-type="string">
            <text:p><text:s/>VJAHUIRA</text:p>
          </table:table-cell>
          <table:table-cell office:value-type="float" office:value="2851895" calcext:value-type="float">
            <text:p>2851895</text:p>
          </table:table-cell>
          <table:table-cell table:number-columns-repeated="2"/>
          <table:table-cell office:value-type="string" calcext:value-type="string">
            <text:p><text:s/>Av. Huayna Potosi N� 50 <text:s text:c="2"/>Miguel Jimenez Cel. 73266141 <text:s text:c="52"/>ciapecx@yahoo.com <text:s text:c="27"/>El Alto</text:p>
          </table:table-cell>
        </table:table-row>
        <table:table-row table:style-name="ro1">
          <table:table-cell office:value-type="string" calcext:value-type="string">
            <text:p>010010373 287312024</text:p>
          </table:table-cell>
          <table:table-cell office:value-type="string" calcext:value-type="string">
            <text:p><text:s text:c="3"/>SABOQ S.R.L.</text:p>
          </table:table-cell>
          <table:table-cell office:value-type="float" office:value="287312024" calcext:value-type="float">
            <text:p>287312024</text:p>
          </table:table-cell>
          <table:table-cell office:value-type="string" calcext:value-type="string">
            <text:p><text:s/>MSOTO</text:p>
          </table:table-cell>
          <table:table-cell office:value-type="float" office:value="2792257" calcext:value-type="float">
            <text:p>2792257</text:p>
          </table:table-cell>
          <table:table-cell office:value-type="float" office:value="77501118" calcext:value-type="float">
            <text:p>77501118</text:p>
          </table:table-cell>
          <table:table-cell/>
          <table:table-cell office:value-type="string" calcext:value-type="string">
            <text:p><text:s/>calle 27 A Nro 121 Los Pinos <text:s text:c="48"/>Marianela Garcia <text:s text:c="64"/>cmorales@saboq.com.bo marianela.garcia.diaz@gLa Paz</text:p>
          </table:table-cell>
        </table:table-row>
        <table:table-row table:style-name="ro1">
          <table:table-cell office:value-type="string" calcext:value-type="string">
            <text:p>010010374 4401400018</text:p>
          </table:table-cell>
          <table:table-cell office:value-type="string" calcext:value-type="string">
            <text:p><text:s text:c="3"/>Claudia Gabriela Ballesteros Antezana - GUADIA</text:p>
          </table:table-cell>
          <table:table-cell office:value-type="float" office:value="4401400018" calcext:value-type="float">
            <text:p>4401400018</text:p>
          </table:table-cell>
          <table:table-cell office:value-type="string" calcext:value-type="string">
            <text:p><text:s/>HVALDIVI</text:p>
          </table:table-cell>
          <table:table-cell office:value-type="float" office:value="4063598" calcext:value-type="float">
            <text:p>4063598</text:p>
          </table:table-cell>
          <table:table-cell/>
          <table:table-cell office:value-type="float" office:value="41401111" calcext:value-type="float">
            <text:p>41401111</text:p>
          </table:table-cell>
          <table:table-cell office:value-type="string" calcext:value-type="string">
            <text:p><text:s/>Calle Antofagasta s/n <text:s text:c="4"/>Amilcar Rocabado Cel. 76955000 <text:s text:c="50"/>arocabado@hotmail.com - clau_gab@hotmail.com Quillacollo</text:p>
          </table:table-cell>
        </table:table-row>
        <table:table-row table:style-name="ro1">
          <table:table-cell office:value-type="string" calcext:value-type="string">
            <text:p>010010375 258336025</text:p>
          </table:table-cell>
          <table:table-cell office:value-type="string" calcext:value-type="string">
            <text:p><text:s text:c="3"/>Alimentos Liofilizados Natur S.R.L.</text:p>
          </table:table-cell>
          <table:table-cell office:value-type="float" office:value="258336025" calcext:value-type="float">
            <text:p>258336025</text:p>
          </table:table-cell>
          <table:table-cell office:value-type="string" calcext:value-type="string">
            <text:p><text:s/>VJAHUIRA</text:p>
          </table:table-cell>
          <table:table-cell office:value-type="float" office:value="3223725" calcext:value-type="float">
            <text:p>3223725</text:p>
          </table:table-cell>
          <table:table-cell table:number-columns-repeated="2"/>
          <table:table-cell office:value-type="string" calcext:value-type="string">
            <text:p><text:s/>Av. Transversal UV.P.I <text:s/>MZA 015 <text:s text:c="45"/>Maria Vasquez P�rez (entrega de material) C.70297364 <text:s text:c="28"/>mmdick1@gmail.com - maeduvi_natur@hotmail.com Santa Cruz</text:p>
          </table:table-cell>
        </table:table-row>
        <table:table-row table:style-name="ro1">
          <table:table-cell office:value-type="string" calcext:value-type="string">
            <text:p>010010376 2850116</text:p>
          </table:table-cell>
          <table:table-cell office:value-type="string" calcext:value-type="string">
            <text:p><text:s text:c="3"/>Asociacion Nacional de Productores de Quinua - ANAPQUI</text:p>
          </table:table-cell>
          <table:table-cell office:value-type="float" office:value="1017313027" calcext:value-type="float">
            <text:p>1017313027</text:p>
          </table:table-cell>
          <table:table-cell office:value-type="string" calcext:value-type="string">
            <text:p><text:s/>HVALDIVI</text:p>
          </table:table-cell>
          <table:table-cell office:value-type="float" office:value="2850116" calcext:value-type="float">
            <text:p>2850116</text:p>
          </table:table-cell>
          <table:table-cell office:value-type="float" office:value="61218231" calcext:value-type="float">
            <text:p>61218231</text:p>
          </table:table-cell>
          <table:table-cell/>
          <table:table-cell office:value-type="string" calcext:value-type="string">
            <text:p><text:s/>Av. Nestor Galindo Esq. Calle Hilbo N� 100 <text:s text:c="34"/>Entregas de 8:00 a 17:00 <text:s text:c="56"/>laguna_000@hotmail.com - merida.cahuaya@gmailEl Alto</text:p>
          </table:table-cell>
        </table:table-row>
        <table:table-row table:style-name="ro1">
          <table:table-cell office:value-type="string" calcext:value-type="string">
            <text:p>010010377 3132795</text:p>
          </table:table-cell>
          <table:table-cell office:value-type="string" calcext:value-type="string">
            <text:p><text:s text:c="3"/>Villanueva - PRONATBOL</text:p>
          </table:table-cell>
          <table:table-cell office:value-type="float" office:value="3132795" calcext:value-type="float">
            <text:p>3132795</text:p>
          </table:table-cell>
          <table:table-cell office:value-type="string" calcext:value-type="string">
            <text:p><text:s/>HVALDIVI</text:p>
          </table:table-cell>
          <table:table-cell office:value-type="float" office:value="4403480" calcext:value-type="float">
            <text:p>4403480</text:p>
          </table:table-cell>
          <table:table-cell office:value-type="float" office:value="74327070" calcext:value-type="float">
            <text:p>74327070</text:p>
          </table:table-cell>
          <table:table-cell/>
          <table:table-cell office:value-type="string" calcext:value-type="string">
            <text:p><text:s/>Calle Virreynato de Lima N� 1550 <text:s text:c="44"/>Jos� Jhonny Villanueva Tapia <text:s text:c="52"/>lvillanuevacassano@gmail.com <text:s text:c="16"/>Cochabamba</text:p>
          </table:table-cell>
        </table:table-row>
        <table:table-row table:style-name="ro1">
          <table:table-cell office:value-type="string" calcext:value-type="string">
            <text:p>010010378 120479029</text:p>
          </table:table-cell>
          <table:table-cell office:value-type="string" calcext:value-type="string">
            <text:p><text:s text:c="3"/>COINCAFE S.R.L. - Cafe Royal</text:p>
          </table:table-cell>
          <table:table-cell office:value-type="float" office:value="329330029" calcext:value-type="float">
            <text:p>329330029</text:p>
          </table:table-cell>
          <table:table-cell office:value-type="string" calcext:value-type="string">
            <text:p><text:s/>VJAHUIRA</text:p>
          </table:table-cell>
          <table:table-cell office:value-type="float" office:value="71261979" calcext:value-type="float">
            <text:p>71261979</text:p>
          </table:table-cell>
          <table:table-cell table:number-columns-repeated="2"/>
          <table:table-cell office:value-type="string" calcext:value-type="string">
            <text:p><text:s/>El Alto <text:s text:c="8"/>Ricardo C�ceres Cel. 71261979 (para entregas de material) <text:s text:c="68"/>El alto</text:p>
          </table:table-cell>
        </table:table-row>
        <table:table-row table:style-name="ro1">
          <table:table-cell office:value-type="string" calcext:value-type="string">
            <text:p>010010379 161764027</text:p>
          </table:table-cell>
          <table:table-cell office:value-type="string" calcext:value-type="string">
            <text:p><text:s text:c="3"/>Distribucion &amp; Logistica S.R.L. D &amp; L S.R.L.</text:p>
          </table:table-cell>
          <table:table-cell office:value-type="float" office:value="161764027" calcext:value-type="float">
            <text:p>161764027</text:p>
          </table:table-cell>
          <table:table-cell office:value-type="string" calcext:value-type="string">
            <text:p><text:s/>VJAHUIRA</text:p>
          </table:table-cell>
          <table:table-cell table:number-columns-repeated="3"/>
          <table:table-cell office:value-type="string" calcext:value-type="string">
            <text:p><text:s text:c="17"/>Antonio Zubieta Ce. 78300556 <text:s text:c="97"/>Cochabamba</text:p>
          </table:table-cell>
        </table:table-row>
        <table:table-row table:style-name="ro1">
          <table:table-cell office:value-type="string" calcext:value-type="string">
            <text:p>010010380 151964023</text:p>
          </table:table-cell>
          <table:table-cell office:value-type="string" calcext:value-type="string">
            <text:p><text:s text:c="3"/>Corteza Alimentos S.R.L.</text:p>
          </table:table-cell>
          <table:table-cell office:value-type="float" office:value="151964023" calcext:value-type="float">
            <text:p>151964023</text:p>
          </table:table-cell>
          <table:table-cell office:value-type="string" calcext:value-type="string">
            <text:p><text:s/>VJAHUIRA</text:p>
          </table:table-cell>
          <table:table-cell office:value-type="float" office:value="78300556" calcext:value-type="float">
            <text:p>78300556</text:p>
          </table:table-cell>
          <table:table-cell table:number-columns-repeated="2"/>
          <table:table-cell office:value-type="string" calcext:value-type="string">
            <text:p><text:s/>Calle San Juan N� 1573 Zona Av. Sim�n L�pez <text:s text:c="159"/>Cochabamba</text:p>
          </table:table-cell>
        </table:table-row>
        <table:table-row table:style-name="ro1">
          <table:table-cell office:value-type="string" calcext:value-type="string">
            <text:p>010010381 3750109011</text:p>
          </table:table-cell>
          <table:table-cell office:value-type="string" calcext:value-type="string">
            <text:p><text:s text:c="3"/>Adan Vargas Vasquez - PAN</text:p>
          </table:table-cell>
          <table:table-cell office:value-type="float" office:value="3750109011" calcext:value-type="float">
            <text:p>3750109011</text:p>
          </table:table-cell>
          <table:table-cell office:value-type="string" calcext:value-type="string">
            <text:p><text:s/>VJAHUIRA</text:p>
          </table:table-cell>
          <table:table-cell table:number-columns-repeated="3"/>
          <table:table-cell office:value-type="string" calcext:value-type="string">
            <text:p><text:s text:c="17"/>Antonio Zubieta Cel. 78300556 <text:s text:c="96"/>Cochabamba</text:p>
          </table:table-cell>
        </table:table-row>
        <table:table-row table:style-name="ro1">
          <table:table-cell office:value-type="string" calcext:value-type="string">
            <text:p>010010382 4875997014</text:p>
          </table:table-cell>
          <table:table-cell office:value-type="string" calcext:value-type="string">
            <text:p><text:s text:c="3"/>Maria Jenny Mendez Cuellar - Alimentos B &amp; N</text:p>
          </table:table-cell>
          <table:table-cell office:value-type="float" office:value="7753746013" calcext:value-type="float">
            <text:p>7753746013</text:p>
          </table:table-cell>
          <table:table-cell office:value-type="string" calcext:value-type="string">
            <text:p><text:s/>VJAHUIRA</text:p>
          </table:table-cell>
          <table:table-cell table:number-columns-repeated="3"/>
          <table:table-cell office:value-type="string" calcext:value-type="string">
            <text:p><text:s text:c="17"/>Antonio Zubieta Cel. 78300556 <text:s text:c="96"/>Cochabamba</text:p>
          </table:table-cell>
        </table:table-row>
        <table:table-row table:style-name="ro1">
          <table:table-cell office:value-type="string" calcext:value-type="string">
            <text:p>010010383 7007752014</text:p>
          </table:table-cell>
          <table:table-cell office:value-type="string" calcext:value-type="string">
            <text:p><text:s text:c="3"/>Limachi - Industrias San Felipe (Cerenat y Sazonat)</text:p>
          </table:table-cell>
          <table:table-cell office:value-type="float" office:value="7007752014" calcext:value-type="float">
            <text:p>7007752014</text:p>
          </table:table-cell>
          <table:table-cell office:value-type="string" calcext:value-type="string">
            <text:p><text:s/>HVALDIVI</text:p>
          </table:table-cell>
          <table:table-cell office:value-type="float" office:value="2833540" calcext:value-type="float">
            <text:p>2833540</text:p>
          </table:table-cell>
          <table:table-cell office:value-type="float" office:value="70546588" calcext:value-type="float">
            <text:p>70546588</text:p>
          </table:table-cell>
          <table:table-cell/>
          <table:table-cell office:value-type="string" calcext:value-type="string">
            <text:p><text:s/>Calle Alihuat� N� 1524 <text:s text:c="3"/>Roly Blass Herbas Ce. 71753150 <text:s text:c="50"/>marlenediva1010@gmail.com <text:s text:c="19"/>El Alto</text:p>
          </table:table-cell>
        </table:table-row>
        <table:table-row table:style-name="ro1">
          <table:table-cell office:value-type="string" calcext:value-type="string">
            <text:p>010010384 163230024</text:p>
          </table:table-cell>
          <table:table-cell office:value-type="string" calcext:value-type="string">
            <text:p><text:s text:c="3"/>Pedro Pe�alver Fernandez - Gold Foods</text:p>
          </table:table-cell>
          <table:table-cell office:value-type="float" office:value="163230024" calcext:value-type="float">
            <text:p>163230024</text:p>
          </table:table-cell>
          <table:table-cell office:value-type="string" calcext:value-type="string">
            <text:p><text:s/>VJAHUIRA</text:p>
          </table:table-cell>
          <table:table-cell office:value-type="float" office:value="3364500" calcext:value-type="float">
            <text:p>3364500</text:p>
          </table:table-cell>
          <table:table-cell office:value-type="float" office:value="3364501" calcext:value-type="float">
            <text:p>3364501</text:p>
          </table:table-cell>
          <table:table-cell/>
          <table:table-cell office:value-type="string" calcext:value-type="string">
            <text:p><text:s/>Av. San Martin N� 10 <text:s text:c="5"/>Nicolas Pe�alver Fernandez Cel. 76600236 <text:s text:c="40"/>pedro@goldfoodsrl.com - nicolas@goldfoodsrl.cSanta Cruz</text:p>
          </table:table-cell>
        </table:table-row>
        <table:table-row table:style-name="ro1">
          <table:table-cell office:value-type="string" calcext:value-type="string">
            <text:p>010010385 181004029</text:p>
          </table:table-cell>
          <table:table-cell office:value-type="string" calcext:value-type="string">
            <text:p><text:s text:c="3"/>Compa�ia Gastronomica La Merced S.A. <text:s/>- VARGAS CATERING</text:p>
          </table:table-cell>
          <table:table-cell office:value-type="float" office:value="181004029" calcext:value-type="float">
            <text:p>181004029</text:p>
          </table:table-cell>
          <table:table-cell office:value-type="string" calcext:value-type="string">
            <text:p><text:s/>VJAHUIRA</text:p>
          </table:table-cell>
          <table:table-cell office:value-type="float" office:value="3853094" calcext:value-type="float">
            <text:p>3853094</text:p>
          </table:table-cell>
          <table:table-cell/>
          <table:table-cell office:value-type="float" office:value="3853074" calcext:value-type="float">
            <text:p>3853074</text:p>
          </table:table-cell>
          <table:table-cell office:value-type="string" calcext:value-type="string">
            <text:p><text:s/>Carretera al Norte Km 11.5 <text:s text:c="50"/>Rafael Sanchez Tejerina (Jefe Nal.Adquis) Cel.77859718 <text:s text:c="26"/>rsanchez@vargascatering.com <text:s text:c="17"/>Santa Cruz</text:p>
          </table:table-cell>
        </table:table-row>
        <table:table-row table:style-name="ro1">
          <table:table-cell office:value-type="string" calcext:value-type="string">
            <text:p>010010386 220808025</text:p>
          </table:table-cell>
          <table:table-cell office:value-type="string" calcext:value-type="string">
            <text:p><text:s text:c="3"/>Navajas Krutzfeldt Corp. S.R.L. - Corporaci�n Navajas</text:p>
          </table:table-cell>
          <table:table-cell office:value-type="float" office:value="220808025" calcext:value-type="float">
            <text:p>220808025</text:p>
          </table:table-cell>
          <table:table-cell office:value-type="string" calcext:value-type="string">
            <text:p><text:s/>HVALDIVI</text:p>
          </table:table-cell>
          <table:table-cell office:value-type="float" office:value="6654556" calcext:value-type="float">
            <text:p>6654556</text:p>
          </table:table-cell>
          <table:table-cell office:value-type="float" office:value="6643837" calcext:value-type="float">
            <text:p>6643837</text:p>
          </table:table-cell>
          <table:table-cell/>
          <table:table-cell office:value-type="string" calcext:value-type="string">
            <text:p><text:s/>Calle San Alberto Nro. 830 <text:s text:c="50"/>Guillermo Navajas Cel. 77874020 <text:s text:c="49"/>navajaskcorp@gmail.com <text:s text:c="22"/>Tarija</text:p>
          </table:table-cell>
        </table:table-row>
        <table:table-row table:style-name="ro1">
          <table:table-cell office:value-type="string" calcext:value-type="string">
            <text:p>010010387 286534029</text:p>
          </table:table-cell>
          <table:table-cell office:value-type="string" calcext:value-type="string">
            <text:p><text:s text:c="3"/>Lidia Holding S.R.L.</text:p>
          </table:table-cell>
          <table:table-cell office:value-type="float" office:value="286534029" calcext:value-type="float">
            <text:p>286534029</text:p>
          </table:table-cell>
          <table:table-cell office:value-type="string" calcext:value-type="string">
            <text:p><text:s/>MSOTO</text:p>
          </table:table-cell>
          <table:table-cell office:value-type="float" office:value="2798614" calcext:value-type="float">
            <text:p>2798614</text:p>
          </table:table-cell>
          <table:table-cell office:value-type="float" office:value="73435555" calcext:value-type="float">
            <text:p>73435555</text:p>
          </table:table-cell>
          <table:table-cell/>
          <table:table-cell office:value-type="string" calcext:value-type="string">
            <text:p><text:s/>Condominio Los Olivos S/N Frente Club de Tenis <text:s text:c="4"/>Ruben Ventura <text:s/>contacto Entregas <text:s text:c="48"/>lenna_rc@hotmail.com <text:s text:c="24"/>La Paz (Huajchilla)</text:p>
          </table:table-cell>
        </table:table-row>
        <table:table-row table:style-name="ro1">
          <table:table-cell office:value-type="string" calcext:value-type="string">
            <text:p>010010388 141793022</text:p>
          </table:table-cell>
          <table:table-cell office:value-type="string" calcext:value-type="string">
            <text:p><text:s text:c="3"/>Cesar Augusto Grandez Llanca - MAQUI LTDA.</text:p>
          </table:table-cell>
          <table:table-cell office:value-type="float" office:value="141793022" calcext:value-type="float">
            <text:p>141793022</text:p>
          </table:table-cell>
          <table:table-cell office:value-type="string" calcext:value-type="string">
            <text:p><text:s/>HVALDIVI</text:p>
          </table:table-cell>
          <table:table-cell office:value-type="float" office:value="2852849" calcext:value-type="float">
            <text:p>2852849</text:p>
          </table:table-cell>
          <table:table-cell office:value-type="float" office:value="79172066" calcext:value-type="float">
            <text:p>79172066</text:p>
          </table:table-cell>
          <table:table-cell/>
          <table:table-cell office:value-type="string" calcext:value-type="string">
            <text:p><text:s/>El Alto <text:s text:c="89"/>vicentaanaliauriacallejas@gmail.com <text:s text:c="9"/>El Alto</text:p>
          </table:table-cell>
        </table:table-row>
        <table:table-row table:style-name="ro1">
          <table:table-cell office:value-type="string" calcext:value-type="string">
            <text:p>010010389 2397730012</text:p>
          </table:table-cell>
          <table:table-cell office:value-type="string" calcext:value-type="string">
            <text:p><text:s text:c="3"/>Miriam Asturizaga Pinilla - Nueva Era</text:p>
          </table:table-cell>
          <table:table-cell office:value-type="float" office:value="2397730012" calcext:value-type="float">
            <text:p>2397730012</text:p>
          </table:table-cell>
          <table:table-cell office:value-type="string" calcext:value-type="string">
            <text:p><text:s/>HVALDIVI</text:p>
          </table:table-cell>
          <table:table-cell office:value-type="float" office:value="2813731" calcext:value-type="float">
            <text:p>2813731</text:p>
          </table:table-cell>
          <table:table-cell office:value-type="float" office:value="77282557" calcext:value-type="float">
            <text:p>77282557</text:p>
          </table:table-cell>
          <table:table-cell/>
          <table:table-cell office:value-type="string" calcext:value-type="string">
            <text:p><text:s/>El Alto <text:s text:c="8"/>Waldo Murillo (entregas) Cel. 73015244 <text:s text:c="42"/>hidraulicanuevaera@hotmail.com <text:s text:c="14"/>El Alto</text:p>
          </table:table-cell>
        </table:table-row>
        <table:table-row table:style-name="ro1">
          <table:table-cell office:value-type="string" calcext:value-type="string">
            <text:p>010010390 2530489</text:p>
          </table:table-cell>
          <table:table-cell office:value-type="string" calcext:value-type="string">
            <text:p><text:s text:c="3"/>Flores - Guichiken's</text:p>
          </table:table-cell>
          <table:table-cell office:value-type="float" office:value="6987544016" calcext:value-type="float">
            <text:p>6987544016</text:p>
          </table:table-cell>
          <table:table-cell office:value-type="string" calcext:value-type="string">
            <text:p><text:s/>VJAHUIRA</text:p>
          </table:table-cell>
          <table:table-cell office:value-type="float" office:value="2774959" calcext:value-type="float">
            <text:p>2774959</text:p>
          </table:table-cell>
          <table:table-cell office:value-type="float" office:value="7579651" calcext:value-type="float">
            <text:p>7579651</text:p>
          </table:table-cell>
          <table:table-cell/>
          <table:table-cell office:value-type="string" calcext:value-type="string">
            <text:p><text:s/>La Paz <text:s text:c="9"/>Mismo contacto para cobros y entregas <text:s text:c="43"/>guillemigflores@gmail.com <text:s text:c="19"/>La Paz</text:p>
          </table:table-cell>
        </table:table-row>
        <table:table-row table:style-name="ro1">
          <table:table-cell office:value-type="string" calcext:value-type="string">
            <text:p>010010391 292674029</text:p>
          </table:table-cell>
          <table:table-cell office:value-type="string" calcext:value-type="string">
            <text:p><text:s text:c="3"/>ATABEX S.R.L.</text:p>
          </table:table-cell>
          <table:table-cell office:value-type="float" office:value="292674029" calcext:value-type="float">
            <text:p>292674029</text:p>
          </table:table-cell>
          <table:table-cell office:value-type="string" calcext:value-type="string">
            <text:p><text:s/>HVALDIVI</text:p>
          </table:table-cell>
          <table:table-cell office:value-type="float" office:value="2415414" calcext:value-type="float">
            <text:p>2415414</text:p>
          </table:table-cell>
          <table:table-cell office:value-type="float" office:value="76207102" calcext:value-type="float">
            <text:p>76207102</text:p>
          </table:table-cell>
          <table:table-cell office:value-type="float" office:value="2417564" calcext:value-type="float">
            <text:p>2417564</text:p>
          </table:table-cell>
          <table:table-cell office:value-type="string" calcext:value-type="string">
            <text:p><text:s/>La Paz <text:s text:c="9"/>Shamir Burgos Cel. 77248884 Asist.Prod. (contacto entrega) <text:s text:c="22"/>camila.harb@gmail.com - shamirburgos@gmail.coCornejo (Sopocachi)</text:p>
          </table:table-cell>
        </table:table-row>
        <table:table-row table:style-name="ro1">
          <table:table-cell office:value-type="string" calcext:value-type="string">
            <text:p>010010392 1015075020</text:p>
          </table:table-cell>
          <table:table-cell office:value-type="string" calcext:value-type="string">
            <text:p><text:s text:c="3"/>Operadora Comercial S.R.L. - Super Slan</text:p>
          </table:table-cell>
          <table:table-cell office:value-type="float" office:value="1015075020" calcext:value-type="float">
            <text:p>1015075020</text:p>
          </table:table-cell>
          <table:table-cell office:value-type="string" calcext:value-type="string">
            <text:p><text:s/>VJAHUIRA</text:p>
          </table:table-cell>
          <table:table-cell office:value-type="float" office:value="3520626" calcext:value-type="float">
            <text:p>3520626</text:p>
          </table:table-cell>
          <table:table-cell/>
          <table:table-cell office:value-type="float" office:value="3520626" calcext:value-type="float">
            <text:p>3520626</text:p>
          </table:table-cell>
          <table:table-cell office:value-type="string" calcext:value-type="string">
            <text:p><text:s/>Santa Cruz <text:s text:c="5"/>Rolando Rivero compras@superslan.com <text:s text:c="2"/>Compras (entrega ma <text:s text:c="22"/>comercial@superslan.com - ventas@superslan.coSanta Cruz</text:p>
          </table:table-cell>
        </table:table-row>
        <table:table-row table:style-name="ro1">
          <table:table-cell office:value-type="string" calcext:value-type="string">
            <text:p>010010393 5845288015</text:p>
          </table:table-cell>
          <table:table-cell office:value-type="string" calcext:value-type="string">
            <text:p><text:s text:c="3"/>Liz Daniela Montero Avila - La Botana</text:p>
          </table:table-cell>
          <table:table-cell office:value-type="float" office:value="5845288015" calcext:value-type="float">
            <text:p>5845288015</text:p>
          </table:table-cell>
          <table:table-cell office:value-type="string" calcext:value-type="string">
            <text:p><text:s/>VJAHUIRA</text:p>
          </table:table-cell>
          <table:table-cell office:value-type="float" office:value="3486282" calcext:value-type="float">
            <text:p>3486282</text:p>
          </table:table-cell>
          <table:table-cell office:value-type="float" office:value="3556924" calcext:value-type="float">
            <text:p>3556924</text:p>
          </table:table-cell>
          <table:table-cell/>
          <table:table-cell office:value-type="string" calcext:value-type="string">
            <text:p><text:s/>Santa Cruz <text:s text:c="86"/>alternativefoodtrading@hotmail.com <text:s text:c="10"/>Barrio Jardin Latino Calle 22 Nro. 5475</text:p>
          </table:table-cell>
        </table:table-row>
        <table:table-row table:style-name="ro1">
          <table:table-cell office:value-type="string" calcext:value-type="string">
            <text:p>010010394 5472487</text:p>
          </table:table-cell>
          <table:table-cell office:value-type="string" calcext:value-type="string">
            <text:p><text:s text:c="3"/>Felix Vargas Ayala - Caf� Deleite</text:p>
          </table:table-cell>
          <table:table-cell office:value-type="float" office:value="5472487" calcext:value-type="float">
            <text:p>5472487</text:p>
          </table:table-cell>
          <table:table-cell office:value-type="string" calcext:value-type="string">
            <text:p><text:s/>HVALDIVI</text:p>
          </table:table-cell>
          <table:table-cell office:value-type="float" office:value="73713346" calcext:value-type="float">
            <text:p>73713346</text:p>
          </table:table-cell>
          <table:table-cell table:number-columns-repeated="2"/>
          <table:table-cell office:value-type="string" calcext:value-type="string">
            <text:p><text:s/>El Alto <text:s text:c="8"/>Juan Pablo Mamani Villca Cel.65656440 (entrega de material <text:s text:c="22"/>segir_4@hotmail.com <text:s text:c="25"/>Colegio Capriles</text:p>
          </table:table-cell>
        </table:table-row>
        <table:table-row table:style-name="ro1">
          <table:table-cell office:value-type="string" calcext:value-type="string">
            <text:p>010010395 165636020</text:p>
          </table:table-cell>
          <table:table-cell office:value-type="string" calcext:value-type="string">
            <text:p><text:s text:c="3"/>Industrias Illamanka S.R.L.</text:p>
          </table:table-cell>
          <table:table-cell office:value-type="float" office:value="165636020" calcext:value-type="float">
            <text:p>165636020</text:p>
          </table:table-cell>
          <table:table-cell office:value-type="string" calcext:value-type="string">
            <text:p><text:s/>MSOTO</text:p>
          </table:table-cell>
          <table:table-cell office:value-type="float" office:value="78777798" calcext:value-type="float">
            <text:p>78777798</text:p>
          </table:table-cell>
          <table:table-cell table:number-columns-repeated="2"/>
          <table:table-cell office:value-type="string" calcext:value-type="string">
            <text:p><text:s/>El Alto <text:s text:c="8"/>Victor Hugo Chavez (contacto para todo tema) <text:s text:c="36"/>illamankasrl@gmail.com <text:s text:c="22"/>El Alto</text:p>
          </table:table-cell>
        </table:table-row>
        <table:table-row table:style-name="ro1">
          <table:table-cell office:value-type="string" calcext:value-type="string">
            <text:p>010010396 78973730</text:p>
          </table:table-cell>
          <table:table-cell office:value-type="string" calcext:value-type="string">
            <text:p><text:s text:c="3"/>Gomez - BOL - BAS</text:p>
          </table:table-cell>
          <table:table-cell office:value-type="float" office:value="6877870016" calcext:value-type="float">
            <text:p>6877870016</text:p>
          </table:table-cell>
          <table:table-cell office:value-type="string" calcext:value-type="string">
            <text:p><text:s/>DSALAZAR</text:p>
          </table:table-cell>
          <table:table-cell office:value-type="float" office:value="78973730" calcext:value-type="float">
            <text:p>78973730</text:p>
          </table:table-cell>
          <table:table-cell office:value-type="float" office:value="79532046" calcext:value-type="float">
            <text:p>79532046</text:p>
          </table:table-cell>
          <table:table-cell/>
          <table:table-cell office:value-type="string" calcext:value-type="string">
            <text:p><text:s/>El Alto <text:s text:c="89"/>bparedeslim@gmail.com <text:s text:c="23"/>El Alto</text:p>
          </table:table-cell>
        </table:table-row>
        <table:table-row table:style-name="ro1">
          <table:table-cell office:value-type="string" calcext:value-type="string">
            <text:p>010010397 2699274014</text:p>
          </table:table-cell>
          <table:table-cell office:value-type="string" calcext:value-type="string">
            <text:p><text:s text:c="3"/>Juan de Dios Limachi - Industrias FERLIM</text:p>
          </table:table-cell>
          <table:table-cell office:value-type="float" office:value="2699274014" calcext:value-type="float">
            <text:p>2699274014</text:p>
          </table:table-cell>
          <table:table-cell office:value-type="string" calcext:value-type="string">
            <text:p><text:s/>HVALDIVI</text:p>
          </table:table-cell>
          <table:table-cell office:value-type="float" office:value="73276460" calcext:value-type="float">
            <text:p>73276460</text:p>
          </table:table-cell>
          <table:table-cell table:number-columns-repeated="2"/>
          <table:table-cell office:value-type="string" calcext:value-type="string">
            <text:p><text:s/>La Paz <text:s text:c="9"/>Juan de Dios Limachi <text:s/>Cel. 76587906 <text:s text:c="90"/>La Paz</text:p>
          </table:table-cell>
        </table:table-row>
        <table:table-row table:style-name="ro1">
          <table:table-cell office:value-type="string" calcext:value-type="string">
            <text:p>010010398 4224375</text:p>
          </table:table-cell>
          <table:table-cell office:value-type="string" calcext:value-type="string">
            <text:p><text:s text:c="3"/>Otto Schultz S.R.L.</text:p>
          </table:table-cell>
          <table:table-cell office:value-type="float" office:value="148002021" calcext:value-type="float">
            <text:p>148002021</text:p>
          </table:table-cell>
          <table:table-cell office:value-type="string" calcext:value-type="string">
            <text:p><text:s/>HVALDIVI</text:p>
          </table:table-cell>
          <table:table-cell office:value-type="float" office:value="4224375" calcext:value-type="float">
            <text:p>4224375</text:p>
          </table:table-cell>
          <table:table-cell office:value-type="float" office:value="4528494" calcext:value-type="float">
            <text:p>4528494</text:p>
          </table:table-cell>
          <table:table-cell/>
          <table:table-cell office:value-type="string" calcext:value-type="string">
            <text:p><text:s/>Cochabamba <text:s text:c="5"/>DCargo a nombre de tatiana mercado <text:s text:c="46"/>anig_0808@hotmail.com <text:s text:c="23"/>Cochabamba</text:p>
          </table:table-cell>
        </table:table-row>
        <table:table-row table:style-name="ro1">
          <table:table-cell office:value-type="string" calcext:value-type="string">
            <text:p>010010399 651521016</text:p>
          </table:table-cell>
          <table:table-cell office:value-type="string" calcext:value-type="string">
            <text:p><text:s text:c="3"/>Magaly Sejas Calderon - Avicena</text:p>
          </table:table-cell>
          <table:table-cell office:value-type="float" office:value="651521016" calcext:value-type="float">
            <text:p>651521016</text:p>
          </table:table-cell>
          <table:table-cell office:value-type="string" calcext:value-type="string">
            <text:p><text:s/>HVALDIVI</text:p>
          </table:table-cell>
          <table:table-cell office:value-type="float" office:value="4526899" calcext:value-type="float">
            <text:p>4526899</text:p>
          </table:table-cell>
          <table:table-cell office:value-type="float" office:value="76469129" calcext:value-type="float">
            <text:p>76469129</text:p>
          </table:table-cell>
          <table:table-cell/>
          <table:table-cell office:value-type="string" calcext:value-type="string">
            <text:p><text:s/>Cochabamba <text:s text:c="5"/>Judith Mullisaca Cel. 76469129 judy27018@hotmail.com <text:s text:c="28"/>avicenabolivia@gmail.com <text:s text:c="20"/>Cochabamba</text:p>
          </table:table-cell>
        </table:table-row>
        <table:table-row table:style-name="ro1">
          <table:table-cell office:value-type="string" calcext:value-type="string">
            <text:p>010010400 2115500</text:p>
          </table:table-cell>
          <table:table-cell office:value-type="string" calcext:value-type="string">
            <text:p><text:s text:c="3"/>EMAPA</text:p>
          </table:table-cell>
          <table:table-cell office:value-type="float" office:value="150054023" calcext:value-type="float">
            <text:p>150054023</text:p>
          </table:table-cell>
          <table:table-cell office:value-type="string" calcext:value-type="string">
            <text:p><text:s/>VJAHUIRA</text:p>
          </table:table-cell>
          <table:table-cell office:value-type="float" office:value="2115500" calcext:value-type="float">
            <text:p>2115500</text:p>
          </table:table-cell>
          <table:table-cell office:value-type="float" office:value="67010040" calcext:value-type="float">
            <text:p>67010040</text:p>
          </table:table-cell>
          <table:table-cell/>
          <table:table-cell office:value-type="string" calcext:value-type="string">
            <text:p><text:s/>La Paz / El AltoOscar Montes Tec.Log. Cel. 71591454 <text:s text:c="45"/>xuscamayta.emapa@gmail.com <text:s text:c="18"/>N� 217 entre C.3 y C.J.Mejia Zona Villa Bolivar A</text:p>
          </table:table-cell>
        </table:table-row>
        <table:table-row table:style-name="ro1">
          <table:table-cell office:value-type="string" calcext:value-type="string">
            <text:p>010010401 4921741</text:p>
          </table:table-cell>
          <table:table-cell office:value-type="string" calcext:value-type="string">
            <text:p><text:s text:c="3"/>Riveros - Productos El Pagador</text:p>
          </table:table-cell>
          <table:table-cell office:value-type="float" office:value="4921741" calcext:value-type="float">
            <text:p>4921741</text:p>
          </table:table-cell>
          <table:table-cell office:value-type="string" calcext:value-type="string">
            <text:p><text:s/>JMAVILA</text:p>
          </table:table-cell>
          <table:table-cell office:value-type="float" office:value="2237069" calcext:value-type="float">
            <text:p>2237069</text:p>
          </table:table-cell>
          <table:table-cell office:value-type="string" calcext:value-type="string">
            <text:p>61180454 h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<text:s/>La Paz <text:s text:c="9"/>Ruth Mendoza Cel. 70651424 <text:s text:c="54"/>milcarm_7@hotmail.com hija <text:s text:c="18"/>La Paz</text:p>
          </table:table-cell>
        </table:table-row>
        <table:table-row table:style-name="ro1">
          <table:table-cell office:value-type="string" calcext:value-type="string">
            <text:p>010010402 193002022</text:p>
          </table:table-cell>
          <table:table-cell office:value-type="string" calcext:value-type="string">
            <text:p><text:s text:c="3"/>APA</text:p>
          </table:table-cell>
          <table:table-cell office:value-type="float" office:value="193002022" calcext:value-type="float">
            <text:p>193002022</text:p>
          </table:table-cell>
          <table:table-cell office:value-type="string" calcext:value-type="string">
            <text:p><text:s/>JMAVILA</text:p>
          </table:table-cell>
          <table:table-cell office:value-type="float" office:value="6467200" calcext:value-type="float">
            <text:p>6467200</text:p>
          </table:table-cell>
          <table:table-cell office:value-type="float" office:value="71157331" calcext:value-type="float">
            <text:p>71157331</text:p>
          </table:table-cell>
          <table:table-cell/>
          <table:table-cell office:value-type="string" calcext:value-type="string">
            <text:p><text:s/>Sucre <text:s text:c="10"/>Eudal Loayza <text:s text:c="68"/>loayza@hotmail.com <text:s text:c="26"/>Sucre</text:p>
          </table:table-cell>
        </table:table-row>
        <table:table-row table:style-name="ro1">
          <table:table-cell office:value-type="string" calcext:value-type="string">
            <text:p>010010403 3249594</text:p>
          </table:table-cell>
          <table:table-cell office:value-type="string" calcext:value-type="string">
            <text:p><text:s text:c="3"/>Lissin Amparo Guzman Rodriguez - NUEVO SOL</text:p>
          </table:table-cell>
          <table:table-cell office:value-type="float" office:value="1532934013" calcext:value-type="float">
            <text:p>1532934013</text:p>
          </table:table-cell>
          <table:table-cell office:value-type="string" calcext:value-type="string">
            <text:p><text:s/>VJAHUIRA</text:p>
          </table:table-cell>
          <table:table-cell office:value-type="float" office:value="3249594" calcext:value-type="float">
            <text:p>3249594</text:p>
          </table:table-cell>
          <table:table-cell office:value-type="float" office:value="72604942" calcext:value-type="float">
            <text:p>72604942</text:p>
          </table:table-cell>
          <table:table-cell/>
          <table:table-cell office:value-type="string" calcext:value-type="string">
            <text:p><text:s/>Santa Cruz <text:s text:c="5"/>Lissin Guzman <text:s text:c="67"/>ventas@comercialnuevosol.com <text:s text:c="16"/>Santa Cruz</text:p>
          </table:table-cell>
        </table:table-row>
        <table:table-row table:style-name="ro1">
          <table:table-cell office:value-type="string" calcext:value-type="string">
            <text:p>010010404 1062222011</text:p>
          </table:table-cell>
          <table:table-cell office:value-type="string" calcext:value-type="string">
            <text:p><text:s text:c="3"/>Humberto Paniagua Urzagaste - Chocolates "Sucre"</text:p>
          </table:table-cell>
          <table:table-cell office:value-type="float" office:value="1062222011" calcext:value-type="float">
            <text:p>1062222011</text:p>
          </table:table-cell>
          <table:table-cell office:value-type="string" calcext:value-type="string">
            <text:p><text:s/>MSOTO</text:p>
          </table:table-cell>
          <table:table-cell office:value-type="float" office:value="75767412" calcext:value-type="float">
            <text:p>75767412</text:p>
          </table:table-cell>
          <table:table-cell office:value-type="float" office:value="75444402" calcext:value-type="float">
            <text:p>75444402</text:p>
          </table:table-cell>
          <table:table-cell/>
          <table:table-cell office:value-type="string" calcext:value-type="string">
            <text:p><text:s/>Sucre <text:s text:c="10"/>Delia Paniagua Cel. 75444402 <text:s text:c="52"/>hpaniagua823@gmail.com <text:s text:c="22"/>Sucre</text:p>
          </table:table-cell>
        </table:table-row>
        <table:table-row table:style-name="ro1">
          <table:table-cell office:value-type="string" calcext:value-type="string">
            <text:p>010010405 6045433019</text:p>
          </table:table-cell>
          <table:table-cell office:value-type="string" calcext:value-type="string">
            <text:p><text:s text:c="3"/>Rene Rudy Tapia Quiroga - Sinecio Quispe</text:p>
          </table:table-cell>
          <table:table-cell office:value-type="float" office:value="6045433019" calcext:value-type="float">
            <text:p>6045433019</text:p>
          </table:table-cell>
          <table:table-cell office:value-type="string" calcext:value-type="string">
            <text:p><text:s/>VJAHUIRA</text:p>
          </table:table-cell>
          <table:table-cell office:value-type="float" office:value="68031142" calcext:value-type="float">
            <text:p>68031142</text:p>
          </table:table-cell>
          <table:table-cell table:number-columns-repeated="2"/>
          <table:table-cell office:value-type="string" calcext:value-type="string">
            <text:p><text:s/>El Alto <text:s text:c="8"/>Sinecio Quispe Apaza Cel. 68031142 <text:s text:c="91"/>El Alto</text:p>
          </table:table-cell>
        </table:table-row>
        <table:table-row table:style-name="ro1">
          <table:table-cell office:value-type="string" calcext:value-type="string">
            <text:p>010010406 3300365011</text:p>
          </table:table-cell>
          <table:table-cell office:value-type="string" calcext:value-type="string">
            <text:p><text:s text:c="3"/>Aspi - Embutidos La Norte�a</text:p>
          </table:table-cell>
          <table:table-cell office:value-type="float" office:value="3300365011" calcext:value-type="float">
            <text:p>3300365011</text:p>
          </table:table-cell>
          <table:table-cell office:value-type="string" calcext:value-type="string">
            <text:p><text:s/>PAMELA</text:p>
          </table:table-cell>
          <table:table-cell office:value-type="float" office:value="2832912" calcext:value-type="float">
            <text:p>2832912</text:p>
          </table:table-cell>
          <table:table-cell office:value-type="float" office:value="70171769" calcext:value-type="float">
            <text:p>70171769</text:p>
          </table:table-cell>
          <table:table-cell/>
          <table:table-cell office:value-type="string" calcext:value-type="string">
            <text:p><text:s/>La Paz <text:s text:c="9"/>Hern�n Sarmiento Cel. 70171769 <text:s text:c="50"/>sarmiento_h74@hotmail.com <text:s text:c="19"/>La Paz</text:p>
          </table:table-cell>
        </table:table-row>
        <table:table-row table:style-name="ro1">
          <table:table-cell office:value-type="string" calcext:value-type="string">
            <text:p>010010407 174370022</text:p>
          </table:table-cell>
          <table:table-cell office:value-type="string" calcext:value-type="string">
            <text:p><text:s text:c="3"/>Prointe Ltda.</text:p>
          </table:table-cell>
          <table:table-cell office:value-type="float" office:value="174370022" calcext:value-type="float">
            <text:p>174370022</text:p>
          </table:table-cell>
          <table:table-cell office:value-type="string" calcext:value-type="string">
            <text:p><text:s/>JMAVILA</text:p>
          </table:table-cell>
          <table:table-cell office:value-type="float" office:value="2831803" calcext:value-type="float">
            <text:p>2831803</text:p>
          </table:table-cell>
          <table:table-cell office:value-type="float" office:value="76788089" calcext:value-type="float">
            <text:p>76788089</text:p>
          </table:table-cell>
          <table:table-cell/>
          <table:table-cell office:value-type="string" calcext:value-type="string">
            <text:p><text:s/>El Alto <text:s text:c="8"/>Alicia Ticona/Abraham Nina Cel. 76788089 <text:s text:c="40"/>abraham.nina@bonanza.com.bo <text:s text:c="17"/>El Alto</text:p>
          </table:table-cell>
        </table:table-row>
        <table:table-row table:style-name="ro1">
          <table:table-cell office:value-type="string" calcext:value-type="string">
            <text:p>010010408 137265028</text:p>
          </table:table-cell>
          <table:table-cell office:value-type="string" calcext:value-type="string">
            <text:p><text:s text:c="3"/>Industrias N&amp;T S.R.L.</text:p>
          </table:table-cell>
          <table:table-cell office:value-type="float" office:value="137265028" calcext:value-type="float">
            <text:p>137265028</text:p>
          </table:table-cell>
          <table:table-cell office:value-type="string" calcext:value-type="string">
            <text:p><text:s/>JMAVILA</text:p>
          </table:table-cell>
          <table:table-cell office:value-type="float" office:value="3447141" calcext:value-type="float">
            <text:p>3447141</text:p>
          </table:table-cell>
          <table:table-cell office:value-type="float" office:value="76615564" calcext:value-type="float">
            <text:p>76615564</text:p>
          </table:table-cell>
          <table:table-cell/>
          <table:table-cell office:value-type="string" calcext:value-type="string">
            <text:p><text:s/>Santa Cruz <text:s text:c="5"/>Denisse Antoni Cel. 76607372 <text:s text:c="52"/>industriasnyt@hotmail.com <text:s text:c="19"/>(B/2 de Abril)</text:p>
          </table:table-cell>
        </table:table-row>
        <table:table-row table:style-name="ro1">
          <table:table-cell office:value-type="string" calcext:value-type="string">
            <text:p>010010409 3396801017</text:p>
          </table:table-cell>
          <table:table-cell office:value-type="string" calcext:value-type="string">
            <text:p><text:s text:c="3"/>Ticona - Embutidos Beniana</text:p>
          </table:table-cell>
          <table:table-cell office:value-type="float" office:value="3396801017" calcext:value-type="float">
            <text:p>3396801017</text:p>
          </table:table-cell>
          <table:table-cell office:value-type="string" calcext:value-type="string">
            <text:p><text:s/>HVALDIVI</text:p>
          </table:table-cell>
          <table:table-cell office:value-type="float" office:value="2860282" calcext:value-type="float">
            <text:p>2860282</text:p>
          </table:table-cell>
          <table:table-cell office:value-type="float" office:value="72544656" calcext:value-type="float">
            <text:p>72544656</text:p>
          </table:table-cell>
          <table:table-cell/>
          <table:table-cell office:value-type="string" calcext:value-type="string">
            <text:p><text:s/>El Alto <text:s text:c="89"/>carlosflores.eb@gmail.com <text:s text:c="19"/>El Alto</text:p>
          </table:table-cell>
        </table:table-row>
        <table:table-row table:style-name="ro1">
          <table:table-cell office:value-type="string" calcext:value-type="string">
            <text:p>010010410 5631124019</text:p>
          </table:table-cell>
          <table:table-cell office:value-type="string" calcext:value-type="string">
            <text:p><text:s text:c="3"/>Victor Hugo Duran Garrado - Panaderia Delipan El Buen Gus</text:p>
          </table:table-cell>
          <table:table-cell office:value-type="string" calcext:value-type="string">
            <text:p>t 5631124019</text:p>
          </table:table-cell>
          <table:table-cell office:value-type="string" calcext:value-type="string">
            <text:p><text:s/>PAMELA</text:p>
          </table:table-cell>
          <table:table-cell office:value-type="float" office:value="72867176" calcext:value-type="float">
            <text:p>72867176</text:p>
          </table:table-cell>
          <table:table-cell table:number-columns-repeated="2"/>
          <table:table-cell office:value-type="string" calcext:value-type="string">
            <text:p><text:s/>Sucre <text:s text:c="10"/>Enviar material por flota Albus o Unificado <text:s text:c="37"/>nova.sucre@gmail.com <text:s text:c="24"/>Sucre</text:p>
          </table:table-cell>
        </table:table-row>
        <table:table-row table:style-name="ro1">
          <table:table-cell office:value-type="string" calcext:value-type="string">
            <text:p>010010411 78300556</text:p>
          </table:table-cell>
          <table:table-cell office:value-type="string" calcext:value-type="string">
            <text:p><text:s text:c="3"/>Industrias Alimenticias Arebalo S.R.L. IALA S.R.L.</text:p>
          </table:table-cell>
          <table:table-cell office:value-type="float" office:value="158840026" calcext:value-type="float">
            <text:p>158840026</text:p>
          </table:table-cell>
          <table:table-cell office:value-type="string" calcext:value-type="string">
            <text:p><text:s/>VJAHUIRA</text:p>
          </table:table-cell>
          <table:table-cell office:value-type="float" office:value="78300556" calcext:value-type="float">
            <text:p>78300556</text:p>
          </table:table-cell>
          <table:table-cell table:number-columns-repeated="2"/>
          <table:table-cell office:value-type="string" calcext:value-type="string">
            <text:p><text:s/>Cochabamba <text:s text:c="5"/>Antonio Zubieta Cel. 78300556 <text:s text:c="96"/>Cochabamba</text:p>
          </table:table-cell>
        </table:table-row>
        <table:table-row table:style-name="ro1">
          <table:table-cell office:value-type="string" calcext:value-type="string">
            <text:p>010010412 627177018</text:p>
          </table:table-cell>
          <table:table-cell office:value-type="string" calcext:value-type="string">
            <text:p><text:s text:c="3"/>Willyvaldo Montero Chura - Taller de Alimentos La Chapaqu</text:p>
          </table:table-cell>
          <table:table-cell office:value-type="string" calcext:value-type="string">
            <text:p>i 627177018</text:p>
          </table:table-cell>
          <table:table-cell office:value-type="string" calcext:value-type="string">
            <text:p><text:s/>JMAVILA</text:p>
          </table:table-cell>
          <table:table-cell office:value-type="float" office:value="2454637" calcext:value-type="float">
            <text:p>2454637</text:p>
          </table:table-cell>
          <table:table-cell office:value-type="float" office:value="71252955" calcext:value-type="float">
            <text:p>71252955</text:p>
          </table:table-cell>
          <table:table-cell/>
          <table:table-cell office:value-type="string" calcext:value-type="string">
            <text:p><text:s/>La Paz <text:s text:c="9"/>Willyvaldo Montero <text:s text:c="62"/>willybaldo12@hotmail.com <text:s text:c="20"/>La Paz</text:p>
          </table:table-cell>
        </table:table-row>
        <table:table-row table:style-name="ro1">
          <table:table-cell office:value-type="string" calcext:value-type="string">
            <text:p>010010413 10318872014</text:p>
          </table:table-cell>
          <table:table-cell office:value-type="string" calcext:value-type="string">
            <text:p><text:s text:c="3"/>Isaias Guarayo Umarra - Industrias Corval</text:p>
          </table:table-cell>
          <table:table-cell office:value-type="float" office:value="10318872014" calcext:value-type="float">
            <text:p>10318872014</text:p>
          </table:table-cell>
          <table:table-cell office:value-type="string" calcext:value-type="string">
            <text:p><text:s/>VJAHUIRA</text:p>
          </table:table-cell>
          <table:table-cell office:value-type="float" office:value="4392029" calcext:value-type="float">
            <text:p>4392029</text:p>
          </table:table-cell>
          <table:table-cell office:value-type="float" office:value="76911899" calcext:value-type="float">
            <text:p>76911899</text:p>
          </table:table-cell>
          <table:table-cell/>
          <table:table-cell office:value-type="string" calcext:value-type="string">
            <text:p><text:s/>Cochabamba <text:s text:c="5"/>Miguel Arellano Cel. 76911899 <text:s text:c="51"/>industriascorval@hotmail.com <text:s text:c="16"/>Cochabamba</text:p>
          </table:table-cell>
        </table:table-row>
        <table:table-row table:style-name="ro1">
          <table:table-cell office:value-type="string" calcext:value-type="string">
            <text:p>010010414 164616026</text:p>
          </table:table-cell>
          <table:table-cell office:value-type="string" calcext:value-type="string">
            <text:p><text:s text:c="3"/>Medina Vasquez S.R.L.</text:p>
          </table:table-cell>
          <table:table-cell office:value-type="float" office:value="164616026" calcext:value-type="float">
            <text:p>164616026</text:p>
          </table:table-cell>
          <table:table-cell office:value-type="string" calcext:value-type="string">
            <text:p><text:s/>VJAHUIRA</text:p>
          </table:table-cell>
          <table:table-cell office:value-type="float" office:value="71011177" calcext:value-type="float">
            <text:p>71011177</text:p>
          </table:table-cell>
          <table:table-cell table:number-columns-repeated="2"/>
          <table:table-cell office:value-type="string" calcext:value-type="string">
            <text:p><text:s/>Santa Cruz <text:s text:c="5"/>Andre Wouters Cel. 71011177 <text:s text:c="53"/>info@chia-direct.com <text:s text:c="24"/>Santa Cruz</text:p>
          </table:table-cell>
        </table:table-row>
        <table:table-row table:style-name="ro1">
          <table:table-cell office:value-type="string" calcext:value-type="string">
            <text:p>010010415 293622024</text:p>
          </table:table-cell>
          <table:table-cell office:value-type="string" calcext:value-type="string">
            <text:p><text:s text:c="3"/>OVOPLUS S.R.L. - AVICOLA ROLON</text:p>
          </table:table-cell>
          <table:table-cell office:value-type="float" office:value="293622024" calcext:value-type="float">
            <text:p>293622024</text:p>
          </table:table-cell>
          <table:table-cell office:value-type="string" calcext:value-type="string">
            <text:p><text:s/>HVALDIVI</text:p>
          </table:table-cell>
          <table:table-cell office:value-type="float" office:value="4316082" calcext:value-type="float">
            <text:p>4316082</text:p>
          </table:table-cell>
          <table:table-cell office:value-type="float" office:value="4316921" calcext:value-type="float">
            <text:p>4316921</text:p>
          </table:table-cell>
          <table:table-cell office:value-type="float" office:value="4316082" calcext:value-type="float">
            <text:p>4316082</text:p>
          </table:table-cell>
          <table:table-cell office:value-type="string" calcext:value-type="string">
            <text:p><text:s/>Cochabamba/Tiquipaya <text:s text:c="5"/>Mateo Roman Hinojosa (Resp.Pan) Cel. 60796656 <text:s text:c="35"/>croman@avioclarolon.com - teomaroman@gmail.coAv. Capit�n Ustariz Km 8.5 Cochabamba</text:p>
          </table:table-cell>
        </table:table-row>
        <table:table-row table:style-name="ro1">
          <table:table-cell office:value-type="string" calcext:value-type="string">
            <text:p>010010416 287884023</text:p>
          </table:table-cell>
          <table:table-cell office:value-type="string" calcext:value-type="string">
            <text:p><text:s text:c="3"/>Viadez Import Export S.R.L.</text:p>
          </table:table-cell>
          <table:table-cell office:value-type="float" office:value="287884023" calcext:value-type="float">
            <text:p>287884023</text:p>
          </table:table-cell>
          <table:table-cell office:value-type="string" calcext:value-type="string">
            <text:p><text:s/>VJAHUIRA</text:p>
          </table:table-cell>
          <table:table-cell office:value-type="float" office:value="71928917" calcext:value-type="float">
            <text:p>71928917</text:p>
          </table:table-cell>
          <table:table-cell table:number-columns-repeated="2"/>
          <table:table-cell office:value-type="string" calcext:value-type="string">
            <text:p><text:s/>La Paz <text:s text:c="9"/>Rene Viadez <text:s text:c="69"/>cafeviadez@gmail.com <text:s text:c="24"/>La Paz</text:p>
          </table:table-cell>
        </table:table-row>
        <table:table-row table:style-name="ro1">
          <table:table-cell office:value-type="string" calcext:value-type="string">
            <text:p>010010417 174542024</text:p>
          </table:table-cell>
          <table:table-cell office:value-type="string" calcext:value-type="string">
            <text:p><text:s text:c="3"/>Sr. Carne S.R.L.</text:p>
          </table:table-cell>
          <table:table-cell office:value-type="float" office:value="174542024" calcext:value-type="float">
            <text:p>174542024</text:p>
          </table:table-cell>
          <table:table-cell office:value-type="string" calcext:value-type="string">
            <text:p><text:s/>VJAHUIRA</text:p>
          </table:table-cell>
          <table:table-cell office:value-type="float" office:value="70009909" calcext:value-type="float">
            <text:p>70009909</text:p>
          </table:table-cell>
          <table:table-cell table:number-columns-repeated="2"/>
          <table:table-cell office:value-type="string" calcext:value-type="string">
            <text:p><text:s/>Santa Cruz <text:s text:c="5"/>Jes�s Salinas Cel. 70009909 <text:s text:c="53"/>info@srcarne.com <text:s text:c="28"/>Santa Cruz</text:p>
          </table:table-cell>
        </table:table-row>
        <table:table-row table:style-name="ro1">
          <table:table-cell office:value-type="string" calcext:value-type="string">
            <text:p>010010418 4373995010</text:p>
          </table:table-cell>
          <table:table-cell office:value-type="string" calcext:value-type="string">
            <text:p><text:s text:c="3"/>Aduviri - Galva Secol</text:p>
          </table:table-cell>
          <table:table-cell office:value-type="float" office:value="4373995010" calcext:value-type="float">
            <text:p>4373995010</text:p>
          </table:table-cell>
          <table:table-cell office:value-type="string" calcext:value-type="string">
            <text:p><text:s/>HVALDIVI</text:p>
          </table:table-cell>
          <table:table-cell office:value-type="float" office:value="72083828" calcext:value-type="float">
            <text:p>72083828</text:p>
          </table:table-cell>
          <table:table-cell table:number-columns-repeated="2"/>
          <table:table-cell office:value-type="string" calcext:value-type="string">
            <text:p><text:s/>El Alto <text:s text:c="8"/>Grover Aduviri Cel. 72083828 <text:s text:c="52"/>groverap@gmail.com <text:s text:c="26"/>El Alto</text:p>
          </table:table-cell>
        </table:table-row>
        <table:table-row table:style-name="ro1">
          <table:table-cell office:value-type="string" calcext:value-type="string">
            <text:p>010010419 4326632019</text:p>
          </table:table-cell>
          <table:table-cell office:value-type="string" calcext:value-type="string">
            <text:p><text:s text:c="3"/>Franklin Edwin Torrez Cahuaya - Improlim</text:p>
          </table:table-cell>
          <table:table-cell office:value-type="float" office:value="4326632019" calcext:value-type="float">
            <text:p>4326632019</text:p>
          </table:table-cell>
          <table:table-cell office:value-type="string" calcext:value-type="string">
            <text:p><text:s/>VJAHUIRA</text:p>
          </table:table-cell>
          <table:table-cell office:value-type="float" office:value="2914820" calcext:value-type="float">
            <text:p>2914820</text:p>
          </table:table-cell>
          <table:table-cell office:value-type="float" office:value="73019377" calcext:value-type="float">
            <text:p>73019377</text:p>
          </table:table-cell>
          <table:table-cell/>
          <table:table-cell office:value-type="string" calcext:value-type="string">
            <text:p><text:s/>El Alto <text:s text:c="8"/>Sr. Vidal Torrez <text:s text:c="109"/>El Alto</text:p>
          </table:table-cell>
        </table:table-row>
        <table:table-row table:style-name="ro1">
          <table:table-cell office:value-type="string" calcext:value-type="string">
            <text:p>010010420 1002601027</text:p>
          </table:table-cell>
          <table:table-cell office:value-type="string" calcext:value-type="string">
            <text:p><text:s text:c="3"/>Diagnoslab S.R.L.</text:p>
          </table:table-cell>
          <table:table-cell office:value-type="float" office:value="1002601027" calcext:value-type="float">
            <text:p>1002601027</text:p>
          </table:table-cell>
          <table:table-cell office:value-type="string" calcext:value-type="string">
            <text:p><text:s/>HVALDIVI</text:p>
          </table:table-cell>
          <table:table-cell office:value-type="float" office:value="2240931" calcext:value-type="float">
            <text:p>2240931</text:p>
          </table:table-cell>
          <table:table-cell office:value-type="float" office:value="2421074" calcext:value-type="float">
            <text:p>2421074</text:p>
          </table:table-cell>
          <table:table-cell/>
          <table:table-cell office:value-type="string" calcext:value-type="string">
            <text:p><text:s/>La Paz <text:s text:c="9"/>Marylin Ordo�ez (entregas y cobranza) Cel. 70552499 <text:s text:c="29"/>elvinmollinedo@hotmail.com <text:s text:c="18"/>La Paz</text:p>
          </table:table-cell>
        </table:table-row>
        <table:table-row table:style-name="ro1">
          <table:table-cell office:value-type="string" calcext:value-type="string">
            <text:p>010010421 3501540011</text:p>
          </table:table-cell>
          <table:table-cell office:value-type="string" calcext:value-type="string">
            <text:p><text:s text:c="3"/>Maria Elena Diaz Montenegro de Velasquez - KRICK KROCK</text:p>
          </table:table-cell>
          <table:table-cell office:value-type="float" office:value="3501540011" calcext:value-type="float">
            <text:p>3501540011</text:p>
          </table:table-cell>
          <table:table-cell office:value-type="string" calcext:value-type="string">
            <text:p><text:s/>HVALDIVI</text:p>
          </table:table-cell>
          <table:table-cell office:value-type="float" office:value="5279041" calcext:value-type="float">
            <text:p>5279041</text:p>
          </table:table-cell>
          <table:table-cell office:value-type="float" office:value="72484844" calcext:value-type="float">
            <text:p>72484844</text:p>
          </table:table-cell>
          <table:table-cell/>
          <table:table-cell office:value-type="string" calcext:value-type="string">
            <text:p><text:s/>Oruro <text:s text:c="10"/>Yolanda Diaz Cel. 67258637-72458637 <text:s text:c="45"/>yolandadiazmontenegro@yahoo.com.ar <text:s text:c="10"/>Oruro</text:p>
          </table:table-cell>
        </table:table-row>
        <table:table-row table:style-name="ro1">
          <table:table-cell office:value-type="string" calcext:value-type="string">
            <text:p>010010422 1002521024</text:p>
          </table:table-cell>
          <table:table-cell office:value-type="string" calcext:value-type="string">
            <text:p><text:s text:c="3"/>FUNDACION AYUDA EN ACCION</text:p>
          </table:table-cell>
          <table:table-cell office:value-type="float" office:value="1002521024" calcext:value-type="float">
            <text:p>1002521024</text:p>
          </table:table-cell>
          <table:table-cell office:value-type="string" calcext:value-type="string">
            <text:p><text:s/>JMAVILA</text:p>
          </table:table-cell>
          <table:table-cell office:value-type="float" office:value="6449662" calcext:value-type="float">
            <text:p>6449662</text:p>
          </table:table-cell>
          <table:table-cell office:value-type="float" office:value="71164600" calcext:value-type="float">
            <text:p>71164600</text:p>
          </table:table-cell>
          <table:table-cell/>
          <table:table-cell office:value-type="string" calcext:value-type="string">
            <text:p><text:s/>Sucre <text:s text:c="10"/>Juan Carlos Aguayo Mollo Cel. 71164600 <text:s text:c="42"/>jaguayo@ayudaenaccion.org <text:s text:c="19"/>Sucre</text:p>
          </table:table-cell>
        </table:table-row>
        <table:table-row table:style-name="ro1">
          <table:table-cell office:value-type="string" calcext:value-type="string">
            <text:p>010010423 1028495024</text:p>
          </table:table-cell>
          <table:table-cell office:value-type="string" calcext:value-type="string">
            <text:p><text:s text:c="3"/>PLUS COMAGRO S.R.L.</text:p>
          </table:table-cell>
          <table:table-cell office:value-type="float" office:value="1028495024" calcext:value-type="float">
            <text:p>1028495024</text:p>
          </table:table-cell>
          <table:table-cell office:value-type="string" calcext:value-type="string">
            <text:p><text:s/>JMAVILA</text:p>
          </table:table-cell>
          <table:table-cell office:value-type="float" office:value="3422626" calcext:value-type="float">
            <text:p>3422626</text:p>
          </table:table-cell>
          <table:table-cell office:value-type="float" office:value="75666525" calcext:value-type="float">
            <text:p>75666525</text:p>
          </table:table-cell>
          <table:table-cell office:value-type="float" office:value="3423031" calcext:value-type="float">
            <text:p>3423031</text:p>
          </table:table-cell>
          <table:table-cell office:value-type="string" calcext:value-type="string">
            <text:p><text:s/>Santa Cruz <text:s text:c="5"/>Richard Montero 3488877 (planta) (contacto para entrega) <text:s text:c="24"/>rlav@comagro.net - rmon@comagro.net - jban@coParque Industrial N�1-23 frente al PADI (planta)</text:p>
          </table:table-cell>
        </table:table-row>
        <table:table-row table:style-name="ro1">
          <table:table-cell office:value-type="string" calcext:value-type="string">
            <text:p>010010424 1023077025</text:p>
          </table:table-cell>
          <table:table-cell office:value-type="string" calcext:value-type="string">
            <text:p><text:s text:c="3"/>CORDILL S.A.</text:p>
          </table:table-cell>
          <table:table-cell office:value-type="float" office:value="1023077025" calcext:value-type="float">
            <text:p>1023077025</text:p>
          </table:table-cell>
          <table:table-cell office:value-type="string" calcext:value-type="string">
            <text:p><text:s/>HVALDIVI</text:p>
          </table:table-cell>
          <table:table-cell office:value-type="float" office:value="4262009" calcext:value-type="float">
            <text:p>4262009</text:p>
          </table:table-cell>
          <table:table-cell office:value-type="float" office:value="4263444" calcext:value-type="float">
            <text:p>4263444</text:p>
          </table:table-cell>
          <table:table-cell office:value-type="float" office:value="4261256" calcext:value-type="float">
            <text:p>4261256</text:p>
          </table:table-cell>
          <table:table-cell office:value-type="string" calcext:value-type="string">
            <text:p><text:s/>Cochabamba <text:s text:c="5"/>Edwing Espinoza <text:s text:c="65"/>adquisiciones.cordill@gmail.com <text:s text:c="13"/>Cochabamba</text:p>
          </table:table-cell>
        </table:table-row>
        <table:table-row table:style-name="ro1">
          <table:table-cell office:value-type="string" calcext:value-type="string">
            <text:p>010010425 1021731023</text:p>
          </table:table-cell>
          <table:table-cell office:value-type="string" calcext:value-type="string">
            <text:p><text:s text:c="3"/>Fundacion Proinpa</text:p>
          </table:table-cell>
          <table:table-cell office:value-type="float" office:value="1021731023" calcext:value-type="float">
            <text:p>1021731023</text:p>
          </table:table-cell>
          <table:table-cell office:value-type="string" calcext:value-type="string">
            <text:p><text:s/>VJAHUIRA</text:p>
          </table:table-cell>
          <table:table-cell office:value-type="float" office:value="4319595" calcext:value-type="float">
            <text:p>4319595</text:p>
          </table:table-cell>
          <table:table-cell office:value-type="float" office:value="77991974" calcext:value-type="float">
            <text:p>77991974</text:p>
          </table:table-cell>
          <table:table-cell office:value-type="float" office:value="4319600" calcext:value-type="float">
            <text:p>4319600</text:p>
          </table:table-cell>
          <table:table-cell office:value-type="string" calcext:value-type="string">
            <text:p><text:s/>Cochabamba <text:s text:c="5"/>Samantha Cabrera Cel. 77991974 <text:s text:c="50"/>s.cabrera@proinpa.org <text:s text:c="23"/>Cochabamba</text:p>
          </table:table-cell>
        </table:table-row>
        <table:table-row table:style-name="ro1">
          <table:table-cell office:value-type="string" calcext:value-type="string">
            <text:p>010010426 6769359013</text:p>
          </table:table-cell>
          <table:table-cell office:value-type="string" calcext:value-type="string">
            <text:p><text:s text:c="3"/>Valerio Bonifaz - INDUBELL</text:p>
          </table:table-cell>
          <table:table-cell office:value-type="float" office:value="4855129016" calcext:value-type="float">
            <text:p>4855129016</text:p>
          </table:table-cell>
          <table:table-cell office:value-type="string" calcext:value-type="string">
            <text:p><text:s/>VJAHUIRA</text:p>
          </table:table-cell>
          <table:table-cell office:value-type="float" office:value="70139701" calcext:value-type="float">
            <text:p>70139701</text:p>
          </table:table-cell>
          <table:table-cell office:value-type="float" office:value="70621240" calcext:value-type="float">
            <text:p>70621240</text:p>
          </table:table-cell>
          <table:table-cell/>
          <table:table-cell office:value-type="string" calcext:value-type="string">
            <text:p><text:s/>El Alto <text:s text:c="8"/>Alberto Casta�eta Cel. 70139701 <text:s text:c="49"/>indubellina@hotmail.com <text:s text:c="21"/>Calle 9 N�113 Villa El Carmen (Sr.Bonifaz)</text:p>
          </table:table-cell>
        </table:table-row>
        <table:table-row table:style-name="ro1">
          <table:table-cell office:value-type="string" calcext:value-type="string">
            <text:p>010010427 1004329021</text:p>
          </table:table-cell>
          <table:table-cell office:value-type="string" calcext:value-type="string">
            <text:p><text:s text:c="3"/>Eximcar S.R.L.</text:p>
          </table:table-cell>
          <table:table-cell office:value-type="float" office:value="1004329021" calcext:value-type="float">
            <text:p>1004329021</text:p>
          </table:table-cell>
          <table:table-cell office:value-type="string" calcext:value-type="string">
            <text:p><text:s/>VJAHUIRA</text:p>
          </table:table-cell>
          <table:table-cell office:value-type="float" office:value="2850412" calcext:value-type="float">
            <text:p>2850412</text:p>
          </table:table-cell>
          <table:table-cell office:value-type="float" office:value="71545760" calcext:value-type="float">
            <text:p>71545760</text:p>
          </table:table-cell>
          <table:table-cell office:value-type="float" office:value="2850412" calcext:value-type="float">
            <text:p>2850412</text:p>
          </table:table-cell>
          <table:table-cell office:value-type="string" calcext:value-type="string">
            <text:p><text:s/>El Alto <text:s text:c="8"/>Cruz Carlo Huanca Cel. 71545760 <text:s text:c="49"/>eximcar@hotmail.com <text:s text:c="25"/>Zona Sindicado de Colectivos Litoral</text:p>
          </table:table-cell>
        </table:table-row>
        <table:table-row table:style-name="ro1">
          <table:table-cell office:value-type="string" calcext:value-type="string">
            <text:p>010010428 3417020016</text:p>
          </table:table-cell>
          <table:table-cell office:value-type="string" calcext:value-type="string">
            <text:p><text:s text:c="3"/>Beatriz Mayorga Gonzales - Bolivia Produce Quinua</text:p>
          </table:table-cell>
          <table:table-cell office:value-type="float" office:value="3417020016" calcext:value-type="float">
            <text:p>3417020016</text:p>
          </table:table-cell>
          <table:table-cell office:value-type="string" calcext:value-type="string">
            <text:p><text:s/>HVALDIVI</text:p>
          </table:table-cell>
          <table:table-cell office:value-type="float" office:value="4713773" calcext:value-type="float">
            <text:p>4713773</text:p>
          </table:table-cell>
          <table:table-cell office:value-type="float" office:value="67462955" calcext:value-type="float">
            <text:p>67462955</text:p>
          </table:table-cell>
          <table:table-cell/>
          <table:table-cell office:value-type="string" calcext:value-type="string">
            <text:p><text:s/>Cochabamba <text:s text:c="5"/>Beatriz Mayorga <text:s text:c="65"/>qmagica10@gmail.com <text:s text:c="25"/>Cochabamba</text:p>
          </table:table-cell>
        </table:table-row>
        <table:table-row table:style-name="ro1">
          <table:table-cell office:value-type="string" calcext:value-type="string">
            <text:p>010010429 767827019</text:p>
          </table:table-cell>
          <table:table-cell office:value-type="string" calcext:value-type="string">
            <text:p><text:s text:c="3"/>Marco Antonio Delgadillo Ortiz - Productos Santiago</text:p>
          </table:table-cell>
          <table:table-cell office:value-type="float" office:value="3620911018" calcext:value-type="float">
            <text:p>3620911018</text:p>
          </table:table-cell>
          <table:table-cell office:value-type="string" calcext:value-type="string">
            <text:p><text:s/>HVALDIVI</text:p>
          </table:table-cell>
          <table:table-cell office:value-type="float" office:value="4261205" calcext:value-type="float">
            <text:p>4261205</text:p>
          </table:table-cell>
          <table:table-cell office:value-type="float" office:value="77990610" calcext:value-type="float">
            <text:p>77990610</text:p>
          </table:table-cell>
          <table:table-cell/>
          <table:table-cell office:value-type="string" calcext:value-type="string">
            <text:p><text:s/>Cochabamba <text:s text:c="5"/>Marco Delgadillo Cel. 77990610 <text:s text:c="50"/>productos_santiago@hotmail.com <text:s text:c="14"/>Cochabamba</text:p>
          </table:table-cell>
        </table:table-row>
        <table:table-row table:style-name="ro1">
          <table:table-cell office:value-type="string" calcext:value-type="string">
            <text:p>010010430 130139023</text:p>
          </table:table-cell>
          <table:table-cell office:value-type="string" calcext:value-type="string">
            <text:p><text:s text:c="3"/>ASOVITA</text:p>
          </table:table-cell>
          <table:table-cell office:value-type="float" office:value="130139023" calcext:value-type="float">
            <text:p>130139023</text:p>
          </table:table-cell>
          <table:table-cell office:value-type="string" calcext:value-type="string">
            <text:p><text:s/>JMAVILA</text:p>
          </table:table-cell>
          <table:table-cell office:value-type="float" office:value="6467200" calcext:value-type="float">
            <text:p>6467200</text:p>
          </table:table-cell>
          <table:table-cell office:value-type="float" office:value="71157331" calcext:value-type="float">
            <text:p>71157331</text:p>
          </table:table-cell>
          <table:table-cell office:value-type="float" office:value="6467200" calcext:value-type="float">
            <text:p>6467200</text:p>
          </table:table-cell>
          <table:table-cell office:value-type="string" calcext:value-type="string">
            <text:p><text:s/>Sucre <text:s text:c="10"/>Eudal Loayza Campos Cel. 71157331 <text:s text:c="47"/>loayzac@hotmail.com <text:s text:c="25"/>Sucre</text:p>
          </table:table-cell>
        </table:table-row>
        <table:table-row table:style-name="ro1">
          <table:table-cell office:value-type="string" calcext:value-type="string">
            <text:p>010010431 1028415020</text:p>
          </table:table-cell>
          <table:table-cell office:value-type="string" calcext:value-type="string">
            <text:p><text:s text:c="3"/>Banco Union S.A.</text:p>
          </table:table-cell>
          <table:table-cell office:value-type="float" office:value="1028415020" calcext:value-type="float">
            <text:p>1028415020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2171717 I.1210</text:p>
          </table:table-cell>
          <table:table-cell office:value-type="float" office:value="71294146" calcext:value-type="float">
            <text:p>71294146</text:p>
          </table:table-cell>
          <table:table-cell/>
          <table:table-cell office:value-type="string" calcext:value-type="string">
            <text:p><text:s/>La Paz <text:s text:c="2"/>- <text:s/>Av. Camacho N� 1415 casi esq. Loayza <text:s text:c="28"/>Diter Portugal/Francisco Tapia Int.2257 - 2254 <text:s text:c="34"/>lpramos@bancounion.com.bo <text:s text:c="19"/>quira subsuelo Col�n entre Camacho y Mcal.S.Cruz</text:p>
          </table:table-cell>
        </table:table-row>
        <table:table-row table:style-name="ro1">
          <table:table-cell office:value-type="string" calcext:value-type="string">
            <text:p>010010432 5066410011</text:p>
          </table:table-cell>
          <table:table-cell office:value-type="string" calcext:value-type="string">
            <text:p><text:s text:c="3"/>Pozo al Mar</text:p>
          </table:table-cell>
          <table:table-cell office:value-type="float" office:value="5066410011" calcext:value-type="float">
            <text:p>5066410011</text:p>
          </table:table-cell>
          <table:table-cell office:value-type="string" calcext:value-type="string">
            <text:p><text:s/>VJAHUIRA</text:p>
          </table:table-cell>
          <table:table-cell office:value-type="float" office:value="5288901" calcext:value-type="float">
            <text:p>5288901</text:p>
          </table:table-cell>
          <table:table-cell office:value-type="float" office:value="67237669" calcext:value-type="float">
            <text:p>67237669</text:p>
          </table:table-cell>
          <table:table-cell/>
          <table:table-cell office:value-type="string" calcext:value-type="string">
            <text:p><text:s/>Oruro <text:s text:c="10"/>Pedro Cruz Cel. 67237669 <text:s text:c="56"/>info@quinoareal.org <text:s text:c="25"/>Oruro</text:p>
          </table:table-cell>
        </table:table-row>
        <table:table-row table:style-name="ro1">
          <table:table-cell office:value-type="string" calcext:value-type="string">
            <text:p>010010433 4495354014</text:p>
          </table:table-cell>
          <table:table-cell office:value-type="string" calcext:value-type="string">
            <text:p><text:s text:c="3"/>Claudia Torrico - Avirico</text:p>
          </table:table-cell>
          <table:table-cell office:value-type="float" office:value="4495354014" calcext:value-type="float">
            <text:p>4495354014</text:p>
          </table:table-cell>
          <table:table-cell office:value-type="string" calcext:value-type="string">
            <text:p><text:s/>HVALDIVI</text:p>
          </table:table-cell>
          <table:table-cell office:value-type="float" office:value="77900633" calcext:value-type="float">
            <text:p>77900633</text:p>
          </table:table-cell>
          <table:table-cell table:number-columns-repeated="2"/>
          <table:table-cell office:value-type="string" calcext:value-type="string">
            <text:p><text:s/>Cochabamba <text:s text:c="5"/>Claudia Torrico <text:s text:c="65"/>torricosrl@gmail.com <text:s text:c="24"/>Cochabamba</text:p>
          </table:table-cell>
        </table:table-row>
        <table:table-row table:style-name="ro1">
          <table:table-cell office:value-type="string" calcext:value-type="string">
            <text:p>010010434 2202696</text:p>
          </table:table-cell>
          <table:table-cell office:value-type="string" calcext:value-type="string">
            <text:p><text:s text:c="3"/>Bayron Ponce - Proli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OTO</text:p>
          </table:table-cell>
          <table:table-cell office:value-type="float" office:value="2202696" calcext:value-type="float">
            <text:p>2202696</text:p>
          </table:table-cell>
          <table:table-cell office:value-type="float" office:value="65137259" calcext:value-type="float">
            <text:p>65137259</text:p>
          </table:table-cell>
          <table:table-cell/>
          <table:table-cell office:value-type="string" calcext:value-type="string">
            <text:p><text:s/>La Paz <text:s text:c="9"/>Augusto Ponce Cel. 65137259 <text:s text:c="98"/>La Paz</text:p>
          </table:table-cell>
        </table:table-row>
        <table:table-row table:style-name="ro1">
          <table:table-cell office:value-type="string" calcext:value-type="string">
            <text:p>010010435 125467026</text:p>
          </table:table-cell>
          <table:table-cell office:value-type="string" calcext:value-type="string">
            <text:p><text:s text:c="3"/>Gobierno Autonomo Municipal de Tarabuco</text:p>
          </table:table-cell>
          <table:table-cell office:value-type="float" office:value="125467026" calcext:value-type="float">
            <text:p>125467026</text:p>
          </table:table-cell>
          <table:table-cell office:value-type="string" calcext:value-type="string">
            <text:p><text:s/>VJAHUIRA</text:p>
          </table:table-cell>
          <table:table-cell office:value-type="float" office:value="72432292" calcext:value-type="float">
            <text:p>72432292</text:p>
          </table:table-cell>
          <table:table-cell office:value-type="float" office:value="6468744" calcext:value-type="float">
            <text:p>6468744</text:p>
          </table:table-cell>
          <table:table-cell/>
          <table:table-cell office:value-type="string" calcext:value-type="string">
            <text:p><text:s/>Sucre <text:s text:c="10"/>Juan Marquez Cel.72432292 <text:s text:c="55"/>jrmr_2_4@hotmail.com <text:s text:c="24"/>Sucre</text:p>
          </table:table-cell>
        </table:table-row>
        <table:table-row table:style-name="ro1">
          <table:table-cell office:value-type="string" calcext:value-type="string">
            <text:p>010010436 6772414016</text:p>
          </table:table-cell>
          <table:table-cell office:value-type="string" calcext:value-type="string">
            <text:p><text:s text:c="3"/>Juana Chambi Mamani - Marbol</text:p>
          </table:table-cell>
          <table:table-cell office:value-type="float" office:value="6772414016" calcext:value-type="float">
            <text:p>6772414016</text:p>
          </table:table-cell>
          <table:table-cell office:value-type="string" calcext:value-type="string">
            <text:p><text:s/>VJAHUIRA</text:p>
          </table:table-cell>
          <table:table-cell office:value-type="float" office:value="70511414" calcext:value-type="float">
            <text:p>70511414</text:p>
          </table:table-cell>
          <table:table-cell table:number-columns-repeated="2"/>
          <table:table-cell office:value-type="string" calcext:value-type="string">
            <text:p><text:s/>El Alto <text:s text:c="8"/>Enrique Aruni Cel. 70511414 <text:s text:c="53"/>enriquearuni@gmail.com <text:s text:c="22"/>El Alto</text:p>
          </table:table-cell>
        </table:table-row>
        <table:table-row table:style-name="ro1">
          <table:table-cell office:value-type="string" calcext:value-type="string">
            <text:p>010010437 259822024</text:p>
          </table:table-cell>
          <table:table-cell office:value-type="string" calcext:value-type="string">
            <text:p><text:s text:c="3"/>Luz Marina S.R.L. - Horneados Unicos</text:p>
          </table:table-cell>
          <table:table-cell office:value-type="float" office:value="259822024" calcext:value-type="float">
            <text:p>259822024</text:p>
          </table:table-cell>
          <table:table-cell office:value-type="string" calcext:value-type="string">
            <text:p><text:s/>VJAHUIRA</text:p>
          </table:table-cell>
          <table:table-cell office:value-type="float" office:value="3428420" calcext:value-type="float">
            <text:p>3428420</text:p>
          </table:table-cell>
          <table:table-cell office:value-type="float" office:value="77600362" calcext:value-type="float">
            <text:p>77600362</text:p>
          </table:table-cell>
          <table:table-cell/>
          <table:table-cell office:value-type="string" calcext:value-type="string">
            <text:p><text:s/>Santa Cruz <text:s text:c="5"/>Marina Suarez Arana Cel. 77600362 <text:s text:c="47"/>horneadosunicosdeluzmarina@hotmail.com <text:s text:c="6"/>Zona Norte - Barrio 12 de OCtubre</text:p>
          </table:table-cell>
        </table:table-row>
        <table:table-row table:style-name="ro1">
          <table:table-cell office:value-type="string" calcext:value-type="string">
            <text:p>010010438 302908027</text:p>
          </table:table-cell>
          <table:table-cell office:value-type="string" calcext:value-type="string">
            <text:p><text:s text:c="3"/>Valkure S.R.L.</text:p>
          </table:table-cell>
          <table:table-cell office:value-type="float" office:value="302908027" calcext:value-type="float">
            <text:p>302908027</text:p>
          </table:table-cell>
          <table:table-cell office:value-type="string" calcext:value-type="string">
            <text:p><text:s/>VJAHUIRA</text:p>
          </table:table-cell>
          <table:table-cell office:value-type="float" office:value="2799266" calcext:value-type="float">
            <text:p>2799266</text:p>
          </table:table-cell>
          <table:table-cell office:value-type="float" office:value="77841770" calcext:value-type="float">
            <text:p>77841770</text:p>
          </table:table-cell>
          <table:table-cell/>
          <table:table-cell office:value-type="string" calcext:value-type="string">
            <text:p><text:s/>La Paz <text:s text:c="9"/>LIDER TEMO (EL ALTO-DESPACHOS)60644227 <text:s text:c="42"/>eiriarte@niemeyerbolivia.com <text:s text:c="16"/>La Paz</text:p>
          </table:table-cell>
        </table:table-row>
        <table:table-row table:style-name="ro1">
          <table:table-cell office:value-type="string" calcext:value-type="string">
            <text:p>010010439 314208025</text:p>
          </table:table-cell>
          <table:table-cell office:value-type="string" calcext:value-type="string">
            <text:p><text:s text:c="3"/>GRUPYMEN Ltda. - Industria de Alimento Rubal</text:p>
          </table:table-cell>
          <table:table-cell office:value-type="float" office:value="314208025" calcext:value-type="float">
            <text:p>314208025</text:p>
          </table:table-cell>
          <table:table-cell office:value-type="string" calcext:value-type="string">
            <text:p><text:s/>SRAMIREZ</text:p>
          </table:table-cell>
          <table:table-cell office:value-type="float" office:value="6638037" calcext:value-type="float">
            <text:p>6638037</text:p>
          </table:table-cell>
          <table:table-cell office:value-type="float" office:value="60267040" calcext:value-type="float">
            <text:p>60267040</text:p>
          </table:table-cell>
          <table:table-cell/>
          <table:table-cell office:value-type="string" calcext:value-type="string">
            <text:p><text:s/>Tarija <text:s text:c="9"/>Maria Estela Ruiz <text:s text:c="63"/>rubaltarija@hotmail.com <text:s text:c="21"/>Tarija</text:p>
          </table:table-cell>
        </table:table-row>
        <table:table-row table:style-name="ro1">
          <table:table-cell office:value-type="string" calcext:value-type="string">
            <text:p>010010440 4561471</text:p>
          </table:table-cell>
          <table:table-cell office:value-type="string" calcext:value-type="string">
            <text:p><text:s text:c="3"/>Juanito Chavez Hurtado - Chispa Chapaca</text:p>
          </table:table-cell>
          <table:table-cell office:value-type="float" office:value="4561471" calcext:value-type="float">
            <text:p>4561471</text:p>
          </table:table-cell>
          <table:table-cell office:value-type="string" calcext:value-type="string">
            <text:p><text:s/>PAMELA</text:p>
          </table:table-cell>
          <table:table-cell table:number-columns-repeated="2" office:value-type="float" office:value="67371807" calcext:value-type="float">
            <text:p>67371807</text:p>
          </table:table-cell>
          <table:table-cell/>
          <table:table-cell office:value-type="string" calcext:value-type="string">
            <text:p><text:s/>Tarija <text:s text:c="9"/>Juanito Chavez Cel. 67371807 <text:s text:c="97"/>Tarija</text:p>
          </table:table-cell>
        </table:table-row>
        <table:table-row table:style-name="ro1">
          <table:table-cell office:value-type="string" calcext:value-type="string">
            <text:p>010010441 1020115028</text:p>
          </table:table-cell>
          <table:table-cell office:value-type="string" calcext:value-type="string">
            <text:p><text:s text:c="3"/>EPSAS S.A.</text:p>
          </table:table-cell>
          <table:table-cell office:value-type="float" office:value="1020115028" calcext:value-type="float">
            <text:p>1020115028</text:p>
          </table:table-cell>
          <table:table-cell office:value-type="string" calcext:value-type="string">
            <text:p><text:s/>HVALDIVI</text:p>
          </table:table-cell>
          <table:table-cell office:value-type="float" office:value="2210295" calcext:value-type="float">
            <text:p>2210295</text:p>
          </table:table-cell>
          <table:table-cell table:number-columns-repeated="2"/>
          <table:table-cell office:value-type="string" calcext:value-type="string">
            <text:p><text:s/>La Paz <text:s text:c="9"/>Rolando Cruz Ofic.Seguridad Industrial Int.1019 <text:s text:c="33"/>cruzrepsas.com.bo - espinozae@epsas.com <text:s text:c="5"/>La Paz</text:p>
          </table:table-cell>
        </table:table-row>
        <table:table-row table:style-name="ro1">
          <table:table-cell office:value-type="string" calcext:value-type="string">
            <text:p>010010442 397836015</text:p>
          </table:table-cell>
          <table:table-cell office:value-type="string" calcext:value-type="string">
            <text:p><text:s text:c="3"/>Adalid Vargas - Laboratorios Addax Internacional</text:p>
          </table:table-cell>
          <table:table-cell office:value-type="float" office:value="397836015" calcext:value-type="float">
            <text:p>397836015</text:p>
          </table:table-cell>
          <table:table-cell office:value-type="string" calcext:value-type="string">
            <text:p><text:s/>HVALDIVI</text:p>
          </table:table-cell>
          <table:table-cell office:value-type="float" office:value="2730717" calcext:value-type="float">
            <text:p>2730717</text:p>
          </table:table-cell>
          <table:table-cell office:value-type="float" office:value="76729909" calcext:value-type="float">
            <text:p>76729909</text:p>
          </table:table-cell>
          <table:table-cell/>
          <table:table-cell office:value-type="string" calcext:value-type="string">
            <text:p><text:s/>La Paz <text:s text:c="9"/>Aldo Paredes Contabilidad <text:s text:c="55"/>alvachem-avk@hotmail.com - addaxlab@hotmail.cLa Paz</text:p>
          </table:table-cell>
        </table:table-row>
        <table:table-row table:style-name="ro1">
          <table:table-cell office:value-type="string" calcext:value-type="string">
            <text:p>010010443 5505708</text:p>
          </table:table-cell>
          <table:table-cell office:value-type="string" calcext:value-type="string">
            <text:p><text:s text:c="3"/>Maya Alimentos Organicos</text:p>
          </table:table-cell>
          <table:table-cell office:value-type="float" office:value="5505708" calcext:value-type="float">
            <text:p>5505708</text:p>
          </table:table-cell>
          <table:table-cell office:value-type="string" calcext:value-type="string">
            <text:p><text:s/>HVALDIVI</text:p>
          </table:table-cell>
          <table:table-cell office:value-type="float" office:value="73736523" calcext:value-type="float">
            <text:p>73736523</text:p>
          </table:table-cell>
          <table:table-cell table:number-columns-repeated="2"/>
          <table:table-cell office:value-type="string" calcext:value-type="string">
            <text:p><text:s/>La Paz <text:s text:c="9"/>Maya Valencia Cel. 73736523 <text:s text:c="53"/>valenciamaya2013@gmail.com <text:s text:c="18"/>antes de la parada del 209</text:p>
          </table:table-cell>
        </table:table-row>
        <table:table-row table:style-name="ro1">
          <table:table-cell office:value-type="string" calcext:value-type="string">
            <text:p>010010444 5425756012</text:p>
          </table:table-cell>
          <table:table-cell office:value-type="string" calcext:value-type="string">
            <text:p><text:s text:c="3"/>Roberto Lijeron Bejarano - Industria de Alimentos Biofrut</text:p>
          </table:table-cell>
          <table:table-cell office:value-type="float" office:value="5425756012" calcext:value-type="float">
            <text:p>5425756012</text:p>
          </table:table-cell>
          <table:table-cell office:value-type="string" calcext:value-type="string">
            <text:p><text:s/>VJAHUIRA</text:p>
          </table:table-cell>
          <table:table-cell office:value-type="float" office:value="61311575" calcext:value-type="float">
            <text:p>61311575</text:p>
          </table:table-cell>
          <table:table-cell table:number-columns-repeated="2"/>
          <table:table-cell office:value-type="string" calcext:value-type="string">
            <text:p><text:s/>Santa Cruz <text:s text:c="5"/>Sonia Bejarano Fehse Gerente Comercial <text:s text:c="42"/>biofrut.salud@hotmail.com <text:s text:c="19"/>9 oeste</text:p>
          </table:table-cell>
        </table:table-row>
        <table:table-row table:style-name="ro1">
          <table:table-cell office:value-type="string" calcext:value-type="string">
            <text:p>010010445 3757454016</text:p>
          </table:table-cell>
          <table:table-cell office:value-type="string" calcext:value-type="string">
            <text:p><text:s text:c="3"/>Mario Orellana Camacho - AROMA</text:p>
          </table:table-cell>
          <table:table-cell office:value-type="float" office:value="3757454016" calcext:value-type="float">
            <text:p>3757454016</text:p>
          </table:table-cell>
          <table:table-cell office:value-type="string" calcext:value-type="string">
            <text:p><text:s/>VJAHUIRA</text:p>
          </table:table-cell>
          <table:table-cell office:value-type="float" office:value="3649946" calcext:value-type="float">
            <text:p>3649946</text:p>
          </table:table-cell>
          <table:table-cell office:value-type="float" office:value="77002095" calcext:value-type="float">
            <text:p>77002095</text:p>
          </table:table-cell>
          <table:table-cell/>
          <table:table-cell office:value-type="string" calcext:value-type="string">
            <text:p><text:s/>Santa Cruz <text:s text:c="5"/>Mario Orellana Cel. 77002095 <text:s text:c="52"/>isoacafe@hotmail.com <text:s text:c="24"/>Santa Cruz</text:p>
          </table:table-cell>
        </table:table-row>
        <table:table-row table:style-name="ro1">
          <table:table-cell office:value-type="string" calcext:value-type="string">
            <text:p>010010446 4744243016</text:p>
          </table:table-cell>
          <table:table-cell office:value-type="string" calcext:value-type="string">
            <text:p><text:s text:c="3"/>Sergio Cuenca Querejazu - PROALNAT</text:p>
          </table:table-cell>
          <table:table-cell office:value-type="float" office:value="4744243016" calcext:value-type="float">
            <text:p>4744243016</text:p>
          </table:table-cell>
          <table:table-cell office:value-type="string" calcext:value-type="string">
            <text:p><text:s/>VJAHUIRA</text:p>
          </table:table-cell>
          <table:table-cell office:value-type="float" office:value="70136499" calcext:value-type="float">
            <text:p>70136499</text:p>
          </table:table-cell>
          <table:table-cell table:number-columns-repeated="2"/>
          <table:table-cell office:value-type="string" calcext:value-type="string">
            <text:p><text:s/>La Paz <text:s text:c="9"/>Sergio Cuenca Cel. 70136499 <text:s text:c="53"/>sergiocuenca9@hotmail.com <text:s text:c="19"/>La Paz</text:p>
          </table:table-cell>
        </table:table-row>
        <table:table-row table:style-name="ro1">
          <table:table-cell office:value-type="string" calcext:value-type="string">
            <text:p>010010447 163804029</text:p>
          </table:table-cell>
          <table:table-cell office:value-type="string" calcext:value-type="string">
            <text:p><text:s text:c="3"/>ECOTURCO S.R.L.</text:p>
          </table:table-cell>
          <table:table-cell office:value-type="float" office:value="163804029" calcext:value-type="float">
            <text:p>163804029</text:p>
          </table:table-cell>
          <table:table-cell office:value-type="string" calcext:value-type="string">
            <text:p><text:s/>HVALDIVI</text:p>
          </table:table-cell>
          <table:table-cell office:value-type="float" office:value="72465119" calcext:value-type="float">
            <text:p>72465119</text:p>
          </table:table-cell>
          <table:table-cell table:number-columns-repeated="2"/>
          <table:table-cell office:value-type="string" calcext:value-type="string">
            <text:p><text:s/>Oruro <text:s text:c="10"/>Seling Plata Gomez Cel. 72465119 <text:s text:c="93"/>Galvarro</text:p>
          </table:table-cell>
        </table:table-row>
        <table:table-row table:style-name="ro1">
          <table:table-cell office:value-type="string" calcext:value-type="string">
            <text:p>010010448 2410640014</text:p>
          </table:table-cell>
          <table:table-cell office:value-type="string" calcext:value-type="string">
            <text:p><text:s text:c="3"/>Brigida Juchani - Casandrita</text:p>
          </table:table-cell>
          <table:table-cell office:value-type="float" office:value="2410640014" calcext:value-type="float">
            <text:p>2410640014</text:p>
          </table:table-cell>
          <table:table-cell office:value-type="string" calcext:value-type="string">
            <text:p><text:s/>VJAHUIRA</text:p>
          </table:table-cell>
          <table:table-cell office:value-type="float" office:value="79107550" calcext:value-type="float">
            <text:p>79107550</text:p>
          </table:table-cell>
          <table:table-cell office:value-type="float" office:value="73511691" calcext:value-type="float">
            <text:p>73511691</text:p>
          </table:table-cell>
          <table:table-cell/>
          <table:table-cell office:value-type="string" calcext:value-type="string">
            <text:p><text:s/>El Alto <text:s text:c="8"/>Felipe Choque Huchani Cel. 71589822 <text:s text:c="90"/>El Alto</text:p>
          </table:table-cell>
        </table:table-row>
        <table:table-row table:style-name="ro1">
          <table:table-cell office:value-type="string" calcext:value-type="string">
            <text:p>010010449 1017671025</text:p>
          </table:table-cell>
          <table:table-cell office:value-type="string" calcext:value-type="string">
            <text:p><text:s text:c="3"/>AGRONAT S.A.</text:p>
          </table:table-cell>
          <table:table-cell office:value-type="float" office:value="1017671025" calcext:value-type="float">
            <text:p>1017671025</text:p>
          </table:table-cell>
          <table:table-cell office:value-type="string" calcext:value-type="string">
            <text:p><text:s/>HVALDIVI</text:p>
          </table:table-cell>
          <table:table-cell office:value-type="float" office:value="2490906" calcext:value-type="float">
            <text:p>2490906</text:p>
          </table:table-cell>
          <table:table-cell/>
          <table:table-cell office:value-type="float" office:value="2493687" calcext:value-type="float">
            <text:p>2493687</text:p>
          </table:table-cell>
          <table:table-cell office:value-type="string" calcext:value-type="string">
            <text:p><text:s/>La Paz <text:s text:c="9"/>Grover Ayca (Enc.Almac�n 8:30-12:30 14:30-18:30) <text:s text:c="32"/>production@agronat.com <text:s/>agronat777@gmail.com</text:p>
          </table:table-cell>
        </table:table-row>
        <table:table-row table:style-name="ro1">
          <table:table-cell office:value-type="string" calcext:value-type="string">
            <text:p>010010450 1011131029</text:p>
          </table:table-cell>
          <table:table-cell office:value-type="string" calcext:value-type="string">
            <text:p><text:s text:c="3"/>PROVEL LTDA.</text:p>
          </table:table-cell>
          <table:table-cell office:value-type="float" office:value="1011131029" calcext:value-type="float">
            <text:p>1011131029</text:p>
          </table:table-cell>
          <table:table-cell office:value-type="string" calcext:value-type="string">
            <text:p><text:s/>SRAMIREZ</text:p>
          </table:table-cell>
          <table:table-cell office:value-type="float" office:value="6224405" calcext:value-type="float">
            <text:p>6224405</text:p>
          </table:table-cell>
          <table:table-cell office:value-type="float" office:value="72431628" calcext:value-type="float">
            <text:p>72431628</text:p>
          </table:table-cell>
          <table:table-cell office:value-type="float" office:value="6224495" calcext:value-type="float">
            <text:p>6224495</text:p>
          </table:table-cell>
          <table:table-cell office:value-type="string" calcext:value-type="string">
            <text:p><text:s/>Potosi <text:s text:c="9"/>Brigida Martinez Cel. 71820823 (entrega y cobros) <text:s text:c="31"/>provel50@yahoo.es <text:s text:c="27"/>Potosi</text:p>
          </table:table-cell>
        </table:table-row>
        <table:table-row table:style-name="ro1">
          <table:table-cell office:value-type="string" calcext:value-type="string">
            <text:p>010010451 283728026</text:p>
          </table:table-cell>
          <table:table-cell office:value-type="string" calcext:value-type="string">
            <text:p><text:s text:c="3"/>SOGNARE S.R.L.</text:p>
          </table:table-cell>
          <table:table-cell office:value-type="float" office:value="283728026" calcext:value-type="float">
            <text:p>283728026</text:p>
          </table:table-cell>
          <table:table-cell office:value-type="string" calcext:value-type="string">
            <text:p><text:s/>HVALDIVI</text:p>
          </table:table-cell>
          <table:table-cell office:value-type="string" calcext:value-type="string">
            <text:p>6-04-26000</text:p>
          </table:table-cell>
          <table:table-cell table:number-columns-repeated="2"/>
          <table:table-cell office:value-type="string" calcext:value-type="string">
            <text:p><text:s/>Oruro <text:s text:c="10"/>ventas@sognare.com.bo <text:s text:c="59"/>gmorejon@sfida.com.bo</text:p>
          </table:table-cell>
        </table:table-row>
        <table:table-row table:style-name="ro1">
          <table:table-cell office:value-type="string" calcext:value-type="string">
            <text:p>010010452 192184025</text:p>
          </table:table-cell>
          <table:table-cell office:value-type="string" calcext:value-type="string">
            <text:p><text:s text:c="3"/>CAMCE UNION ENGINEERING</text:p>
          </table:table-cell>
          <table:table-cell office:value-type="float" office:value="192184025" calcext:value-type="float">
            <text:p>192184025</text:p>
          </table:table-cell>
          <table:table-cell office:value-type="string" calcext:value-type="string">
            <text:p><text:s/>HVALDIVI</text:p>
          </table:table-cell>
          <table:table-cell office:value-type="float" office:value="2971727" calcext:value-type="float">
            <text:p>2971727</text:p>
          </table:table-cell>
          <table:table-cell office:value-type="float" office:value="74644888" calcext:value-type="float">
            <text:p>74644888</text:p>
          </table:table-cell>
          <table:table-cell/>
          <table:table-cell office:value-type="string" calcext:value-type="string">
            <text:p><text:s/>La Paz <text:s text:c="9"/>Karen <text:s text:c="75"/>807197314@qq.com</text:p>
          </table:table-cell>
        </table:table-row>
        <table:table-row table:style-name="ro1">
          <table:table-cell office:value-type="string" calcext:value-type="string">
            <text:p>010010453 1008917029</text:p>
          </table:table-cell>
          <table:table-cell office:value-type="string" calcext:value-type="string">
            <text:p><text:s text:c="3"/>Bolivia's Fruit Ltda.</text:p>
          </table:table-cell>
          <table:table-cell office:value-type="float" office:value="1008917029" calcext:value-type="float">
            <text:p>1008917029</text:p>
          </table:table-cell>
          <table:table-cell office:value-type="string" calcext:value-type="string">
            <text:p><text:s/>HVALDIVI</text:p>
          </table:table-cell>
          <table:table-cell office:value-type="float" office:value="4509024" calcext:value-type="float">
            <text:p>4509024</text:p>
          </table:table-cell>
          <table:table-cell table:number-columns-repeated="2"/>
          <table:table-cell office:value-type="string" calcext:value-type="string">
            <text:p><text:s/>Cochabamba <text:s text:c="5"/>Paola Castro Cel. 76943434 - 75921263 <text:s text:c="43"/>pao_czambrana@yahoo.es - boliviasfruitboliviaCochabamba</text:p>
          </table:table-cell>
        </table:table-row>
        <table:table-row table:style-name="ro1">
          <table:table-cell office:value-type="string" calcext:value-type="string">
            <text:p>010010454 1006903029</text:p>
          </table:table-cell>
          <table:table-cell office:value-type="string" calcext:value-type="string">
            <text:p><text:s text:c="3"/>GATE GOURMET CATERING BOLIVIA S.A. - Service Group S.R.L.</text:p>
          </table:table-cell>
          <table:table-cell office:value-type="float" office:value="317338026" calcext:value-type="float">
            <text:p>317338026</text:p>
          </table:table-cell>
          <table:table-cell office:value-type="string" calcext:value-type="string">
            <text:p><text:s/>HVALDIVI</text:p>
          </table:table-cell>
          <table:table-cell office:value-type="float" office:value="79799919" calcext:value-type="float">
            <text:p>79799919</text:p>
          </table:table-cell>
          <table:table-cell table:number-columns-repeated="2"/>
          <table:table-cell office:value-type="string" calcext:value-type="string">
            <text:p><text:s/>Cochabamba <text:s text:c="5"/>Paulo Urriolagoita Almac�n Cel. 79799749 <text:s text:c="40"/>controldecalidad@lacoloniahotel.com.bo <text:s text:c="6"/>Calle Teniente Monasterio S/N (entregas)</text:p>
          </table:table-cell>
        </table:table-row>
        <table:table-row table:style-name="ro1">
          <table:table-cell office:value-type="string" calcext:value-type="string">
            <text:p>010010455 3035398018</text:p>
          </table:table-cell>
          <table:table-cell office:value-type="string" calcext:value-type="string">
            <text:p><text:s text:c="3"/>Aberdeen Industrias Carnicas S.R.L. - Frigorifico Liberta</text:p>
          </table:table-cell>
          <table:table-cell office:value-type="string" calcext:value-type="string">
            <text:p>d 193160026</text:p>
          </table:table-cell>
          <table:table-cell office:value-type="string" calcext:value-type="string">
            <text:p><text:s/>HVALDIVI</text:p>
          </table:table-cell>
          <table:table-cell office:value-type="float" office:value="4416372" calcext:value-type="float">
            <text:p>4416372</text:p>
          </table:table-cell>
          <table:table-cell office:value-type="float" office:value="77262717" calcext:value-type="float">
            <text:p>77262717</text:p>
          </table:table-cell>
          <table:table-cell/>
          <table:table-cell office:value-type="string" calcext:value-type="string">
            <text:p><text:s/>Cochabamba <text:s text:c="5"/>Gabriel Quiroga <text:s/>cel77262717 <text:s text:c="52"/>pablomoralesri@hotmail.com <text:s text:c="18"/>Daniel Albornoz</text:p>
          </table:table-cell>
        </table:table-row>
        <table:table-row table:style-name="ro1">
          <table:table-cell office:value-type="string" calcext:value-type="string">
            <text:p>010010456 217210021</text:p>
          </table:table-cell>
          <table:table-cell office:value-type="string" calcext:value-type="string">
            <text:p><text:s text:c="3"/>Multicereales Vida S.R.L.</text:p>
          </table:table-cell>
          <table:table-cell office:value-type="float" office:value="217210021" calcext:value-type="float">
            <text:p>217210021</text:p>
          </table:table-cell>
          <table:table-cell office:value-type="string" calcext:value-type="string">
            <text:p><text:s/>SRAMIREZ</text:p>
          </table:table-cell>
          <table:table-cell office:value-type="float" office:value="4762372" calcext:value-type="float">
            <text:p>4762372</text:p>
          </table:table-cell>
          <table:table-cell office:value-type="float" office:value="70732235" calcext:value-type="float">
            <text:p>70732235</text:p>
          </table:table-cell>
          <table:table-cell office:value-type="float" office:value="4762372" calcext:value-type="float">
            <text:p>4762372</text:p>
          </table:table-cell>
          <table:table-cell office:value-type="string" calcext:value-type="string">
            <text:p><text:s/>Cochabamba <text:s text:c="5"/>Marina Romero <text:s text:c="67"/>mari.rg.alim@gmail.com <text:s text:c="22"/>Cochabamba</text:p>
          </table:table-cell>
        </table:table-row>
        <table:table-row table:style-name="ro1">
          <table:table-cell office:value-type="string" calcext:value-type="string">
            <text:p>010010457 2375383</text:p>
          </table:table-cell>
          <table:table-cell office:value-type="string" calcext:value-type="string">
            <text:p><text:s text:c="3"/>Favio Villegas Ferrufino - Apiarios Butr�n</text:p>
          </table:table-cell>
          <table:table-cell office:value-type="float" office:value="2375383" calcext:value-type="float">
            <text:p>2375383</text:p>
          </table:table-cell>
          <table:table-cell office:value-type="string" calcext:value-type="string">
            <text:p><text:s/>HVALDIVI</text:p>
          </table:table-cell>
          <table:table-cell office:value-type="float" office:value="71964253" calcext:value-type="float">
            <text:p>71964253</text:p>
          </table:table-cell>
          <table:table-cell table:number-columns-repeated="2"/>
          <table:table-cell office:value-type="string" calcext:value-type="string">
            <text:p><text:s/>El Alto <text:s text:c="8"/>Favio Villegas <text:s text:c="66"/>favio_villlegas@yahoo.es <text:s text:c="20"/>El Alto</text:p>
          </table:table-cell>
        </table:table-row>
        <table:table-row table:style-name="ro1">
          <table:table-cell office:value-type="string" calcext:value-type="string">
            <text:p>010010458 4940606015</text:p>
          </table:table-cell>
          <table:table-cell office:value-type="string" calcext:value-type="string">
            <text:p><text:s text:c="3"/>Antonio Modesto Salgado Ali - Condimentos Super Chef</text:p>
          </table:table-cell>
          <table:table-cell office:value-type="float" office:value="4940606015" calcext:value-type="float">
            <text:p>4940606015</text:p>
          </table:table-cell>
          <table:table-cell office:value-type="string" calcext:value-type="string">
            <text:p><text:s/>VJAHUIRA</text:p>
          </table:table-cell>
          <table:table-cell office:value-type="float" office:value="73539110" calcext:value-type="float">
            <text:p>73539110</text:p>
          </table:table-cell>
          <table:table-cell office:value-type="float" office:value="71964154" calcext:value-type="float">
            <text:p>71964154</text:p>
          </table:table-cell>
          <table:table-cell/>
          <table:table-cell office:value-type="string" calcext:value-type="string">
            <text:p><text:s/>El Alto <text:s text:c="8"/>Modesto Salgado <text:s text:c="110"/>El Alto</text:p>
          </table:table-cell>
        </table:table-row>
        <table:table-row table:style-name="ro1">
          <table:table-cell office:value-type="string" calcext:value-type="string">
            <text:p>010010459 2030764</text:p>
          </table:table-cell>
          <table:table-cell office:value-type="string" calcext:value-type="string">
            <text:p><text:s text:c="3"/>Quio Products <text:s/>LLC</text:p>
          </table:table-cell>
          <table:table-cell/>
          <table:table-cell office:value-type="string" calcext:value-type="string">
            <text:p><text:s/>VJAHUIRA</text:p>
          </table:table-cell>
          <table:table-cell office:value-type="string" calcext:value-type="string">
            <text:p>(786)203-0764</text:p>
          </table:table-cell>
          <table:table-cell table:number-columns-repeated="2"/>
          <table:table-cell office:value-type="string" calcext:value-type="string">
            <text:p><text:s/>El Alto <text:s text:c="8"/>Francisco Cabrera <text:s text:c="63"/>fcabrera@quioproducts.com <text:s text:c="19"/>Doral</text:p>
          </table:table-cell>
        </table:table-row>
        <table:table-row table:style-name="ro1">
          <table:table-cell office:value-type="string" calcext:value-type="string">
            <text:p>010010460 3499730018</text:p>
          </table:table-cell>
          <table:table-cell office:value-type="string" calcext:value-type="string">
            <text:p><text:s text:c="3"/>Lupaca - Prosol</text:p>
          </table:table-cell>
          <table:table-cell office:value-type="float" office:value="3499730018" calcext:value-type="float">
            <text:p>3499730018</text:p>
          </table:table-cell>
          <table:table-cell office:value-type="string" calcext:value-type="string">
            <text:p><text:s/>HVALDIVI</text:p>
          </table:table-cell>
          <table:table-cell office:value-type="float" office:value="2832435" calcext:value-type="float">
            <text:p>2832435</text:p>
          </table:table-cell>
          <table:table-cell office:value-type="float" office:value="73064430" calcext:value-type="float">
            <text:p>73064430</text:p>
          </table:table-cell>
          <table:table-cell/>
          <table:table-cell office:value-type="string" calcext:value-type="string">
            <text:p><text:s/>El Alto <text:s text:c="8"/>Edwin Walter Lupaca Cel. 78865017 (comercial y cobros) <text:s text:c="26"/>prosol.deshidratado@gmail.com <text:s text:c="15"/>El Alto</text:p>
          </table:table-cell>
        </table:table-row>
        <table:table-row table:style-name="ro1">
          <table:table-cell office:value-type="string" calcext:value-type="string">
            <text:p>010010461 3374647019</text:p>
          </table:table-cell>
          <table:table-cell office:value-type="string" calcext:value-type="string">
            <text:p><text:s text:c="3"/>Martinez - Productos Mapajo</text:p>
          </table:table-cell>
          <table:table-cell office:value-type="float" office:value="3374647019" calcext:value-type="float">
            <text:p>3374647019</text:p>
          </table:table-cell>
          <table:table-cell office:value-type="string" calcext:value-type="string">
            <text:p><text:s/>HVALDIVI</text:p>
          </table:table-cell>
          <table:table-cell office:value-type="float" office:value="2124942" calcext:value-type="float">
            <text:p>2124942</text:p>
          </table:table-cell>
          <table:table-cell office:value-type="float" office:value="72055598" calcext:value-type="float">
            <text:p>72055598</text:p>
          </table:table-cell>
          <table:table-cell/>
          <table:table-cell office:value-type="string" calcext:value-type="string">
            <text:p><text:s/>La Paz <text:s text:c="9"/>Sandra Martinez Cel.72055598 <text:s text:c="52"/>sandra@ecotop-consult.de <text:s text:c="20"/>La Paz</text:p>
          </table:table-cell>
        </table:table-row>
        <table:table-row table:style-name="ro1">
          <table:table-cell office:value-type="string" calcext:value-type="string">
            <text:p>010010462 129119022</text:p>
          </table:table-cell>
          <table:table-cell office:value-type="string" calcext:value-type="string">
            <text:p><text:s text:c="3"/>MINGA</text:p>
          </table:table-cell>
          <table:table-cell office:value-type="float" office:value="129119022" calcext:value-type="float">
            <text:p>129119022</text:p>
          </table:table-cell>
          <table:table-cell office:value-type="string" calcext:value-type="string">
            <text:p><text:s/>VJAHUIRA</text:p>
          </table:table-cell>
          <table:table-cell office:value-type="string" calcext:value-type="string">
            <text:p>3- 9622156</text:p>
          </table:table-cell>
          <table:table-cell office:value-type="float" office:value="76011817" calcext:value-type="float">
            <text:p>76011817</text:p>
          </table:table-cell>
          <table:table-cell/>
          <table:table-cell office:value-type="string" calcext:value-type="string">
            <text:p><text:s/>San Ignacio de Velasco <text:s text:c="3"/>Susana Barequi Asist.Admin. Cel. 76011817 <text:s text:c="39"/>minga.bol@gmail.com</text:p>
          </table:table-cell>
        </table:table-row>
        <table:table-row table:style-name="ro1">
          <table:table-cell office:value-type="string" calcext:value-type="string">
            <text:p>010010463 73002798</text:p>
          </table:table-cell>
          <table:table-cell office:value-type="string" calcext:value-type="string">
            <text:p><text:s text:c="3"/>APAEY -Asociacion Productos Agropecuarios Ecol�gicos de Y</text:p>
          </table:table-cell>
          <table:table-cell office:value-type="string" calcext:value-type="string">
            <text:p>a 0</text:p>
          </table:table-cell>
          <table:table-cell office:value-type="string" calcext:value-type="string">
            <text:p><text:s/>VJAHUIRA</text:p>
          </table:table-cell>
          <table:table-cell office:value-type="float" office:value="77267195" calcext:value-type="float">
            <text:p>77267195</text:p>
          </table:table-cell>
          <table:table-cell office:value-type="float" office:value="73002798" calcext:value-type="float">
            <text:p>73002798</text:p>
          </table:table-cell>
          <table:table-cell/>
          <table:table-cell office:value-type="string" calcext:value-type="string">
            <text:p><text:s/>El Alto <text:s text:c="8"/>Josu� Alaro/Wendy L�pez Asistentes t�cnicos <text:s text:c="37"/>alarojosman@hotmail.com - lopezselaes_w@yahooEl Alto</text:p>
          </table:table-cell>
        </table:table-row>
        <table:table-row table:style-name="ro1">
          <table:table-cell office:value-type="string" calcext:value-type="string">
            <text:p>010010464 4258893015</text:p>
          </table:table-cell>
          <table:table-cell office:value-type="string" calcext:value-type="string">
            <text:p><text:s text:c="3"/>Tarqui - PRONALQUI</text:p>
          </table:table-cell>
          <table:table-cell office:value-type="float" office:value="4258893015" calcext:value-type="float">
            <text:p>4258893015</text:p>
          </table:table-cell>
          <table:table-cell office:value-type="string" calcext:value-type="string">
            <text:p><text:s/>VJAHUIRA</text:p>
          </table:table-cell>
          <table:table-cell office:value-type="float" office:value="2810050" calcext:value-type="float">
            <text:p>2810050</text:p>
          </table:table-cell>
          <table:table-cell office:value-type="float" office:value="2834313" calcext:value-type="float">
            <text:p>2834313</text:p>
          </table:table-cell>
          <table:table-cell/>
          <table:table-cell office:value-type="string" calcext:value-type="string">
            <text:p><text:s/>El Alto <text:s text:c="8"/>Ren� Pablo Paca Cel. 73257931 <text:s text:c="51"/>renecan86@hotmail.com - pronalqui@gmail.com <text:s/>Zona Villa Calama</text:p>
          </table:table-cell>
        </table:table-row>
        <table:table-row table:style-name="ro1">
          <table:table-cell office:value-type="string" calcext:value-type="string">
            <text:p>010010465 3527029012</text:p>
          </table:table-cell>
          <table:table-cell office:value-type="string" calcext:value-type="string">
            <text:p><text:s text:c="3"/>Mendoza - GAMASO</text:p>
          </table:table-cell>
          <table:table-cell office:value-type="float" office:value="3527029012" calcext:value-type="float">
            <text:p>3527029012</text:p>
          </table:table-cell>
          <table:table-cell office:value-type="string" calcext:value-type="string">
            <text:p><text:s/>HVALDIVI</text:p>
          </table:table-cell>
          <table:table-cell office:value-type="float" office:value="2410915" calcext:value-type="float">
            <text:p>2410915</text:p>
          </table:table-cell>
          <table:table-cell office:value-type="float" office:value="65620698" calcext:value-type="float">
            <text:p>65620698</text:p>
          </table:table-cell>
          <table:table-cell/>
          <table:table-cell office:value-type="string" calcext:value-type="string">
            <text:p><text:s/>La Paz <text:s text:c="9"/>Gabriela C�ceres <text:s text:c="64"/>gamaso.alimentos@gmail.com - gammasucca@gmailLa Paz</text:p>
          </table:table-cell>
        </table:table-row>
        <table:table-row table:style-name="ro1">
          <table:table-cell office:value-type="string" calcext:value-type="string">
            <text:p>010010466 1000063020</text:p>
          </table:table-cell>
          <table:table-cell office:value-type="string" calcext:value-type="string">
            <text:p><text:s text:c="3"/>SOLUR S.R.L. - Chocolates Para Ti</text:p>
          </table:table-cell>
          <table:table-cell office:value-type="float" office:value="1000063020" calcext:value-type="float">
            <text:p>1000063020</text:p>
          </table:table-cell>
          <table:table-cell office:value-type="string" calcext:value-type="string">
            <text:p><text:s/>PAMELA</text:p>
          </table:table-cell>
          <table:table-cell office:value-type="float" office:value="6455689" calcext:value-type="float">
            <text:p>6455689</text:p>
          </table:table-cell>
          <table:table-cell/>
          <table:table-cell office:value-type="float" office:value="6454260" calcext:value-type="float">
            <text:p>6454260</text:p>
          </table:table-cell>
          <table:table-cell office:value-type="string" calcext:value-type="string">
            <text:p><text:s/>Sucre <text:s text:c="10"/>Sandra C�rdenas - 67600514 <text:s text:c="99"/>Sucre</text:p>
          </table:table-cell>
        </table:table-row>
        <table:table-row table:style-name="ro1">
          <table:table-cell office:value-type="string" calcext:value-type="string">
            <text:p>010010467 3265379011</text:p>
          </table:table-cell>
          <table:table-cell office:value-type="string" calcext:value-type="string">
            <text:p><text:s text:c="3"/>Felipa Maida Cuba - Productos Isai</text:p>
          </table:table-cell>
          <table:table-cell office:value-type="float" office:value="3265379011" calcext:value-type="float">
            <text:p>3265379011</text:p>
          </table:table-cell>
          <table:table-cell office:value-type="string" calcext:value-type="string">
            <text:p><text:s/>VJAHUIRA</text:p>
          </table:table-cell>
          <table:table-cell office:value-type="float" office:value="70111412" calcext:value-type="float">
            <text:p>70111412</text:p>
          </table:table-cell>
          <table:table-cell table:number-columns-repeated="2"/>
          <table:table-cell office:value-type="string" calcext:value-type="string">
            <text:p><text:s/>El Alto <text:s text:c="8"/>Sr. Julian Mu�oz <text:s text:c="64"/>julian@isai.bo <text:s text:c="30"/>El Alto</text:p>
          </table:table-cell>
        </table:table-row>
        <table:table-row table:style-name="ro1">
          <table:table-cell office:value-type="string" calcext:value-type="string">
            <text:p>010010468 5500738013</text:p>
          </table:table-cell>
          <table:table-cell office:value-type="string" calcext:value-type="string">
            <text:p><text:s text:c="3"/>Limbert Condori - Panificadora Estrada</text:p>
          </table:table-cell>
          <table:table-cell office:value-type="float" office:value="5500738013" calcext:value-type="float">
            <text:p>5500738013</text:p>
          </table:table-cell>
          <table:table-cell office:value-type="string" calcext:value-type="string">
            <text:p><text:s/>PAMELA</text:p>
          </table:table-cell>
          <table:table-cell office:value-type="float" office:value="6660744" calcext:value-type="float">
            <text:p>6660744</text:p>
          </table:table-cell>
          <table:table-cell office:value-type="float" office:value="72962624" calcext:value-type="float">
            <text:p>72962624</text:p>
          </table:table-cell>
          <table:table-cell/>
          <table:table-cell office:value-type="string" calcext:value-type="string">
            <text:p><text:s/>Tarija <text:s text:c="9"/>Beimar Estrada Vicu�a <text:s text:c="59"/>beimares653@gmail.com <text:s text:c="23"/>Tarija</text:p>
          </table:table-cell>
        </table:table-row>
        <table:table-row table:style-name="ro1">
          <table:table-cell office:value-type="string" calcext:value-type="string">
            <text:p>010010469 239200028</text:p>
          </table:table-cell>
          <table:table-cell office:value-type="string" calcext:value-type="string">
            <text:p><text:s text:c="3"/>Nutrimentos Maybo S.R.L.</text:p>
          </table:table-cell>
          <table:table-cell office:value-type="float" office:value="239200028" calcext:value-type="float">
            <text:p>239200028</text:p>
          </table:table-cell>
          <table:table-cell office:value-type="string" calcext:value-type="string">
            <text:p><text:s/>VJAHUIRA</text:p>
          </table:table-cell>
          <table:table-cell office:value-type="float" office:value="2426406" calcext:value-type="float">
            <text:p>2426406</text:p>
          </table:table-cell>
          <table:table-cell office:value-type="float" office:value="60545464" calcext:value-type="float">
            <text:p>60545464</text:p>
          </table:table-cell>
          <table:table-cell/>
          <table:table-cell office:value-type="string" calcext:value-type="string">
            <text:p><text:s/>La Paz <text:s text:c="9"/>Hern�n Fern�ndez J.Producci�n Cel. 70586369 (entregas) <text:s text:c="26"/>nutrimaybo@gmail.com / hernan.adf@gmail.com <text:s/>La Paz</text:p>
          </table:table-cell>
        </table:table-row>
        <table:table-row table:style-name="ro1">
          <table:table-cell office:value-type="string" calcext:value-type="string">
            <text:p>010010470 7830055678</text:p>
          </table:table-cell>
          <table:table-cell office:value-type="string" calcext:value-type="string">
            <text:p><text:s text:c="3"/>Empresa de Alimentos Cosecha Real S.R.L.</text:p>
          </table:table-cell>
          <table:table-cell office:value-type="float" office:value="224246023" calcext:value-type="float">
            <text:p>224246023</text:p>
          </table:table-cell>
          <table:table-cell office:value-type="string" calcext:value-type="string">
            <text:p><text:s/>VJAHUIRA</text:p>
          </table:table-cell>
          <table:table-cell office:value-type="float" office:value="78300556" calcext:value-type="float">
            <text:p>78300556</text:p>
          </table:table-cell>
          <table:table-cell table:number-columns-repeated="2"/>
          <table:table-cell office:value-type="string" calcext:value-type="string">
            <text:p><text:s/>Cochabamba <text:s text:c="5"/>Ing. Antonio Zubieta <text:s text:c="60"/>cortezaventas@gmail.com <text:s text:c="21"/>Cochabamba</text:p>
          </table:table-cell>
        </table:table-row>
        <table:table-row table:style-name="ro1">
          <table:table-cell office:value-type="string" calcext:value-type="string">
            <text:p>010010471 137650011</text:p>
          </table:table-cell>
          <table:table-cell office:value-type="string" calcext:value-type="string">
            <text:p><text:s text:c="3"/>Jose Luis Edmundo Monje Parrado - Cordillera Alimentos</text:p>
          </table:table-cell>
          <table:table-cell office:value-type="float" office:value="137650011" calcext:value-type="float">
            <text:p>137650011</text:p>
          </table:table-cell>
          <table:table-cell office:value-type="string" calcext:value-type="string">
            <text:p><text:s/>VJAHUIRA</text:p>
          </table:table-cell>
          <table:table-cell office:value-type="float" office:value="78300556" calcext:value-type="float">
            <text:p>78300556</text:p>
          </table:table-cell>
          <table:table-cell table:number-columns-repeated="2"/>
          <table:table-cell office:value-type="string" calcext:value-type="string">
            <text:p><text:s/>Cochabamba <text:s text:c="5"/>Ing. Antonio Zubieta Cel. 78300556 <text:s text:c="46"/>cortezaventas@gmail.com <text:s text:c="21"/>Cochabamba</text:p>
          </table:table-cell>
        </table:table-row>
        <table:table-row table:style-name="ro1">
          <table:table-cell office:value-type="string" calcext:value-type="string">
            <text:p>010010472 125711022</text:p>
          </table:table-cell>
          <table:table-cell office:value-type="string" calcext:value-type="string">
            <text:p><text:s text:c="3"/>GAM CAMATAQUI - VILLA ABECIA // Ind. Los Cintis V.A. Ltda</text:p>
          </table:table-cell>
          <table:table-cell table:style-name="ce1" office:value-type="string" calcext:value-type="string">
            <text:p>. 125711022</text:p>
          </table:table-cell>
          <table:table-cell office:value-type="string" calcext:value-type="string">
            <text:p><text:s/>VJAHUIRA</text:p>
          </table:table-cell>
          <table:table-cell office:value-type="float" office:value="75508765" calcext:value-type="float">
            <text:p>75508765</text:p>
          </table:table-cell>
          <table:table-cell table:number-columns-repeated="2"/>
          <table:table-cell office:value-type="string" calcext:value-type="string">
            <text:p><text:s/>Sucre <text:s text:c="10"/>Julian Amador Cel. 75508765 <text:s text:c="53"/>julianamador162@gmail.com <text:s text:c="19"/>Villa Abecia</text:p>
          </table:table-cell>
        </table:table-row>
        <table:table-row table:style-name="ro1">
          <table:table-cell office:value-type="string" calcext:value-type="string">
            <text:p>010010473 147660029</text:p>
          </table:table-cell>
          <table:table-cell office:value-type="string" calcext:value-type="string">
            <text:p><text:s text:c="3"/>ALISUR S.R.L.</text:p>
          </table:table-cell>
          <table:table-cell office:value-type="float" office:value="147660029" calcext:value-type="float">
            <text:p>147660029</text:p>
          </table:table-cell>
          <table:table-cell office:value-type="string" calcext:value-type="string">
            <text:p><text:s/>VJAHUIRA</text:p>
          </table:table-cell>
          <table:table-cell office:value-type="float" office:value="6635155" calcext:value-type="float">
            <text:p>6635155</text:p>
          </table:table-cell>
          <table:table-cell office:value-type="float" office:value="2900514" calcext:value-type="float">
            <text:p>2900514</text:p>
          </table:table-cell>
          <table:table-cell office:value-type="float" office:value="6113005" calcext:value-type="float">
            <text:p>6113005</text:p>
          </table:table-cell>
          <table:table-cell office:value-type="string" calcext:value-type="string">
            <text:p><text:s/>La Paz <text:s text:c="9"/>Javier Espejo Cel. 70525246 La Paz <text:s text:c="46"/>santos-economia@hotmail.com <text:s/>javierespejo3372La Paz</text:p>
          </table:table-cell>
        </table:table-row>
        <table:table-row table:style-name="ro1">
          <table:table-cell office:value-type="string" calcext:value-type="string">
            <text:p>010010474 6110718</text:p>
          </table:table-cell>
          <table:table-cell office:value-type="string" calcext:value-type="string">
            <text:p><text:s text:c="3"/>Mamani - Sonia Mercedes Mamani Huallpara</text:p>
          </table:table-cell>
          <table:table-cell office:value-type="float" office:value="6110718" calcext:value-type="float">
            <text:p>6110718</text:p>
          </table:table-cell>
          <table:table-cell office:value-type="string" calcext:value-type="string">
            <text:p><text:s/>DSALAZAR</text:p>
          </table:table-cell>
          <table:table-cell office:value-type="float" office:value="2801275" calcext:value-type="float">
            <text:p>2801275</text:p>
          </table:table-cell>
          <table:table-cell office:value-type="float" office:value="72054876" calcext:value-type="float">
            <text:p>72054876</text:p>
          </table:table-cell>
          <table:table-cell/>
          <table:table-cell office:value-type="string" calcext:value-type="string">
            <text:p><text:s/>Viacha - La Paz Sona Mamani <text:s text:c="114"/>Viacha</text:p>
          </table:table-cell>
        </table:table-row>
        <table:table-row table:style-name="ro1">
          <table:table-cell office:value-type="string" calcext:value-type="string">
            <text:p>010010475 4423445</text:p>
          </table:table-cell>
          <table:table-cell office:value-type="string" calcext:value-type="string">
            <text:p><text:s text:c="3"/>Filiberto Llanos - Embutidos La Sabrosa</text:p>
          </table:table-cell>
          <table:table-cell office:value-type="float" office:value="4423445" calcext:value-type="float">
            <text:p>4423445</text:p>
          </table:table-cell>
          <table:table-cell office:value-type="string" calcext:value-type="string">
            <text:p><text:s/>HVALDIVI</text:p>
          </table:table-cell>
          <table:table-cell office:value-type="float" office:value="4262479" calcext:value-type="float">
            <text:p>4262479</text:p>
          </table:table-cell>
          <table:table-cell office:value-type="float" office:value="79705604" calcext:value-type="float">
            <text:p>79705604</text:p>
          </table:table-cell>
          <table:table-cell/>
          <table:table-cell office:value-type="string" calcext:value-type="string">
            <text:p><text:s/>Quillacollo - Cochabamba <text:s/>Filiberto Llanos Cel. 79705604 <text:s text:c="50"/>filiberto_2772@hotmail.com <text:s text:c="18"/>Barrio Esmeralda - Quillacollo Cochabamba</text:p>
          </table:table-cell>
        </table:table-row>
        <table:table-row table:style-name="ro1">
          <table:table-cell office:value-type="string" calcext:value-type="string">
            <text:p>010010476 4314597016</text:p>
          </table:table-cell>
          <table:table-cell office:value-type="string" calcext:value-type="string">
            <text:p><text:s text:c="3"/>Ramiro Edgar Palacios Zambrana - Distribuidora ZooPharma</text:p>
          </table:table-cell>
          <table:table-cell office:value-type="float" office:value="4314597016" calcext:value-type="float">
            <text:p>4314597016</text:p>
          </table:table-cell>
          <table:table-cell office:value-type="string" calcext:value-type="string">
            <text:p><text:s/>HVALDIVI</text:p>
          </table:table-cell>
          <table:table-cell office:value-type="float" office:value="2223357" calcext:value-type="float">
            <text:p>2223357</text:p>
          </table:table-cell>
          <table:table-cell office:value-type="float" office:value="69845662" calcext:value-type="float">
            <text:p>69845662</text:p>
          </table:table-cell>
          <table:table-cell/>
          <table:table-cell office:value-type="string" calcext:value-type="string">
            <text:p><text:s/>La Paz <text:s text:c="9"/>Aracely Palacios Cel. 69845662 <text:s text:c="50"/>arenafelino@hotmail.com <text:s text:c="21"/>La Paz</text:p>
          </table:table-cell>
        </table:table-row>
        <table:table-row table:style-name="ro1">
          <table:table-cell office:value-type="string" calcext:value-type="string">
            <text:p>010010477 189164025</text:p>
          </table:table-cell>
          <table:table-cell office:value-type="string" calcext:value-type="string">
            <text:p><text:s text:c="3"/>BAZALI S.R.L.</text:p>
          </table:table-cell>
          <table:table-cell office:value-type="float" office:value="189164025" calcext:value-type="float">
            <text:p>189164025</text:p>
          </table:table-cell>
          <table:table-cell office:value-type="string" calcext:value-type="string">
            <text:p><text:s/>VJAHUIRA</text:p>
          </table:table-cell>
          <table:table-cell office:value-type="float" office:value="2420956" calcext:value-type="float">
            <text:p>2420956</text:p>
          </table:table-cell>
          <table:table-cell office:value-type="float" office:value="79620269" calcext:value-type="float">
            <text:p>79620269</text:p>
          </table:table-cell>
          <table:table-cell office:value-type="float" office:value="2420956" calcext:value-type="float">
            <text:p>2420956</text:p>
          </table:table-cell>
          <table:table-cell office:value-type="string" calcext:value-type="string">
            <text:p><text:s/>La Paz <text:s text:c="9"/>Carla Ramos <text:s text:c="69"/>bazali.produccion@gmail.com <text:s text:c="17"/>La Paz</text:p>
          </table:table-cell>
        </table:table-row>
        <table:table-row table:style-name="ro1">
          <table:table-cell office:value-type="string" calcext:value-type="string">
            <text:p>010010478 77428905</text:p>
          </table:table-cell>
          <table:table-cell office:value-type="string" calcext:value-type="string">
            <text:p><text:s text:c="3"/>NUFOBOL S.R.L. - Nutrifoods</text:p>
          </table:table-cell>
          <table:table-cell office:value-type="float" office:value="329064024" calcext:value-type="float">
            <text:p>329064024</text:p>
          </table:table-cell>
          <table:table-cell office:value-type="string" calcext:value-type="string">
            <text:p><text:s/>HVALDIVI</text:p>
          </table:table-cell>
          <table:table-cell office:value-type="float" office:value="4229670" calcext:value-type="float">
            <text:p>4229670</text:p>
          </table:table-cell>
          <table:table-cell table:number-columns-repeated="2"/>
          <table:table-cell office:value-type="string" calcext:value-type="string">
            <text:p><text:s/>Quillacollo - Cochabamba <text:s/>Mauricio Saavedra Ger.Prod. Cel. 77428905 (entregas/cobros <text:s text:c="22"/>m.saavedra.alcocer@gmail.com <text:s text:c="16"/>Km 12 a Quillacollo</text:p>
          </table:table-cell>
        </table:table-row>
        <table:table-row table:style-name="ro1">
          <table:table-cell office:value-type="string" calcext:value-type="string">
            <text:p>010010479 298458021</text:p>
          </table:table-cell>
          <table:table-cell office:value-type="string" calcext:value-type="string">
            <text:p><text:s text:c="3"/>HEBRON S.R.L. - Panaderia Vikinger</text:p>
          </table:table-cell>
          <table:table-cell office:value-type="float" office:value="298458021" calcext:value-type="float">
            <text:p>298458021</text:p>
          </table:table-cell>
          <table:table-cell office:value-type="string" calcext:value-type="string">
            <text:p><text:s/>VJAHUIRA</text:p>
          </table:table-cell>
          <table:table-cell office:value-type="float" office:value="3376708" calcext:value-type="float">
            <text:p>3376708</text:p>
          </table:table-cell>
          <table:table-cell office:value-type="float" office:value="76002919" calcext:value-type="float">
            <text:p>76002919</text:p>
          </table:table-cell>
          <table:table-cell/>
          <table:table-cell office:value-type="string" calcext:value-type="string">
            <text:p><text:s/>Santa Cruz <text:s text:c="5"/>Christian Jessen Cel. 76002919 <text:s text:c="50"/>kokyvikinger@gmail.com <text:s text:c="22"/>San Roque y la Mansi�n <text:s/>Zona Casco Viejo</text:p>
          </table:table-cell>
        </table:table-row>
        <table:table-row table:style-name="ro1">
          <table:table-cell office:value-type="string" calcext:value-type="string">
            <text:p>010010480 23101633</text:p>
          </table:table-cell>
          <table:table-cell office:value-type="string" calcext:value-type="string">
            <text:p><text:s text:c="3"/>BANCO BISA S.A.</text:p>
          </table:table-cell>
          <table:table-cell office:value-type="float" office:value="1020149020" calcext:value-type="float">
            <text:p>1020149020</text:p>
          </table:table-cell>
          <table:table-cell office:value-type="string" calcext:value-type="string">
            <text:p><text:s/>PAMELA</text:p>
          </table:table-cell>
          <table:table-cell office:value-type="float" office:value="2317272" calcext:value-type="float">
            <text:p>2317272</text:p>
          </table:table-cell>
          <table:table-cell office:value-type="float" office:value="72501633" calcext:value-type="float">
            <text:p>72501633</text:p>
          </table:table-cell>
          <table:table-cell/>
          <table:table-cell office:value-type="string" calcext:value-type="string">
            <text:p><text:s/>La Paz <text:s text:c="9"/>Daniel Ramirez Int.1393 Auxiliar almacenes 08:00-16:00 <text:s text:c="26"/>hasalazar@grupobisa.com</text:p>
          </table:table-cell>
        </table:table-row>
        <table:table-row table:style-name="ro1">
          <table:table-cell office:value-type="string" calcext:value-type="string">
            <text:p>010010481 4192986015</text:p>
          </table:table-cell>
          <table:table-cell office:value-type="string" calcext:value-type="string">
            <text:p><text:s text:c="3"/>Ana Carol Montenegro - LCR Inversiones</text:p>
          </table:table-cell>
          <table:table-cell office:value-type="float" office:value="4192986015" calcext:value-type="float">
            <text:p>4192986015</text:p>
          </table:table-cell>
          <table:table-cell office:value-type="string" calcext:value-type="string">
            <text:p><text:s/>PAMELA</text:p>
          </table:table-cell>
          <table:table-cell office:value-type="float" office:value="3517566" calcext:value-type="float">
            <text:p>3517566</text:p>
          </table:table-cell>
          <table:table-cell office:value-type="float" office:value="70889156" calcext:value-type="float">
            <text:p>70889156</text:p>
          </table:table-cell>
          <table:table-cell/>
          <table:table-cell office:value-type="string" calcext:value-type="string">
            <text:p><text:s/>Santa Cruz <text:s text:c="5"/>Ana Carol Montenegro <text:s text:c="60"/>anacarol.md@hotmail.com <text:s text:c="21"/>Barrio California Calle San Diego 25</text:p>
          </table:table-cell>
        </table:table-row>
        <table:table-row table:style-name="ro1">
          <table:table-cell office:value-type="string" calcext:value-type="string">
            <text:p>010010482 6766896013</text:p>
          </table:table-cell>
          <table:table-cell office:value-type="string" calcext:value-type="string">
            <text:p><text:s text:c="3"/>Mirko Luis Vargas Medina - VARMED</text:p>
          </table:table-cell>
          <table:table-cell office:value-type="float" office:value="6766896013" calcext:value-type="float">
            <text:p>6766896013</text:p>
          </table:table-cell>
          <table:table-cell office:value-type="string" calcext:value-type="string">
            <text:p><text:s/>HVALDIVI</text:p>
          </table:table-cell>
          <table:table-cell office:value-type="float" office:value="70687211" calcext:value-type="float">
            <text:p>70687211</text:p>
          </table:table-cell>
          <table:table-cell office:value-type="float" office:value="72564577" calcext:value-type="float">
            <text:p>72564577</text:p>
          </table:table-cell>
          <table:table-cell/>
          <table:table-cell office:value-type="string" calcext:value-type="string">
            <text:p><text:s/>La Paz <text:s text:c="9"/>Christian Vargas Cel. 72564577 <text:s text:c="50"/>mirko.luis.vargas@gmail.com <text:s text:c="17"/>La Paz</text:p>
          </table:table-cell>
        </table:table-row>
        <table:table-row table:style-name="ro1">
          <table:table-cell office:value-type="string" calcext:value-type="string">
            <text:p>010010483 495439018</text:p>
          </table:table-cell>
          <table:table-cell office:value-type="string" calcext:value-type="string">
            <text:p><text:s text:c="3"/>Mobarec - PEXBOL</text:p>
          </table:table-cell>
          <table:table-cell office:value-type="float" office:value="495439018" calcext:value-type="float">
            <text:p>495439018</text:p>
          </table:table-cell>
          <table:table-cell office:value-type="string" calcext:value-type="string">
            <text:p><text:s/>HVALDIVI</text:p>
          </table:table-cell>
          <table:table-cell office:value-type="float" office:value="2281178" calcext:value-type="float">
            <text:p>2281178</text:p>
          </table:table-cell>
          <table:table-cell table:number-columns-repeated="2" office:value-type="float" office:value="2281179" calcext:value-type="float">
            <text:p>2281179</text:p>
          </table:table-cell>
          <table:table-cell office:value-type="string" calcext:value-type="string">
            <text:p><text:s/>La Paz <text:s text:c="9"/>Hugo Mobarec Cel. 71521045 <text:s text:c="54"/>hmobcla@yahoo.com <text:s text:c="27"/>La Paz</text:p>
          </table:table-cell>
        </table:table-row>
        <table:table-row table:style-name="ro1">
          <table:table-cell office:value-type="string" calcext:value-type="string">
            <text:p>010010484 67095499</text:p>
          </table:table-cell>
          <table:table-cell office:value-type="string" calcext:value-type="string">
            <text:p><text:s text:c="3"/>Zenon Jimenez - Origen Natural</text:p>
          </table:table-cell>
          <table:table-cell/>
          <table:table-cell office:value-type="string" calcext:value-type="string">
            <text:p><text:s/>HVALDIVI</text:p>
          </table:table-cell>
          <table:table-cell office:value-type="float" office:value="67095499" calcext:value-type="float">
            <text:p>67095499</text:p>
          </table:table-cell>
          <table:table-cell table:number-columns-repeated="2"/>
          <table:table-cell office:value-type="string" calcext:value-type="string">
            <text:p><text:s/>La Paz <text:s text:c="9"/>Zenon Jimenez <text:s text:c="112"/>La Paz</text:p>
          </table:table-cell>
        </table:table-row>
        <table:table-row table:style-name="ro1">
          <table:table-cell office:value-type="string" calcext:value-type="string">
            <text:p>010010485 327754027</text:p>
          </table:table-cell>
          <table:table-cell office:value-type="string" calcext:value-type="string">
            <text:p><text:s text:c="3"/>SMART PETROSOLUTIONS S.R.L. - SMART FOOD</text:p>
          </table:table-cell>
          <table:table-cell office:value-type="float" office:value="327754027" calcext:value-type="float">
            <text:p>327754027</text:p>
          </table:table-cell>
          <table:table-cell office:value-type="string" calcext:value-type="string">
            <text:p><text:s/>VJAHUIRA</text:p>
          </table:table-cell>
          <table:table-cell office:value-type="float" office:value="3889066" calcext:value-type="float">
            <text:p>3889066</text:p>
          </table:table-cell>
          <table:table-cell office:value-type="float" office:value="69041051" calcext:value-type="float">
            <text:p>69041051</text:p>
          </table:table-cell>
          <table:table-cell/>
          <table:table-cell office:value-type="string" calcext:value-type="string">
            <text:p><text:s/>Santa Cruz <text:s text:c="5"/>Mario Colmenares Cel. 69041051 <text:s text:c="50"/>mcolmenares@me.com <text:s text:c="26"/>Santa Cruz</text:p>
          </table:table-cell>
        </table:table-row>
        <table:table-row table:style-name="ro1">
          <table:table-cell office:value-type="string" calcext:value-type="string">
            <text:p>010010486 6022386016</text:p>
          </table:table-cell>
          <table:table-cell office:value-type="string" calcext:value-type="string">
            <text:p><text:s text:c="3"/>Suhan Cruz Velasco - Madeli Group</text:p>
          </table:table-cell>
          <table:table-cell office:value-type="float" office:value="6022386016" calcext:value-type="float">
            <text:p>6022386016</text:p>
          </table:table-cell>
          <table:table-cell office:value-type="string" calcext:value-type="string">
            <text:p><text:s/>PAMELA</text:p>
          </table:table-cell>
          <table:table-cell office:value-type="float" office:value="2832580" calcext:value-type="float">
            <text:p>2832580</text:p>
          </table:table-cell>
          <table:table-cell office:value-type="float" office:value="77727758" calcext:value-type="float">
            <text:p>77727758</text:p>
          </table:table-cell>
          <table:table-cell/>
          <table:table-cell office:value-type="string" calcext:value-type="string">
            <text:p><text:s/>La Paz <text:s text:c="9"/>Suhan Cruz Velasco Cel. 77727758 <text:s text:c="48"/>suhan@madelisnacks.com - madeli.industria@gmaLa Paz</text:p>
          </table:table-cell>
        </table:table-row>
        <table:table-row table:style-name="ro1">
          <table:table-cell office:value-type="string" calcext:value-type="string">
            <text:p>010010487 2697474016</text:p>
          </table:table-cell>
          <table:table-cell office:value-type="string" calcext:value-type="string">
            <text:p><text:s text:c="3"/>Taborga - Industrias Majota</text:p>
          </table:table-cell>
          <table:table-cell office:value-type="float" office:value="2697474016" calcext:value-type="float">
            <text:p>2697474016</text:p>
          </table:table-cell>
          <table:table-cell office:value-type="string" calcext:value-type="string">
            <text:p><text:s/>PAMELA</text:p>
          </table:table-cell>
          <table:table-cell office:value-type="float" office:value="2860679" calcext:value-type="float">
            <text:p>2860679</text:p>
          </table:table-cell>
          <table:table-cell office:value-type="float" office:value="72000471" calcext:value-type="float">
            <text:p>72000471</text:p>
          </table:table-cell>
          <table:table-cell/>
          <table:table-cell office:value-type="string" calcext:value-type="string">
            <text:p><text:s/>El Alto <text:s text:c="8"/>Yolanda Mamani Entregas y cobranzas <text:s text:c="45"/>eduardobuitron@majota.com.bo-administracion@sLa Paz</text:p>
          </table:table-cell>
        </table:table-row>
        <table:table-row table:style-name="ro1">
          <table:table-cell office:value-type="string" calcext:value-type="string">
            <text:p>010010488 4780036013</text:p>
          </table:table-cell>
          <table:table-cell office:value-type="string" calcext:value-type="string">
            <text:p><text:s text:c="3"/>Lozada - Deligust</text:p>
          </table:table-cell>
          <table:table-cell office:value-type="float" office:value="4780036013" calcext:value-type="float">
            <text:p>4780036013</text:p>
          </table:table-cell>
          <table:table-cell office:value-type="string" calcext:value-type="string">
            <text:p><text:s/>HVALDIVI</text:p>
          </table:table-cell>
          <table:table-cell office:value-type="float" office:value="2493887" calcext:value-type="float">
            <text:p>2493887</text:p>
          </table:table-cell>
          <table:table-cell office:value-type="float" office:value="71930753" calcext:value-type="float">
            <text:p>71930753</text:p>
          </table:table-cell>
          <table:table-cell/>
          <table:table-cell office:value-type="string" calcext:value-type="string">
            <text:p><text:s/>La Paz <text:s text:c="9"/>Oscar Lozada Cel. 71930753 <text:s text:c="54"/>oswil@hotmail.com <text:s text:c="27"/>La Paz</text:p>
          </table:table-cell>
        </table:table-row>
        <table:table-row table:style-name="ro1">
          <table:table-cell office:value-type="string" calcext:value-type="string">
            <text:p>010010489 7487206</text:p>
          </table:table-cell>
          <table:table-cell office:value-type="string" calcext:value-type="string">
            <text:p><text:s text:c="3"/>Guido Tavera Velasco - COMERCIAL CULPINA</text:p>
          </table:table-cell>
          <table:table-cell office:value-type="float" office:value="7487206" calcext:value-type="float">
            <text:p>7487206</text:p>
          </table:table-cell>
          <table:table-cell office:value-type="string" calcext:value-type="string">
            <text:p><text:s/>PAMELA</text:p>
          </table:table-cell>
          <table:table-cell office:value-type="float" office:value="6444051" calcext:value-type="float">
            <text:p>6444051</text:p>
          </table:table-cell>
          <table:table-cell/>
          <table:table-cell office:value-type="float" office:value="6444051" calcext:value-type="float">
            <text:p>6444051</text:p>
          </table:table-cell>
          <table:table-cell office:value-type="string" calcext:value-type="string">
            <text:p><text:s/>Sucre <text:s text:c="10"/>Guido Tavera Ger.Ventas Cel. 70328153 <text:s text:c="43"/>guidintav@gmail.com <text:s text:c="25"/>Sucre</text:p>
          </table:table-cell>
        </table:table-row>
        <table:table-row table:style-name="ro1">
          <table:table-cell office:value-type="string" calcext:value-type="string">
            <text:p>010010490 77531147</text:p>
          </table:table-cell>
          <table:table-cell office:value-type="string" calcext:value-type="string">
            <text:p><text:s text:c="3"/>BANCO FIE S.A.</text:p>
          </table:table-cell>
          <table:table-cell office:value-type="float" office:value="1020273023" calcext:value-type="float">
            <text:p>1020273023</text:p>
          </table:table-cell>
          <table:table-cell office:value-type="string" calcext:value-type="string">
            <text:p><text:s/>PAMELA</text:p>
          </table:table-cell>
          <table:table-cell office:value-type="string" calcext:value-type="string">
            <text:p>2173600int0107</text:p>
          </table:table-cell>
          <table:table-cell office:value-type="float" office:value="68215432" calcext:value-type="float">
            <text:p>68215432</text:p>
          </table:table-cell>
          <table:table-cell/>
          <table:table-cell office:value-type="string" calcext:value-type="string">
            <text:p><text:s/>La Paz <text:s text:c="9"/>Carlos Gomez Sup.Act.Fij.Almac Cel. 71549535 <text:s text:c="36"/>abdon.chavez@bancofie.com.bo - carlos.gomez@bLa Paz</text:p>
          </table:table-cell>
        </table:table-row>
        <table:table-row table:style-name="ro1">
          <table:table-cell office:value-type="string" calcext:value-type="string">
            <text:p>010010491 142641026</text:p>
          </table:table-cell>
          <table:table-cell office:value-type="string" calcext:value-type="string">
            <text:p><text:s text:c="3"/>RENACC - TARIJA</text:p>
          </table:table-cell>
          <table:table-cell office:value-type="float" office:value="142641026" calcext:value-type="float">
            <text:p>142641026</text:p>
          </table:table-cell>
          <table:table-cell office:value-type="string" calcext:value-type="string">
            <text:p><text:s/>PAMELA</text:p>
          </table:table-cell>
          <table:table-cell office:value-type="float" office:value="71895705" calcext:value-type="float">
            <text:p>71895705</text:p>
          </table:table-cell>
          <table:table-cell table:number-columns-repeated="2"/>
          <table:table-cell office:value-type="string" calcext:value-type="string">
            <text:p><text:s/>Tarija <text:s text:c="9"/>Mariela Cruz Cel. 71895705 <text:s text:c="99"/>Tarija</text:p>
          </table:table-cell>
        </table:table-row>
        <table:table-row table:style-name="ro1">
          <table:table-cell office:value-type="string" calcext:value-type="string">
            <text:p>010010492 6121087016</text:p>
          </table:table-cell>
          <table:table-cell office:value-type="string" calcext:value-type="string">
            <text:p><text:s text:c="3"/>Tola - TRENAL</text:p>
          </table:table-cell>
          <table:table-cell office:value-type="float" office:value="6121087016" calcext:value-type="float">
            <text:p>6121087016</text:p>
          </table:table-cell>
          <table:table-cell office:value-type="string" calcext:value-type="string">
            <text:p><text:s/>VJAHUIRA</text:p>
          </table:table-cell>
          <table:table-cell office:value-type="float" office:value="68900013" calcext:value-type="float">
            <text:p>68900013</text:p>
          </table:table-cell>
          <table:table-cell office:value-type="float" office:value="77700097" calcext:value-type="float">
            <text:p>77700097</text:p>
          </table:table-cell>
          <table:table-cell/>
          <table:table-cell office:value-type="string" calcext:value-type="string">
            <text:p><text:s/>El Alto <text:s text:c="8"/>Freddy Calla Ger.Com. Cel.68900013 <text:s text:c="46"/>los_taylors-th@hotmail.com <text:s text:c="18"/>El Alto</text:p>
          </table:table-cell>
        </table:table-row>
        <table:table-row table:style-name="ro1">
          <table:table-cell office:value-type="string" calcext:value-type="string">
            <text:p>010010493 3443046010</text:p>
          </table:table-cell>
          <table:table-cell office:value-type="string" calcext:value-type="string">
            <text:p><text:s text:c="3"/>VILLENA - SALUD VITAL IMPORTADORA DE MEDICAMENTOS</text:p>
          </table:table-cell>
          <table:table-cell office:value-type="float" office:value="3443046010" calcext:value-type="float">
            <text:p>3443046010</text:p>
          </table:table-cell>
          <table:table-cell office:value-type="string" calcext:value-type="string">
            <text:p><text:s/>VJAHUIRA</text:p>
          </table:table-cell>
          <table:table-cell office:value-type="float" office:value="2453265" calcext:value-type="float">
            <text:p>2453265</text:p>
          </table:table-cell>
          <table:table-cell office:value-type="float" office:value="72572555" calcext:value-type="float">
            <text:p>72572555</text:p>
          </table:table-cell>
          <table:table-cell/>
          <table:table-cell office:value-type="string" calcext:value-type="string">
            <text:p><text:s/>LA PAZ <text:s text:c="90"/>JUANITA900@HOTMAIL.COM <text:s text:c="22"/>LA PAZ</text:p>
          </table:table-cell>
        </table:table-row>
        <table:table-row table:style-name="ro1">
          <table:table-cell office:value-type="string" calcext:value-type="string">
            <text:p>010010494 1012459024</text:p>
          </table:table-cell>
          <table:table-cell office:value-type="string" calcext:value-type="string">
            <text:p><text:s text:c="3"/>Bits and Cream S.A.</text:p>
          </table:table-cell>
          <table:table-cell office:value-type="float" office:value="1012459024" calcext:value-type="float">
            <text:p>1012459024</text:p>
          </table:table-cell>
          <table:table-cell office:value-type="string" calcext:value-type="string">
            <text:p><text:s/>PAMELA</text:p>
          </table:table-cell>
          <table:table-cell office:value-type="float" office:value="3369944" calcext:value-type="float">
            <text:p>3369944</text:p>
          </table:table-cell>
          <table:table-cell office:value-type="float" office:value="72111540" calcext:value-type="float">
            <text:p>72111540</text:p>
          </table:table-cell>
          <table:table-cell/>
          <table:table-cell office:value-type="string" calcext:value-type="string">
            <text:p><text:s/>Santa Cruz <text:s text:c="5"/>Juan Pablo Ruiz Enc.Prod. (entregas) Cel.72111583 <text:s text:c="31"/>mcherreria@bitsandcream.com M.Claudia HerreriSanta Cruz</text:p>
          </table:table-cell>
        </table:table-row>
        <table:table-row table:style-name="ro1">
          <table:table-cell office:value-type="string" calcext:value-type="string">
            <text:p>010010495 6639400013</text:p>
          </table:table-cell>
          <table:table-cell office:value-type="string" calcext:value-type="string">
            <text:p><text:s text:c="3"/>Luis Limachi - Industria de Alimentos Procid</text:p>
          </table:table-cell>
          <table:table-cell office:value-type="float" office:value="6639400013" calcext:value-type="float">
            <text:p>6639400013</text:p>
          </table:table-cell>
          <table:table-cell office:value-type="string" calcext:value-type="string">
            <text:p><text:s/>HVALDIVI</text:p>
          </table:table-cell>
          <table:table-cell office:value-type="float" office:value="67602893" calcext:value-type="float">
            <text:p>67602893</text:p>
          </table:table-cell>
          <table:table-cell table:number-columns-repeated="2"/>
          <table:table-cell office:value-type="string" calcext:value-type="string">
            <text:p><text:s/>Villazon <text:s text:c="7"/>Luis Limachi <text:s text:c="68"/>1106468@gmail.com <text:s text:c="27"/>Villazon</text:p>
          </table:table-cell>
        </table:table-row>
        <table:table-row table:style-name="ro1">
          <table:table-cell office:value-type="string" calcext:value-type="string">
            <text:p>010010496 1005487028</text:p>
          </table:table-cell>
          <table:table-cell office:value-type="string" calcext:value-type="string">
            <text:p><text:s text:c="3"/>CECAOT LTDA.</text:p>
          </table:table-cell>
          <table:table-cell office:value-type="float" office:value="1005487028" calcext:value-type="float">
            <text:p>1005487028</text:p>
          </table:table-cell>
          <table:table-cell office:value-type="string" calcext:value-type="string">
            <text:p><text:s/>HVALDIVI</text:p>
          </table:table-cell>
          <table:table-cell office:value-type="float" office:value="2318502" calcext:value-type="float">
            <text:p>2318502</text:p>
          </table:table-cell>
          <table:table-cell office:value-type="float" office:value="72532823" calcext:value-type="float">
            <text:p>72532823</text:p>
          </table:table-cell>
          <table:table-cell/>
          <table:table-cell office:value-type="string" calcext:value-type="string">
            <text:p><text:s/>La Paz <text:s text:c="9"/>Freddy Ticona Baptista <text:s text:c="58"/>freddyticonabaptistagmail.com <text:s text:c="15"/>La Paz</text:p>
          </table:table-cell>
        </table:table-row>
        <table:table-row table:style-name="ro1">
          <table:table-cell office:value-type="string" calcext:value-type="string">
            <text:p>010010497 1016009020</text:p>
          </table:table-cell>
          <table:table-cell office:value-type="string" calcext:value-type="string">
            <text:p><text:s text:c="3"/>UNIVERSIDAD AMAZONICA DE PANDO</text:p>
          </table:table-cell>
          <table:table-cell office:value-type="float" office:value="1016009020" calcext:value-type="float">
            <text:p>1016009020</text:p>
          </table:table-cell>
          <table:table-cell office:value-type="string" calcext:value-type="string">
            <text:p><text:s/>PAMELA</text:p>
          </table:table-cell>
          <table:table-cell office:value-type="float" office:value="8424999" calcext:value-type="float">
            <text:p>8424999</text:p>
          </table:table-cell>
          <table:table-cell office:value-type="float" office:value="72592724" calcext:value-type="float">
            <text:p>72592724</text:p>
          </table:table-cell>
          <table:table-cell/>
          <table:table-cell office:value-type="string" calcext:value-type="string">
            <text:p><text:s/>Cobija <text:s text:c="9"/>Ing. Jhonson Chiu Calderon Cel. 75102987 (entregas) <text:s text:c="29"/>jimena.ponce.123456@gmail.com/chiu_jhonson@ho�rea Ciencas y Tecnologia Ing. Industrial</text:p>
          </table:table-cell>
        </table:table-row>
        <table:table-row table:style-name="ro1">
          <table:table-cell office:value-type="string" calcext:value-type="string">
            <text:p>010010498 125683021</text:p>
          </table:table-cell>
          <table:table-cell office:value-type="string" calcext:value-type="string">
            <text:p><text:s text:c="3"/>NATURALCOS S.A.</text:p>
          </table:table-cell>
          <table:table-cell office:value-type="float" office:value="125683021" calcext:value-type="float">
            <text:p>125683021</text:p>
          </table:table-cell>
          <table:table-cell office:value-type="string" calcext:value-type="string">
            <text:p><text:s/>HVALDIVI</text:p>
          </table:table-cell>
          <table:table-cell office:value-type="float" office:value="2153581" calcext:value-type="float">
            <text:p>2153581</text:p>
          </table:table-cell>
          <table:table-cell office:value-type="float" office:value="60542464" calcext:value-type="float">
            <text:p>60542464</text:p>
          </table:table-cell>
          <table:table-cell office:value-type="float" office:value="2153581" calcext:value-type="float">
            <text:p>2153581</text:p>
          </table:table-cell>
          <table:table-cell office:value-type="string" calcext:value-type="string">
            <text:p><text:s/>La Paz <text:s text:c="90"/>naturalcos@grupoalcos.com <text:s text:c="19"/>Av. Panamericana Nro. 5000 (entrega material)</text:p>
          </table:table-cell>
        </table:table-row>
        <table:table-row table:style-name="ro1">
          <table:table-cell office:value-type="string" calcext:value-type="string">
            <text:p>010010499 151538021</text:p>
          </table:table-cell>
          <table:table-cell office:value-type="string" calcext:value-type="string">
            <text:p><text:s text:c="3"/>PAPELBOL</text:p>
          </table:table-cell>
          <table:table-cell office:value-type="float" office:value="151538021" calcext:value-type="float">
            <text:p>151538021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0754739" calcext:value-type="float">
            <text:p>70754739</text:p>
          </table:table-cell>
          <table:table-cell/>
          <table:table-cell office:value-type="string" calcext:value-type="string">
            <text:p><text:s/>Cochabamba <text:s text:c="5"/>Carlos Vera <text:s/>70754739 <text:s text:c="59"/>carlosrlemaitre@hotmail.com</text:p>
          </table:table-cell>
        </table:table-row>
        <table:table-row table:style-name="ro1">
          <table:table-cell office:value-type="string" calcext:value-type="string">
            <text:p>010010500 4808263</text:p>
          </table:table-cell>
          <table:table-cell office:value-type="string" calcext:value-type="string">
            <text:p><text:s text:c="3"/>Graciela Chui Choque</text:p>
          </table:table-cell>
          <table:table-cell office:value-type="float" office:value="4808263" calcext:value-type="float">
            <text:p>4808263</text:p>
          </table:table-cell>
          <table:table-cell office:value-type="string" calcext:value-type="string">
            <text:p><text:s/>VJAHUIRA</text:p>
          </table:table-cell>
          <table:table-cell office:value-type="float" office:value="60646030" calcext:value-type="float">
            <text:p>60646030</text:p>
          </table:table-cell>
          <table:table-cell office:value-type="float" office:value="76529776" calcext:value-type="float">
            <text:p>76529776</text:p>
          </table:table-cell>
          <table:table-cell/>
          <table:table-cell office:value-type="string" calcext:value-type="string">
            <text:p><text:s/>La Paz <text:s text:c="9"/>Graciela Chui Cel 76529776 <text:s text:c="99"/># 2064 (alto Lima)</text:p>
          </table:table-cell>
        </table:table-row>
        <table:table-row table:style-name="ro1">
          <table:table-cell office:value-type="string" calcext:value-type="string">
            <text:p>010010501 269474025</text:p>
          </table:table-cell>
          <table:table-cell office:value-type="string" calcext:value-type="string">
            <text:p><text:s text:c="3"/>Panaderia Integral El Chamillo S.A.</text:p>
          </table:table-cell>
          <table:table-cell office:value-type="float" office:value="269474025" calcext:value-type="float">
            <text:p>269474025</text:p>
          </table:table-cell>
          <table:table-cell office:value-type="string" calcext:value-type="string">
            <text:p><text:s/>VJAHUIRA</text:p>
          </table:table-cell>
          <table:table-cell office:value-type="float" office:value="2110627" calcext:value-type="float">
            <text:p>2110627</text:p>
          </table:table-cell>
          <table:table-cell office:value-type="string" calcext:value-type="string">
            <text:p>77796247-6</text:p>
          </table:table-cell>
          <table:table-cell/>
          <table:table-cell office:value-type="string" calcext:value-type="string">
            <text:p><text:s/>El Alto <text:s text:c="8"/>Patricia Tindal Cel 77796247 admnistradora <text:s text:c="38"/>ptindal@irupanabio.com / ncondori@irupanabio.Villa La Merced (entrega de material)</text:p>
          </table:table-cell>
        </table:table-row>
        <table:table-row table:style-name="ro1">
          <table:table-cell office:value-type="string" calcext:value-type="string">
            <text:p>010010502 330194017</text:p>
          </table:table-cell>
          <table:table-cell office:value-type="string" calcext:value-type="string">
            <text:p><text:s text:c="3"/>Ricardo Sanchez De Lozada - Chocolates Paititi</text:p>
          </table:table-cell>
          <table:table-cell office:value-type="float" office:value="330194017" calcext:value-type="float">
            <text:p>330194017</text:p>
          </table:table-cell>
          <table:table-cell office:value-type="string" calcext:value-type="string">
            <text:p><text:s/>HVALDIVI</text:p>
          </table:table-cell>
          <table:table-cell office:value-type="float" office:value="2799890" calcext:value-type="float">
            <text:p>2799890</text:p>
          </table:table-cell>
          <table:table-cell office:value-type="float" office:value="60121765" calcext:value-type="float">
            <text:p>60121765</text:p>
          </table:table-cell>
          <table:table-cell/>
          <table:table-cell office:value-type="string" calcext:value-type="string">
            <text:p><text:s/>La Paz <text:s text:c="9"/>Vladimir Campos - 60121765 <text:s text:c="54"/>vcampos@waki-fs.com Vladimir Campos Contacto La Paz</text:p>
          </table:table-cell>
        </table:table-row>
        <table:table-row table:style-name="ro1">
          <table:table-cell office:value-type="string" calcext:value-type="string">
            <text:p>010010503 285516022</text:p>
          </table:table-cell>
          <table:table-cell office:value-type="string" calcext:value-type="string">
            <text:p><text:s text:c="3"/>Compa�ia De Alimentos Avesca S.A. - IMBA S.A.</text:p>
          </table:table-cell>
          <table:table-cell office:value-type="float" office:value="285516022" calcext:value-type="float">
            <text:p>285516022</text:p>
          </table:table-cell>
          <table:table-cell office:value-type="string" calcext:value-type="string">
            <text:p><text:s/>PAMELA</text:p>
          </table:table-cell>
          <table:table-cell office:value-type="string" calcext:value-type="string">
            <text:p>3464683int147</text:p>
          </table:table-cell>
          <table:table-cell/>
          <table:table-cell office:value-type="float" office:value="3116156" calcext:value-type="float">
            <text:p>3116156</text:p>
          </table:table-cell>
          <table:table-cell office:value-type="string" calcext:value-type="string">
            <text:p><text:s/>Santa Cruz <text:s text:c="5"/>Boris Oblitas 76602299 (cobranza) <text:s text:c="47"/>valeria.rabaj@avescabol.com <text:s text:c="2"/>valeria.rabaj@iSanta Cruz</text:p>
          </table:table-cell>
        </table:table-row>
        <table:table-row table:style-name="ro1">
          <table:table-cell office:value-type="string" calcext:value-type="string">
            <text:p>010010504 1028779020</text:p>
          </table:table-cell>
          <table:table-cell office:value-type="string" calcext:value-type="string">
            <text:p><text:s text:c="3"/>Sofia Ltda.</text:p>
          </table:table-cell>
          <table:table-cell office:value-type="float" office:value="1028779020" calcext:value-type="float">
            <text:p>1028779020</text:p>
          </table:table-cell>
          <table:table-cell office:value-type="string" calcext:value-type="string">
            <text:p><text:s/>VJAHUIRA</text:p>
          </table:table-cell>
          <table:table-cell office:value-type="float" office:value="3462717" calcext:value-type="float">
            <text:p>3462717</text:p>
          </table:table-cell>
          <table:table-cell table:number-columns-repeated="2"/>
          <table:table-cell office:value-type="string" calcext:value-type="string">
            <text:p><text:s/>Santa Cruz <text:s text:c="5"/>Judit Zeballos 75691617 jzeballos@avicolasofia.com <text:s text:c="30"/>judit Zeballos int. 3120 <text:s text:c="20"/>Parque Ind. manzana Nro. 7 (entrega Material)</text:p>
          </table:table-cell>
        </table:table-row>
        <table:table-row table:style-name="ro1">
          <table:table-cell office:value-type="string" calcext:value-type="string">
            <text:p>010010505 3432661019</text:p>
          </table:table-cell>
          <table:table-cell office:value-type="string" calcext:value-type="string">
            <text:p><text:s text:c="3"/>Tudela - Michoacan Paleteria Mexicana</text:p>
          </table:table-cell>
          <table:table-cell office:value-type="float" office:value="3432661019" calcext:value-type="float">
            <text:p>3432661019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8889242" calcext:value-type="float">
            <text:p>78889242</text:p>
          </table:table-cell>
          <table:table-cell/>
          <table:table-cell office:value-type="string" calcext:value-type="string">
            <text:p><text:s/>La Paz <text:s text:c="9"/>Claudia Tudela (Propietaria) 78889242 <text:s text:c="43"/>tudelaclau34@hotmail.com <text:s text:c="20"/>La Paz</text:p>
          </table:table-cell>
        </table:table-row>
        <table:table-row table:style-name="ro1">
          <table:table-cell office:value-type="string" calcext:value-type="string">
            <text:p>010010506 489388</text:p>
          </table:table-cell>
          <table:table-cell office:value-type="string" calcext:value-type="string">
            <text:p><text:s text:c="3"/>Bonifacio Asistiri Quispe - Caf� Mujer</text:p>
          </table:table-cell>
          <table:table-cell office:value-type="float" office:value="489388" calcext:value-type="float">
            <text:p>489388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67152772" calcext:value-type="float">
            <text:p>67152772</text:p>
          </table:table-cell>
          <table:table-cell/>
          <table:table-cell office:value-type="string" calcext:value-type="string">
            <text:p><text:s/>La Paz - Yungas Bonifacio Asistiri Quispe - 67152772 <text:s text:c="89"/>La Paz</text:p>
          </table:table-cell>
        </table:table-row>
        <table:table-row table:style-name="ro1">
          <table:table-cell office:value-type="string" calcext:value-type="string">
            <text:p>010010507 318000021</text:p>
          </table:table-cell>
          <table:table-cell office:value-type="string" calcext:value-type="string">
            <text:p><text:s text:c="3"/>HORNEADOS LA TRADICION CRUCE�A S.R.L.</text:p>
          </table:table-cell>
          <table:table-cell office:value-type="float" office:value="318000021" calcext:value-type="float">
            <text:p>318000021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6612349" calcext:value-type="float">
            <text:p>76612349</text:p>
          </table:table-cell>
          <table:table-cell/>
          <table:table-cell office:value-type="string" calcext:value-type="string">
            <text:p><text:s/>Santa Cruz <text:s text:c="5"/>Sra. Romy Suarez Mucarzel - 76612349 <text:s text:c="44"/>romysuarezmucarzel@icloud.com <text:s text:c="15"/>Santa Cruz</text:p>
          </table:table-cell>
        </table:table-row>
        <table:table-row table:style-name="ro1">
          <table:table-cell office:value-type="string" calcext:value-type="string">
            <text:p>010010508 5633790015</text:p>
          </table:table-cell>
          <table:table-cell office:value-type="string" calcext:value-type="string">
            <text:p><text:s text:c="3"/>Beymar Barrera Amador - El Buen Sabor</text:p>
          </table:table-cell>
          <table:table-cell office:value-type="float" office:value="5633790015" calcext:value-type="float">
            <text:p>5633790015</text:p>
          </table:table-cell>
          <table:table-cell office:value-type="string" calcext:value-type="string">
            <text:p><text:s/>HVALDIVI</text:p>
          </table:table-cell>
          <table:table-cell office:value-type="float" office:value="6467570" calcext:value-type="float">
            <text:p>6467570</text:p>
          </table:table-cell>
          <table:table-cell office:value-type="float" office:value="71153425" calcext:value-type="float">
            <text:p>71153425</text:p>
          </table:table-cell>
          <table:table-cell/>
          <table:table-cell office:value-type="string" calcext:value-type="string">
            <text:p><text:s/>Sucre <text:s text:c="10"/>Beymar Barrera 71153425 - 72883201 - 75793711 <text:s text:c="35"/>productoselbuensabor_2008@hotmail.com <text:s text:c="7"/>Sucre</text:p>
          </table:table-cell>
        </table:table-row>
        <table:table-row table:style-name="ro1">
          <table:table-cell office:value-type="string" calcext:value-type="string">
            <text:p>010010509 1001961026</text:p>
          </table:table-cell>
          <table:table-cell office:value-type="string" calcext:value-type="string">
            <text:p><text:s text:c="3"/>Inproal S.R.L.</text:p>
          </table:table-cell>
          <table:table-cell office:value-type="float" office:value="1001961026" calcext:value-type="float">
            <text:p>1001961026</text:p>
          </table:table-cell>
          <table:table-cell office:value-type="string" calcext:value-type="string">
            <text:p><text:s/>PAMELA</text:p>
          </table:table-cell>
          <table:table-cell office:value-type="float" office:value="2414290" calcext:value-type="float">
            <text:p>2414290</text:p>
          </table:table-cell>
          <table:table-cell office:value-type="float" office:value="70624948" calcext:value-type="float">
            <text:p>70624948</text:p>
          </table:table-cell>
          <table:table-cell office:value-type="float" office:value="2414290" calcext:value-type="float">
            <text:p>2414290</text:p>
          </table:table-cell>
          <table:table-cell office:value-type="string" calcext:value-type="string">
            <text:p><text:s/>La Paz <text:s text:c="9"/>Abel Gutierres Cel. 60585551 para entregas de 8:30 a 16:30 <text:s text:c="22"/>inproal@gmail.com <text:s text:c="27"/>La Paz</text:p>
          </table:table-cell>
        </table:table-row>
        <table:table-row table:style-name="ro1">
          <table:table-cell office:value-type="string" calcext:value-type="string">
            <text:p>010010510 3752079015</text:p>
          </table:table-cell>
          <table:table-cell office:value-type="string" calcext:value-type="string">
            <text:p><text:s text:c="3"/>Juan Carlos Flores Laura - Do�a Margarita</text:p>
          </table:table-cell>
          <table:table-cell office:value-type="float" office:value="3752079015" calcext:value-type="float">
            <text:p>3752079015</text:p>
          </table:table-cell>
          <table:table-cell office:value-type="string" calcext:value-type="string">
            <text:p><text:s/>VJAHUIRA</text:p>
          </table:table-cell>
          <table:table-cell office:value-type="float" office:value="72171713" calcext:value-type="float">
            <text:p>72171713</text:p>
          </table:table-cell>
          <table:table-cell office:value-type="float" office:value="73178060" calcext:value-type="float">
            <text:p>73178060</text:p>
          </table:table-cell>
          <table:table-cell/>
          <table:table-cell office:value-type="string" calcext:value-type="string">
            <text:p><text:s/>Santa Cruz <text:s text:c="5"/>Juan Carlos Flores Laura <text:s text:c="101"/>Santa Cruz</text:p>
          </table:table-cell>
        </table:table-row>
        <table:table-row table:style-name="ro1">
          <table:table-cell office:value-type="string" calcext:value-type="string">
            <text:p>010010511 4503289016</text:p>
          </table:table-cell>
          <table:table-cell office:value-type="string" calcext:value-type="string">
            <text:p><text:s text:c="3"/>Rene Benjamin Quiroga Rivero - Alimentos Tacontento</text:p>
          </table:table-cell>
          <table:table-cell office:value-type="float" office:value="4503289016" calcext:value-type="float">
            <text:p>4503289016</text:p>
          </table:table-cell>
          <table:table-cell office:value-type="string" calcext:value-type="string">
            <text:p><text:s/>HVALDIVI</text:p>
          </table:table-cell>
          <table:table-cell office:value-type="float" office:value="4443523" calcext:value-type="float">
            <text:p>4443523</text:p>
          </table:table-cell>
          <table:table-cell office:value-type="float" office:value="72244817" calcext:value-type="float">
            <text:p>72244817</text:p>
          </table:table-cell>
          <table:table-cell/>
          <table:table-cell office:value-type="string" calcext:value-type="string">
            <text:p><text:s/>Cochabamba <text:s text:c="5"/>Alejandra Pereira 71420994 (entrega de material y cobros) <text:s text:c="23"/>rene.quiroga.rivero@gmail.com - alepv1307@gmaCochabamba</text:p>
          </table:table-cell>
        </table:table-row>
        <table:table-row table:style-name="ro1">
          <table:table-cell office:value-type="string" calcext:value-type="string">
            <text:p>010010512 490109016</text:p>
          </table:table-cell>
          <table:table-cell office:value-type="string" calcext:value-type="string">
            <text:p><text:s text:c="3"/>Medardo Flores Encinas - Qbitos</text:p>
          </table:table-cell>
          <table:table-cell office:value-type="float" office:value="490109016" calcext:value-type="float">
            <text:p>490109016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0515333" calcext:value-type="float">
            <text:p>70515333</text:p>
          </table:table-cell>
          <table:table-cell/>
          <table:table-cell office:value-type="string" calcext:value-type="string">
            <text:p><text:s/>La Paz <text:s text:c="90"/>cris-fb@hotmail.com <text:s text:c="25"/>Luis Crespo <text:s/>1 cuadra antes de Plaza Andreu</text:p>
          </table:table-cell>
        </table:table-row>
        <table:table-row table:style-name="ro1">
          <table:table-cell office:value-type="string" calcext:value-type="string">
            <text:p>010010513 173152022</text:p>
          </table:table-cell>
          <table:table-cell office:value-type="string" calcext:value-type="string">
            <text:p><text:s text:c="3"/>INALCA S.A.</text:p>
          </table:table-cell>
          <table:table-cell office:value-type="float" office:value="173152022" calcext:value-type="float">
            <text:p>173152022</text:p>
          </table:table-cell>
          <table:table-cell office:value-type="string" calcext:value-type="string">
            <text:p><text:s/>HVALDIVI</text:p>
          </table:table-cell>
          <table:table-cell office:value-type="float" office:value="4313776" calcext:value-type="float">
            <text:p>4313776</text:p>
          </table:table-cell>
          <table:table-cell office:value-type="float" office:value="72200039" calcext:value-type="float">
            <text:p>72200039</text:p>
          </table:table-cell>
          <table:table-cell/>
          <table:table-cell office:value-type="string" calcext:value-type="string">
            <text:p><text:s/>Cochabamba <text:s text:c="5"/>Gonzalo Molina jgonzalo1945@gmail.com <text:s text:c="43"/>lgonzalo1945@gmail.com <text:s text:c="22"/>Cochabamba</text:p>
          </table:table-cell>
        </table:table-row>
        <table:table-row table:style-name="ro1">
          <table:table-cell office:value-type="string" calcext:value-type="string">
            <text:p>010010514 1023053020</text:p>
          </table:table-cell>
          <table:table-cell office:value-type="string" calcext:value-type="string">
            <text:p><text:s text:c="3"/>ASTRIX S.A.</text:p>
          </table:table-cell>
          <table:table-cell office:value-type="float" office:value="1023053020" calcext:value-type="float">
            <text:p>1023053020</text:p>
          </table:table-cell>
          <table:table-cell office:value-type="string" calcext:value-type="string">
            <text:p><text:s/>HVALDIVI</text:p>
          </table:table-cell>
          <table:table-cell office:value-type="float" office:value="4268369" calcext:value-type="float">
            <text:p>4268369</text:p>
          </table:table-cell>
          <table:table-cell office:value-type="float" office:value="79788523" calcext:value-type="float">
            <text:p>79788523</text:p>
          </table:table-cell>
          <table:table-cell office:value-type="float" office:value="4771908" calcext:value-type="float">
            <text:p>4771908</text:p>
          </table:table-cell>
          <table:table-cell office:value-type="string" calcext:value-type="string">
            <text:p><text:s/>Cochabamba <text:s text:c="5"/>Claudia Maldonado - Giovana Fernandez (cobranzas) <text:s text:c="31"/>claudiamaldonado@astrixsa.com <text:s text:c="15"/>Cochabamba</text:p>
          </table:table-cell>
        </table:table-row>
        <table:table-row table:style-name="ro1">
          <table:table-cell office:value-type="string" calcext:value-type="string">
            <text:p>010010515 1790346013</text:p>
          </table:table-cell>
          <table:table-cell office:value-type="string" calcext:value-type="string">
            <text:p><text:s text:c="3"/>Juan Ramiro Zenteno Duran - Jamones Selectos de Zenteno</text:p>
          </table:table-cell>
          <table:table-cell office:value-type="float" office:value="1790346013" calcext:value-type="float">
            <text:p>1790346013</text:p>
          </table:table-cell>
          <table:table-cell office:value-type="string" calcext:value-type="string">
            <text:p><text:s/>PAMELA</text:p>
          </table:table-cell>
          <table:table-cell office:value-type="float" office:value="46632664" calcext:value-type="float">
            <text:p>46632664</text:p>
          </table:table-cell>
          <table:table-cell office:value-type="float" office:value="78245005" calcext:value-type="float">
            <text:p>78245005</text:p>
          </table:table-cell>
          <table:table-cell/>
          <table:table-cell office:value-type="string" calcext:value-type="string">
            <text:p><text:s/>Tarija <text:s text:c="9"/>Juan Ramiro Zenteno Duran 78245005 <text:s text:c="46"/>jrzentenod@hotmail.com <text:s text:c="22"/>Tarija</text:p>
          </table:table-cell>
        </table:table-row>
        <table:table-row table:style-name="ro1">
          <table:table-cell office:value-type="string" calcext:value-type="string">
            <text:p>010010516 2962320018</text:p>
          </table:table-cell>
          <table:table-cell office:value-type="string" calcext:value-type="string">
            <text:p><text:s text:c="3"/>Carla Andrea Mendez Ortiz - Andrea Sachets</text:p>
          </table:table-cell>
          <table:table-cell office:value-type="float" office:value="2982320018" calcext:value-type="float">
            <text:p>2982320018</text:p>
          </table:table-cell>
          <table:table-cell office:value-type="string" calcext:value-type="string">
            <text:p><text:s/>VJAHUIRA</text:p>
          </table:table-cell>
          <table:table-cell office:value-type="float" office:value="3438779" calcext:value-type="float">
            <text:p>3438779</text:p>
          </table:table-cell>
          <table:table-cell office:value-type="float" office:value="76330700" calcext:value-type="float">
            <text:p>76330700</text:p>
          </table:table-cell>
          <table:table-cell/>
          <table:table-cell office:value-type="string" calcext:value-type="string">
            <text:p><text:s/>Santa Cruz <text:s text:c="5"/>Paul Viscarra cel 76330700 (contacto com.) <text:s text:c="38"/>paulviscarra@cotas.com.bo <text:s text:c="19"/>Banzer y Av. Beni)</text:p>
          </table:table-cell>
        </table:table-row>
        <table:table-row table:style-name="ro1">
          <table:table-cell office:value-type="string" calcext:value-type="string">
            <text:p>010010517 6172468</text:p>
          </table:table-cell>
          <table:table-cell office:value-type="string" calcext:value-type="string">
            <text:p><text:s text:c="3"/>Ronald Waldo Bohorquez Condori - WEYZ</text:p>
          </table:table-cell>
          <table:table-cell office:value-type="float" office:value="6172468" calcext:value-type="float">
            <text:p>6172468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6813449" calcext:value-type="float">
            <text:p>6813449</text:p>
          </table:table-cell>
          <table:table-cell/>
          <table:table-cell office:value-type="string" calcext:value-type="string">
            <text:p><text:s/>La Paz <text:s text:c="9"/>Ronald Bohorquez 68134349 <text:s text:c="55"/>ronaldbohorquez88@gmail.com <text:s text:c="17"/>El Alto</text:p>
          </table:table-cell>
        </table:table-row>
        <table:table-row table:style-name="ro1">
          <table:table-cell office:value-type="string" calcext:value-type="string">
            <text:p>010010518 1415110012</text:p>
          </table:table-cell>
          <table:table-cell office:value-type="string" calcext:value-type="string">
            <text:p><text:s text:c="3"/>Bautista - Salar de Uyuni</text:p>
          </table:table-cell>
          <table:table-cell office:value-type="float" office:value="1415110012" calcext:value-type="float">
            <text:p>1415110012</text:p>
          </table:table-cell>
          <table:table-cell office:value-type="string" calcext:value-type="string">
            <text:p><text:s/>HVALDIVI</text:p>
          </table:table-cell>
          <table:table-cell office:value-type="float" office:value="2204349" calcext:value-type="float">
            <text:p>2204349</text:p>
          </table:table-cell>
          <table:table-cell office:value-type="float" office:value="72044442" calcext:value-type="float">
            <text:p>72044442</text:p>
          </table:table-cell>
          <table:table-cell office:value-type="float" office:value="2204349" calcext:value-type="float">
            <text:p>2204349</text:p>
          </table:table-cell>
          <table:table-cell office:value-type="string" calcext:value-type="string">
            <text:p><text:s/>La Paz <text:s text:c="9"/>Amadeo Bautista 72044442 <text:s text:c="56"/>info@salardeuyuni.bo <text:s text:c="24"/>La Paz</text:p>
          </table:table-cell>
        </table:table-row>
        <table:table-row table:style-name="ro1">
          <table:table-cell office:value-type="string" calcext:value-type="string">
            <text:p>010010519 4694950014</text:p>
          </table:table-cell>
          <table:table-cell office:value-type="string" calcext:value-type="string">
            <text:p><text:s text:c="3"/>Zenon Sarzuri Huanca - Viartiva</text:p>
          </table:table-cell>
          <table:table-cell office:value-type="float" office:value="4694950014" calcext:value-type="float">
            <text:p>4694950014</text:p>
          </table:table-cell>
          <table:table-cell office:value-type="string" calcext:value-type="string">
            <text:p><text:s/>VJAHUIRA</text:p>
          </table:table-cell>
          <table:table-cell office:value-type="float" office:value="3378037" calcext:value-type="float">
            <text:p>3378037</text:p>
          </table:table-cell>
          <table:table-cell office:value-type="float" office:value="71359841" calcext:value-type="float">
            <text:p>71359841</text:p>
          </table:table-cell>
          <table:table-cell/>
          <table:table-cell office:value-type="string" calcext:value-type="string">
            <text:p><text:s/>Santa Cruz <text:s text:c="5"/>Zen�n Sarzuri Huanca 71359841 <text:s text:c="51"/>publicidad@viartiva.com <text:s text:c="21"/>Santa Cruz</text:p>
          </table:table-cell>
        </table:table-row>
        <table:table-row table:style-name="ro1">
          <table:table-cell office:value-type="string" calcext:value-type="string">
            <text:p>010010520 2663696014</text:p>
          </table:table-cell>
          <table:table-cell office:value-type="string" calcext:value-type="string">
            <text:p><text:s text:c="3"/>Jenny Adela LLanos Agramont - Sabores Andes</text:p>
          </table:table-cell>
          <table:table-cell office:value-type="float" office:value="2663696014" calcext:value-type="float">
            <text:p>2663696014</text:p>
          </table:table-cell>
          <table:table-cell office:value-type="string" calcext:value-type="string">
            <text:p><text:s/>HVALDIVI</text:p>
          </table:table-cell>
          <table:table-cell office:value-type="float" office:value="2772795" calcext:value-type="float">
            <text:p>2772795</text:p>
          </table:table-cell>
          <table:table-cell office:value-type="float" office:value="70677276" calcext:value-type="float">
            <text:p>70677276</text:p>
          </table:table-cell>
          <table:table-cell/>
          <table:table-cell office:value-type="string" calcext:value-type="string">
            <text:p><text:s/>La Paz <text:s text:c="9"/>Juan Maldonado 70677276 <text:s text:c="57"/>saboresandes@hotmail.com <text:s text:c="20"/>La Paz</text:p>
          </table:table-cell>
        </table:table-row>
        <table:table-row table:style-name="ro1">
          <table:table-cell office:value-type="string" calcext:value-type="string">
            <text:p>010010521 141149027</text:p>
          </table:table-cell>
          <table:table-cell office:value-type="string" calcext:value-type="string">
            <text:p><text:s text:c="3"/>SIMA S.R.L.</text:p>
          </table:table-cell>
          <table:table-cell office:value-type="float" office:value="141149027" calcext:value-type="float">
            <text:p>141149027</text:p>
          </table:table-cell>
          <table:table-cell office:value-type="string" calcext:value-type="string">
            <text:p><text:s/>VJAHUIRA</text:p>
          </table:table-cell>
          <table:table-cell office:value-type="float" office:value="2816603" calcext:value-type="float">
            <text:p>2816603</text:p>
          </table:table-cell>
          <table:table-cell/>
          <table:table-cell office:value-type="float" office:value="75851074" calcext:value-type="float">
            <text:p>75851074</text:p>
          </table:table-cell>
          <table:table-cell office:value-type="string" calcext:value-type="string">
            <text:p><text:s/>El Alto <text:s text:c="8"/>Arnaldo Arias (entrega mateerial 76780044) <text:s text:c="38"/>sima@simasrl.com <text:s text:c="28"/>La Paz</text:p>
          </table:table-cell>
        </table:table-row>
        <table:table-row table:style-name="ro1">
          <table:table-cell office:value-type="string" calcext:value-type="string">
            <text:p>010010522 163680022</text:p>
          </table:table-cell>
          <table:table-cell office:value-type="string" calcext:value-type="string">
            <text:p><text:s text:c="3"/>Comercializadora Ventura Factory S.R.L.</text:p>
          </table:table-cell>
          <table:table-cell office:value-type="float" office:value="163680022" calcext:value-type="float">
            <text:p>163680022</text:p>
          </table:table-cell>
          <table:table-cell office:value-type="string" calcext:value-type="string">
            <text:p><text:s/>VJAHUIRA</text:p>
          </table:table-cell>
          <table:table-cell table:number-columns-repeated="2" office:value-type="string" calcext:value-type="string">
            <text:p>3-3348768</text:p>
          </table:table-cell>
          <table:table-cell office:value-type="float" office:value="72146890" calcext:value-type="float">
            <text:p>72146890</text:p>
          </table:table-cell>
          <table:table-cell office:value-type="string" calcext:value-type="string">
            <text:p><text:s/>Santa Cruz <text:s text:c="5"/>Ericka Ledesma (ent. material) 72137340 <text:s text:c="41"/>mauricio.carranza10@gmail.com <text:s text:c="15"/>Santa Cruz</text:p>
          </table:table-cell>
        </table:table-row>
        <table:table-row table:style-name="ro1">
          <table:table-cell office:value-type="string" calcext:value-type="string">
            <text:p>010010523 3451791014</text:p>
          </table:table-cell>
          <table:table-cell office:value-type="string" calcext:value-type="string">
            <text:p><text:s text:c="3"/>Claudia Veronica Gutierrez Alcaraz - Tunkuna</text:p>
          </table:table-cell>
          <table:table-cell office:value-type="float" office:value="3451791014" calcext:value-type="float">
            <text:p>3451791014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6738526" calcext:value-type="float">
            <text:p>76738526</text:p>
          </table:table-cell>
          <table:table-cell/>
          <table:table-cell office:value-type="string" calcext:value-type="string">
            <text:p><text:s/>La Paz <text:s text:c="9"/>Claudia Gutierres 76738526 cgutialcaraz@gmail.com <text:s text:c="31"/>cgutialcaraz@gmail.com <text:s text:c="22"/>La Paz</text:p>
          </table:table-cell>
        </table:table-row>
        <table:table-row table:style-name="ro1">
          <table:table-cell office:value-type="string" calcext:value-type="string">
            <text:p>010010524 146730024</text:p>
          </table:table-cell>
          <table:table-cell office:value-type="string" calcext:value-type="string">
            <text:p><text:s text:c="3"/>Hacienda el Arenal S.R.L.</text:p>
          </table:table-cell>
          <table:table-cell office:value-type="float" office:value="146730024" calcext:value-type="float">
            <text:p>146730024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2589764" calcext:value-type="float">
            <text:p>72589764</text:p>
          </table:table-cell>
          <table:table-cell/>
          <table:table-cell office:value-type="string" calcext:value-type="string">
            <text:p><text:s/>La Paz <text:s text:c="9"/>Yaret Arenas <text:s/>72586764 <text:s text:c="58"/>hacienda_elarenal@hotmail.com <text:s text:c="15"/>El Alto</text:p>
          </table:table-cell>
        </table:table-row>
        <table:table-row table:style-name="ro1">
          <table:table-cell office:value-type="string" calcext:value-type="string">
            <text:p>010010525 5041612019</text:p>
          </table:table-cell>
          <table:table-cell office:value-type="string" calcext:value-type="string">
            <text:p><text:s text:c="3"/>Marco Antonio Pimentel Rivera - Chura Vida</text:p>
          </table:table-cell>
          <table:table-cell office:value-type="float" office:value="5041612019" calcext:value-type="float">
            <text:p>5041612019</text:p>
          </table:table-cell>
          <table:table-cell office:value-type="string" calcext:value-type="string">
            <text:p><text:s/>HVALDIVI</text:p>
          </table:table-cell>
          <table:table-cell office:value-type="float" office:value="46686842" calcext:value-type="float">
            <text:p>46686842</text:p>
          </table:table-cell>
          <table:table-cell office:value-type="float" office:value="72967617" calcext:value-type="float">
            <text:p>72967617</text:p>
          </table:table-cell>
          <table:table-cell/>
          <table:table-cell office:value-type="string" calcext:value-type="string">
            <text:p><text:s/>Tarija <text:s text:c="9"/>Marco Pimentel Rivera 72967617 <text:s text:c="50"/>marcopimentelrivera@hotmail.com <text:s text:c="13"/>Trigo y Av. Mejillones</text:p>
          </table:table-cell>
        </table:table-row>
        <table:table-row table:style-name="ro1">
          <table:table-cell office:value-type="string" calcext:value-type="string">
            <text:p>010010526 3484852016</text:p>
          </table:table-cell>
          <table:table-cell office:value-type="string" calcext:value-type="string">
            <text:p><text:s text:c="3"/>Maria Renee Alvarez de Grandchant - Milanch</text:p>
          </table:table-cell>
          <table:table-cell office:value-type="float" office:value="3484852016" calcext:value-type="float">
            <text:p>3484852016</text:p>
          </table:table-cell>
          <table:table-cell office:value-type="string" calcext:value-type="string">
            <text:p><text:s/>PAMELA</text:p>
          </table:table-cell>
          <table:table-cell office:value-type="float" office:value="76791819" calcext:value-type="float">
            <text:p>76791819</text:p>
          </table:table-cell>
          <table:table-cell table:number-columns-repeated="2"/>
          <table:table-cell office:value-type="string" calcext:value-type="string">
            <text:p><text:s/>La Paz <text:s text:c="9"/>Maria R. Alvarez 76791819 <text:s text:c="55"/>m_rag1@hotmail.com <text:s text:c="26"/>departamento 1B</text:p>
          </table:table-cell>
        </table:table-row>
        <table:table-row table:style-name="ro1">
          <table:table-cell office:value-type="string" calcext:value-type="string">
            <text:p>010010527 3757389015</text:p>
          </table:table-cell>
          <table:table-cell office:value-type="string" calcext:value-type="string">
            <text:p><text:s text:c="3"/>Luis Fernando Zelada - DENCKER PAN</text:p>
          </table:table-cell>
          <table:table-cell office:value-type="float" office:value="3757389015" calcext:value-type="float">
            <text:p>3757389015</text:p>
          </table:table-cell>
          <table:table-cell office:value-type="string" calcext:value-type="string">
            <text:p><text:s/>HVALDIVI</text:p>
          </table:table-cell>
          <table:table-cell office:value-type="float" office:value="4317092" calcext:value-type="float">
            <text:p>4317092</text:p>
          </table:table-cell>
          <table:table-cell/>
          <table:table-cell office:value-type="float" office:value="70714241" calcext:value-type="float">
            <text:p>70714241</text:p>
          </table:table-cell>
          <table:table-cell office:value-type="string" calcext:value-type="string">
            <text:p><text:s/>Cochabamba <text:s text:c="5"/>Fanny Conde Franco (cobranzas) 70726536 <text:s text:c="41"/>verozelada@gmail.com <text:s text:c="24"/>Cochabamba</text:p>
          </table:table-cell>
        </table:table-row>
        <table:table-row table:style-name="ro1">
          <table:table-cell office:value-type="string" calcext:value-type="string">
            <text:p>010010528 3071460018</text:p>
          </table:table-cell>
          <table:table-cell office:value-type="string" calcext:value-type="string">
            <text:p><text:s text:c="3"/>Elba Zoraida Ajata Sandoval de Canchari - Veliz</text:p>
          </table:table-cell>
          <table:table-cell office:value-type="float" office:value="3071460018" calcext:value-type="float">
            <text:p>3071460018</text:p>
          </table:table-cell>
          <table:table-cell office:value-type="string" calcext:value-type="string">
            <text:p><text:s/>VJAHUIRA</text:p>
          </table:table-cell>
          <table:table-cell office:value-type="float" office:value="4713773" calcext:value-type="float">
            <text:p>4713773</text:p>
          </table:table-cell>
          <table:table-cell office:value-type="float" office:value="74354060" calcext:value-type="float">
            <text:p>74354060</text:p>
          </table:table-cell>
          <table:table-cell/>
          <table:table-cell office:value-type="string" calcext:value-type="string">
            <text:p><text:s/>Cochabamba <text:s text:c="5"/>Juan Jose Veliz 74354060 <text:s text:c="56"/>quinua10@gmail.com <text:s text:c="26"/>Sacaba</text:p>
          </table:table-cell>
        </table:table-row>
        <table:table-row table:style-name="ro1">
          <table:table-cell office:value-type="string" calcext:value-type="string">
            <text:p>010010529 178478024</text:p>
          </table:table-cell>
          <table:table-cell office:value-type="string" calcext:value-type="string">
            <text:p><text:s text:c="3"/>San Buenaventura - EASBA</text:p>
          </table:table-cell>
          <table:table-cell office:value-type="float" office:value="178478024" calcext:value-type="float">
            <text:p>178478024</text:p>
          </table:table-cell>
          <table:table-cell office:value-type="string" calcext:value-type="string">
            <text:p><text:s/>HVALDIVI</text:p>
          </table:table-cell>
          <table:table-cell table:number-columns-repeated="2" office:value-type="float" office:value="22145019" calcext:value-type="float">
            <text:p>22145019</text:p>
          </table:table-cell>
          <table:table-cell office:value-type="float" office:value="73930588" calcext:value-type="float">
            <text:p>73930588</text:p>
          </table:table-cell>
          <table:table-cell office:value-type="string" calcext:value-type="string">
            <text:p><text:s/>La Paz <text:s text:c="9"/>Gilbert Uma�a (producci�n) <text:s text:c="54"/>gum060274@gmail.com <text:s text:c="25"/>Zona Sur Minicipio San Buenaventura</text:p>
          </table:table-cell>
        </table:table-row>
        <table:table-row table:style-name="ro1">
          <table:table-cell office:value-type="string" calcext:value-type="string">
            <text:p>010010530 6278881010</text:p>
          </table:table-cell>
          <table:table-cell office:value-type="string" calcext:value-type="string">
            <text:p><text:s text:c="3"/>Thaine - El Yurume�o</text:p>
          </table:table-cell>
          <table:table-cell office:value-type="float" office:value="6278881010" calcext:value-type="float">
            <text:p>6278881010</text:p>
          </table:table-cell>
          <table:table-cell office:value-type="string" calcext:value-type="string">
            <text:p><text:s/>HVALDIVI</text:p>
          </table:table-cell>
          <table:table-cell office:value-type="float" office:value="79700082" calcext:value-type="float">
            <text:p>79700082</text:p>
          </table:table-cell>
          <table:table-cell office:value-type="float" office:value="72784024" calcext:value-type="float">
            <text:p>72784024</text:p>
          </table:table-cell>
          <table:table-cell/>
          <table:table-cell office:value-type="string" calcext:value-type="string">
            <text:p><text:s/>Cochabamba <text:s text:c="5"/>Julio Valenzuela 72784024 (contacto entrega del material) <text:s text:c="23"/>vthaineg@gmail.com <text:s text:c="26"/>Cochabamba</text:p>
          </table:table-cell>
        </table:table-row>
        <table:table-row table:style-name="ro1">
          <table:table-cell office:value-type="string" calcext:value-type="string">
            <text:p>010010531 341518029</text:p>
          </table:table-cell>
          <table:table-cell office:value-type="string" calcext:value-type="string">
            <text:p><text:s text:c="3"/>Meraki S.R.L.</text:p>
          </table:table-cell>
          <table:table-cell office:value-type="float" office:value="341518029" calcext:value-type="float">
            <text:p>341518029</text:p>
          </table:table-cell>
          <table:table-cell office:value-type="string" calcext:value-type="string">
            <text:p><text:s/>HVALDIVI</text:p>
          </table:table-cell>
          <table:table-cell office:value-type="float" office:value="4243565" calcext:value-type="float">
            <text:p>4243565</text:p>
          </table:table-cell>
          <table:table-cell office:value-type="float" office:value="72290786" calcext:value-type="float">
            <text:p>72290786</text:p>
          </table:table-cell>
          <table:table-cell/>
          <table:table-cell office:value-type="string" calcext:value-type="string">
            <text:p><text:s/>Cochabamba <text:s text:c="5"/>Meliza Grimaldo Osorio 72290786 <text:s text:c="49"/>meliza.grimaldo.osorio@gmail.com <text:s text:c="12"/>Cochabmaba</text:p>
          </table:table-cell>
        </table:table-row>
        <table:table-row table:style-name="ro1">
          <table:table-cell office:value-type="string" calcext:value-type="string">
            <text:p>010010532 212432021</text:p>
          </table:table-cell>
          <table:table-cell office:value-type="string" calcext:value-type="string">
            <text:p><text:s text:c="3"/>Le Pain S.R.L.</text:p>
          </table:table-cell>
          <table:table-cell office:value-type="float" office:value="212432021" calcext:value-type="float">
            <text:p>212432021</text:p>
          </table:table-cell>
          <table:table-cell office:value-type="string" calcext:value-type="string">
            <text:p><text:s/>VJAHUIRA</text:p>
          </table:table-cell>
          <table:table-cell office:value-type="float" office:value="3111264" calcext:value-type="float">
            <text:p>3111264</text:p>
          </table:table-cell>
          <table:table-cell office:value-type="float" office:value="77690555" calcext:value-type="float">
            <text:p>77690555</text:p>
          </table:table-cell>
          <table:table-cell/>
          <table:table-cell office:value-type="string" calcext:value-type="string">
            <text:p><text:s/>Santa Cruz <text:s text:c="5"/>Carla Arauz 3111264 (contacto para la entrega) <text:s text:c="34"/>jorgezogbi@gmail.com</text:p>
          </table:table-cell>
        </table:table-row>
        <table:table-row table:style-name="ro1">
          <table:table-cell office:value-type="string" calcext:value-type="string">
            <text:p>010010533 290782029</text:p>
          </table:table-cell>
          <table:table-cell office:value-type="string" calcext:value-type="string">
            <text:p><text:s text:c="3"/>Alimentarte S.R.L.</text:p>
          </table:table-cell>
          <table:table-cell office:value-type="float" office:value="290782029" calcext:value-type="float">
            <text:p>290782029</text:p>
          </table:table-cell>
          <table:table-cell office:value-type="string" calcext:value-type="string">
            <text:p><text:s/>PAMELA</text:p>
          </table:table-cell>
          <table:table-cell office:value-type="float" office:value="3349124" calcext:value-type="float">
            <text:p>3349124</text:p>
          </table:table-cell>
          <table:table-cell office:value-type="float" office:value="77338598" calcext:value-type="float">
            <text:p>77338598</text:p>
          </table:table-cell>
          <table:table-cell/>
          <table:table-cell office:value-type="string" calcext:value-type="string">
            <text:p><text:s/>Santa Cruz <text:s text:c="5"/>Alejandra Valenzuela 77338598 ditraval@yahoo.com <text:s text:c="32"/>ditraval@yahoo.com</text:p>
          </table:table-cell>
        </table:table-row>
        <table:table-row table:style-name="ro1">
          <table:table-cell office:value-type="string" calcext:value-type="string">
            <text:p>010010534 5852937012</text:p>
          </table:table-cell>
          <table:table-cell office:value-type="string" calcext:value-type="string">
            <text:p><text:s text:c="3"/>Mary Loly Monta�o Espinoza - Inquifarmed</text:p>
          </table:table-cell>
          <table:table-cell office:value-type="float" office:value="5852937012" calcext:value-type="float">
            <text:p>5852937012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6621908" calcext:value-type="float">
            <text:p>76621908</text:p>
          </table:table-cell>
          <table:table-cell/>
          <table:table-cell office:value-type="string" calcext:value-type="string">
            <text:p><text:s/>Santa Cruz <text:s text:c="5"/>Robeto Vargas <text:s/>76621908 <text:s text:c="57"/>inquifarmed@gmail.com <text:s text:c="23"/>Petrolero</text:p>
          </table:table-cell>
        </table:table-row>
        <table:table-row table:style-name="ro1">
          <table:table-cell office:value-type="string" calcext:value-type="string">
            <text:p>010010535 335058028</text:p>
          </table:table-cell>
          <table:table-cell office:value-type="string" calcext:value-type="string">
            <text:p><text:s text:c="3"/>Andean Pride S.R.L.</text:p>
          </table:table-cell>
          <table:table-cell office:value-type="float" office:value="335058028" calcext:value-type="float">
            <text:p>335058028</text:p>
          </table:table-cell>
          <table:table-cell office:value-type="string" calcext:value-type="string">
            <text:p><text:s/>VJAHUIRA</text:p>
          </table:table-cell>
          <table:table-cell table:number-columns-repeated="3"/>
          <table:table-cell office:value-type="string" calcext:value-type="string">
            <text:p><text:s/>Santa Cruz <text:s text:c="5"/>Gustavo Barrientos 73070658 export@anapqui.org.bo <text:s text:c="76"/>Barrio Choferes UV: 006 <text:s/>Mza. 007</text:p>
          </table:table-cell>
        </table:table-row>
        <table:table-row table:style-name="ro1">
          <table:table-cell office:value-type="string" calcext:value-type="string">
            <text:p>010010536 6058745019</text:p>
          </table:table-cell>
          <table:table-cell office:value-type="string" calcext:value-type="string">
            <text:p><text:s text:c="3"/>Ariel Mena Caceres - Comercial San Roque</text:p>
          </table:table-cell>
          <table:table-cell office:value-type="float" office:value="6058745019" calcext:value-type="float">
            <text:p>6058745019</text:p>
          </table:table-cell>
          <table:table-cell office:value-type="string" calcext:value-type="string">
            <text:p><text:s/>PAMELA</text:p>
          </table:table-cell>
          <table:table-cell office:value-type="float" office:value="25974974" calcext:value-type="float">
            <text:p>25974974</text:p>
          </table:table-cell>
          <table:table-cell office:value-type="float" office:value="73330101" calcext:value-type="float">
            <text:p>73330101</text:p>
          </table:table-cell>
          <table:table-cell/>
          <table:table-cell office:value-type="string" calcext:value-type="string">
            <text:p><text:s/>Potosi <text:s text:c="9"/>Claudio Mena <text:s/>cel. 73330101 <text:s text:c="98"/>Villazon</text:p>
          </table:table-cell>
        </table:table-row>
        <table:table-row table:style-name="ro1">
          <table:table-cell office:value-type="string" calcext:value-type="string">
            <text:p>010010537 3491763010</text:p>
          </table:table-cell>
          <table:table-cell office:value-type="string" calcext:value-type="string">
            <text:p><text:s text:c="3"/>Gustavo Luis Arismendi Blanco - TEXTILES JMK CO.</text:p>
          </table:table-cell>
          <table:table-cell office:value-type="float" office:value="3491763010" calcext:value-type="float">
            <text:p>3491763010</text:p>
          </table:table-cell>
          <table:table-cell office:value-type="string" calcext:value-type="string">
            <text:p><text:s/>HVALDIVI</text:p>
          </table:table-cell>
          <table:table-cell office:value-type="float" office:value="22489799" calcext:value-type="float">
            <text:p>22489799</text:p>
          </table:table-cell>
          <table:table-cell office:value-type="float" office:value="22485373" calcext:value-type="float">
            <text:p>22485373</text:p>
          </table:table-cell>
          <table:table-cell/>
          <table:table-cell office:value-type="string" calcext:value-type="string">
            <text:p><text:s/>La Paz <text:s text:c="9"/>Georgia Arismendi Blanco ventas@jmktex.com 78781329 <text:s text:c="29"/>gerencia@jmktex.com</text:p>
          </table:table-cell>
        </table:table-row>
        <table:table-row table:style-name="ro1">
          <table:table-cell office:value-type="string" calcext:value-type="string">
            <text:p>010010538 5863900014</text:p>
          </table:table-cell>
          <table:table-cell office:value-type="string" calcext:value-type="string">
            <text:p><text:s text:c="3"/>Gonzalo Casas Alvarez - RicaDo�ita</text:p>
          </table:table-cell>
          <table:table-cell office:value-type="float" office:value="5863900014" calcext:value-type="float">
            <text:p>5863900014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2610528" calcext:value-type="float">
            <text:p>72610528</text:p>
          </table:table-cell>
          <table:table-cell/>
          <table:table-cell office:value-type="string" calcext:value-type="string">
            <text:p><text:s/>Santa Cruz <text:s text:c="5"/>Gonzalo Casas Alvarez 72610528 gonzalo_casas2@hotmail.com <text:s text:c="23"/>gonzalo_casas2@hotmail.com</text:p>
          </table:table-cell>
        </table:table-row>
        <table:table-row table:style-name="ro1">
          <table:table-cell office:value-type="string" calcext:value-type="string">
            <text:p>010010539 149918024</text:p>
          </table:table-cell>
          <table:table-cell office:value-type="string" calcext:value-type="string">
            <text:p><text:s text:c="3"/>APQUISA</text:p>
          </table:table-cell>
          <table:table-cell office:value-type="float" office:value="149918024" calcext:value-type="float">
            <text:p>149918024</text:p>
          </table:table-cell>
          <table:table-cell office:value-type="string" calcext:value-type="string">
            <text:p><text:s/>HVALDIVI</text:p>
          </table:table-cell>
          <table:table-cell office:value-type="float" office:value="2317554" calcext:value-type="float">
            <text:p>2317554</text:p>
          </table:table-cell>
          <table:table-cell office:value-type="float" office:value="72053620" calcext:value-type="float">
            <text:p>72053620</text:p>
          </table:table-cell>
          <table:table-cell/>
          <table:table-cell office:value-type="string" calcext:value-type="string">
            <text:p><text:s/>Oruro <text:s text:c="10"/>Eduardo Ramos 71292538 <text:s text:c="58"/>presidencia@apquisa.com.bo</text:p>
          </table:table-cell>
        </table:table-row>
        <table:table-row table:style-name="ro1">
          <table:table-cell office:value-type="string" calcext:value-type="string">
            <text:p>010010540 3501276013</text:p>
          </table:table-cell>
          <table:table-cell office:value-type="string" calcext:value-type="string">
            <text:p><text:s text:c="3"/>Carnes Andinas APAT</text:p>
          </table:table-cell>
          <table:table-cell office:value-type="float" office:value="3501276013" calcext:value-type="float">
            <text:p>3501276013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2471499" calcext:value-type="float">
            <text:p>72471499</text:p>
          </table:table-cell>
          <table:table-cell/>
          <table:table-cell office:value-type="string" calcext:value-type="string">
            <text:p><text:s/>Oruro <text:s text:c="10"/>Magno Acevedo <text:s/>72471499 <text:s text:c="102"/>Oruro</text:p>
          </table:table-cell>
        </table:table-row>
        <table:table-row table:style-name="ro1">
          <table:table-cell office:value-type="string" calcext:value-type="string">
            <text:p>010010541 309782023</text:p>
          </table:table-cell>
          <table:table-cell office:value-type="string" calcext:value-type="string">
            <text:p><text:s text:c="3"/>Moo Foods S.R.L.</text:p>
          </table:table-cell>
          <table:table-cell office:value-type="float" office:value="309782023" calcext:value-type="float">
            <text:p>309782023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6342007" calcext:value-type="float">
            <text:p>76342007</text:p>
          </table:table-cell>
          <table:table-cell/>
          <table:table-cell office:value-type="string" calcext:value-type="string">
            <text:p><text:s/>Santa Cruz <text:s text:c="5"/>Mary Vaca Sundberg 76342007 <text:s text:c="53"/>maryvaca007@gmail.com</text:p>
          </table:table-cell>
        </table:table-row>
        <table:table-row table:style-name="ro1">
          <table:table-cell office:value-type="string" calcext:value-type="string">
            <text:p>010010542 4370549</text:p>
          </table:table-cell>
          <table:table-cell office:value-type="string" calcext:value-type="string">
            <text:p><text:s text:c="3"/>Alejandro Torrejon Choque - Cafe Cochabamba</text:p>
          </table:table-cell>
          <table:table-cell office:value-type="float" office:value="4370549" calcext:value-type="float">
            <text:p>4370549</text:p>
          </table:table-cell>
          <table:table-cell office:value-type="string" calcext:value-type="string">
            <text:p><text:s/>SRAMIREZ</text:p>
          </table:table-cell>
          <table:table-cell office:value-type="float" office:value="78950415" calcext:value-type="float">
            <text:p>78950415</text:p>
          </table:table-cell>
          <table:table-cell office:value-type="float" office:value="69827431" calcext:value-type="float">
            <text:p>69827431</text:p>
          </table:table-cell>
          <table:table-cell/>
          <table:table-cell office:value-type="string" calcext:value-type="string">
            <text:p><text:s/>La Paz <text:s text:c="9"/>Alejabdro Torrejon Choque 78950415 <text:s text:c="91"/>4 y 5</text:p>
          </table:table-cell>
        </table:table-row>
        <table:table-row table:style-name="ro1">
          <table:table-cell office:value-type="string" calcext:value-type="string">
            <text:p>010010543 305480021</text:p>
          </table:table-cell>
          <table:table-cell office:value-type="string" calcext:value-type="string">
            <text:p><text:s text:c="3"/>Industrias Panama Cafe Panama y Pollos Panama S.R.L.</text:p>
          </table:table-cell>
          <table:table-cell office:value-type="float" office:value="305480021" calcext:value-type="float">
            <text:p>305480021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67129281" calcext:value-type="float">
            <text:p>67129281</text:p>
          </table:table-cell>
          <table:table-cell/>
          <table:table-cell office:value-type="string" calcext:value-type="string">
            <text:p><text:s/>La Paz <text:s text:c="9"/>Nelson Roly Rosas Mamani 61109071 <text:s text:c="47"/>rosas.5473@hotmail.com <text:s text:c="22"/>Ferroviara</text:p>
          </table:table-cell>
        </table:table-row>
        <table:table-row table:style-name="ro1">
          <table:table-cell office:value-type="string" calcext:value-type="string">
            <text:p>010010544 3623578010</text:p>
          </table:table-cell>
          <table:table-cell office:value-type="string" calcext:value-type="string">
            <text:p><text:s text:c="3"/>Carmen Ines Alba Soriano - LUVA</text:p>
          </table:table-cell>
          <table:table-cell office:value-type="float" office:value="3623578010" calcext:value-type="float">
            <text:p>3623578010</text:p>
          </table:table-cell>
          <table:table-cell office:value-type="string" calcext:value-type="string">
            <text:p><text:s/>PAMELA</text:p>
          </table:table-cell>
          <table:table-cell office:value-type="float" office:value="2793082" calcext:value-type="float">
            <text:p>2793082</text:p>
          </table:table-cell>
          <table:table-cell office:value-type="float" office:value="70644343" calcext:value-type="float">
            <text:p>70644343</text:p>
          </table:table-cell>
          <table:table-cell/>
          <table:table-cell office:value-type="string" calcext:value-type="string">
            <text:p><text:s/>La Paz <text:s text:c="9"/>Andres Alba Soriano <text:s/>70644343 luvagourmet@gmail.com <text:s text:c="29"/>luvagourmet@gmail.com <text:s text:c="23"/>Local 4 san Miguel</text:p>
          </table:table-cell>
        </table:table-row>
        <table:table-row table:style-name="ro1">
          <table:table-cell office:value-type="string" calcext:value-type="string">
            <text:p>010010545 6010436016</text:p>
          </table:table-cell>
          <table:table-cell office:value-type="string" calcext:value-type="string">
            <text:p><text:s text:c="3"/>Laura Calle Condori - SU MEJOR DIETA</text:p>
          </table:table-cell>
          <table:table-cell office:value-type="float" office:value="6010436016" calcext:value-type="float">
            <text:p>6010436016</text:p>
          </table:table-cell>
          <table:table-cell office:value-type="string" calcext:value-type="string">
            <text:p><text:s/>VJAHUIRA</text:p>
          </table:table-cell>
          <table:table-cell office:value-type="float" office:value="78805980" calcext:value-type="float">
            <text:p>78805980</text:p>
          </table:table-cell>
          <table:table-cell office:value-type="float" office:value="60102764" calcext:value-type="float">
            <text:p>60102764</text:p>
          </table:table-cell>
          <table:table-cell/>
          <table:table-cell office:value-type="string" calcext:value-type="string">
            <text:p><text:s/>La Paz <text:s text:c="9"/>Carlos Machaca <text:s/>78805980 <text:s text:c="101"/>El Alto</text:p>
          </table:table-cell>
        </table:table-row>
        <table:table-row table:style-name="ro1">
          <table:table-cell office:value-type="string" calcext:value-type="string">
            <text:p>010010546 4369510019</text:p>
          </table:table-cell>
          <table:table-cell office:value-type="string" calcext:value-type="string">
            <text:p><text:s text:c="3"/>German Antonio Roque Espejo - PROALBIO</text:p>
          </table:table-cell>
          <table:table-cell office:value-type="float" office:value="4369510019" calcext:value-type="float">
            <text:p>4369510019</text:p>
          </table:table-cell>
          <table:table-cell office:value-type="string" calcext:value-type="string">
            <text:p><text:s/>VJAHUIRA</text:p>
          </table:table-cell>
          <table:table-cell office:value-type="float" office:value="2821643" calcext:value-type="float">
            <text:p>2821643</text:p>
          </table:table-cell>
          <table:table-cell office:value-type="float" office:value="70156578" calcext:value-type="float">
            <text:p>70156578</text:p>
          </table:table-cell>
          <table:table-cell/>
          <table:table-cell office:value-type="string" calcext:value-type="string">
            <text:p><text:s/>La Paz <text:s text:c="9"/>Grover Alarcon - 70156578 <text:s text:c="100"/>El Alto</text:p>
          </table:table-cell>
        </table:table-row>
        <table:table-row table:style-name="ro1">
          <table:table-cell office:value-type="string" calcext:value-type="string">
            <text:p>010010547 207410025</text:p>
          </table:table-cell>
          <table:table-cell office:value-type="string" calcext:value-type="string">
            <text:p><text:s text:c="3"/>ALITA S.R.L.</text:p>
          </table:table-cell>
          <table:table-cell office:value-type="float" office:value="207410025" calcext:value-type="float">
            <text:p>207410025</text:p>
          </table:table-cell>
          <table:table-cell office:value-type="string" calcext:value-type="string">
            <text:p><text:s/>HVALDIVI</text:p>
          </table:table-cell>
          <table:table-cell office:value-type="float" office:value="4486059" calcext:value-type="float">
            <text:p>4486059</text:p>
          </table:table-cell>
          <table:table-cell/>
          <table:table-cell office:value-type="float" office:value="77900043" calcext:value-type="float">
            <text:p>77900043</text:p>
          </table:table-cell>
          <table:table-cell office:value-type="string" calcext:value-type="string">
            <text:p><text:s/>Cochabamba <text:s text:c="5"/>Sonia Ferrufino 4510331-77270432 ferrufinofzs@hotm (contad <text:s text:c="22"/>adm_alitasrl2017@hotmail.com</text:p>
          </table:table-cell>
        </table:table-row>
        <table:table-row table:style-name="ro1">
          <table:table-cell office:value-type="string" calcext:value-type="string">
            <text:p>010010548 327868017</text:p>
          </table:table-cell>
          <table:table-cell office:value-type="string" calcext:value-type="string">
            <text:p><text:s text:c="3"/>John Paul Paz Soldan - CENTRO PNL</text:p>
          </table:table-cell>
          <table:table-cell office:value-type="float" office:value="327868017" calcext:value-type="float">
            <text:p>327868017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0554025" calcext:value-type="float">
            <text:p>70554025</text:p>
          </table:table-cell>
          <table:table-cell/>
          <table:table-cell office:value-type="string" calcext:value-type="string">
            <text:p><text:s/>La Paz <text:s text:c="9"/>John Paul Paz Soldan 70554025 <text:s text:c="51"/>info@adjetivismo <text:s text:c="28"/>Nicole Dpto. 16-B</text:p>
          </table:table-cell>
        </table:table-row>
        <table:table-row table:style-name="ro1">
          <table:table-cell office:value-type="string" calcext:value-type="string">
            <text:p>010010549 5471406010</text:p>
          </table:table-cell>
          <table:table-cell office:value-type="string" calcext:value-type="string">
            <text:p><text:s text:c="3"/>Irma Mamani - AGROINDUSTRIAS WI�AY SARTAWI</text:p>
          </table:table-cell>
          <table:table-cell office:value-type="float" office:value="5471406010" calcext:value-type="float">
            <text:p>5471406010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67090994" calcext:value-type="float">
            <text:p>67090994</text:p>
          </table:table-cell>
          <table:table-cell/>
          <table:table-cell office:value-type="string" calcext:value-type="string">
            <text:p><text:s/>El Alto <text:s text:c="8"/>Reynaldo Yujra <text:s/>67090994 <text:s text:c="56"/>reylandi762@gmail.com <text:s text:c="23"/>El Alto</text:p>
          </table:table-cell>
        </table:table-row>
        <table:table-row table:style-name="ro1">
          <table:table-cell office:value-type="string" calcext:value-type="string">
            <text:p>010010551 4716696013</text:p>
          </table:table-cell>
          <table:table-cell office:value-type="string" calcext:value-type="string">
            <text:p><text:s text:c="3"/>Maria Elena Vivero Alarcon - El Ardedor</text:p>
          </table:table-cell>
          <table:table-cell office:value-type="float" office:value="4716696013" calcext:value-type="float">
            <text:p>4716696013</text:p>
          </table:table-cell>
          <table:table-cell office:value-type="string" calcext:value-type="string">
            <text:p><text:s/>VJAHUIRA</text:p>
          </table:table-cell>
          <table:table-cell office:value-type="float" office:value="3285946" calcext:value-type="float">
            <text:p>3285946</text:p>
          </table:table-cell>
          <table:table-cell office:value-type="float" office:value="76383557" calcext:value-type="float">
            <text:p>76383557</text:p>
          </table:table-cell>
          <table:table-cell/>
          <table:table-cell office:value-type="string" calcext:value-type="string">
            <text:p><text:s/>Santa Cruz <text:s text:c="5"/>Ren� Aredondo <text:s/>76383557 <text:s text:c="102"/>Santa Cruz</text:p>
          </table:table-cell>
        </table:table-row>
        <table:table-row table:style-name="ro1">
          <table:table-cell office:value-type="string" calcext:value-type="string">
            <text:p>010010552 4853603015</text:p>
          </table:table-cell>
          <table:table-cell office:value-type="string" calcext:value-type="string">
            <text:p><text:s text:c="3"/>Diana Lucila Ergueta Mariaca - Empresa De Lecik (VHC)</text:p>
          </table:table-cell>
          <table:table-cell office:value-type="float" office:value="5940766015" calcext:value-type="float">
            <text:p>5940766015</text:p>
          </table:table-cell>
          <table:table-cell office:value-type="string" calcext:value-type="string">
            <text:p><text:s/>DSALAZAR</text:p>
          </table:table-cell>
          <table:table-cell table:number-columns-repeated="3"/>
          <table:table-cell office:value-type="string" calcext:value-type="string">
            <text:p><text:s/>La Paz <text:s text:c="135"/>El Alto</text:p>
          </table:table-cell>
        </table:table-row>
        <table:table-row table:style-name="ro1">
          <table:table-cell office:value-type="string" calcext:value-type="string">
            <text:p>010010553 259640021</text:p>
          </table:table-cell>
          <table:table-cell office:value-type="string" calcext:value-type="string">
            <text:p><text:s text:c="3"/>Valencia Citrus S.R.L.</text:p>
          </table:table-cell>
          <table:table-cell office:value-type="float" office:value="259640021" calcext:value-type="float">
            <text:p>259640021</text:p>
          </table:table-cell>
          <table:table-cell office:value-type="string" calcext:value-type="string">
            <text:p><text:s/>VJAHUIRA</text:p>
          </table:table-cell>
          <table:table-cell office:value-type="float" office:value="3462670" calcext:value-type="float">
            <text:p>3462670</text:p>
          </table:table-cell>
          <table:table-cell office:value-type="float" office:value="78512294" calcext:value-type="float">
            <text:p>78512294</text:p>
          </table:table-cell>
          <table:table-cell/>
          <table:table-cell office:value-type="string" calcext:value-type="string">
            <text:p><text:s/>Santa Cruz <text:s text:c="5"/>Edilberto Camacho 78151045 rrojas@valenciacitrus.com ALMAC <text:s text:c="22"/>jabuawad@valenciacitrus.com</text:p>
          </table:table-cell>
        </table:table-row>
        <table:table-row table:style-name="ro1">
          <table:table-cell office:value-type="string" calcext:value-type="string">
            <text:p>010010554 4613628013</text:p>
          </table:table-cell>
          <table:table-cell office:value-type="string" calcext:value-type="string">
            <text:p><text:s text:c="3"/>Rosmery Veizaga Suarez - Papuskitas</text:p>
          </table:table-cell>
          <table:table-cell office:value-type="float" office:value="4613628013" calcext:value-type="float">
            <text:p>4613628013</text:p>
          </table:table-cell>
          <table:table-cell office:value-type="string" calcext:value-type="string">
            <text:p><text:s/>PAMELA</text:p>
          </table:table-cell>
          <table:table-cell office:value-type="float" office:value="6650803" calcext:value-type="float">
            <text:p>6650803</text:p>
          </table:table-cell>
          <table:table-cell office:value-type="float" office:value="77877302" calcext:value-type="float">
            <text:p>77877302</text:p>
          </table:table-cell>
          <table:table-cell/>
          <table:table-cell office:value-type="string" calcext:value-type="string">
            <text:p><text:s/>Tarija <text:s text:c="9"/>Humberto CArlos Arancibia Suarez 77877302</text:p>
          </table:table-cell>
        </table:table-row>
        <table:table-row table:style-name="ro1">
          <table:table-cell office:value-type="string" calcext:value-type="string">
            <text:p>010010555 4600102018</text:p>
          </table:table-cell>
          <table:table-cell office:value-type="string" calcext:value-type="string">
            <text:p><text:s text:c="3"/>Paulo Borgo - Agroiguazu S.R.L.</text:p>
          </table:table-cell>
          <table:table-cell office:value-type="float" office:value="4600102018" calcext:value-type="float">
            <text:p>4600102018</text:p>
          </table:table-cell>
          <table:table-cell office:value-type="string" calcext:value-type="string">
            <text:p><text:s/>HVALDIVI</text:p>
          </table:table-cell>
          <table:table-cell office:value-type="float" office:value="33438853" calcext:value-type="float">
            <text:p>33438853</text:p>
          </table:table-cell>
          <table:table-cell office:value-type="float" office:value="72812698" calcext:value-type="float">
            <text:p>72812698</text:p>
          </table:table-cell>
          <table:table-cell office:value-type="float" office:value="33438853" calcext:value-type="float">
            <text:p>33438853</text:p>
          </table:table-cell>
          <table:table-cell office:value-type="string" calcext:value-type="string">
            <text:p><text:s/>Santa Cruz <text:s text:c="5"/>Maria A. Pavez 72812698 - 69222340 <text:s text:c="46"/>maria.pavez@agroiguazu.com <text:s text:c="18"/>paralela a Av banzer.</text:p>
          </table:table-cell>
        </table:table-row>
        <table:table-row table:style-name="ro1">
          <table:table-cell office:value-type="string" calcext:value-type="string">
            <text:p>010010556 952095013</text:p>
          </table:table-cell>
          <table:table-cell office:value-type="string" calcext:value-type="string">
            <text:p><text:s text:c="3"/>Rosario Antonieta Chamo Urquieta - Panificadora FREED</text:p>
          </table:table-cell>
          <table:table-cell office:value-type="float" office:value="952095013" calcext:value-type="float">
            <text:p>952095013</text:p>
          </table:table-cell>
          <table:table-cell office:value-type="string" calcext:value-type="string">
            <text:p><text:s/>HVALDIVI</text:p>
          </table:table-cell>
          <table:table-cell office:value-type="float" office:value="5265122" calcext:value-type="float">
            <text:p>5265122</text:p>
          </table:table-cell>
          <table:table-cell office:value-type="float" office:value="72472218" calcext:value-type="float">
            <text:p>72472218</text:p>
          </table:table-cell>
          <table:table-cell/>
          <table:table-cell office:value-type="string" calcext:value-type="string">
            <text:p><text:s/>Oruro <text:s text:c="10"/>Freddy Fernandez Veliz 72472218 <text:s text:c="49"/>industria.panificadora.freded@gmail.com</text:p>
          </table:table-cell>
        </table:table-row>
        <table:table-row table:style-name="ro1">
          <table:table-cell office:value-type="string" calcext:value-type="string">
            <text:p>010010557 1025293029</text:p>
          </table:table-cell>
          <table:table-cell office:value-type="string" calcext:value-type="string">
            <text:p><text:s text:c="3"/>Alimentos Naturales Latco International S.A.</text:p>
          </table:table-cell>
          <table:table-cell office:value-type="float" office:value="1025293029" calcext:value-type="float">
            <text:p>1025293029</text:p>
          </table:table-cell>
          <table:table-cell office:value-type="string" calcext:value-type="string">
            <text:p><text:s/>HVALDIVI</text:p>
          </table:table-cell>
          <table:table-cell office:value-type="float" office:value="33473403" calcext:value-type="float">
            <text:p>33473403</text:p>
          </table:table-cell>
          <table:table-cell office:value-type="float" office:value="78005062" calcext:value-type="float">
            <text:p>78005062</text:p>
          </table:table-cell>
          <table:table-cell office:value-type="float" office:value="3310818" calcext:value-type="float">
            <text:p>3310818</text:p>
          </table:table-cell>
          <table:table-cell office:value-type="string" calcext:value-type="string">
            <text:p><text:s/>Santa Cruz <text:s text:c="5"/>Evelin Cuellas (cordinadora ventas) 78005062 <text:s text:c="36"/>evelinc@latcointernational.com</text:p>
          </table:table-cell>
        </table:table-row>
        <table:table-row table:style-name="ro1">
          <table:table-cell office:value-type="string" calcext:value-type="string">
            <text:p>010010558 1605452013</text:p>
          </table:table-cell>
          <table:table-cell office:value-type="string" calcext:value-type="string">
            <text:p><text:s text:c="3"/>Martha Maria Ugarte Ruiz - Embutidos Bandy</text:p>
          </table:table-cell>
          <table:table-cell office:value-type="float" office:value="1605452013" calcext:value-type="float">
            <text:p>1605452013</text:p>
          </table:table-cell>
          <table:table-cell office:value-type="string" calcext:value-type="string">
            <text:p><text:s/>PAMELA</text:p>
          </table:table-cell>
          <table:table-cell office:value-type="float" office:value="6638007" calcext:value-type="float">
            <text:p>6638007</text:p>
          </table:table-cell>
          <table:table-cell office:value-type="float" office:value="70212024" calcext:value-type="float">
            <text:p>70212024</text:p>
          </table:table-cell>
          <table:table-cell/>
          <table:table-cell office:value-type="string" calcext:value-type="string">
            <text:p><text:s/>Tarija <text:s text:c="9"/>Julia Ugarte de Keri <text:s/>70212024 <text:s text:c="50"/>julia_na_71@yahoo.es</text:p>
          </table:table-cell>
        </table:table-row>
        <table:table-row table:style-name="ro1">
          <table:table-cell office:value-type="string" calcext:value-type="string">
            <text:p>010010559 3118966010</text:p>
          </table:table-cell>
          <table:table-cell office:value-type="string" calcext:value-type="string">
            <text:p><text:s text:c="3"/>Jose Luis Loayza Onofre - Productos Campe�n</text:p>
          </table:table-cell>
          <table:table-cell office:value-type="float" office:value="3118966010" calcext:value-type="float">
            <text:p>3118966010</text:p>
          </table:table-cell>
          <table:table-cell office:value-type="string" calcext:value-type="string">
            <text:p><text:s/>VJAHUIRA</text:p>
          </table:table-cell>
          <table:table-cell office:value-type="float" office:value="2819580" calcext:value-type="float">
            <text:p>2819580</text:p>
          </table:table-cell>
          <table:table-cell office:value-type="float" office:value="70192022" calcext:value-type="float">
            <text:p>70192022</text:p>
          </table:table-cell>
          <table:table-cell/>
          <table:table-cell office:value-type="string" calcext:value-type="string">
            <text:p><text:s/>La Paz <text:s text:c="9"/>Jose Luis Loayza Onofre 70192022 jllo_cam@hotmail.com <text:s text:c="27"/>jllo_cam@hotmail.com</text:p>
          </table:table-cell>
        </table:table-row>
        <table:table-row table:style-name="ro1">
          <table:table-cell office:value-type="string" calcext:value-type="string">
            <text:p>010010560 5720022017</text:p>
          </table:table-cell>
          <table:table-cell office:value-type="string" calcext:value-type="string">
            <text:p><text:s text:c="3"/>Mike Teddy Fernandez Rengel - 7 VIDAS</text:p>
          </table:table-cell>
          <table:table-cell office:value-type="float" office:value="5720022017" calcext:value-type="float">
            <text:p>5720022017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60420916" calcext:value-type="float">
            <text:p>60420916</text:p>
          </table:table-cell>
          <table:table-cell/>
          <table:table-cell office:value-type="string" calcext:value-type="string">
            <text:p><text:s/>Oruro <text:s text:c="10"/>Mike Teddy Fernandez 60420916 acuarios.t@hotmail.com <text:s text:c="28"/>acuarios.t@hotmail.com</text:p>
          </table:table-cell>
        </table:table-row>
        <table:table-row table:style-name="ro1">
          <table:table-cell office:value-type="string" calcext:value-type="string">
            <text:p>010010561 335408026</text:p>
          </table:table-cell>
          <table:table-cell office:value-type="string" calcext:value-type="string">
            <text:p><text:s text:c="3"/>RT Alimentos y Bebidas S.R.L.</text:p>
          </table:table-cell>
          <table:table-cell office:value-type="float" office:value="335408026" calcext:value-type="float">
            <text:p>335408026</text:p>
          </table:table-cell>
          <table:table-cell office:value-type="string" calcext:value-type="string">
            <text:p><text:s/>HVALDIVI</text:p>
          </table:table-cell>
          <table:table-cell office:value-type="float" office:value="25014462" calcext:value-type="float">
            <text:p>25014462</text:p>
          </table:table-cell>
          <table:table-cell office:value-type="float" office:value="70134434" calcext:value-type="float">
            <text:p>70134434</text:p>
          </table:table-cell>
          <table:table-cell/>
          <table:table-cell office:value-type="string" calcext:value-type="string">
            <text:p><text:s/>La Paz <text:s text:c="9"/>Silveria Sinka 2501446 - 73070472 (entrega Material) <text:s text:c="28"/>rafael.tapia.g@gmail.com <text:s text:c="20"/>Llojeta Central Av. Mario Mercado #200(entrega Mat</text:p>
          </table:table-cell>
        </table:table-row>
        <table:table-row table:style-name="ro1">
          <table:table-cell office:value-type="string" calcext:value-type="string">
            <text:p>010010562 226612025</text:p>
          </table:table-cell>
          <table:table-cell office:value-type="string" calcext:value-type="string">
            <text:p><text:s text:c="3"/>Kinualive S.R.L</text:p>
          </table:table-cell>
          <table:table-cell office:value-type="float" office:value="226612025" calcext:value-type="float">
            <text:p>226612025</text:p>
          </table:table-cell>
          <table:table-cell office:value-type="string" calcext:value-type="string">
            <text:p><text:s/>PAMELA</text:p>
          </table:table-cell>
          <table:table-cell office:value-type="float" office:value="70232371" calcext:value-type="float">
            <text:p>70232371</text:p>
          </table:table-cell>
          <table:table-cell table:number-columns-repeated="2"/>
          <table:table-cell office:value-type="string" calcext:value-type="string">
            <text:p><text:s/>Oruro <text:s text:c="10"/>Mario Contreras 76131280-Apolinar Contreras(cont. entrega) <text:s text:c="22"/>naivapolo@hotmail.com <text:s text:c="23"/>y Catacora (entrega de material)</text:p>
          </table:table-cell>
        </table:table-row>
        <table:table-row table:style-name="ro1">
          <table:table-cell office:value-type="string" calcext:value-type="string">
            <text:p>010010563 320606027</text:p>
          </table:table-cell>
          <table:table-cell office:value-type="string" calcext:value-type="string">
            <text:p><text:s text:c="3"/>Administradora de Alimentos Norte Quijarro S.R.L. - ADA</text:p>
          </table:table-cell>
          <table:table-cell office:value-type="float" office:value="320606027" calcext:value-type="float">
            <text:p>320606027</text:p>
          </table:table-cell>
          <table:table-cell office:value-type="string" calcext:value-type="string">
            <text:p><text:s/>HVALDIVI</text:p>
          </table:table-cell>
          <table:table-cell office:value-type="float" office:value="2831201" calcext:value-type="float">
            <text:p>2831201</text:p>
          </table:table-cell>
          <table:table-cell office:value-type="float" office:value="72578834" calcext:value-type="float">
            <text:p>72578834</text:p>
          </table:table-cell>
          <table:table-cell/>
          <table:table-cell office:value-type="string" calcext:value-type="string">
            <text:p><text:s/>La Paz <text:s text:c="9"/>Geovanna Choque 72578834 (material) calidad@adanortequijar <text:s text:c="22"/>miguel@adanortequijarro.com <text:s/>calidad@adanorteAv. Cecilio Acosta# 775 Villa Alemana (factura)</text:p>
          </table:table-cell>
        </table:table-row>
        <table:table-row table:style-name="ro1">
          <table:table-cell office:value-type="string" calcext:value-type="string">
            <text:p>010010564 4040509014</text:p>
          </table:table-cell>
          <table:table-cell office:value-type="string" calcext:value-type="string">
            <text:p><text:s text:c="3"/>Elizabet Fernandez Jesus de Magne - Panaderia Tu Pan</text:p>
          </table:table-cell>
          <table:table-cell office:value-type="float" office:value="4040509014" calcext:value-type="float">
            <text:p>4040509014</text:p>
          </table:table-cell>
          <table:table-cell office:value-type="string" calcext:value-type="string">
            <text:p><text:s/>DSALAZAR</text:p>
          </table:table-cell>
          <table:table-cell office:value-type="float" office:value="5273000" calcext:value-type="float">
            <text:p>5273000</text:p>
          </table:table-cell>
          <table:table-cell table:number-columns-repeated="2"/>
          <table:table-cell office:value-type="string" calcext:value-type="string">
            <text:p><text:s/>Oruro <text:s text:c="10"/>Elizabet Fernandez</text:p>
          </table:table-cell>
        </table:table-row>
        <table:table-row table:style-name="ro1">
          <table:table-cell office:value-type="string" calcext:value-type="string">
            <text:p>010010565 2871967019</text:p>
          </table:table-cell>
          <table:table-cell office:value-type="string" calcext:value-type="string">
            <text:p><text:s text:c="3"/>Condori Trive�o Emilia - Embutidos San Lorenzo</text:p>
          </table:table-cell>
          <table:table-cell office:value-type="float" office:value="2871967019" calcext:value-type="float">
            <text:p>2871967019</text:p>
          </table:table-cell>
          <table:table-cell office:value-type="string" calcext:value-type="string">
            <text:p><text:s/>HVALDIVI</text:p>
          </table:table-cell>
          <table:table-cell office:value-type="float" office:value="4371285" calcext:value-type="float">
            <text:p>4371285</text:p>
          </table:table-cell>
          <table:table-cell office:value-type="float" office:value="72791666" calcext:value-type="float">
            <text:p>72791666</text:p>
          </table:table-cell>
          <table:table-cell/>
          <table:table-cell office:value-type="string" calcext:value-type="string">
            <text:p><text:s/>Cochabamba <text:s text:c="5"/>Fernando Trujillo 27291666 <text:s text:c="54"/>fernandotrujilloc@gmail.com <text:s text:c="17"/>Flora Salinas # 1336 (entrega de material)</text:p>
          </table:table-cell>
        </table:table-row>
        <table:table-row table:style-name="ro1">
          <table:table-cell office:value-type="string" calcext:value-type="string">
            <text:p>010010566 3329263016</text:p>
          </table:table-cell>
          <table:table-cell office:value-type="string" calcext:value-type="string">
            <text:p><text:s text:c="3"/>Fernando Mario Argando�a Cuellar - SCRIBA</text:p>
          </table:table-cell>
          <table:table-cell office:value-type="float" office:value="3329263016" calcext:value-type="float">
            <text:p>3329263016</text:p>
          </table:table-cell>
          <table:table-cell office:value-type="string" calcext:value-type="string">
            <text:p><text:s/>PAMELA</text:p>
          </table:table-cell>
          <table:table-cell office:value-type="float" office:value="2431463" calcext:value-type="float">
            <text:p>2431463</text:p>
          </table:table-cell>
          <table:table-cell office:value-type="float" office:value="67007212" calcext:value-type="float">
            <text:p>67007212</text:p>
          </table:table-cell>
          <table:table-cell/>
          <table:table-cell office:value-type="string" calcext:value-type="string">
            <text:p><text:s/>La Paz <text:s text:c="9"/>Nicole Delgado ndelgado@scriba.com.bo 78928727 <text:s text:c="34"/>adupleich@gmail.com rmachicao@scriba.com.bo</text:p>
          </table:table-cell>
        </table:table-row>
        <table:table-row table:style-name="ro1">
          <table:table-cell office:value-type="string" calcext:value-type="string">
            <text:p>010010567 4855320013</text:p>
          </table:table-cell>
          <table:table-cell office:value-type="string" calcext:value-type="string">
            <text:p><text:s text:c="3"/>Rocio Conde</text:p>
          </table:table-cell>
          <table:table-cell office:value-type="float" office:value="4855320013" calcext:value-type="float">
            <text:p>4855320013</text:p>
          </table:table-cell>
          <table:table-cell office:value-type="string" calcext:value-type="string">
            <text:p><text:s/>PAMELA</text:p>
          </table:table-cell>
          <table:table-cell office:value-type="float" office:value="2212917" calcext:value-type="float">
            <text:p>2212917</text:p>
          </table:table-cell>
          <table:table-cell office:value-type="float" office:value="69755056" calcext:value-type="float">
            <text:p>69755056</text:p>
          </table:table-cell>
          <table:table-cell/>
          <table:table-cell office:value-type="string" calcext:value-type="string">
            <text:p><text:s/>La Paz <text:s text:c="9"/>Zenobia Tola Quispe (Cont. entrega mat. y cobranza) 697550 <text:s text:c="67"/>Miraflores)</text:p>
          </table:table-cell>
        </table:table-row>
        <table:table-row table:style-name="ro1">
          <table:table-cell office:value-type="string" calcext:value-type="string">
            <text:p>010010568 4872058011</text:p>
          </table:table-cell>
          <table:table-cell office:value-type="string" calcext:value-type="string">
            <text:p><text:s text:c="3"/>Bravo - Industrias Alimentos Cuatro Hermanos</text:p>
          </table:table-cell>
          <table:table-cell office:value-type="float" office:value="4872058011" calcext:value-type="float">
            <text:p>4872058011</text:p>
          </table:table-cell>
          <table:table-cell office:value-type="string" calcext:value-type="string">
            <text:p><text:s/>PAMELA</text:p>
          </table:table-cell>
          <table:table-cell/>
          <table:table-cell office:value-type="float" office:value="60160221" calcext:value-type="float">
            <text:p>60160221</text:p>
          </table:table-cell>
          <table:table-cell/>
          <table:table-cell office:value-type="string" calcext:value-type="string">
            <text:p><text:s/>La Paz <text:s text:c="9"/>Miguel Angel Bravo 60160221 <text:s text:c="53"/>malmandado@hotmail.com</text:p>
          </table:table-cell>
        </table:table-row>
        <table:table-row table:style-name="ro1">
          <table:table-cell office:value-type="string" calcext:value-type="string">
            <text:p>010010569 3340891017</text:p>
          </table:table-cell>
          <table:table-cell office:value-type="string" calcext:value-type="string">
            <text:p><text:s text:c="3"/>Ana Maria Maldonado de Ramos - GRANO DE ORO</text:p>
          </table:table-cell>
          <table:table-cell office:value-type="float" office:value="3340891017" calcext:value-type="float">
            <text:p>3340891017</text:p>
          </table:table-cell>
          <table:table-cell office:value-type="string" calcext:value-type="string">
            <text:p><text:s/>SRAMIREZ</text:p>
          </table:table-cell>
          <table:table-cell office:value-type="string" calcext:value-type="string">
            <text:p>2-200082</text:p>
          </table:table-cell>
          <table:table-cell office:value-type="float" office:value="73234542" calcext:value-type="float">
            <text:p>73234542</text:p>
          </table:table-cell>
          <table:table-cell/>
          <table:table-cell office:value-type="string" calcext:value-type="string">
            <text:p><text:s/>Calle Jorge Castell N. 2154 Zona Santa Rosa <text:s text:c="4"/>El Alto</text:p>
          </table:table-cell>
        </table:table-row>
        <table:table-row table:style-name="ro1">
          <table:table-cell office:value-type="string" calcext:value-type="string">
            <text:p>010010570 5488874019</text:p>
          </table:table-cell>
          <table:table-cell office:value-type="string" calcext:value-type="string">
            <text:p><text:s text:c="3"/>Santiago Brito Soria - Frikross</text:p>
          </table:table-cell>
          <table:table-cell office:value-type="float" office:value="5488874019" calcext:value-type="float">
            <text:p>5488874019</text:p>
          </table:table-cell>
          <table:table-cell office:value-type="string" calcext:value-type="string">
            <text:p><text:s/>HVALDIVI</text:p>
          </table:table-cell>
          <table:table-cell office:value-type="float" office:value="70330974" calcext:value-type="float">
            <text:p>70330974</text:p>
          </table:table-cell>
          <table:table-cell office:value-type="float" office:value="75775382" calcext:value-type="float">
            <text:p>75775382</text:p>
          </table:table-cell>
          <table:table-cell/>
          <table:table-cell office:value-type="string" calcext:value-type="string">
            <text:p><text:s/>Sucre <text:s text:c="10"/>kenia paniagua 75764435 <text:s text:c="57"/>carmenyoqui1984@gmail.com</text:p>
          </table:table-cell>
        </table:table-row>
        <table:table-row table:style-name="ro1">
          <table:table-cell office:value-type="string" calcext:value-type="string">
            <text:p>010010571 346229027</text:p>
          </table:table-cell>
          <table:table-cell office:value-type="string" calcext:value-type="string">
            <text:p><text:s text:c="3"/>Jhony Boy Ltda.</text:p>
          </table:table-cell>
          <table:table-cell office:value-type="float" office:value="346229027" calcext:value-type="float">
            <text:p>346229027</text:p>
          </table:table-cell>
          <table:table-cell office:value-type="string" calcext:value-type="string">
            <text:p><text:s/>VJAHUIRA</text:p>
          </table:table-cell>
          <table:table-cell office:value-type="float" office:value="71558558" calcext:value-type="float">
            <text:p>71558558</text:p>
          </table:table-cell>
          <table:table-cell table:number-columns-repeated="2"/>
          <table:table-cell office:value-type="string" calcext:value-type="string">
            <text:p><text:s/>La Paz <text:s text:c="9"/>Edgar Cuevas Mallea 71558558 <text:s text:c="52"/>odgidc@gmail.com</text:p>
          </table:table-cell>
        </table:table-row>
        <table:table-row table:style-name="ro1">
          <table:table-cell office:value-type="string" calcext:value-type="string">
            <text:p>010010572 8183201015</text:p>
          </table:table-cell>
          <table:table-cell office:value-type="string" calcext:value-type="string">
            <text:p><text:s text:c="3"/>Emilse Rojas Escalante - SANATE BOLIVIA</text:p>
          </table:table-cell>
          <table:table-cell office:value-type="float" office:value="8183201015" calcext:value-type="float">
            <text:p>8183201015</text:p>
          </table:table-cell>
          <table:table-cell office:value-type="string" calcext:value-type="string">
            <text:p><text:s/>VJAHUIRA</text:p>
          </table:table-cell>
          <table:table-cell office:value-type="float" office:value="77486822" calcext:value-type="float">
            <text:p>77486822</text:p>
          </table:table-cell>
          <table:table-cell table:number-columns-repeated="2"/>
          <table:table-cell office:value-type="string" calcext:value-type="string">
            <text:p><text:s/>Santa Cruz <text:s text:c="5"/>Richar Lopez Rojas Cel.77486822 zkric77@gmail.com <text:s text:c="31"/>sanatebolivia@gmail.com <text:s text:c="21"/>Santa Cruz</text:p>
          </table:table-cell>
        </table:table-row>
        <table:table-row table:style-name="ro1">
          <table:table-cell office:value-type="string" calcext:value-type="string">
            <text:p>010010573 4839878010</text:p>
          </table:table-cell>
          <table:table-cell office:value-type="string" calcext:value-type="string">
            <text:p><text:s text:c="3"/>Miguel Angel Paz Barra - Medplan</text:p>
          </table:table-cell>
          <table:table-cell office:value-type="float" office:value="4839878010" calcext:value-type="float">
            <text:p>4839878010</text:p>
          </table:table-cell>
          <table:table-cell office:value-type="string" calcext:value-type="string">
            <text:p><text:s/>PAMELA</text:p>
          </table:table-cell>
          <table:table-cell office:value-type="float" office:value="22737793" calcext:value-type="float">
            <text:p>22737793</text:p>
          </table:table-cell>
          <table:table-cell office:value-type="float" office:value="70102635" calcext:value-type="float">
            <text:p>70102635</text:p>
          </table:table-cell>
          <table:table-cell/>
          <table:table-cell office:value-type="string" calcext:value-type="string">
            <text:p><text:s/>La Paz <text:s text:c="9"/>Miguel Angel Paz Barra cel 70102635 <text:s text:c="45"/>miguelpazbarra@gmail.com</text:p>
          </table:table-cell>
        </table:table-row>
        <table:table-row table:style-name="ro1">
          <table:table-cell office:value-type="string" calcext:value-type="string">
            <text:p>010010574 5539418015</text:p>
          </table:table-cell>
          <table:table-cell office:value-type="string" calcext:value-type="string">
            <text:p><text:s text:c="3"/>Blanca Choque Delgado - CHOCOLATES SAN MIGUEL</text:p>
          </table:table-cell>
          <table:table-cell office:value-type="float" office:value="5539418015" calcext:value-type="float">
            <text:p>5539418015</text:p>
          </table:table-cell>
          <table:table-cell office:value-type="string" calcext:value-type="string">
            <text:p><text:s/>PAMELA</text:p>
          </table:table-cell>
          <table:table-cell office:value-type="float" office:value="67921044" calcext:value-type="float">
            <text:p>67921044</text:p>
          </table:table-cell>
          <table:table-cell office:value-type="float" office:value="70331982" calcext:value-type="float">
            <text:p>70331982</text:p>
          </table:table-cell>
          <table:table-cell/>
          <table:table-cell office:value-type="string" calcext:value-type="string">
            <text:p><text:s/>Sucre <text:s text:c="10"/>Hugo Condori Soliz Cel 70331982 <text:s text:c="49"/>sammiguelsucre@hotmail.com <text:s text:c="18"/>Sucre</text:p>
          </table:table-cell>
        </table:table-row>
        <table:table-row table:style-name="ro1">
          <table:table-cell office:value-type="string" calcext:value-type="string">
            <text:p>010010575 267524021</text:p>
          </table:table-cell>
          <table:table-cell office:value-type="string" calcext:value-type="string">
            <text:p><text:s text:c="3"/>Liderquinbol S.R.L.</text:p>
          </table:table-cell>
          <table:table-cell office:value-type="float" office:value="267524021" calcext:value-type="float">
            <text:p>267524021</text:p>
          </table:table-cell>
          <table:table-cell office:value-type="string" calcext:value-type="string">
            <text:p><text:s/>HVALDIVI</text:p>
          </table:table-cell>
          <table:table-cell office:value-type="float" office:value="73801825" calcext:value-type="float">
            <text:p>73801825</text:p>
          </table:table-cell>
          <table:table-cell office:value-type="float" office:value="72466101" calcext:value-type="float">
            <text:p>72466101</text:p>
          </table:table-cell>
          <table:table-cell/>
          <table:table-cell office:value-type="string" calcext:value-type="string">
            <text:p><text:s/>Oruro <text:s text:c="10"/>Miriam Suarez (Encarg. de Planta) Cel. 73801825 <text:s text:c="33"/>liderquinbol@hotmail.com <text:s text:c="20"/>Oruro</text:p>
          </table:table-cell>
        </table:table-row>
        <table:table-row table:style-name="ro1">
          <table:table-cell office:value-type="string" calcext:value-type="string">
            <text:p>010010576 1807790017</text:p>
          </table:table-cell>
          <table:table-cell office:value-type="string" calcext:value-type="string">
            <text:p><text:s text:c="3"/>Martha Silvia Galarza Ruiz - <text:s/>HELADOS IGUI</text:p>
          </table:table-cell>
          <table:table-cell office:value-type="float" office:value="1807790017" calcext:value-type="float">
            <text:p>1807790017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6831109" calcext:value-type="float">
            <text:p>76831109</text:p>
          </table:table-cell>
          <table:table-cell/>
          <table:table-cell office:value-type="string" calcext:value-type="string">
            <text:p><text:s/>TARIJA <text:s text:c="9"/>Horacio Avila <text:s text:c="67"/>horacioavila27@gmail.com <text:s text:c="20"/>Villamontes</text:p>
          </table:table-cell>
        </table:table-row>
        <table:table-row table:style-name="ro1">
          <table:table-cell office:value-type="string" calcext:value-type="string">
            <text:p>010010577 346213024</text:p>
          </table:table-cell>
          <table:table-cell office:value-type="string" calcext:value-type="string">
            <text:p><text:s text:c="3"/>Asociaci�n Productiva de Alimentos Nutritivos Krecer</text:p>
          </table:table-cell>
          <table:table-cell office:value-type="float" office:value="346213024" calcext:value-type="float">
            <text:p>346213024</text:p>
          </table:table-cell>
          <table:table-cell office:value-type="string" calcext:value-type="string">
            <text:p><text:s/>PAMELA</text:p>
          </table:table-cell>
          <table:table-cell office:value-type="float" office:value="6441396" calcext:value-type="float">
            <text:p>6441396</text:p>
          </table:table-cell>
          <table:table-cell office:value-type="float" office:value="71153833" calcext:value-type="float">
            <text:p>71153833</text:p>
          </table:table-cell>
          <table:table-cell/>
          <table:table-cell office:value-type="string" calcext:value-type="string">
            <text:p><text:s/>Chuquisaca <text:s text:c="5"/>Rafael Silva Asc. Prod. 71153833 rafael-silva@hotmail.com <text:s text:c="23"/>rafael-silva@hotmail.com <text:s text:c="20"/>Sucre</text:p>
          </table:table-cell>
        </table:table-row>
        <table:table-row table:style-name="ro1">
          <table:table-cell office:value-type="string" calcext:value-type="string">
            <text:p>010010578 2249187015</text:p>
          </table:table-cell>
          <table:table-cell office:value-type="string" calcext:value-type="string">
            <text:p><text:s text:c="3"/>Zaida Mariaca Rada - AGROSOL</text:p>
          </table:table-cell>
          <table:table-cell office:value-type="float" office:value="2249187015" calcext:value-type="float">
            <text:p>2249187015</text:p>
          </table:table-cell>
          <table:table-cell office:value-type="string" calcext:value-type="string">
            <text:p><text:s/>VJAHUIRA</text:p>
          </table:table-cell>
          <table:table-cell office:value-type="float" office:value="2714358" calcext:value-type="float">
            <text:p>2714358</text:p>
          </table:table-cell>
          <table:table-cell office:value-type="float" office:value="2714361" calcext:value-type="float">
            <text:p>2714361</text:p>
          </table:table-cell>
          <table:table-cell office:value-type="float" office:value="70138448" calcext:value-type="float">
            <text:p>70138448</text:p>
          </table:table-cell>
          <table:table-cell office:value-type="string" calcext:value-type="string">
            <text:p><text:s/>La Paz <text:s text:c="9"/>Arturo Ordo�ez arturoordonezb@gmail.com cel. 70100294 <text:s text:c="27"/>arturoordonezb@gmail.com</text:p>
          </table:table-cell>
        </table:table-row>
        <table:table-row table:style-name="ro1">
          <table:table-cell office:value-type="string" calcext:value-type="string">
            <text:p>010010579 1005847029</text:p>
          </table:table-cell>
          <table:table-cell office:value-type="string" calcext:value-type="string">
            <text:p><text:s text:c="3"/>SINAI S.R.L.</text:p>
          </table:table-cell>
          <table:table-cell office:value-type="float" office:value="1005847029" calcext:value-type="float">
            <text:p>1005847029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6742967" calcext:value-type="float">
            <text:p>76742967</text:p>
          </table:table-cell>
          <table:table-cell/>
          <table:table-cell office:value-type="string" calcext:value-type="string">
            <text:p><text:s/>El Alto <text:s text:c="8"/>raul Chambi Huayllani Cel 76742967 sinaiquinuareal@yahoo.e <text:s text:c="22"/>sinaiquinuareal@yahoo.com <text:s text:c="19"/>mariscal Santa Cruz</text:p>
          </table:table-cell>
        </table:table-row>
        <table:table-row table:style-name="ro1">
          <table:table-cell office:value-type="string" calcext:value-type="string">
            <text:p>010010580 304024029</text:p>
          </table:table-cell>
          <table:table-cell office:value-type="string" calcext:value-type="string">
            <text:p><text:s text:c="3"/>Swebol Biotech A.B. S.R.L.</text:p>
          </table:table-cell>
          <table:table-cell office:value-type="float" office:value="304024029" calcext:value-type="float">
            <text:p>304024029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79668129" calcext:value-type="float">
            <text:p>79668129</text:p>
          </table:table-cell>
          <table:table-cell/>
          <table:table-cell office:value-type="string" calcext:value-type="string">
            <text:p><text:s/>La Paz <text:s text:c="9"/>Enzo Aliaga Rossel 72078977 enzo@swebol.com <text:s text:c="37"/>enzo@swebol.com</text:p>
          </table:table-cell>
        </table:table-row>
        <table:table-row table:style-name="ro1">
          <table:table-cell office:value-type="string" calcext:value-type="string">
            <text:p>010010581 3800620018</text:p>
          </table:table-cell>
          <table:table-cell office:value-type="string" calcext:value-type="string">
            <text:p><text:s text:c="3"/>Maria Virginia Villena Lema de Exeni - LA TARIJE�ITA</text:p>
          </table:table-cell>
          <table:table-cell office:value-type="float" office:value="3800620018" calcext:value-type="float">
            <text:p>3800620018</text:p>
          </table:table-cell>
          <table:table-cell office:value-type="string" calcext:value-type="string">
            <text:p><text:s/>PAMELA</text:p>
          </table:table-cell>
          <table:table-cell office:value-type="float" office:value="6633941" calcext:value-type="float">
            <text:p>6633941</text:p>
          </table:table-cell>
          <table:table-cell office:value-type="float" office:value="73106050" calcext:value-type="float">
            <text:p>73106050</text:p>
          </table:table-cell>
          <table:table-cell/>
          <table:table-cell office:value-type="string" calcext:value-type="string">
            <text:p><text:s/>Tarija <text:s text:c="9"/>Maria Virginia Villena Lema 73106050</text:p>
          </table:table-cell>
        </table:table-row>
        <table:table-row table:style-name="ro1">
          <table:table-cell office:value-type="string" calcext:value-type="string">
            <text:p>010010582 1011403027</text:p>
          </table:table-cell>
          <table:table-cell office:value-type="string" calcext:value-type="string">
            <text:p><text:s text:c="3"/>Proteccion Medio Ambiente Tarija - PROMETA</text:p>
          </table:table-cell>
          <table:table-cell office:value-type="float" office:value="1011403027" calcext:value-type="float">
            <text:p>1011403027</text:p>
          </table:table-cell>
          <table:table-cell office:value-type="string" calcext:value-type="string">
            <text:p><text:s/>HVALDIVI</text:p>
          </table:table-cell>
          <table:table-cell office:value-type="float" office:value="6645865" calcext:value-type="float">
            <text:p>6645865</text:p>
          </table:table-cell>
          <table:table-cell office:value-type="float" office:value="69329812" calcext:value-type="float">
            <text:p>69329812</text:p>
          </table:table-cell>
          <table:table-cell/>
          <table:table-cell office:value-type="string" calcext:value-type="string">
            <text:p><text:s/>Tarija <text:s text:c="9"/>Danilo Lizarraga 69329812 <text:s text:c="55"/>dlizarraga@prometa.org.bo</text:p>
          </table:table-cell>
        </table:table-row>
        <table:table-row table:style-name="ro1">
          <table:table-cell office:value-type="string" calcext:value-type="string">
            <text:p>010010583 217340021</text:p>
          </table:table-cell>
          <table:table-cell office:value-type="string" calcext:value-type="string">
            <text:p><text:s text:c="3"/>Gustu Gastronomia S.A.</text:p>
          </table:table-cell>
          <table:table-cell office:value-type="float" office:value="217340021" calcext:value-type="float">
            <text:p>217340021</text:p>
          </table:table-cell>
          <table:table-cell office:value-type="string" calcext:value-type="string">
            <text:p><text:s/>PAMELA</text:p>
          </table:table-cell>
          <table:table-cell office:value-type="float" office:value="2125602" calcext:value-type="float">
            <text:p>2125602</text:p>
          </table:table-cell>
          <table:table-cell office:value-type="float" office:value="78970228" calcext:value-type="float">
            <text:p>78970228</text:p>
          </table:table-cell>
          <table:table-cell/>
          <table:table-cell office:value-type="string" calcext:value-type="string">
            <text:p><text:s/>La Paz <text:s text:c="9"/>Viviana Gabriela Rojas Alanes cel 78970228 vrojas@gustu.bo <text:s text:c="22"/>vrojas@gustu.bo</text:p>
          </table:table-cell>
        </table:table-row>
        <table:table-row table:style-name="ro1">
          <table:table-cell office:value-type="string" calcext:value-type="string">
            <text:p>010010584 308726026</text:p>
          </table:table-cell>
          <table:table-cell office:value-type="string" calcext:value-type="string">
            <text:p><text:s text:c="3"/>Poly Plast S.R.L.</text:p>
          </table:table-cell>
          <table:table-cell office:value-type="float" office:value="308726026" calcext:value-type="float">
            <text:p>308726026</text:p>
          </table:table-cell>
          <table:table-cell office:value-type="string" calcext:value-type="string">
            <text:p><text:s/>VJAHUIRA</text:p>
          </table:table-cell>
          <table:table-cell office:value-type="float" office:value="3560168" calcext:value-type="float">
            <text:p>3560168</text:p>
          </table:table-cell>
          <table:table-cell office:value-type="float" office:value="71642546" calcext:value-type="float">
            <text:p>71642546</text:p>
          </table:table-cell>
          <table:table-cell/>
          <table:table-cell office:value-type="string" calcext:value-type="string">
            <text:p><text:s/>Santa Cruz <text:s text:c="5"/>Ana Cristina Betancourt <text:s/>71642546 <text:s text:c="47"/>polyplast@polyplast.com.bo <text:s text:c="18"/>Quinto Anillo y Santos Dumont</text:p>
          </table:table-cell>
        </table:table-row>
        <table:table-row table:style-name="ro1">
          <table:table-cell office:value-type="string" calcext:value-type="string">
            <text:p>010010585 5378744014</text:p>
          </table:table-cell>
          <table:table-cell office:value-type="string" calcext:value-type="string">
            <text:p><text:s text:c="3"/>Jhonny Edgar Mounzon Oporto - INPRONUT</text:p>
          </table:table-cell>
          <table:table-cell office:value-type="float" office:value="5378744014" calcext:value-type="float">
            <text:p>5378744014</text:p>
          </table:table-cell>
          <table:table-cell office:value-type="string" calcext:value-type="string">
            <text:p><text:s/>HVALDIVI</text:p>
          </table:table-cell>
          <table:table-cell office:value-type="float" office:value="4492755" calcext:value-type="float">
            <text:p>4492755</text:p>
          </table:table-cell>
          <table:table-cell office:value-type="float" office:value="78300787" calcext:value-type="float">
            <text:p>78300787</text:p>
          </table:table-cell>
          <table:table-cell office:value-type="float" office:value="4492755" calcext:value-type="float">
            <text:p>4492755</text:p>
          </table:table-cell>
          <table:table-cell office:value-type="string" calcext:value-type="string">
            <text:p><text:s/>Cochabamba <text:s text:c="5"/>Luis Ortiz Vargas Jefe Com. 78300787 ortizlf@gmail.com <text:s text:c="26"/>ortizlf@gmail.com</text:p>
          </table:table-cell>
        </table:table-row>
        <table:table-row table:style-name="ro1">
          <table:table-cell office:value-type="string" calcext:value-type="string">
            <text:p>010010586 2321654012</text:p>
          </table:table-cell>
          <table:table-cell office:value-type="string" calcext:value-type="string">
            <text:p><text:s text:c="3"/>Elizabeth Agnes Rojas de Machicado - CERES</text:p>
          </table:table-cell>
          <table:table-cell office:value-type="float" office:value="2321654012" calcext:value-type="float">
            <text:p>2321654012</text:p>
          </table:table-cell>
          <table:table-cell office:value-type="string" calcext:value-type="string">
            <text:p><text:s/>HVALDIVI</text:p>
          </table:table-cell>
          <table:table-cell/>
          <table:table-cell office:value-type="float" office:value="67347670" calcext:value-type="float">
            <text:p>67347670</text:p>
          </table:table-cell>
          <table:table-cell/>
          <table:table-cell office:value-type="string" calcext:value-type="string">
            <text:p><text:s/>La Paz <text:s text:c="9"/>Mariela Machicado Cel. 67347670 <text:s text:c="49"/>ceressalvadodecereales@gmail.com <text:s text:c="12"/>Edif. Rengel Piso 16 Oficina 16B</text:p>
          </table:table-cell>
        </table:table-row>
        <table:table-row table:style-name="ro1">
          <table:table-cell office:value-type="string" calcext:value-type="string">
            <text:p>010010587 7080087019</text:p>
          </table:table-cell>
          <table:table-cell office:value-type="string" calcext:value-type="string">
            <text:p><text:s text:c="3"/>Rimer Miguel Quispe Condori - CROMAPLAS</text:p>
          </table:table-cell>
          <table:table-cell office:value-type="float" office:value="7080087019" calcext:value-type="float">
            <text:p>7080087019</text:p>
          </table:table-cell>
          <table:table-cell office:value-type="string" calcext:value-type="string">
            <text:p><text:s/>VJAHUIRA</text:p>
          </table:table-cell>
          <table:table-cell/>
          <table:table-cell office:value-type="float" office:value="70641171" calcext:value-type="float">
            <text:p>70641171</text:p>
          </table:table-cell>
          <table:table-cell/>
          <table:table-cell office:value-type="string" calcext:value-type="string">
            <text:p><text:s/>El Alto <text:s text:c="8"/>Rimer Miguel Quispe Condori <text:s/>Cel. 70641171 <text:s text:c="38"/>rimermiky@gmail.com</text:p>
          </table:table-cell>
        </table:table-row>
        <table:table-row table:style-name="ro1">
          <table:table-cell office:value-type="string" calcext:value-type="string">
            <text:p>010010588 253048020</text:p>
          </table:table-cell>
          <table:table-cell office:value-type="string" calcext:value-type="string">
            <text:p><text:s text:c="3"/>Alimentos Agua Clara S.A.</text:p>
          </table:table-cell>
          <table:table-cell office:value-type="float" office:value="253048020" calcext:value-type="float">
            <text:p>253048020</text:p>
          </table:table-cell>
          <table:table-cell office:value-type="string" calcext:value-type="string">
            <text:p><text:s/>HVALDIVI</text:p>
          </table:table-cell>
          <table:table-cell office:value-type="float" office:value="3267883" calcext:value-type="float">
            <text:p>3267883</text:p>
          </table:table-cell>
          <table:table-cell office:value-type="float" office:value="61002938" calcext:value-type="float">
            <text:p>61002938</text:p>
          </table:table-cell>
          <table:table-cell/>
          <table:table-cell office:value-type="string" calcext:value-type="string">
            <text:p><text:s/>Santa Cruz <text:s text:c="5"/>Miriam Aricoma telf 3267881 (Entrega de material) <text:s text:c="31"/>vilma.mendoza@alimentosaguaclara.com <text:s text:c="8"/>Warnes</text:p>
          </table:table-cell>
        </table:table-row>
        <table:table-row table:style-name="ro1">
          <table:table-cell office:value-type="string" calcext:value-type="string">
            <text:p>010010589 32387025</text:p>
          </table:table-cell>
          <table:table-cell office:value-type="string" calcext:value-type="string">
            <text:p><text:s text:c="3"/>AAO Ltda. Andina Organic</text:p>
          </table:table-cell>
          <table:table-cell office:value-type="float" office:value="323874025" calcext:value-type="float">
            <text:p>323874025</text:p>
          </table:table-cell>
          <table:table-cell office:value-type="string" calcext:value-type="string">
            <text:p><text:s/>PAMELA</text:p>
          </table:table-cell>
          <table:table-cell/>
          <table:table-cell office:value-type="float" office:value="78900702" calcext:value-type="float">
            <text:p>78900702</text:p>
          </table:table-cell>
          <table:table-cell/>
          <table:table-cell office:value-type="string" calcext:value-type="string">
            <text:p><text:s/>Santa Cruz <text:s text:c="5"/>Eduardo Salome 78900702 <text:s/>esalome@andinaorganic.com <text:s text:c="30"/>esalome@andinaorganic.com (eduardo salome) <text:s text:c="2"/>octava N� 23</text:p>
          </table:table-cell>
        </table:table-row>
        <table:table-row table:style-name="ro1">
          <table:table-cell office:value-type="string" calcext:value-type="string">
            <text:p>010010590 3370740016</text:p>
          </table:table-cell>
          <table:table-cell office:value-type="string" calcext:value-type="string">
            <text:p><text:s text:c="3"/>Erick Andres Gorostiaga Flores - SOLNAT</text:p>
          </table:table-cell>
          <table:table-cell office:value-type="float" office:value="3370740016" calcext:value-type="float">
            <text:p>3370740016</text:p>
          </table:table-cell>
          <table:table-cell office:value-type="string" calcext:value-type="string">
            <text:p><text:s/>PAMELA</text:p>
          </table:table-cell>
          <table:table-cell office:value-type="float" office:value="2482017" calcext:value-type="float">
            <text:p>2482017</text:p>
          </table:table-cell>
          <table:table-cell office:value-type="float" office:value="77258109" calcext:value-type="float">
            <text:p>77258109</text:p>
          </table:table-cell>
          <table:table-cell/>
          <table:table-cell office:value-type="string" calcext:value-type="string">
            <text:p><text:s/>La Paz <text:s text:c="9"/>Erick Gorostiaga 77258109 erickgorostiaga@yahoo.com <text:s text:c="29"/>erickgorostiaga@yahoo.com</text:p>
          </table:table-cell>
        </table:table-row>
        <table:table-row table:style-name="ro1">
          <table:table-cell office:value-type="string" calcext:value-type="string">
            <text:p>010010591 5632745018</text:p>
          </table:table-cell>
          <table:table-cell office:value-type="string" calcext:value-type="string">
            <text:p><text:s text:c="3"/>Wilver Morales Mariscal - AYNOA</text:p>
          </table:table-cell>
          <table:table-cell office:value-type="float" office:value="5632745018" calcext:value-type="float">
            <text:p>5632745018</text:p>
          </table:table-cell>
          <table:table-cell office:value-type="string" calcext:value-type="string">
            <text:p><text:s/>PAMELA</text:p>
          </table:table-cell>
          <table:table-cell office:value-type="float" office:value="67615600" calcext:value-type="float">
            <text:p>67615600</text:p>
          </table:table-cell>
          <table:table-cell office:value-type="float" office:value="72883471" calcext:value-type="float">
            <text:p>72883471</text:p>
          </table:table-cell>
          <table:table-cell/>
          <table:table-cell office:value-type="string" calcext:value-type="string">
            <text:p><text:s/>Sucre <text:s text:c="10"/>Wilver Morales Mariscal 72883471 wilbertmorales411@gmail.c <text:s text:c="22"/>wilbertmorales411@gmail.com <text:s text:c="17"/>calle 2 S/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21:57:58.765626438</dc:date>
    <meta:editing-duration>PT3M52S</meta:editing-duration>
    <meta:editing-cycles>1</meta:editing-cycles>
    <meta:document-statistic meta:table-count="1" meta:cell-count="3633" meta:object-count="0"/>
    <meta:generator>LibreOffice/5.4.1.2$Linux_X86_64 LibreOffice_project/ea7cb86e6eeb2bf3a5af73a8f7777ac570321527</meta:generator>
  </office:meta>
</office:document-meta>
</file>